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4.78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12.8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ph" table:style-name="ta1">
        <table:shapes>
          <draw:frame draw:z-index="0" draw:style-name="gr1" draw:text-style-name="P1" svg:width="200.86mm" svg:height="101.2mm" svg:x="280.54mm" svg:y="16.47mm">
            <loext:p draw:notify-on-update-of-ranges="graph.A1:graph.A800 graph.B1:graph.B800 graph.A1:graph.A800 graph.C1:graph.C800 graph.A1:graph.A800 graph.D1:graph.D800 graph.A1:graph.A800 graph.E1:graph.E8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8.87mm" svg:height="91.9mm" svg:x="98.46mm" svg:y="18.86mm">
            <loext:p draw:notify-on-update-of-ranges="graph.A1:graph.A800 graph.F1:graph.F8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-200" calcext:value-type="float">
            <text:p>-200</text:p>
          </table:table-cell>
          <table:table-cell office:value-type="float" office:value="-300" calcext:value-type="float">
            <text:p>-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95" calcext:value-type="float">
            <text:p>-0,95</text:p>
          </table:table-cell>
          <table:table-cell office:value-type="float" office:value="-99" calcext:value-type="float">
            <text:p>-99</text:p>
          </table:table-cell>
          <table:table-cell office:value-type="float" office:value="-199" calcext:value-type="float">
            <text:p>-199</text:p>
          </table:table-cell>
          <table:table-cell office:value-type="float" office:value="-299" calcext:value-type="float">
            <text:p>-299</text:p>
          </table:table-cell>
          <table:table-cell office:value-type="float" office:value="-0.95" calcext:value-type="float">
            <text:p>-0,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9" calcext:value-type="float">
            <text:p>-1,9</text:p>
          </table:table-cell>
          <table:table-cell office:value-type="float" office:value="-98" calcext:value-type="float">
            <text:p>-98</text:p>
          </table:table-cell>
          <table:table-cell office:value-type="float" office:value="-198" calcext:value-type="float">
            <text:p>-198</text:p>
          </table:table-cell>
          <table:table-cell office:value-type="float" office:value="-298" calcext:value-type="float">
            <text:p>-298</text:p>
          </table:table-cell>
          <table:table-cell office:value-type="float" office:value="-1.9" calcext:value-type="float">
            <text:p>-1,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85" calcext:value-type="float">
            <text:p>-2,85</text:p>
          </table:table-cell>
          <table:table-cell office:value-type="float" office:value="-97" calcext:value-type="float">
            <text:p>-97</text:p>
          </table:table-cell>
          <table:table-cell office:value-type="float" office:value="-197" calcext:value-type="float">
            <text:p>-197</text:p>
          </table:table-cell>
          <table:table-cell office:value-type="float" office:value="-297" calcext:value-type="float">
            <text:p>-297</text:p>
          </table:table-cell>
          <table:table-cell office:value-type="float" office:value="-2.85" calcext:value-type="float">
            <text:p>-2,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.8" calcext:value-type="float">
            <text:p>-3,8</text:p>
          </table:table-cell>
          <table:table-cell office:value-type="float" office:value="-96" calcext:value-type="float">
            <text:p>-96</text:p>
          </table:table-cell>
          <table:table-cell office:value-type="float" office:value="-196" calcext:value-type="float">
            <text:p>-196</text:p>
          </table:table-cell>
          <table:table-cell office:value-type="float" office:value="-296" calcext:value-type="float">
            <text:p>-296</text:p>
          </table:table-cell>
          <table:table-cell office:value-type="float" office:value="-3.8" calcext:value-type="float">
            <text:p>-3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4.75" calcext:value-type="float">
            <text:p>-4,75</text:p>
          </table:table-cell>
          <table:table-cell office:value-type="float" office:value="-95" calcext:value-type="float">
            <text:p>-95</text:p>
          </table:table-cell>
          <table:table-cell office:value-type="float" office:value="-195" calcext:value-type="float">
            <text:p>-195</text:p>
          </table:table-cell>
          <table:table-cell office:value-type="float" office:value="-295" calcext:value-type="float">
            <text:p>-295</text:p>
          </table:table-cell>
          <table:table-cell office:value-type="float" office:value="-4.75" calcext:value-type="float">
            <text:p>-4,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5.7" calcext:value-type="float">
            <text:p>-5,7</text:p>
          </table:table-cell>
          <table:table-cell office:value-type="float" office:value="-94" calcext:value-type="float">
            <text:p>-94</text:p>
          </table:table-cell>
          <table:table-cell office:value-type="float" office:value="-194" calcext:value-type="float">
            <text:p>-194</text:p>
          </table:table-cell>
          <table:table-cell office:value-type="float" office:value="-294" calcext:value-type="float">
            <text:p>-294</text:p>
          </table:table-cell>
          <table:table-cell office:value-type="float" office:value="-5.7" calcext:value-type="float">
            <text:p>-5,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.65" calcext:value-type="float">
            <text:p>-6,65</text:p>
          </table:table-cell>
          <table:table-cell office:value-type="float" office:value="-93" calcext:value-type="float">
            <text:p>-93</text:p>
          </table:table-cell>
          <table:table-cell office:value-type="float" office:value="-193" calcext:value-type="float">
            <text:p>-193</text:p>
          </table:table-cell>
          <table:table-cell office:value-type="float" office:value="-293" calcext:value-type="float">
            <text:p>-293</text:p>
          </table:table-cell>
          <table:table-cell office:value-type="float" office:value="-6.65" calcext:value-type="float">
            <text:p>-6,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7.6" calcext:value-type="float">
            <text:p>-7,6</text:p>
          </table:table-cell>
          <table:table-cell office:value-type="float" office:value="-92" calcext:value-type="float">
            <text:p>-92</text:p>
          </table:table-cell>
          <table:table-cell office:value-type="float" office:value="-192" calcext:value-type="float">
            <text:p>-192</text:p>
          </table:table-cell>
          <table:table-cell office:value-type="float" office:value="-292" calcext:value-type="float">
            <text:p>-292</text:p>
          </table:table-cell>
          <table:table-cell office:value-type="float" office:value="-7.6" calcext:value-type="float">
            <text:p>-7,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8.55" calcext:value-type="float">
            <text:p>-8,55</text:p>
          </table:table-cell>
          <table:table-cell office:value-type="float" office:value="-91" calcext:value-type="float">
            <text:p>-91</text:p>
          </table:table-cell>
          <table:table-cell office:value-type="float" office:value="-191" calcext:value-type="float">
            <text:p>-191</text:p>
          </table:table-cell>
          <table:table-cell office:value-type="float" office:value="-291" calcext:value-type="float">
            <text:p>-291</text:p>
          </table:table-cell>
          <table:table-cell office:value-type="float" office:value="-8.55" calcext:value-type="float">
            <text:p>-8,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.5" calcext:value-type="float">
            <text:p>-9,5</text:p>
          </table:table-cell>
          <table:table-cell office:value-type="float" office:value="-90" calcext:value-type="float">
            <text:p>-90</text:p>
          </table:table-cell>
          <table:table-cell office:value-type="float" office:value="-190" calcext:value-type="float">
            <text:p>-190</text:p>
          </table:table-cell>
          <table:table-cell office:value-type="float" office:value="-290" calcext:value-type="float">
            <text:p>-290</text:p>
          </table:table-cell>
          <table:table-cell office:value-type="float" office:value="-9.5" calcext:value-type="float">
            <text:p>-9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0.45" calcext:value-type="float">
            <text:p>-10,45</text:p>
          </table:table-cell>
          <table:table-cell office:value-type="float" office:value="-89" calcext:value-type="float">
            <text:p>-89</text:p>
          </table:table-cell>
          <table:table-cell office:value-type="float" office:value="-189" calcext:value-type="float">
            <text:p>-189</text:p>
          </table:table-cell>
          <table:table-cell office:value-type="float" office:value="-289" calcext:value-type="float">
            <text:p>-289</text:p>
          </table:table-cell>
          <table:table-cell office:value-type="float" office:value="-10.45" calcext:value-type="float">
            <text:p>-10,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1.4" calcext:value-type="float">
            <text:p>-11,4</text:p>
          </table:table-cell>
          <table:table-cell office:value-type="float" office:value="-88" calcext:value-type="float">
            <text:p>-88</text:p>
          </table:table-cell>
          <table:table-cell office:value-type="float" office:value="-188" calcext:value-type="float">
            <text:p>-188</text:p>
          </table:table-cell>
          <table:table-cell office:value-type="float" office:value="-288" calcext:value-type="float">
            <text:p>-288</text:p>
          </table:table-cell>
          <table:table-cell office:value-type="float" office:value="-11.4" calcext:value-type="float">
            <text:p>-11,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2.35" calcext:value-type="float">
            <text:p>-12,35</text:p>
          </table:table-cell>
          <table:table-cell office:value-type="float" office:value="-87" calcext:value-type="float">
            <text:p>-87</text:p>
          </table:table-cell>
          <table:table-cell office:value-type="float" office:value="-187" calcext:value-type="float">
            <text:p>-187</text:p>
          </table:table-cell>
          <table:table-cell office:value-type="float" office:value="-287" calcext:value-type="float">
            <text:p>-287</text:p>
          </table:table-cell>
          <table:table-cell office:value-type="float" office:value="-12.35" calcext:value-type="float">
            <text:p>-12,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3.3" calcext:value-type="float">
            <text:p>-13,3</text:p>
          </table:table-cell>
          <table:table-cell office:value-type="float" office:value="-86" calcext:value-type="float">
            <text:p>-86</text:p>
          </table:table-cell>
          <table:table-cell office:value-type="float" office:value="-186" calcext:value-type="float">
            <text:p>-186</text:p>
          </table:table-cell>
          <table:table-cell office:value-type="float" office:value="-286" calcext:value-type="float">
            <text:p>-286</text:p>
          </table:table-cell>
          <table:table-cell office:value-type="float" office:value="-13.3" calcext:value-type="float">
            <text:p>-13,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4.25" calcext:value-type="float">
            <text:p>-14,25</text:p>
          </table:table-cell>
          <table:table-cell office:value-type="float" office:value="-85" calcext:value-type="float">
            <text:p>-85</text:p>
          </table:table-cell>
          <table:table-cell office:value-type="float" office:value="-185" calcext:value-type="float">
            <text:p>-185</text:p>
          </table:table-cell>
          <table:table-cell office:value-type="float" office:value="-285" calcext:value-type="float">
            <text:p>-285</text:p>
          </table:table-cell>
          <table:table-cell office:value-type="float" office:value="-14.25" calcext:value-type="float">
            <text:p>-14,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5.2" calcext:value-type="float">
            <text:p>-15,2</text:p>
          </table:table-cell>
          <table:table-cell office:value-type="float" office:value="-84" calcext:value-type="float">
            <text:p>-84</text:p>
          </table:table-cell>
          <table:table-cell office:value-type="float" office:value="-184" calcext:value-type="float">
            <text:p>-184</text:p>
          </table:table-cell>
          <table:table-cell office:value-type="float" office:value="-284" calcext:value-type="float">
            <text:p>-284</text:p>
          </table:table-cell>
          <table:table-cell office:value-type="float" office:value="-15.2" calcext:value-type="float">
            <text:p>-15,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6.15" calcext:value-type="float">
            <text:p>-16,15</text:p>
          </table:table-cell>
          <table:table-cell office:value-type="float" office:value="-83" calcext:value-type="float">
            <text:p>-83</text:p>
          </table:table-cell>
          <table:table-cell office:value-type="float" office:value="-183" calcext:value-type="float">
            <text:p>-183</text:p>
          </table:table-cell>
          <table:table-cell office:value-type="float" office:value="-283" calcext:value-type="float">
            <text:p>-283</text:p>
          </table:table-cell>
          <table:table-cell office:value-type="float" office:value="-16.15" calcext:value-type="float">
            <text:p>-16,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7.1" calcext:value-type="float">
            <text:p>-17,1</text:p>
          </table:table-cell>
          <table:table-cell office:value-type="float" office:value="-82" calcext:value-type="float">
            <text:p>-82</text:p>
          </table:table-cell>
          <table:table-cell office:value-type="float" office:value="-182" calcext:value-type="float">
            <text:p>-182</text:p>
          </table:table-cell>
          <table:table-cell office:value-type="float" office:value="-282" calcext:value-type="float">
            <text:p>-282</text:p>
          </table:table-cell>
          <table:table-cell office:value-type="float" office:value="-17.1" calcext:value-type="float">
            <text:p>-17,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8.05" calcext:value-type="float">
            <text:p>-18,05</text:p>
          </table:table-cell>
          <table:table-cell office:value-type="float" office:value="-81" calcext:value-type="float">
            <text:p>-81</text:p>
          </table:table-cell>
          <table:table-cell office:value-type="float" office:value="-181" calcext:value-type="float">
            <text:p>-181</text:p>
          </table:table-cell>
          <table:table-cell office:value-type="float" office:value="-281" calcext:value-type="float">
            <text:p>-281</text:p>
          </table:table-cell>
          <table:table-cell office:value-type="float" office:value="-18.05" calcext:value-type="float">
            <text:p>-18,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9" calcext:value-type="float">
            <text:p>-19</text:p>
          </table:table-cell>
          <table:table-cell office:value-type="float" office:value="-80" calcext:value-type="float">
            <text:p>-80</text:p>
          </table:table-cell>
          <table:table-cell office:value-type="float" office:value="-180" calcext:value-type="float">
            <text:p>-180</text:p>
          </table:table-cell>
          <table:table-cell office:value-type="float" office:value="-280" calcext:value-type="float">
            <text:p>-280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9.95" calcext:value-type="float">
            <text:p>-19,95</text:p>
          </table:table-cell>
          <table:table-cell office:value-type="float" office:value="-79" calcext:value-type="float">
            <text:p>-79</text:p>
          </table:table-cell>
          <table:table-cell office:value-type="float" office:value="-179" calcext:value-type="float">
            <text:p>-179</text:p>
          </table:table-cell>
          <table:table-cell office:value-type="float" office:value="-279" calcext:value-type="float">
            <text:p>-279</text:p>
          </table:table-cell>
          <table:table-cell office:value-type="float" office:value="-19.95" calcext:value-type="float">
            <text:p>-19,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0.9" calcext:value-type="float">
            <text:p>-20,9</text:p>
          </table:table-cell>
          <table:table-cell office:value-type="float" office:value="-78" calcext:value-type="float">
            <text:p>-78</text:p>
          </table:table-cell>
          <table:table-cell office:value-type="float" office:value="-178" calcext:value-type="float">
            <text:p>-178</text:p>
          </table:table-cell>
          <table:table-cell office:value-type="float" office:value="-278" calcext:value-type="float">
            <text:p>-278</text:p>
          </table:table-cell>
          <table:table-cell office:value-type="float" office:value="-20.9" calcext:value-type="float">
            <text:p>-20,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1.85" calcext:value-type="float">
            <text:p>-21,85</text:p>
          </table:table-cell>
          <table:table-cell office:value-type="float" office:value="-77" calcext:value-type="float">
            <text:p>-77</text:p>
          </table:table-cell>
          <table:table-cell office:value-type="float" office:value="-177" calcext:value-type="float">
            <text:p>-177</text:p>
          </table:table-cell>
          <table:table-cell office:value-type="float" office:value="-277" calcext:value-type="float">
            <text:p>-277</text:p>
          </table:table-cell>
          <table:table-cell office:value-type="float" office:value="-21.85" calcext:value-type="float">
            <text:p>-21,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2.8" calcext:value-type="float">
            <text:p>-22,8</text:p>
          </table:table-cell>
          <table:table-cell office:value-type="float" office:value="-76" calcext:value-type="float">
            <text:p>-76</text:p>
          </table:table-cell>
          <table:table-cell office:value-type="float" office:value="-176" calcext:value-type="float">
            <text:p>-176</text:p>
          </table:table-cell>
          <table:table-cell office:value-type="float" office:value="-276" calcext:value-type="float">
            <text:p>-276</text:p>
          </table:table-cell>
          <table:table-cell office:value-type="float" office:value="-22.8" calcext:value-type="float">
            <text:p>-22,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3.75" calcext:value-type="float">
            <text:p>-23,75</text:p>
          </table:table-cell>
          <table:table-cell office:value-type="float" office:value="-75" calcext:value-type="float">
            <text:p>-75</text:p>
          </table:table-cell>
          <table:table-cell office:value-type="float" office:value="-175" calcext:value-type="float">
            <text:p>-175</text:p>
          </table:table-cell>
          <table:table-cell office:value-type="float" office:value="-275" calcext:value-type="float">
            <text:p>-275</text:p>
          </table:table-cell>
          <table:table-cell office:value-type="float" office:value="-23.75" calcext:value-type="float">
            <text:p>-23,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4.7" calcext:value-type="float">
            <text:p>-24,7</text:p>
          </table:table-cell>
          <table:table-cell office:value-type="float" office:value="-74" calcext:value-type="float">
            <text:p>-74</text:p>
          </table:table-cell>
          <table:table-cell office:value-type="float" office:value="-174" calcext:value-type="float">
            <text:p>-174</text:p>
          </table:table-cell>
          <table:table-cell office:value-type="float" office:value="-274" calcext:value-type="float">
            <text:p>-274</text:p>
          </table:table-cell>
          <table:table-cell office:value-type="float" office:value="-24.7" calcext:value-type="float">
            <text:p>-24,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25.65" calcext:value-type="float">
            <text:p>-25,65</text:p>
          </table:table-cell>
          <table:table-cell office:value-type="float" office:value="-73" calcext:value-type="float">
            <text:p>-73</text:p>
          </table:table-cell>
          <table:table-cell office:value-type="float" office:value="-173" calcext:value-type="float">
            <text:p>-173</text:p>
          </table:table-cell>
          <table:table-cell office:value-type="float" office:value="-273" calcext:value-type="float">
            <text:p>-273</text:p>
          </table:table-cell>
          <table:table-cell office:value-type="float" office:value="-25.65" calcext:value-type="float">
            <text:p>-25,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6.6" calcext:value-type="float">
            <text:p>-26,6</text:p>
          </table:table-cell>
          <table:table-cell office:value-type="float" office:value="-72" calcext:value-type="float">
            <text:p>-72</text:p>
          </table:table-cell>
          <table:table-cell office:value-type="float" office:value="-172" calcext:value-type="float">
            <text:p>-172</text:p>
          </table:table-cell>
          <table:table-cell office:value-type="float" office:value="-272" calcext:value-type="float">
            <text:p>-272</text:p>
          </table:table-cell>
          <table:table-cell office:value-type="float" office:value="-26.6" calcext:value-type="float">
            <text:p>-26,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27.55" calcext:value-type="float">
            <text:p>-27,55</text:p>
          </table:table-cell>
          <table:table-cell office:value-type="float" office:value="-71" calcext:value-type="float">
            <text:p>-71</text:p>
          </table:table-cell>
          <table:table-cell office:value-type="float" office:value="-171" calcext:value-type="float">
            <text:p>-171</text:p>
          </table:table-cell>
          <table:table-cell office:value-type="float" office:value="-271" calcext:value-type="float">
            <text:p>-271</text:p>
          </table:table-cell>
          <table:table-cell office:value-type="float" office:value="-27.55" calcext:value-type="float">
            <text:p>-27,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8.5" calcext:value-type="float">
            <text:p>-28,5</text:p>
          </table:table-cell>
          <table:table-cell office:value-type="float" office:value="-70" calcext:value-type="float">
            <text:p>-70</text:p>
          </table:table-cell>
          <table:table-cell office:value-type="float" office:value="-170" calcext:value-type="float">
            <text:p>-170</text:p>
          </table:table-cell>
          <table:table-cell office:value-type="float" office:value="-270" calcext:value-type="float">
            <text:p>-270</text:p>
          </table:table-cell>
          <table:table-cell office:value-type="float" office:value="-28.5" calcext:value-type="float">
            <text:p>-28,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9.45" calcext:value-type="float">
            <text:p>-29,45</text:p>
          </table:table-cell>
          <table:table-cell office:value-type="float" office:value="-69" calcext:value-type="float">
            <text:p>-69</text:p>
          </table:table-cell>
          <table:table-cell office:value-type="float" office:value="-169" calcext:value-type="float">
            <text:p>-169</text:p>
          </table:table-cell>
          <table:table-cell office:value-type="float" office:value="-269" calcext:value-type="float">
            <text:p>-269</text:p>
          </table:table-cell>
          <table:table-cell office:value-type="float" office:value="-29.45" calcext:value-type="float">
            <text:p>-29,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30.4" calcext:value-type="float">
            <text:p>-30,4</text:p>
          </table:table-cell>
          <table:table-cell office:value-type="float" office:value="-68" calcext:value-type="float">
            <text:p>-68</text:p>
          </table:table-cell>
          <table:table-cell office:value-type="float" office:value="-168" calcext:value-type="float">
            <text:p>-168</text:p>
          </table:table-cell>
          <table:table-cell office:value-type="float" office:value="-268" calcext:value-type="float">
            <text:p>-268</text:p>
          </table:table-cell>
          <table:table-cell office:value-type="float" office:value="-30.4" calcext:value-type="float">
            <text:p>-30,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31.35" calcext:value-type="float">
            <text:p>-31,35</text:p>
          </table:table-cell>
          <table:table-cell office:value-type="float" office:value="-67" calcext:value-type="float">
            <text:p>-67</text:p>
          </table:table-cell>
          <table:table-cell office:value-type="float" office:value="-167" calcext:value-type="float">
            <text:p>-167</text:p>
          </table:table-cell>
          <table:table-cell office:value-type="float" office:value="-267" calcext:value-type="float">
            <text:p>-267</text:p>
          </table:table-cell>
          <table:table-cell office:value-type="float" office:value="-31.35" calcext:value-type="float">
            <text:p>-31,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32.3" calcext:value-type="float">
            <text:p>-32,3</text:p>
          </table:table-cell>
          <table:table-cell office:value-type="float" office:value="-66" calcext:value-type="float">
            <text:p>-66</text:p>
          </table:table-cell>
          <table:table-cell office:value-type="float" office:value="-166" calcext:value-type="float">
            <text:p>-166</text:p>
          </table:table-cell>
          <table:table-cell office:value-type="float" office:value="-266" calcext:value-type="float">
            <text:p>-266</text:p>
          </table:table-cell>
          <table:table-cell office:value-type="float" office:value="-32.3" calcext:value-type="float">
            <text:p>-32,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33.25" calcext:value-type="float">
            <text:p>-33,25</text:p>
          </table:table-cell>
          <table:table-cell office:value-type="float" office:value="-65" calcext:value-type="float">
            <text:p>-65</text:p>
          </table:table-cell>
          <table:table-cell office:value-type="float" office:value="-165" calcext:value-type="float">
            <text:p>-165</text:p>
          </table:table-cell>
          <table:table-cell office:value-type="float" office:value="-265" calcext:value-type="float">
            <text:p>-265</text:p>
          </table:table-cell>
          <table:table-cell office:value-type="float" office:value="-33.25" calcext:value-type="float">
            <text:p>-33,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34.2" calcext:value-type="float">
            <text:p>-34,2</text:p>
          </table:table-cell>
          <table:table-cell office:value-type="float" office:value="-64" calcext:value-type="float">
            <text:p>-64</text:p>
          </table:table-cell>
          <table:table-cell office:value-type="float" office:value="-164" calcext:value-type="float">
            <text:p>-164</text:p>
          </table:table-cell>
          <table:table-cell office:value-type="float" office:value="-264" calcext:value-type="float">
            <text:p>-264</text:p>
          </table:table-cell>
          <table:table-cell office:value-type="float" office:value="-34.2" calcext:value-type="float">
            <text:p>-34,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35.15" calcext:value-type="float">
            <text:p>-35,15</text:p>
          </table:table-cell>
          <table:table-cell office:value-type="float" office:value="-63" calcext:value-type="float">
            <text:p>-63</text:p>
          </table:table-cell>
          <table:table-cell office:value-type="float" office:value="-163" calcext:value-type="float">
            <text:p>-163</text:p>
          </table:table-cell>
          <table:table-cell office:value-type="float" office:value="-263" calcext:value-type="float">
            <text:p>-263</text:p>
          </table:table-cell>
          <table:table-cell office:value-type="float" office:value="-35.15" calcext:value-type="float">
            <text:p>-35,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36.1" calcext:value-type="float">
            <text:p>-36,1</text:p>
          </table:table-cell>
          <table:table-cell office:value-type="float" office:value="-62" calcext:value-type="float">
            <text:p>-62</text:p>
          </table:table-cell>
          <table:table-cell office:value-type="float" office:value="-162" calcext:value-type="float">
            <text:p>-162</text:p>
          </table:table-cell>
          <table:table-cell office:value-type="float" office:value="-262" calcext:value-type="float">
            <text:p>-262</text:p>
          </table:table-cell>
          <table:table-cell office:value-type="float" office:value="-36.1" calcext:value-type="float">
            <text:p>-36,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37.05" calcext:value-type="float">
            <text:p>-37,05</text:p>
          </table:table-cell>
          <table:table-cell office:value-type="float" office:value="-61" calcext:value-type="float">
            <text:p>-61</text:p>
          </table:table-cell>
          <table:table-cell office:value-type="float" office:value="-161" calcext:value-type="float">
            <text:p>-161</text:p>
          </table:table-cell>
          <table:table-cell office:value-type="float" office:value="-261" calcext:value-type="float">
            <text:p>-261</text:p>
          </table:table-cell>
          <table:table-cell office:value-type="float" office:value="-37.05" calcext:value-type="float">
            <text:p>-37,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38" calcext:value-type="float">
            <text:p>-38</text:p>
          </table:table-cell>
          <table:table-cell office:value-type="float" office:value="-60" calcext:value-type="float">
            <text:p>-60</text:p>
          </table:table-cell>
          <table:table-cell office:value-type="float" office:value="-160" calcext:value-type="float">
            <text:p>-160</text:p>
          </table:table-cell>
          <table:table-cell office:value-type="float" office:value="-260" calcext:value-type="float">
            <text:p>-260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38.95" calcext:value-type="float">
            <text:p>-38,95</text:p>
          </table:table-cell>
          <table:table-cell office:value-type="float" office:value="-59" calcext:value-type="float">
            <text:p>-59</text:p>
          </table:table-cell>
          <table:table-cell office:value-type="float" office:value="-159" calcext:value-type="float">
            <text:p>-159</text:p>
          </table:table-cell>
          <table:table-cell office:value-type="float" office:value="-259" calcext:value-type="float">
            <text:p>-259</text:p>
          </table:table-cell>
          <table:table-cell office:value-type="float" office:value="-38.95" calcext:value-type="float">
            <text:p>-38,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39.9" calcext:value-type="float">
            <text:p>-39,9</text:p>
          </table:table-cell>
          <table:table-cell office:value-type="float" office:value="-58" calcext:value-type="float">
            <text:p>-58</text:p>
          </table:table-cell>
          <table:table-cell office:value-type="float" office:value="-158" calcext:value-type="float">
            <text:p>-158</text:p>
          </table:table-cell>
          <table:table-cell office:value-type="float" office:value="-258" calcext:value-type="float">
            <text:p>-258</text:p>
          </table:table-cell>
          <table:table-cell office:value-type="float" office:value="-39.9" calcext:value-type="float">
            <text:p>-39,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40.85" calcext:value-type="float">
            <text:p>-40,85</text:p>
          </table:table-cell>
          <table:table-cell office:value-type="float" office:value="-57" calcext:value-type="float">
            <text:p>-57</text:p>
          </table:table-cell>
          <table:table-cell office:value-type="float" office:value="-157" calcext:value-type="float">
            <text:p>-157</text:p>
          </table:table-cell>
          <table:table-cell office:value-type="float" office:value="-257" calcext:value-type="float">
            <text:p>-257</text:p>
          </table:table-cell>
          <table:table-cell office:value-type="float" office:value="-40.85" calcext:value-type="float">
            <text:p>-40,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41.8" calcext:value-type="float">
            <text:p>-41,8</text:p>
          </table:table-cell>
          <table:table-cell office:value-type="float" office:value="-56" calcext:value-type="float">
            <text:p>-56</text:p>
          </table:table-cell>
          <table:table-cell office:value-type="float" office:value="-156" calcext:value-type="float">
            <text:p>-156</text:p>
          </table:table-cell>
          <table:table-cell office:value-type="float" office:value="-256" calcext:value-type="float">
            <text:p>-256</text:p>
          </table:table-cell>
          <table:table-cell office:value-type="float" office:value="-41.8" calcext:value-type="float">
            <text:p>-41,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42.75" calcext:value-type="float">
            <text:p>-42,75</text:p>
          </table:table-cell>
          <table:table-cell office:value-type="float" office:value="-55" calcext:value-type="float">
            <text:p>-55</text:p>
          </table:table-cell>
          <table:table-cell office:value-type="float" office:value="-155" calcext:value-type="float">
            <text:p>-155</text:p>
          </table:table-cell>
          <table:table-cell office:value-type="float" office:value="-255" calcext:value-type="float">
            <text:p>-255</text:p>
          </table:table-cell>
          <table:table-cell office:value-type="float" office:value="-42.75" calcext:value-type="float">
            <text:p>-42,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43.7" calcext:value-type="float">
            <text:p>-43,7</text:p>
          </table:table-cell>
          <table:table-cell office:value-type="float" office:value="-54" calcext:value-type="float">
            <text:p>-54</text:p>
          </table:table-cell>
          <table:table-cell office:value-type="float" office:value="-154" calcext:value-type="float">
            <text:p>-154</text:p>
          </table:table-cell>
          <table:table-cell office:value-type="float" office:value="-254" calcext:value-type="float">
            <text:p>-254</text:p>
          </table:table-cell>
          <table:table-cell office:value-type="float" office:value="-43.7" calcext:value-type="float">
            <text:p>-43,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44.65" calcext:value-type="float">
            <text:p>-44,65</text:p>
          </table:table-cell>
          <table:table-cell office:value-type="float" office:value="-53" calcext:value-type="float">
            <text:p>-53</text:p>
          </table:table-cell>
          <table:table-cell office:value-type="float" office:value="-153" calcext:value-type="float">
            <text:p>-153</text:p>
          </table:table-cell>
          <table:table-cell office:value-type="float" office:value="-253" calcext:value-type="float">
            <text:p>-253</text:p>
          </table:table-cell>
          <table:table-cell office:value-type="float" office:value="-44.65" calcext:value-type="float">
            <text:p>-44,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45.6" calcext:value-type="float">
            <text:p>-45,6</text:p>
          </table:table-cell>
          <table:table-cell office:value-type="float" office:value="-52" calcext:value-type="float">
            <text:p>-52</text:p>
          </table:table-cell>
          <table:table-cell office:value-type="float" office:value="-152" calcext:value-type="float">
            <text:p>-152</text:p>
          </table:table-cell>
          <table:table-cell office:value-type="float" office:value="-252" calcext:value-type="float">
            <text:p>-252</text:p>
          </table:table-cell>
          <table:table-cell office:value-type="float" office:value="-45.6" calcext:value-type="float">
            <text:p>-45,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46.55" calcext:value-type="float">
            <text:p>-46,55</text:p>
          </table:table-cell>
          <table:table-cell office:value-type="float" office:value="-51" calcext:value-type="float">
            <text:p>-51</text:p>
          </table:table-cell>
          <table:table-cell office:value-type="float" office:value="-151" calcext:value-type="float">
            <text:p>-151</text:p>
          </table:table-cell>
          <table:table-cell office:value-type="float" office:value="-251" calcext:value-type="float">
            <text:p>-251</text:p>
          </table:table-cell>
          <table:table-cell office:value-type="float" office:value="-46.55" calcext:value-type="float">
            <text:p>-46,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47.5" calcext:value-type="float">
            <text:p>-47,5</text:p>
          </table:table-cell>
          <table:table-cell office:value-type="float" office:value="-50" calcext:value-type="float">
            <text:p>-50</text:p>
          </table:table-cell>
          <table:table-cell office:value-type="float" office:value="-150" calcext:value-type="float">
            <text:p>-150</text:p>
          </table:table-cell>
          <table:table-cell office:value-type="float" office:value="-250" calcext:value-type="float">
            <text:p>-250</text:p>
          </table:table-cell>
          <table:table-cell office:value-type="float" office:value="-47.5" calcext:value-type="float">
            <text:p>-47,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48.45" calcext:value-type="float">
            <text:p>-48,45</text:p>
          </table:table-cell>
          <table:table-cell office:value-type="float" office:value="-49" calcext:value-type="float">
            <text:p>-49</text:p>
          </table:table-cell>
          <table:table-cell office:value-type="float" office:value="-149" calcext:value-type="float">
            <text:p>-149</text:p>
          </table:table-cell>
          <table:table-cell office:value-type="float" office:value="-249" calcext:value-type="float">
            <text:p>-249</text:p>
          </table:table-cell>
          <table:table-cell office:value-type="float" office:value="-48.45" calcext:value-type="float">
            <text:p>-48,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49.4" calcext:value-type="float">
            <text:p>-49,4</text:p>
          </table:table-cell>
          <table:table-cell office:value-type="float" office:value="-48" calcext:value-type="float">
            <text:p>-48</text:p>
          </table:table-cell>
          <table:table-cell office:value-type="float" office:value="-148" calcext:value-type="float">
            <text:p>-148</text:p>
          </table:table-cell>
          <table:table-cell office:value-type="float" office:value="-248" calcext:value-type="float">
            <text:p>-248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50.35" calcext:value-type="float">
            <text:p>-50,35</text:p>
          </table:table-cell>
          <table:table-cell office:value-type="float" office:value="-47" calcext:value-type="float">
            <text:p>-47</text:p>
          </table:table-cell>
          <table:table-cell office:value-type="float" office:value="-147" calcext:value-type="float">
            <text:p>-147</text:p>
          </table:table-cell>
          <table:table-cell office:value-type="float" office:value="-247" calcext:value-type="float">
            <text:p>-247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51.3" calcext:value-type="float">
            <text:p>-51,3</text:p>
          </table:table-cell>
          <table:table-cell office:value-type="float" office:value="-46" calcext:value-type="float">
            <text:p>-46</text:p>
          </table:table-cell>
          <table:table-cell office:value-type="float" office:value="-146" calcext:value-type="float">
            <text:p>-146</text:p>
          </table:table-cell>
          <table:table-cell office:value-type="float" office:value="-246" calcext:value-type="float">
            <text:p>-246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52.25" calcext:value-type="float">
            <text:p>-52,25</text:p>
          </table:table-cell>
          <table:table-cell office:value-type="float" office:value="-45" calcext:value-type="float">
            <text:p>-45</text:p>
          </table:table-cell>
          <table:table-cell office:value-type="float" office:value="-145" calcext:value-type="float">
            <text:p>-145</text:p>
          </table:table-cell>
          <table:table-cell office:value-type="float" office:value="-245" calcext:value-type="float">
            <text:p>-245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53.2" calcext:value-type="float">
            <text:p>-53,2</text:p>
          </table:table-cell>
          <table:table-cell office:value-type="float" office:value="-44" calcext:value-type="float">
            <text:p>-44</text:p>
          </table:table-cell>
          <table:table-cell office:value-type="float" office:value="-144" calcext:value-type="float">
            <text:p>-144</text:p>
          </table:table-cell>
          <table:table-cell office:value-type="float" office:value="-244" calcext:value-type="float">
            <text:p>-244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54.15" calcext:value-type="float">
            <text:p>-54,15</text:p>
          </table:table-cell>
          <table:table-cell office:value-type="float" office:value="-43" calcext:value-type="float">
            <text:p>-43</text:p>
          </table:table-cell>
          <table:table-cell office:value-type="float" office:value="-143" calcext:value-type="float">
            <text:p>-143</text:p>
          </table:table-cell>
          <table:table-cell office:value-type="float" office:value="-243" calcext:value-type="float">
            <text:p>-243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55.1" calcext:value-type="float">
            <text:p>-55,1</text:p>
          </table:table-cell>
          <table:table-cell office:value-type="float" office:value="-42" calcext:value-type="float">
            <text:p>-42</text:p>
          </table:table-cell>
          <table:table-cell office:value-type="float" office:value="-142" calcext:value-type="float">
            <text:p>-142</text:p>
          </table:table-cell>
          <table:table-cell office:value-type="float" office:value="-242" calcext:value-type="float">
            <text:p>-242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56.05" calcext:value-type="float">
            <text:p>-56,05</text:p>
          </table:table-cell>
          <table:table-cell office:value-type="float" office:value="-41" calcext:value-type="float">
            <text:p>-41</text:p>
          </table:table-cell>
          <table:table-cell office:value-type="float" office:value="-141" calcext:value-type="float">
            <text:p>-141</text:p>
          </table:table-cell>
          <table:table-cell office:value-type="float" office:value="-241" calcext:value-type="float">
            <text:p>-241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57" calcext:value-type="float">
            <text:p>-57</text:p>
          </table:table-cell>
          <table:table-cell office:value-type="float" office:value="-40" calcext:value-type="float">
            <text:p>-40</text:p>
          </table:table-cell>
          <table:table-cell office:value-type="float" office:value="-140" calcext:value-type="float">
            <text:p>-140</text:p>
          </table:table-cell>
          <table:table-cell office:value-type="float" office:value="-240" calcext:value-type="float">
            <text:p>-240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57.95" calcext:value-type="float">
            <text:p>-57,95</text:p>
          </table:table-cell>
          <table:table-cell office:value-type="float" office:value="-39" calcext:value-type="float">
            <text:p>-39</text:p>
          </table:table-cell>
          <table:table-cell office:value-type="float" office:value="-139" calcext:value-type="float">
            <text:p>-139</text:p>
          </table:table-cell>
          <table:table-cell office:value-type="float" office:value="-239" calcext:value-type="float">
            <text:p>-239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58.9" calcext:value-type="float">
            <text:p>-58,9</text:p>
          </table:table-cell>
          <table:table-cell office:value-type="float" office:value="-38" calcext:value-type="float">
            <text:p>-38</text:p>
          </table:table-cell>
          <table:table-cell office:value-type="float" office:value="-138" calcext:value-type="float">
            <text:p>-138</text:p>
          </table:table-cell>
          <table:table-cell office:value-type="float" office:value="-238" calcext:value-type="float">
            <text:p>-238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59.85" calcext:value-type="float">
            <text:p>-59,85</text:p>
          </table:table-cell>
          <table:table-cell office:value-type="float" office:value="-37" calcext:value-type="float">
            <text:p>-37</text:p>
          </table:table-cell>
          <table:table-cell office:value-type="float" office:value="-137" calcext:value-type="float">
            <text:p>-137</text:p>
          </table:table-cell>
          <table:table-cell office:value-type="float" office:value="-237" calcext:value-type="float">
            <text:p>-237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60.8" calcext:value-type="float">
            <text:p>-60,8</text:p>
          </table:table-cell>
          <table:table-cell office:value-type="float" office:value="-36" calcext:value-type="float">
            <text:p>-36</text:p>
          </table:table-cell>
          <table:table-cell office:value-type="float" office:value="-136" calcext:value-type="float">
            <text:p>-136</text:p>
          </table:table-cell>
          <table:table-cell office:value-type="float" office:value="-236" calcext:value-type="float">
            <text:p>-236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61.75" calcext:value-type="float">
            <text:p>-61,75</text:p>
          </table:table-cell>
          <table:table-cell office:value-type="float" office:value="-35" calcext:value-type="float">
            <text:p>-35</text:p>
          </table:table-cell>
          <table:table-cell office:value-type="float" office:value="-135" calcext:value-type="float">
            <text:p>-135</text:p>
          </table:table-cell>
          <table:table-cell office:value-type="float" office:value="-235" calcext:value-type="float">
            <text:p>-235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62.7" calcext:value-type="float">
            <text:p>-62,7</text:p>
          </table:table-cell>
          <table:table-cell office:value-type="float" office:value="-34" calcext:value-type="float">
            <text:p>-34</text:p>
          </table:table-cell>
          <table:table-cell office:value-type="float" office:value="-134" calcext:value-type="float">
            <text:p>-134</text:p>
          </table:table-cell>
          <table:table-cell office:value-type="float" office:value="-234" calcext:value-type="float">
            <text:p>-234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63.65" calcext:value-type="float">
            <text:p>-63,65</text:p>
          </table:table-cell>
          <table:table-cell office:value-type="float" office:value="-33" calcext:value-type="float">
            <text:p>-33</text:p>
          </table:table-cell>
          <table:table-cell office:value-type="float" office:value="-133" calcext:value-type="float">
            <text:p>-133</text:p>
          </table:table-cell>
          <table:table-cell office:value-type="float" office:value="-233" calcext:value-type="float">
            <text:p>-233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64.6" calcext:value-type="float">
            <text:p>-64,6</text:p>
          </table:table-cell>
          <table:table-cell office:value-type="float" office:value="-32" calcext:value-type="float">
            <text:p>-32</text:p>
          </table:table-cell>
          <table:table-cell office:value-type="float" office:value="-132" calcext:value-type="float">
            <text:p>-132</text:p>
          </table:table-cell>
          <table:table-cell office:value-type="float" office:value="-232" calcext:value-type="float">
            <text:p>-232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65.55" calcext:value-type="float">
            <text:p>-65,55</text:p>
          </table:table-cell>
          <table:table-cell office:value-type="float" office:value="-31" calcext:value-type="float">
            <text:p>-31</text:p>
          </table:table-cell>
          <table:table-cell office:value-type="float" office:value="-131" calcext:value-type="float">
            <text:p>-131</text:p>
          </table:table-cell>
          <table:table-cell office:value-type="float" office:value="-231" calcext:value-type="float">
            <text:p>-231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66.5" calcext:value-type="float">
            <text:p>-66,5</text:p>
          </table:table-cell>
          <table:table-cell office:value-type="float" office:value="-30" calcext:value-type="float">
            <text:p>-30</text:p>
          </table:table-cell>
          <table:table-cell office:value-type="float" office:value="-130" calcext:value-type="float">
            <text:p>-130</text:p>
          </table:table-cell>
          <table:table-cell office:value-type="float" office:value="-230" calcext:value-type="float">
            <text:p>-230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67.45" calcext:value-type="float">
            <text:p>-67,45</text:p>
          </table:table-cell>
          <table:table-cell office:value-type="float" office:value="-29" calcext:value-type="float">
            <text:p>-29</text:p>
          </table:table-cell>
          <table:table-cell office:value-type="float" office:value="-129" calcext:value-type="float">
            <text:p>-129</text:p>
          </table:table-cell>
          <table:table-cell office:value-type="float" office:value="-229" calcext:value-type="float">
            <text:p>-229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68.4" calcext:value-type="float">
            <text:p>-68,4</text:p>
          </table:table-cell>
          <table:table-cell office:value-type="float" office:value="-28" calcext:value-type="float">
            <text:p>-28</text:p>
          </table:table-cell>
          <table:table-cell office:value-type="float" office:value="-128" calcext:value-type="float">
            <text:p>-128</text:p>
          </table:table-cell>
          <table:table-cell office:value-type="float" office:value="-228" calcext:value-type="float">
            <text:p>-228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69.35" calcext:value-type="float">
            <text:p>-69,35</text:p>
          </table:table-cell>
          <table:table-cell office:value-type="float" office:value="-27" calcext:value-type="float">
            <text:p>-27</text:p>
          </table:table-cell>
          <table:table-cell office:value-type="float" office:value="-127" calcext:value-type="float">
            <text:p>-127</text:p>
          </table:table-cell>
          <table:table-cell office:value-type="float" office:value="-227" calcext:value-type="float">
            <text:p>-227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70.3" calcext:value-type="float">
            <text:p>-70,3</text:p>
          </table:table-cell>
          <table:table-cell office:value-type="float" office:value="-26" calcext:value-type="float">
            <text:p>-26</text:p>
          </table:table-cell>
          <table:table-cell office:value-type="float" office:value="-126" calcext:value-type="float">
            <text:p>-126</text:p>
          </table:table-cell>
          <table:table-cell office:value-type="float" office:value="-226" calcext:value-type="float">
            <text:p>-226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71.25" calcext:value-type="float">
            <text:p>-71,25</text:p>
          </table:table-cell>
          <table:table-cell office:value-type="float" office:value="-25" calcext:value-type="float">
            <text:p>-25</text:p>
          </table:table-cell>
          <table:table-cell office:value-type="float" office:value="-125" calcext:value-type="float">
            <text:p>-125</text:p>
          </table:table-cell>
          <table:table-cell office:value-type="float" office:value="-225" calcext:value-type="float">
            <text:p>-225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72.2" calcext:value-type="float">
            <text:p>-72,2</text:p>
          </table:table-cell>
          <table:table-cell office:value-type="float" office:value="-24" calcext:value-type="float">
            <text:p>-24</text:p>
          </table:table-cell>
          <table:table-cell office:value-type="float" office:value="-124" calcext:value-type="float">
            <text:p>-124</text:p>
          </table:table-cell>
          <table:table-cell office:value-type="float" office:value="-224" calcext:value-type="float">
            <text:p>-224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73.15" calcext:value-type="float">
            <text:p>-73,15</text:p>
          </table:table-cell>
          <table:table-cell office:value-type="float" office:value="-23" calcext:value-type="float">
            <text:p>-23</text:p>
          </table:table-cell>
          <table:table-cell office:value-type="float" office:value="-123" calcext:value-type="float">
            <text:p>-123</text:p>
          </table:table-cell>
          <table:table-cell office:value-type="float" office:value="-223" calcext:value-type="float">
            <text:p>-223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74.1" calcext:value-type="float">
            <text:p>-74,1</text:p>
          </table:table-cell>
          <table:table-cell office:value-type="float" office:value="-22" calcext:value-type="float">
            <text:p>-22</text:p>
          </table:table-cell>
          <table:table-cell office:value-type="float" office:value="-122" calcext:value-type="float">
            <text:p>-122</text:p>
          </table:table-cell>
          <table:table-cell office:value-type="float" office:value="-222" calcext:value-type="float">
            <text:p>-222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75.05" calcext:value-type="float">
            <text:p>-75,05</text:p>
          </table:table-cell>
          <table:table-cell office:value-type="float" office:value="-21" calcext:value-type="float">
            <text:p>-21</text:p>
          </table:table-cell>
          <table:table-cell office:value-type="float" office:value="-121" calcext:value-type="float">
            <text:p>-121</text:p>
          </table:table-cell>
          <table:table-cell office:value-type="float" office:value="-221" calcext:value-type="float">
            <text:p>-221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76" calcext:value-type="float">
            <text:p>-76</text:p>
          </table:table-cell>
          <table:table-cell office:value-type="float" office:value="-20" calcext:value-type="float">
            <text:p>-20</text:p>
          </table:table-cell>
          <table:table-cell office:value-type="float" office:value="-120" calcext:value-type="float">
            <text:p>-120</text:p>
          </table:table-cell>
          <table:table-cell office:value-type="float" office:value="-220" calcext:value-type="float">
            <text:p>-220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76.95" calcext:value-type="float">
            <text:p>-76,95</text:p>
          </table:table-cell>
          <table:table-cell office:value-type="float" office:value="-19" calcext:value-type="float">
            <text:p>-19</text:p>
          </table:table-cell>
          <table:table-cell office:value-type="float" office:value="-119" calcext:value-type="float">
            <text:p>-119</text:p>
          </table:table-cell>
          <table:table-cell office:value-type="float" office:value="-219" calcext:value-type="float">
            <text:p>-219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77.9" calcext:value-type="float">
            <text:p>-77,9</text:p>
          </table:table-cell>
          <table:table-cell office:value-type="float" office:value="-18" calcext:value-type="float">
            <text:p>-18</text:p>
          </table:table-cell>
          <table:table-cell office:value-type="float" office:value="-118" calcext:value-type="float">
            <text:p>-118</text:p>
          </table:table-cell>
          <table:table-cell office:value-type="float" office:value="-218" calcext:value-type="float">
            <text:p>-218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78.85" calcext:value-type="float">
            <text:p>-78,85</text:p>
          </table:table-cell>
          <table:table-cell office:value-type="float" office:value="-17" calcext:value-type="float">
            <text:p>-17</text:p>
          </table:table-cell>
          <table:table-cell office:value-type="float" office:value="-117" calcext:value-type="float">
            <text:p>-117</text:p>
          </table:table-cell>
          <table:table-cell office:value-type="float" office:value="-217" calcext:value-type="float">
            <text:p>-217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79.8" calcext:value-type="float">
            <text:p>-79,8</text:p>
          </table:table-cell>
          <table:table-cell office:value-type="float" office:value="-16" calcext:value-type="float">
            <text:p>-16</text:p>
          </table:table-cell>
          <table:table-cell office:value-type="float" office:value="-116" calcext:value-type="float">
            <text:p>-116</text:p>
          </table:table-cell>
          <table:table-cell office:value-type="float" office:value="-216" calcext:value-type="float">
            <text:p>-216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80.75" calcext:value-type="float">
            <text:p>-80,75</text:p>
          </table:table-cell>
          <table:table-cell office:value-type="float" office:value="-15" calcext:value-type="float">
            <text:p>-15</text:p>
          </table:table-cell>
          <table:table-cell office:value-type="float" office:value="-115" calcext:value-type="float">
            <text:p>-115</text:p>
          </table:table-cell>
          <table:table-cell office:value-type="float" office:value="-215" calcext:value-type="float">
            <text:p>-21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81.7" calcext:value-type="float">
            <text:p>-81,7</text:p>
          </table:table-cell>
          <table:table-cell office:value-type="float" office:value="-14" calcext:value-type="float">
            <text:p>-14</text:p>
          </table:table-cell>
          <table:table-cell office:value-type="float" office:value="-114" calcext:value-type="float">
            <text:p>-114</text:p>
          </table:table-cell>
          <table:table-cell office:value-type="float" office:value="-214" calcext:value-type="float">
            <text:p>-214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82.65" calcext:value-type="float">
            <text:p>-82,65</text:p>
          </table:table-cell>
          <table:table-cell office:value-type="float" office:value="-13" calcext:value-type="float">
            <text:p>-13</text:p>
          </table:table-cell>
          <table:table-cell office:value-type="float" office:value="-113" calcext:value-type="float">
            <text:p>-113</text:p>
          </table:table-cell>
          <table:table-cell office:value-type="float" office:value="-213" calcext:value-type="float">
            <text:p>-213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83.6" calcext:value-type="float">
            <text:p>-83,6</text:p>
          </table:table-cell>
          <table:table-cell office:value-type="float" office:value="-12" calcext:value-type="float">
            <text:p>-12</text:p>
          </table:table-cell>
          <table:table-cell office:value-type="float" office:value="-112" calcext:value-type="float">
            <text:p>-112</text:p>
          </table:table-cell>
          <table:table-cell office:value-type="float" office:value="-212" calcext:value-type="float">
            <text:p>-212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84.55" calcext:value-type="float">
            <text:p>-84,55</text:p>
          </table:table-cell>
          <table:table-cell office:value-type="float" office:value="-11" calcext:value-type="float">
            <text:p>-11</text:p>
          </table:table-cell>
          <table:table-cell office:value-type="float" office:value="-111" calcext:value-type="float">
            <text:p>-111</text:p>
          </table:table-cell>
          <table:table-cell office:value-type="float" office:value="-211" calcext:value-type="float">
            <text:p>-211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85.5" calcext:value-type="float">
            <text:p>-85,5</text:p>
          </table:table-cell>
          <table:table-cell office:value-type="float" office:value="-10" calcext:value-type="float">
            <text:p>-10</text:p>
          </table:table-cell>
          <table:table-cell office:value-type="float" office:value="-110" calcext:value-type="float">
            <text:p>-110</text:p>
          </table:table-cell>
          <table:table-cell office:value-type="float" office:value="-210" calcext:value-type="float">
            <text:p>-21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86.45" calcext:value-type="float">
            <text:p>-86,45</text:p>
          </table:table-cell>
          <table:table-cell office:value-type="float" office:value="-9" calcext:value-type="float">
            <text:p>-9</text:p>
          </table:table-cell>
          <table:table-cell office:value-type="float" office:value="-109" calcext:value-type="float">
            <text:p>-109</text:p>
          </table:table-cell>
          <table:table-cell office:value-type="float" office:value="-209" calcext:value-type="float">
            <text:p>-209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87.4" calcext:value-type="float">
            <text:p>-87,4</text:p>
          </table:table-cell>
          <table:table-cell office:value-type="float" office:value="-8" calcext:value-type="float">
            <text:p>-8</text:p>
          </table:table-cell>
          <table:table-cell office:value-type="float" office:value="-108" calcext:value-type="float">
            <text:p>-108</text:p>
          </table:table-cell>
          <table:table-cell office:value-type="float" office:value="-208" calcext:value-type="float">
            <text:p>-208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88.35" calcext:value-type="float">
            <text:p>-88,35</text:p>
          </table:table-cell>
          <table:table-cell office:value-type="float" office:value="-7" calcext:value-type="float">
            <text:p>-7</text:p>
          </table:table-cell>
          <table:table-cell office:value-type="float" office:value="-107" calcext:value-type="float">
            <text:p>-107</text:p>
          </table:table-cell>
          <table:table-cell office:value-type="float" office:value="-207" calcext:value-type="float">
            <text:p>-20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89.3" calcext:value-type="float">
            <text:p>-89,3</text:p>
          </table:table-cell>
          <table:table-cell office:value-type="float" office:value="-6" calcext:value-type="float">
            <text:p>-6</text:p>
          </table:table-cell>
          <table:table-cell office:value-type="float" office:value="-106" calcext:value-type="float">
            <text:p>-106</text:p>
          </table:table-cell>
          <table:table-cell office:value-type="float" office:value="-206" calcext:value-type="float">
            <text:p>-20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90.25" calcext:value-type="float">
            <text:p>-90,25</text:p>
          </table:table-cell>
          <table:table-cell office:value-type="float" office:value="-5" calcext:value-type="float">
            <text:p>-5</text:p>
          </table:table-cell>
          <table:table-cell office:value-type="float" office:value="-105" calcext:value-type="float">
            <text:p>-105</text:p>
          </table:table-cell>
          <table:table-cell office:value-type="float" office:value="-205" calcext:value-type="float">
            <text:p>-20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91.2" calcext:value-type="float">
            <text:p>-91,2</text:p>
          </table:table-cell>
          <table:table-cell office:value-type="float" office:value="-4" calcext:value-type="float">
            <text:p>-4</text:p>
          </table:table-cell>
          <table:table-cell office:value-type="float" office:value="-104" calcext:value-type="float">
            <text:p>-104</text:p>
          </table:table-cell>
          <table:table-cell office:value-type="float" office:value="-204" calcext:value-type="float">
            <text:p>-20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92.15" calcext:value-type="float">
            <text:p>-92,15</text:p>
          </table:table-cell>
          <table:table-cell office:value-type="float" office:value="-3" calcext:value-type="float">
            <text:p>-3</text:p>
          </table:table-cell>
          <table:table-cell office:value-type="float" office:value="-103" calcext:value-type="float">
            <text:p>-103</text:p>
          </table:table-cell>
          <table:table-cell office:value-type="float" office:value="-203" calcext:value-type="float">
            <text:p>-20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93.1" calcext:value-type="float">
            <text:p>-93,1</text:p>
          </table:table-cell>
          <table:table-cell office:value-type="float" office:value="-2" calcext:value-type="float">
            <text:p>-2</text:p>
          </table:table-cell>
          <table:table-cell office:value-type="float" office:value="-102" calcext:value-type="float">
            <text:p>-102</text:p>
          </table:table-cell>
          <table:table-cell office:value-type="float" office:value="-202" calcext:value-type="float">
            <text:p>-20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94.05" calcext:value-type="float">
            <text:p>-94,05</text:p>
          </table:table-cell>
          <table:table-cell office:value-type="float" office:value="-1" calcext:value-type="float">
            <text:p>-1</text:p>
          </table:table-cell>
          <table:table-cell office:value-type="float" office:value="-101" calcext:value-type="float">
            <text:p>-101</text:p>
          </table:table-cell>
          <table:table-cell office:value-type="float" office:value="-201" calcext:value-type="float">
            <text:p>-20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95.95" calcext:value-type="float">
            <text:p>-95,95</text:p>
          </table:table-cell>
          <table:table-cell office:value-type="float" office:value="1" calcext:value-type="float">
            <text:p>1</text:p>
          </table:table-cell>
          <table:table-cell office:value-type="float" office:value="-99" calcext:value-type="float">
            <text:p>-99</text:p>
          </table:table-cell>
          <table:table-cell office:value-type="float" office:value="-199" calcext:value-type="float">
            <text:p>-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96.9" calcext:value-type="float">
            <text:p>-96,9</text:p>
          </table:table-cell>
          <table:table-cell office:value-type="float" office:value="2" calcext:value-type="float">
            <text:p>2</text:p>
          </table:table-cell>
          <table:table-cell office:value-type="float" office:value="-98" calcext:value-type="float">
            <text:p>-98</text:p>
          </table:table-cell>
          <table:table-cell office:value-type="float" office:value="-198" calcext:value-type="float">
            <text:p>-1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97.85" calcext:value-type="float">
            <text:p>-97,85</text:p>
          </table:table-cell>
          <table:table-cell office:value-type="float" office:value="3" calcext:value-type="float">
            <text:p>3</text:p>
          </table:table-cell>
          <table:table-cell office:value-type="float" office:value="-97" calcext:value-type="float">
            <text:p>-97</text:p>
          </table:table-cell>
          <table:table-cell office:value-type="float" office:value="-197" calcext:value-type="float">
            <text:p>-1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98.8" calcext:value-type="float">
            <text:p>-98,8</text:p>
          </table:table-cell>
          <table:table-cell office:value-type="float" office:value="4" calcext:value-type="float">
            <text:p>4</text:p>
          </table:table-cell>
          <table:table-cell office:value-type="float" office:value="-96" calcext:value-type="float">
            <text:p>-96</text:p>
          </table:table-cell>
          <table:table-cell office:value-type="float" office:value="-196" calcext:value-type="float">
            <text:p>-1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99.75" calcext:value-type="float">
            <text:p>-99,75</text:p>
          </table:table-cell>
          <table:table-cell office:value-type="float" office:value="5" calcext:value-type="float">
            <text:p>5</text:p>
          </table:table-cell>
          <table:table-cell office:value-type="float" office:value="-95" calcext:value-type="float">
            <text:p>-95</text:p>
          </table:table-cell>
          <table:table-cell office:value-type="float" office:value="-195" calcext:value-type="float">
            <text:p>-1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100.7" calcext:value-type="float">
            <text:p>-100,7</text:p>
          </table:table-cell>
          <table:table-cell office:value-type="float" office:value="6" calcext:value-type="float">
            <text:p>6</text:p>
          </table:table-cell>
          <table:table-cell office:value-type="float" office:value="-94" calcext:value-type="float">
            <text:p>-94</text:p>
          </table:table-cell>
          <table:table-cell office:value-type="float" office:value="-194" calcext:value-type="float">
            <text:p>-1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01.65" calcext:value-type="float">
            <text:p>-101,65</text:p>
          </table:table-cell>
          <table:table-cell office:value-type="float" office:value="7" calcext:value-type="float">
            <text:p>7</text:p>
          </table:table-cell>
          <table:table-cell office:value-type="float" office:value="-93" calcext:value-type="float">
            <text:p>-93</text:p>
          </table:table-cell>
          <table:table-cell office:value-type="float" office:value="-193" calcext:value-type="float">
            <text:p>-1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02.6" calcext:value-type="float">
            <text:p>-102,6</text:p>
          </table:table-cell>
          <table:table-cell office:value-type="float" office:value="8" calcext:value-type="float">
            <text:p>8</text:p>
          </table:table-cell>
          <table:table-cell office:value-type="float" office:value="-92" calcext:value-type="float">
            <text:p>-92</text:p>
          </table:table-cell>
          <table:table-cell office:value-type="float" office:value="-192" calcext:value-type="float">
            <text:p>-1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03.55" calcext:value-type="float">
            <text:p>-103,55</text:p>
          </table:table-cell>
          <table:table-cell office:value-type="float" office:value="9" calcext:value-type="float">
            <text:p>9</text:p>
          </table:table-cell>
          <table:table-cell office:value-type="float" office:value="-91" calcext:value-type="float">
            <text:p>-91</text:p>
          </table:table-cell>
          <table:table-cell office:value-type="float" office:value="-191" calcext:value-type="float">
            <text:p>-1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04.5" calcext:value-type="float">
            <text:p>-104,5</text:p>
          </table:table-cell>
          <table:table-cell office:value-type="float" office:value="10" calcext:value-type="float">
            <text:p>10</text:p>
          </table:table-cell>
          <table:table-cell office:value-type="float" office:value="-90" calcext:value-type="float">
            <text:p>-90</text:p>
          </table:table-cell>
          <table:table-cell office:value-type="float" office:value="-190" calcext:value-type="float">
            <text:p>-1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05.45" calcext:value-type="float">
            <text:p>-105,45</text:p>
          </table:table-cell>
          <table:table-cell office:value-type="float" office:value="11" calcext:value-type="float">
            <text:p>11</text:p>
          </table:table-cell>
          <table:table-cell office:value-type="float" office:value="-89" calcext:value-type="float">
            <text:p>-89</text:p>
          </table:table-cell>
          <table:table-cell office:value-type="float" office:value="-189" calcext:value-type="float">
            <text:p>-1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106.4" calcext:value-type="float">
            <text:p>-106,4</text:p>
          </table:table-cell>
          <table:table-cell office:value-type="float" office:value="12" calcext:value-type="float">
            <text:p>12</text:p>
          </table:table-cell>
          <table:table-cell office:value-type="float" office:value="-88" calcext:value-type="float">
            <text:p>-88</text:p>
          </table:table-cell>
          <table:table-cell office:value-type="float" office:value="-188" calcext:value-type="float">
            <text:p>-1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07.35" calcext:value-type="float">
            <text:p>-107,35</text:p>
          </table:table-cell>
          <table:table-cell office:value-type="float" office:value="13" calcext:value-type="float">
            <text:p>13</text:p>
          </table:table-cell>
          <table:table-cell office:value-type="float" office:value="-87" calcext:value-type="float">
            <text:p>-87</text:p>
          </table:table-cell>
          <table:table-cell office:value-type="float" office:value="-187" calcext:value-type="float">
            <text:p>-1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108.3" calcext:value-type="float">
            <text:p>-108,3</text:p>
          </table:table-cell>
          <table:table-cell office:value-type="float" office:value="14" calcext:value-type="float">
            <text:p>14</text:p>
          </table:table-cell>
          <table:table-cell office:value-type="float" office:value="-86" calcext:value-type="float">
            <text:p>-86</text:p>
          </table:table-cell>
          <table:table-cell office:value-type="float" office:value="-186" calcext:value-type="float">
            <text:p>-1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09.25" calcext:value-type="float">
            <text:p>-109,2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-185" calcext:value-type="float">
            <text:p>-1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10.2" calcext:value-type="float">
            <text:p>-110,2</text:p>
          </table:table-cell>
          <table:table-cell office:value-type="float" office:value="16" calcext:value-type="float">
            <text:p>16</text:p>
          </table:table-cell>
          <table:table-cell office:value-type="float" office:value="-84" calcext:value-type="float">
            <text:p>-84</text:p>
          </table:table-cell>
          <table:table-cell office:value-type="float" office:value="-184" calcext:value-type="float">
            <text:p>-1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11.15" calcext:value-type="float">
            <text:p>-111,15</text:p>
          </table:table-cell>
          <table:table-cell office:value-type="float" office:value="17" calcext:value-type="float">
            <text:p>17</text:p>
          </table:table-cell>
          <table:table-cell office:value-type="float" office:value="-83" calcext:value-type="float">
            <text:p>-83</text:p>
          </table:table-cell>
          <table:table-cell office:value-type="float" office:value="-183" calcext:value-type="float">
            <text:p>-1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12.1" calcext:value-type="float">
            <text:p>-112,1</text:p>
          </table:table-cell>
          <table:table-cell office:value-type="float" office:value="18" calcext:value-type="float">
            <text:p>18</text:p>
          </table:table-cell>
          <table:table-cell office:value-type="float" office:value="-82" calcext:value-type="float">
            <text:p>-82</text:p>
          </table:table-cell>
          <table:table-cell office:value-type="float" office:value="-182" calcext:value-type="float">
            <text:p>-18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13.05" calcext:value-type="float">
            <text:p>-113,05</text:p>
          </table:table-cell>
          <table:table-cell office:value-type="float" office:value="19" calcext:value-type="float">
            <text:p>19</text:p>
          </table:table-cell>
          <table:table-cell office:value-type="float" office:value="-81" calcext:value-type="float">
            <text:p>-81</text:p>
          </table:table-cell>
          <table:table-cell office:value-type="float" office:value="-181" calcext:value-type="float">
            <text:p>-1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14" calcext:value-type="float">
            <text:p>-114</text:p>
          </table:table-cell>
          <table:table-cell office:value-type="float" office:value="20" calcext:value-type="float">
            <text:p>20</text:p>
          </table:table-cell>
          <table:table-cell office:value-type="float" office:value="-80" calcext:value-type="float">
            <text:p>-80</text:p>
          </table:table-cell>
          <table:table-cell office:value-type="float" office:value="-180" calcext:value-type="float">
            <text:p>-1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14.95" calcext:value-type="float">
            <text:p>-114,95</text:p>
          </table:table-cell>
          <table:table-cell office:value-type="float" office:value="21" calcext:value-type="float">
            <text:p>21</text:p>
          </table:table-cell>
          <table:table-cell office:value-type="float" office:value="-79" calcext:value-type="float">
            <text:p>-79</text:p>
          </table:table-cell>
          <table:table-cell office:value-type="float" office:value="-179" calcext:value-type="float">
            <text:p>-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15.9" calcext:value-type="float">
            <text:p>-115,9</text:p>
          </table:table-cell>
          <table:table-cell office:value-type="float" office:value="22" calcext:value-type="float">
            <text:p>22</text:p>
          </table:table-cell>
          <table:table-cell office:value-type="float" office:value="-78" calcext:value-type="float">
            <text:p>-78</text:p>
          </table:table-cell>
          <table:table-cell office:value-type="float" office:value="-178" calcext:value-type="float">
            <text:p>-1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16.85" calcext:value-type="float">
            <text:p>-116,85</text:p>
          </table:table-cell>
          <table:table-cell office:value-type="float" office:value="23" calcext:value-type="float">
            <text:p>23</text:p>
          </table:table-cell>
          <table:table-cell office:value-type="float" office:value="-77" calcext:value-type="float">
            <text:p>-77</text:p>
          </table:table-cell>
          <table:table-cell office:value-type="float" office:value="-177" calcext:value-type="float">
            <text:p>-1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17.8" calcext:value-type="float">
            <text:p>-117,8</text:p>
          </table:table-cell>
          <table:table-cell office:value-type="float" office:value="24" calcext:value-type="float">
            <text:p>24</text:p>
          </table:table-cell>
          <table:table-cell office:value-type="float" office:value="-76" calcext:value-type="float">
            <text:p>-76</text:p>
          </table:table-cell>
          <table:table-cell office:value-type="float" office:value="-176" calcext:value-type="float">
            <text:p>-17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18.75" calcext:value-type="float">
            <text:p>-118,75</text:p>
          </table:table-cell>
          <table:table-cell office:value-type="float" office:value="25" calcext:value-type="float">
            <text:p>25</text:p>
          </table:table-cell>
          <table:table-cell office:value-type="float" office:value="-75" calcext:value-type="float">
            <text:p>-75</text:p>
          </table:table-cell>
          <table:table-cell office:value-type="float" office:value="-175" calcext:value-type="float">
            <text:p>-1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19.7" calcext:value-type="float">
            <text:p>-119,7</text:p>
          </table:table-cell>
          <table:table-cell office:value-type="float" office:value="26" calcext:value-type="float">
            <text:p>26</text:p>
          </table:table-cell>
          <table:table-cell office:value-type="float" office:value="-74" calcext:value-type="float">
            <text:p>-74</text:p>
          </table:table-cell>
          <table:table-cell office:value-type="float" office:value="-174" calcext:value-type="float">
            <text:p>-17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20.65" calcext:value-type="float">
            <text:p>-120,65</text:p>
          </table:table-cell>
          <table:table-cell office:value-type="float" office:value="27" calcext:value-type="float">
            <text:p>27</text:p>
          </table:table-cell>
          <table:table-cell office:value-type="float" office:value="-73" calcext:value-type="float">
            <text:p>-73</text:p>
          </table:table-cell>
          <table:table-cell office:value-type="float" office:value="-173" calcext:value-type="float">
            <text:p>-17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21.6" calcext:value-type="float">
            <text:p>-121,6</text:p>
          </table:table-cell>
          <table:table-cell office:value-type="float" office:value="28" calcext:value-type="float">
            <text:p>28</text:p>
          </table:table-cell>
          <table:table-cell office:value-type="float" office:value="-72" calcext:value-type="float">
            <text:p>-72</text:p>
          </table:table-cell>
          <table:table-cell office:value-type="float" office:value="-172" calcext:value-type="float">
            <text:p>-17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22.55" calcext:value-type="float">
            <text:p>-122,55</text:p>
          </table:table-cell>
          <table:table-cell office:value-type="float" office:value="29" calcext:value-type="float">
            <text:p>29</text:p>
          </table:table-cell>
          <table:table-cell office:value-type="float" office:value="-71" calcext:value-type="float">
            <text:p>-71</text:p>
          </table:table-cell>
          <table:table-cell office:value-type="float" office:value="-171" calcext:value-type="float">
            <text:p>-17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23.5" calcext:value-type="float">
            <text:p>-123,5</text:p>
          </table:table-cell>
          <table:table-cell office:value-type="float" office:value="30" calcext:value-type="float">
            <text:p>30</text:p>
          </table:table-cell>
          <table:table-cell office:value-type="float" office:value="-70" calcext:value-type="float">
            <text:p>-70</text:p>
          </table:table-cell>
          <table:table-cell office:value-type="float" office:value="-170" calcext:value-type="float">
            <text:p>-1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24.45" calcext:value-type="float">
            <text:p>-124,45</text:p>
          </table:table-cell>
          <table:table-cell office:value-type="float" office:value="31" calcext:value-type="float">
            <text:p>31</text:p>
          </table:table-cell>
          <table:table-cell office:value-type="float" office:value="-69" calcext:value-type="float">
            <text:p>-69</text:p>
          </table:table-cell>
          <table:table-cell office:value-type="float" office:value="-169" calcext:value-type="float">
            <text:p>-16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25.4" calcext:value-type="float">
            <text:p>-125,4</text:p>
          </table:table-cell>
          <table:table-cell office:value-type="float" office:value="32" calcext:value-type="float">
            <text:p>32</text:p>
          </table:table-cell>
          <table:table-cell office:value-type="float" office:value="-68" calcext:value-type="float">
            <text:p>-68</text:p>
          </table:table-cell>
          <table:table-cell office:value-type="float" office:value="-168" calcext:value-type="float">
            <text:p>-16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26.35" calcext:value-type="float">
            <text:p>-126,35</text:p>
          </table:table-cell>
          <table:table-cell office:value-type="float" office:value="33" calcext:value-type="float">
            <text:p>33</text:p>
          </table:table-cell>
          <table:table-cell office:value-type="float" office:value="-67" calcext:value-type="float">
            <text:p>-67</text:p>
          </table:table-cell>
          <table:table-cell office:value-type="float" office:value="-167" calcext:value-type="float">
            <text:p>-16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27.3" calcext:value-type="float">
            <text:p>-127,3</text:p>
          </table:table-cell>
          <table:table-cell office:value-type="float" office:value="34" calcext:value-type="float">
            <text:p>34</text:p>
          </table:table-cell>
          <table:table-cell office:value-type="float" office:value="-66" calcext:value-type="float">
            <text:p>-66</text:p>
          </table:table-cell>
          <table:table-cell office:value-type="float" office:value="-166" calcext:value-type="float">
            <text:p>-1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28.25" calcext:value-type="float">
            <text:p>-128,25</text:p>
          </table:table-cell>
          <table:table-cell office:value-type="float" office:value="35" calcext:value-type="float">
            <text:p>35</text:p>
          </table:table-cell>
          <table:table-cell office:value-type="float" office:value="-65" calcext:value-type="float">
            <text:p>-65</text:p>
          </table:table-cell>
          <table:table-cell office:value-type="float" office:value="-165" calcext:value-type="float">
            <text:p>-16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29.2" calcext:value-type="float">
            <text:p>-129,2</text:p>
          </table:table-cell>
          <table:table-cell office:value-type="float" office:value="36" calcext:value-type="float">
            <text:p>36</text:p>
          </table:table-cell>
          <table:table-cell office:value-type="float" office:value="-64" calcext:value-type="float">
            <text:p>-64</text:p>
          </table:table-cell>
          <table:table-cell office:value-type="float" office:value="-164" calcext:value-type="float">
            <text:p>-16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30.15" calcext:value-type="float">
            <text:p>-130,15</text:p>
          </table:table-cell>
          <table:table-cell office:value-type="float" office:value="37" calcext:value-type="float">
            <text:p>37</text:p>
          </table:table-cell>
          <table:table-cell office:value-type="float" office:value="-63" calcext:value-type="float">
            <text:p>-63</text:p>
          </table:table-cell>
          <table:table-cell office:value-type="float" office:value="-163" calcext:value-type="float">
            <text:p>-16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31.1" calcext:value-type="float">
            <text:p>-131,1</text:p>
          </table:table-cell>
          <table:table-cell office:value-type="float" office:value="38" calcext:value-type="float">
            <text:p>38</text:p>
          </table:table-cell>
          <table:table-cell office:value-type="float" office:value="-62" calcext:value-type="float">
            <text:p>-62</text:p>
          </table:table-cell>
          <table:table-cell office:value-type="float" office:value="-162" calcext:value-type="float">
            <text:p>-16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32.05" calcext:value-type="float">
            <text:p>-132,05</text:p>
          </table:table-cell>
          <table:table-cell office:value-type="float" office:value="39" calcext:value-type="float">
            <text:p>39</text:p>
          </table:table-cell>
          <table:table-cell office:value-type="float" office:value="-61" calcext:value-type="float">
            <text:p>-61</text:p>
          </table:table-cell>
          <table:table-cell office:value-type="float" office:value="-161" calcext:value-type="float">
            <text:p>-16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33" calcext:value-type="float">
            <text:p>-133</text:p>
          </table:table-cell>
          <table:table-cell office:value-type="float" office:value="40" calcext:value-type="float">
            <text:p>40</text:p>
          </table:table-cell>
          <table:table-cell office:value-type="float" office:value="-60" calcext:value-type="float">
            <text:p>-60</text:p>
          </table:table-cell>
          <table:table-cell office:value-type="float" office:value="-160" calcext:value-type="float">
            <text:p>-1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33.95" calcext:value-type="float">
            <text:p>-133,95</text:p>
          </table:table-cell>
          <table:table-cell office:value-type="float" office:value="41" calcext:value-type="float">
            <text:p>41</text:p>
          </table:table-cell>
          <table:table-cell office:value-type="float" office:value="-59" calcext:value-type="float">
            <text:p>-59</text:p>
          </table:table-cell>
          <table:table-cell office:value-type="float" office:value="-159" calcext:value-type="float">
            <text:p>-15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34.9" calcext:value-type="float">
            <text:p>-134,9</text:p>
          </table:table-cell>
          <table:table-cell office:value-type="float" office:value="42" calcext:value-type="float">
            <text:p>42</text:p>
          </table:table-cell>
          <table:table-cell office:value-type="float" office:value="-58" calcext:value-type="float">
            <text:p>-58</text:p>
          </table:table-cell>
          <table:table-cell office:value-type="float" office:value="-158" calcext:value-type="float">
            <text:p>-15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35.85" calcext:value-type="float">
            <text:p>-135,85</text:p>
          </table:table-cell>
          <table:table-cell office:value-type="float" office:value="43" calcext:value-type="float">
            <text:p>43</text:p>
          </table:table-cell>
          <table:table-cell office:value-type="float" office:value="-57" calcext:value-type="float">
            <text:p>-57</text:p>
          </table:table-cell>
          <table:table-cell office:value-type="float" office:value="-157" calcext:value-type="float">
            <text:p>-15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36.8" calcext:value-type="float">
            <text:p>-136,8</text:p>
          </table:table-cell>
          <table:table-cell office:value-type="float" office:value="44" calcext:value-type="float">
            <text:p>44</text:p>
          </table:table-cell>
          <table:table-cell office:value-type="float" office:value="-56" calcext:value-type="float">
            <text:p>-56</text:p>
          </table:table-cell>
          <table:table-cell office:value-type="float" office:value="-156" calcext:value-type="float">
            <text:p>-1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37.75" calcext:value-type="float">
            <text:p>-137,75</text:p>
          </table:table-cell>
          <table:table-cell office:value-type="float" office:value="45" calcext:value-type="float">
            <text:p>45</text:p>
          </table:table-cell>
          <table:table-cell office:value-type="float" office:value="-55" calcext:value-type="float">
            <text:p>-55</text:p>
          </table:table-cell>
          <table:table-cell office:value-type="float" office:value="-155" calcext:value-type="float">
            <text:p>-15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138.7" calcext:value-type="float">
            <text:p>-138,7</text:p>
          </table:table-cell>
          <table:table-cell office:value-type="float" office:value="46" calcext:value-type="float">
            <text:p>46</text:p>
          </table:table-cell>
          <table:table-cell office:value-type="float" office:value="-54" calcext:value-type="float">
            <text:p>-54</text:p>
          </table:table-cell>
          <table:table-cell office:value-type="float" office:value="-154" calcext:value-type="float">
            <text:p>-15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39.65" calcext:value-type="float">
            <text:p>-139,65</text:p>
          </table:table-cell>
          <table:table-cell office:value-type="float" office:value="47" calcext:value-type="float">
            <text:p>47</text:p>
          </table:table-cell>
          <table:table-cell office:value-type="float" office:value="-53" calcext:value-type="float">
            <text:p>-53</text:p>
          </table:table-cell>
          <table:table-cell office:value-type="float" office:value="-153" calcext:value-type="float">
            <text:p>-15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140.6" calcext:value-type="float">
            <text:p>-140,6</text:p>
          </table:table-cell>
          <table:table-cell office:value-type="float" office:value="48" calcext:value-type="float">
            <text:p>48</text:p>
          </table:table-cell>
          <table:table-cell office:value-type="float" office:value="-52" calcext:value-type="float">
            <text:p>-52</text:p>
          </table:table-cell>
          <table:table-cell office:value-type="float" office:value="-152" calcext:value-type="float">
            <text:p>-15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41.55" calcext:value-type="float">
            <text:p>-141,55</text:p>
          </table:table-cell>
          <table:table-cell office:value-type="float" office:value="49" calcext:value-type="float">
            <text:p>49</text:p>
          </table:table-cell>
          <table:table-cell office:value-type="float" office:value="-51" calcext:value-type="float">
            <text:p>-51</text:p>
          </table:table-cell>
          <table:table-cell office:value-type="float" office:value="-151" calcext:value-type="float">
            <text:p>-1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42.5" calcext:value-type="float">
            <text:p>-142,5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-150" calcext:value-type="float">
            <text:p>-1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43.45" calcext:value-type="float">
            <text:p>-143,45</text:p>
          </table:table-cell>
          <table:table-cell office:value-type="float" office:value="51" calcext:value-type="float">
            <text:p>51</text:p>
          </table:table-cell>
          <table:table-cell office:value-type="float" office:value="-49" calcext:value-type="float">
            <text:p>-49</text:p>
          </table:table-cell>
          <table:table-cell office:value-type="float" office:value="-149" calcext:value-type="float">
            <text:p>-1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144.4" calcext:value-type="float">
            <text:p>-144,4</text:p>
          </table:table-cell>
          <table:table-cell office:value-type="float" office:value="52" calcext:value-type="float">
            <text:p>52</text:p>
          </table:table-cell>
          <table:table-cell office:value-type="float" office:value="-48" calcext:value-type="float">
            <text:p>-48</text:p>
          </table:table-cell>
          <table:table-cell office:value-type="float" office:value="-148" calcext:value-type="float">
            <text:p>-1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45.35" calcext:value-type="float">
            <text:p>-145,35</text:p>
          </table:table-cell>
          <table:table-cell office:value-type="float" office:value="53" calcext:value-type="float">
            <text:p>53</text:p>
          </table:table-cell>
          <table:table-cell office:value-type="float" office:value="-47" calcext:value-type="float">
            <text:p>-47</text:p>
          </table:table-cell>
          <table:table-cell office:value-type="float" office:value="-147" calcext:value-type="float">
            <text:p>-1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146.3" calcext:value-type="float">
            <text:p>-146,3</text:p>
          </table:table-cell>
          <table:table-cell office:value-type="float" office:value="54" calcext:value-type="float">
            <text:p>54</text:p>
          </table:table-cell>
          <table:table-cell office:value-type="float" office:value="-46" calcext:value-type="float">
            <text:p>-46</text:p>
          </table:table-cell>
          <table:table-cell office:value-type="float" office:value="-146" calcext:value-type="float">
            <text:p>-1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47.25" calcext:value-type="float">
            <text:p>-147,25</text:p>
          </table:table-cell>
          <table:table-cell office:value-type="float" office:value="55" calcext:value-type="float">
            <text:p>55</text:p>
          </table:table-cell>
          <table:table-cell office:value-type="float" office:value="-45" calcext:value-type="float">
            <text:p>-45</text:p>
          </table:table-cell>
          <table:table-cell office:value-type="float" office:value="-145" calcext:value-type="float">
            <text:p>-14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148.2" calcext:value-type="float">
            <text:p>-148,2</text:p>
          </table:table-cell>
          <table:table-cell office:value-type="float" office:value="56" calcext:value-type="float">
            <text:p>56</text:p>
          </table:table-cell>
          <table:table-cell office:value-type="float" office:value="-44" calcext:value-type="float">
            <text:p>-44</text:p>
          </table:table-cell>
          <table:table-cell office:value-type="float" office:value="-144" calcext:value-type="float">
            <text:p>-1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49.15" calcext:value-type="float">
            <text:p>-149,15</text:p>
          </table:table-cell>
          <table:table-cell office:value-type="float" office:value="57" calcext:value-type="float">
            <text:p>57</text:p>
          </table:table-cell>
          <table:table-cell office:value-type="float" office:value="-43" calcext:value-type="float">
            <text:p>-43</text:p>
          </table:table-cell>
          <table:table-cell office:value-type="float" office:value="-143" calcext:value-type="float">
            <text:p>-14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150.1" calcext:value-type="float">
            <text:p>-150,1</text:p>
          </table:table-cell>
          <table:table-cell office:value-type="float" office:value="58" calcext:value-type="float">
            <text:p>58</text:p>
          </table:table-cell>
          <table:table-cell office:value-type="float" office:value="-42" calcext:value-type="float">
            <text:p>-42</text:p>
          </table:table-cell>
          <table:table-cell office:value-type="float" office:value="-142" calcext:value-type="float">
            <text:p>-1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51.05" calcext:value-type="float">
            <text:p>-151,05</text:p>
          </table:table-cell>
          <table:table-cell office:value-type="float" office:value="59" calcext:value-type="float">
            <text:p>59</text:p>
          </table:table-cell>
          <table:table-cell office:value-type="float" office:value="-41" calcext:value-type="float">
            <text:p>-41</text:p>
          </table:table-cell>
          <table:table-cell office:value-type="float" office:value="-141" calcext:value-type="float">
            <text:p>-14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52" calcext:value-type="float">
            <text:p>-152</text:p>
          </table:table-cell>
          <table:table-cell office:value-type="float" office:value="60" calcext:value-type="float">
            <text:p>60</text:p>
          </table:table-cell>
          <table:table-cell office:value-type="float" office:value="-40" calcext:value-type="float">
            <text:p>-40</text:p>
          </table:table-cell>
          <table:table-cell office:value-type="float" office:value="-140" calcext:value-type="float">
            <text:p>-1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52.95" calcext:value-type="float">
            <text:p>-152,95</text:p>
          </table:table-cell>
          <table:table-cell office:value-type="float" office:value="61" calcext:value-type="float">
            <text:p>61</text:p>
          </table:table-cell>
          <table:table-cell office:value-type="float" office:value="-39" calcext:value-type="float">
            <text:p>-39</text:p>
          </table:table-cell>
          <table:table-cell office:value-type="float" office:value="-139" calcext:value-type="float">
            <text:p>-13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153.9" calcext:value-type="float">
            <text:p>-153,9</text:p>
          </table:table-cell>
          <table:table-cell office:value-type="float" office:value="62" calcext:value-type="float">
            <text:p>62</text:p>
          </table:table-cell>
          <table:table-cell office:value-type="float" office:value="-38" calcext:value-type="float">
            <text:p>-38</text:p>
          </table:table-cell>
          <table:table-cell office:value-type="float" office:value="-138" calcext:value-type="float">
            <text:p>-13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54.85" calcext:value-type="float">
            <text:p>-154,85</text:p>
          </table:table-cell>
          <table:table-cell office:value-type="float" office:value="63" calcext:value-type="float">
            <text:p>63</text:p>
          </table:table-cell>
          <table:table-cell office:value-type="float" office:value="-37" calcext:value-type="float">
            <text:p>-37</text:p>
          </table:table-cell>
          <table:table-cell office:value-type="float" office:value="-137" calcext:value-type="float">
            <text:p>-13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155.8" calcext:value-type="float">
            <text:p>-155,8</text:p>
          </table:table-cell>
          <table:table-cell office:value-type="float" office:value="64" calcext:value-type="float">
            <text:p>64</text:p>
          </table:table-cell>
          <table:table-cell office:value-type="float" office:value="-36" calcext:value-type="float">
            <text:p>-36</text:p>
          </table:table-cell>
          <table:table-cell office:value-type="float" office:value="-136" calcext:value-type="float">
            <text:p>-13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56.75" calcext:value-type="float">
            <text:p>-156,75</text:p>
          </table:table-cell>
          <table:table-cell office:value-type="float" office:value="65" calcext:value-type="float">
            <text:p>65</text:p>
          </table:table-cell>
          <table:table-cell office:value-type="float" office:value="-35" calcext:value-type="float">
            <text:p>-35</text:p>
          </table:table-cell>
          <table:table-cell office:value-type="float" office:value="-135" calcext:value-type="float">
            <text:p>-13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157.7" calcext:value-type="float">
            <text:p>-157,7</text:p>
          </table:table-cell>
          <table:table-cell office:value-type="float" office:value="66" calcext:value-type="float">
            <text:p>66</text:p>
          </table:table-cell>
          <table:table-cell office:value-type="float" office:value="-34" calcext:value-type="float">
            <text:p>-34</text:p>
          </table:table-cell>
          <table:table-cell office:value-type="float" office:value="-134" calcext:value-type="float">
            <text:p>-1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58.65" calcext:value-type="float">
            <text:p>-158,65</text:p>
          </table:table-cell>
          <table:table-cell office:value-type="float" office:value="67" calcext:value-type="float">
            <text:p>67</text:p>
          </table:table-cell>
          <table:table-cell office:value-type="float" office:value="-33" calcext:value-type="float">
            <text:p>-33</text:p>
          </table:table-cell>
          <table:table-cell office:value-type="float" office:value="-133" calcext:value-type="float">
            <text:p>-13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159.6" calcext:value-type="float">
            <text:p>-159,6</text:p>
          </table:table-cell>
          <table:table-cell office:value-type="float" office:value="68" calcext:value-type="float">
            <text:p>68</text:p>
          </table:table-cell>
          <table:table-cell office:value-type="float" office:value="-32" calcext:value-type="float">
            <text:p>-32</text:p>
          </table:table-cell>
          <table:table-cell office:value-type="float" office:value="-132" calcext:value-type="float">
            <text:p>-13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60.55" calcext:value-type="float">
            <text:p>-160,55</text:p>
          </table:table-cell>
          <table:table-cell office:value-type="float" office:value="69" calcext:value-type="float">
            <text:p>69</text:p>
          </table:table-cell>
          <table:table-cell office:value-type="float" office:value="-31" calcext:value-type="float">
            <text:p>-31</text:p>
          </table:table-cell>
          <table:table-cell office:value-type="float" office:value="-131" calcext:value-type="float">
            <text:p>-13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61.5" calcext:value-type="float">
            <text:p>-161,5</text:p>
          </table:table-cell>
          <table:table-cell office:value-type="float" office:value="70" calcext:value-type="float">
            <text:p>70</text:p>
          </table:table-cell>
          <table:table-cell office:value-type="float" office:value="-30" calcext:value-type="float">
            <text:p>-30</text:p>
          </table:table-cell>
          <table:table-cell office:value-type="float" office:value="-130" calcext:value-type="float">
            <text:p>-13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62.45" calcext:value-type="float">
            <text:p>-162,45</text:p>
          </table:table-cell>
          <table:table-cell office:value-type="float" office:value="71" calcext:value-type="float">
            <text:p>71</text:p>
          </table:table-cell>
          <table:table-cell office:value-type="float" office:value="-29" calcext:value-type="float">
            <text:p>-29</text:p>
          </table:table-cell>
          <table:table-cell office:value-type="float" office:value="-129" calcext:value-type="float">
            <text:p>-12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63.4" calcext:value-type="float">
            <text:p>-163,4</text:p>
          </table:table-cell>
          <table:table-cell office:value-type="float" office:value="72" calcext:value-type="float">
            <text:p>72</text:p>
          </table:table-cell>
          <table:table-cell office:value-type="float" office:value="-28" calcext:value-type="float">
            <text:p>-28</text:p>
          </table:table-cell>
          <table:table-cell office:value-type="float" office:value="-128" calcext:value-type="float">
            <text:p>-12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64.35" calcext:value-type="float">
            <text:p>-164,35</text:p>
          </table:table-cell>
          <table:table-cell office:value-type="float" office:value="73" calcext:value-type="float">
            <text:p>73</text:p>
          </table:table-cell>
          <table:table-cell office:value-type="float" office:value="-27" calcext:value-type="float">
            <text:p>-27</text:p>
          </table:table-cell>
          <table:table-cell office:value-type="float" office:value="-127" calcext:value-type="float">
            <text:p>-12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165.3" calcext:value-type="float">
            <text:p>-165,3</text:p>
          </table:table-cell>
          <table:table-cell office:value-type="float" office:value="74" calcext:value-type="float">
            <text:p>74</text:p>
          </table:table-cell>
          <table:table-cell office:value-type="float" office:value="-26" calcext:value-type="float">
            <text:p>-26</text:p>
          </table:table-cell>
          <table:table-cell office:value-type="float" office:value="-126" calcext:value-type="float">
            <text:p>-12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66.25" calcext:value-type="float">
            <text:p>-166,25</text:p>
          </table:table-cell>
          <table:table-cell office:value-type="float" office:value="75" calcext:value-type="float">
            <text:p>75</text:p>
          </table:table-cell>
          <table:table-cell office:value-type="float" office:value="-25" calcext:value-type="float">
            <text:p>-25</text:p>
          </table:table-cell>
          <table:table-cell office:value-type="float" office:value="-125" calcext:value-type="float">
            <text:p>-1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167.2" calcext:value-type="float">
            <text:p>-167,2</text:p>
          </table:table-cell>
          <table:table-cell office:value-type="float" office:value="76" calcext:value-type="float">
            <text:p>76</text:p>
          </table:table-cell>
          <table:table-cell office:value-type="float" office:value="-24" calcext:value-type="float">
            <text:p>-24</text:p>
          </table:table-cell>
          <table:table-cell office:value-type="float" office:value="-124" calcext:value-type="float">
            <text:p>-12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68.15" calcext:value-type="float">
            <text:p>-168,15</text:p>
          </table:table-cell>
          <table:table-cell office:value-type="float" office:value="77" calcext:value-type="float">
            <text:p>77</text:p>
          </table:table-cell>
          <table:table-cell office:value-type="float" office:value="-23" calcext:value-type="float">
            <text:p>-23</text:p>
          </table:table-cell>
          <table:table-cell office:value-type="float" office:value="-123" calcext:value-type="float">
            <text:p>-12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169.1" calcext:value-type="float">
            <text:p>-169,1</text:p>
          </table:table-cell>
          <table:table-cell office:value-type="float" office:value="78" calcext:value-type="float">
            <text:p>78</text:p>
          </table:table-cell>
          <table:table-cell office:value-type="float" office:value="-22" calcext:value-type="float">
            <text:p>-22</text:p>
          </table:table-cell>
          <table:table-cell office:value-type="float" office:value="-122" calcext:value-type="float">
            <text:p>-12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70.05" calcext:value-type="float">
            <text:p>-170,05</text:p>
          </table:table-cell>
          <table:table-cell office:value-type="float" office:value="79" calcext:value-type="float">
            <text:p>79</text:p>
          </table:table-cell>
          <table:table-cell office:value-type="float" office:value="-21" calcext:value-type="float">
            <text:p>-21</text:p>
          </table:table-cell>
          <table:table-cell office:value-type="float" office:value="-121" calcext:value-type="float">
            <text:p>-12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71" calcext:value-type="float">
            <text:p>-171</text:p>
          </table:table-cell>
          <table:table-cell office:value-type="float" office:value="80" calcext:value-type="float">
            <text:p>80</text:p>
          </table:table-cell>
          <table:table-cell office:value-type="float" office:value="-20" calcext:value-type="float">
            <text:p>-20</text:p>
          </table:table-cell>
          <table:table-cell office:value-type="float" office:value="-120" calcext:value-type="float">
            <text:p>-12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71.95" calcext:value-type="float">
            <text:p>-171,95</text:p>
          </table:table-cell>
          <table:table-cell office:value-type="float" office:value="81" calcext:value-type="float">
            <text:p>81</text:p>
          </table:table-cell>
          <table:table-cell office:value-type="float" office:value="-19" calcext:value-type="float">
            <text:p>-19</text:p>
          </table:table-cell>
          <table:table-cell office:value-type="float" office:value="-119" calcext:value-type="float">
            <text:p>-11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72.9" calcext:value-type="float">
            <text:p>-172,9</text:p>
          </table:table-cell>
          <table:table-cell office:value-type="float" office:value="82" calcext:value-type="float">
            <text:p>82</text:p>
          </table:table-cell>
          <table:table-cell office:value-type="float" office:value="-18" calcext:value-type="float">
            <text:p>-18</text:p>
          </table:table-cell>
          <table:table-cell office:value-type="float" office:value="-118" calcext:value-type="float">
            <text:p>-11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73.85" calcext:value-type="float">
            <text:p>-173,85</text:p>
          </table:table-cell>
          <table:table-cell office:value-type="float" office:value="83" calcext:value-type="float">
            <text:p>83</text:p>
          </table:table-cell>
          <table:table-cell office:value-type="float" office:value="-17" calcext:value-type="float">
            <text:p>-17</text:p>
          </table:table-cell>
          <table:table-cell office:value-type="float" office:value="-117" calcext:value-type="float">
            <text:p>-11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74.8" calcext:value-type="float">
            <text:p>-174,8</text:p>
          </table:table-cell>
          <table:table-cell office:value-type="float" office:value="84" calcext:value-type="float">
            <text:p>84</text:p>
          </table:table-cell>
          <table:table-cell office:value-type="float" office:value="-16" calcext:value-type="float">
            <text:p>-16</text:p>
          </table:table-cell>
          <table:table-cell office:value-type="float" office:value="-116" calcext:value-type="float">
            <text:p>-11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75.75" calcext:value-type="float">
            <text:p>-175,75</text:p>
          </table:table-cell>
          <table:table-cell office:value-type="float" office:value="85" calcext:value-type="float">
            <text:p>85</text:p>
          </table:table-cell>
          <table:table-cell office:value-type="float" office:value="-15" calcext:value-type="float">
            <text:p>-15</text:p>
          </table:table-cell>
          <table:table-cell office:value-type="float" office:value="-115" calcext:value-type="float">
            <text:p>-11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76.7" calcext:value-type="float">
            <text:p>-176,7</text:p>
          </table:table-cell>
          <table:table-cell office:value-type="float" office:value="86" calcext:value-type="float">
            <text:p>86</text:p>
          </table:table-cell>
          <table:table-cell office:value-type="float" office:value="-14" calcext:value-type="float">
            <text:p>-14</text:p>
          </table:table-cell>
          <table:table-cell office:value-type="float" office:value="-114" calcext:value-type="float">
            <text:p>-11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77.65" calcext:value-type="float">
            <text:p>-177,65</text:p>
          </table:table-cell>
          <table:table-cell office:value-type="float" office:value="87" calcext:value-type="float">
            <text:p>87</text:p>
          </table:table-cell>
          <table:table-cell office:value-type="float" office:value="-13" calcext:value-type="float">
            <text:p>-13</text:p>
          </table:table-cell>
          <table:table-cell office:value-type="float" office:value="-113" calcext:value-type="float">
            <text:p>-11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178.6" calcext:value-type="float">
            <text:p>-178,6</text:p>
          </table:table-cell>
          <table:table-cell office:value-type="float" office:value="88" calcext:value-type="float">
            <text:p>88</text:p>
          </table:table-cell>
          <table:table-cell office:value-type="float" office:value="-12" calcext:value-type="float">
            <text:p>-12</text:p>
          </table:table-cell>
          <table:table-cell office:value-type="float" office:value="-112" calcext:value-type="float">
            <text:p>-11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79.55" calcext:value-type="float">
            <text:p>-179,55</text:p>
          </table:table-cell>
          <table:table-cell office:value-type="float" office:value="89" calcext:value-type="float">
            <text:p>89</text:p>
          </table:table-cell>
          <table:table-cell office:value-type="float" office:value="-11" calcext:value-type="float">
            <text:p>-11</text:p>
          </table:table-cell>
          <table:table-cell office:value-type="float" office:value="-111" calcext:value-type="float">
            <text:p>-11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80.5" calcext:value-type="float">
            <text:p>-180,5</text:p>
          </table:table-cell>
          <table:table-cell office:value-type="float" office:value="90" calcext:value-type="float">
            <text:p>90</text:p>
          </table:table-cell>
          <table:table-cell office:value-type="float" office:value="-10" calcext:value-type="float">
            <text:p>-10</text:p>
          </table:table-cell>
          <table:table-cell office:value-type="float" office:value="-110" calcext:value-type="float">
            <text:p>-1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81.45" calcext:value-type="float">
            <text:p>-181,45</text:p>
          </table:table-cell>
          <table:table-cell office:value-type="float" office:value="91" calcext:value-type="float">
            <text:p>91</text:p>
          </table:table-cell>
          <table:table-cell office:value-type="float" office:value="-9" calcext:value-type="float">
            <text:p>-9</text:p>
          </table:table-cell>
          <table:table-cell office:value-type="float" office:value="-109" calcext:value-type="float">
            <text:p>-10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82.4" calcext:value-type="float">
            <text:p>-182,4</text:p>
          </table:table-cell>
          <table:table-cell office:value-type="float" office:value="92" calcext:value-type="float">
            <text:p>92</text:p>
          </table:table-cell>
          <table:table-cell office:value-type="float" office:value="-8" calcext:value-type="float">
            <text:p>-8</text:p>
          </table:table-cell>
          <table:table-cell office:value-type="float" office:value="-108" calcext:value-type="float">
            <text:p>-1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83.35" calcext:value-type="float">
            <text:p>-183,35</text:p>
          </table:table-cell>
          <table:table-cell office:value-type="float" office:value="93" calcext:value-type="float">
            <text:p>93</text:p>
          </table:table-cell>
          <table:table-cell office:value-type="float" office:value="-7" calcext:value-type="float">
            <text:p>-7</text:p>
          </table:table-cell>
          <table:table-cell office:value-type="float" office:value="-107" calcext:value-type="float">
            <text:p>-10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184.3" calcext:value-type="float">
            <text:p>-184,3</text:p>
          </table:table-cell>
          <table:table-cell office:value-type="float" office:value="94" calcext:value-type="float">
            <text:p>94</text:p>
          </table:table-cell>
          <table:table-cell office:value-type="float" office:value="-6" calcext:value-type="float">
            <text:p>-6</text:p>
          </table:table-cell>
          <table:table-cell office:value-type="float" office:value="-106" calcext:value-type="float">
            <text:p>-10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85.25" calcext:value-type="float">
            <text:p>-185,25</text:p>
          </table:table-cell>
          <table:table-cell office:value-type="float" office:value="95" calcext:value-type="float">
            <text:p>95</text:p>
          </table:table-cell>
          <table:table-cell office:value-type="float" office:value="-5" calcext:value-type="float">
            <text:p>-5</text:p>
          </table:table-cell>
          <table:table-cell office:value-type="float" office:value="-105" calcext:value-type="float">
            <text:p>-10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186.2" calcext:value-type="float">
            <text:p>-186,2</text:p>
          </table:table-cell>
          <table:table-cell office:value-type="float" office:value="96" calcext:value-type="float">
            <text:p>96</text:p>
          </table:table-cell>
          <table:table-cell office:value-type="float" office:value="-4" calcext:value-type="float">
            <text:p>-4</text:p>
          </table:table-cell>
          <table:table-cell office:value-type="float" office:value="-104" calcext:value-type="float">
            <text:p>-10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87.15" calcext:value-type="float">
            <text:p>-187,15</text:p>
          </table:table-cell>
          <table:table-cell office:value-type="float" office:value="97" calcext:value-type="float">
            <text:p>97</text:p>
          </table:table-cell>
          <table:table-cell office:value-type="float" office:value="-3" calcext:value-type="float">
            <text:p>-3</text:p>
          </table:table-cell>
          <table:table-cell office:value-type="float" office:value="-103" calcext:value-type="float">
            <text:p>-10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188.1" calcext:value-type="float">
            <text:p>-188,1</text:p>
          </table:table-cell>
          <table:table-cell office:value-type="float" office:value="98" calcext:value-type="float">
            <text:p>98</text:p>
          </table:table-cell>
          <table:table-cell office:value-type="float" office:value="-2" calcext:value-type="float">
            <text:p>-2</text:p>
          </table:table-cell>
          <table:table-cell office:value-type="float" office:value="-102" calcext:value-type="float">
            <text:p>-10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89.05" calcext:value-type="float">
            <text:p>-189,05</text:p>
          </table:table-cell>
          <table:table-cell office:value-type="float" office:value="99" calcext:value-type="float">
            <text:p>99</text:p>
          </table:table-cell>
          <table:table-cell office:value-type="float" office:value="-1" calcext:value-type="float">
            <text:p>-1</text:p>
          </table:table-cell>
          <table:table-cell office:value-type="float" office:value="-101" calcext:value-type="float">
            <text:p>-10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90" calcext:value-type="float">
            <text:p>-1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90.95" calcext:value-type="float">
            <text:p>-190,95</text:p>
          </table:table-cell>
          <table:table-cell office:value-type="float" office:value="99.05" calcext:value-type="float">
            <text:p>99,05</text:p>
          </table:table-cell>
          <table:table-cell office:value-type="float" office:value="1" calcext:value-type="float">
            <text:p>1</text:p>
          </table:table-cell>
          <table:table-cell office:value-type="float" office:value="-99" calcext:value-type="float">
            <text:p>-99</text:p>
          </table:table-cell>
          <table:table-cell office:value-type="float" office:value="99.05" calcext:value-type="float">
            <text:p>99,0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91.9" calcext:value-type="float">
            <text:p>-191,9</text:p>
          </table:table-cell>
          <table:table-cell office:value-type="float" office:value="98.1" calcext:value-type="float">
            <text:p>98,1</text:p>
          </table:table-cell>
          <table:table-cell office:value-type="float" office:value="2" calcext:value-type="float">
            <text:p>2</text:p>
          </table:table-cell>
          <table:table-cell office:value-type="float" office:value="-98" calcext:value-type="float">
            <text:p>-98</text:p>
          </table:table-cell>
          <table:table-cell office:value-type="float" office:value="98.1" calcext:value-type="float">
            <text:p>98,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92.85" calcext:value-type="float">
            <text:p>-192,85</text:p>
          </table:table-cell>
          <table:table-cell office:value-type="float" office:value="97.15" calcext:value-type="float">
            <text:p>97,15</text:p>
          </table:table-cell>
          <table:table-cell office:value-type="float" office:value="3" calcext:value-type="float">
            <text:p>3</text:p>
          </table:table-cell>
          <table:table-cell office:value-type="float" office:value="-97" calcext:value-type="float">
            <text:p>-97</text:p>
          </table:table-cell>
          <table:table-cell office:value-type="float" office:value="97.15" calcext:value-type="float">
            <text:p>97,1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93.8" calcext:value-type="float">
            <text:p>-193,8</text:p>
          </table:table-cell>
          <table:table-cell office:value-type="float" office:value="96.2" calcext:value-type="float">
            <text:p>96,2</text:p>
          </table:table-cell>
          <table:table-cell office:value-type="float" office:value="4" calcext:value-type="float">
            <text:p>4</text:p>
          </table:table-cell>
          <table:table-cell office:value-type="float" office:value="-96" calcext:value-type="float">
            <text:p>-96</text:p>
          </table:table-cell>
          <table:table-cell office:value-type="float" office:value="96.2" calcext:value-type="float">
            <text:p>96,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94.75" calcext:value-type="float">
            <text:p>-194,75</text:p>
          </table:table-cell>
          <table:table-cell office:value-type="float" office:value="95.25" calcext:value-type="float">
            <text:p>95,25</text:p>
          </table:table-cell>
          <table:table-cell office:value-type="float" office:value="5" calcext:value-type="float">
            <text:p>5</text:p>
          </table:table-cell>
          <table:table-cell office:value-type="float" office:value="-95" calcext:value-type="float">
            <text:p>-95</text:p>
          </table:table-cell>
          <table:table-cell office:value-type="float" office:value="95.25" calcext:value-type="float">
            <text:p>95,2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95.7" calcext:value-type="float">
            <text:p>-195,7</text:p>
          </table:table-cell>
          <table:table-cell office:value-type="float" office:value="94.3" calcext:value-type="float">
            <text:p>94,3</text:p>
          </table:table-cell>
          <table:table-cell office:value-type="float" office:value="6" calcext:value-type="float">
            <text:p>6</text:p>
          </table:table-cell>
          <table:table-cell office:value-type="float" office:value="-94" calcext:value-type="float">
            <text:p>-94</text:p>
          </table:table-cell>
          <table:table-cell office:value-type="float" office:value="94.3" calcext:value-type="float">
            <text:p>94,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96.65" calcext:value-type="float">
            <text:p>-196,65</text:p>
          </table:table-cell>
          <table:table-cell office:value-type="float" office:value="93.35" calcext:value-type="float">
            <text:p>93,35</text:p>
          </table:table-cell>
          <table:table-cell office:value-type="float" office:value="7" calcext:value-type="float">
            <text:p>7</text:p>
          </table:table-cell>
          <table:table-cell office:value-type="float" office:value="-93" calcext:value-type="float">
            <text:p>-93</text:p>
          </table:table-cell>
          <table:table-cell office:value-type="float" office:value="93.35" calcext:value-type="float">
            <text:p>93,3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97.6" calcext:value-type="float">
            <text:p>-197,6</text:p>
          </table:table-cell>
          <table:table-cell office:value-type="float" office:value="92.4" calcext:value-type="float">
            <text:p>92,4</text:p>
          </table:table-cell>
          <table:table-cell office:value-type="float" office:value="8" calcext:value-type="float">
            <text:p>8</text:p>
          </table:table-cell>
          <table:table-cell office:value-type="float" office:value="-92" calcext:value-type="float">
            <text:p>-92</text:p>
          </table:table-cell>
          <table:table-cell office:value-type="float" office:value="92.4" calcext:value-type="float">
            <text:p>92,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98.55" calcext:value-type="float">
            <text:p>-198,55</text:p>
          </table:table-cell>
          <table:table-cell office:value-type="float" office:value="91.45" calcext:value-type="float">
            <text:p>91,45</text:p>
          </table:table-cell>
          <table:table-cell office:value-type="float" office:value="9" calcext:value-type="float">
            <text:p>9</text:p>
          </table:table-cell>
          <table:table-cell office:value-type="float" office:value="-91" calcext:value-type="float">
            <text:p>-91</text:p>
          </table:table-cell>
          <table:table-cell office:value-type="float" office:value="91.45" calcext:value-type="float">
            <text:p>91,4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99.5" calcext:value-type="float">
            <text:p>-199,5</text:p>
          </table:table-cell>
          <table:table-cell office:value-type="float" office:value="90.5" calcext:value-type="float">
            <text:p>90,5</text:p>
          </table:table-cell>
          <table:table-cell office:value-type="float" office:value="10" calcext:value-type="float">
            <text:p>10</text:p>
          </table:table-cell>
          <table:table-cell office:value-type="float" office:value="-90" calcext:value-type="float">
            <text:p>-90</text:p>
          </table:table-cell>
          <table:table-cell office:value-type="float" office:value="90.5" calcext:value-type="float">
            <text:p>90,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200.45" calcext:value-type="float">
            <text:p>-200,45</text:p>
          </table:table-cell>
          <table:table-cell office:value-type="float" office:value="89.55" calcext:value-type="float">
            <text:p>89,55</text:p>
          </table:table-cell>
          <table:table-cell office:value-type="float" office:value="11" calcext:value-type="float">
            <text:p>11</text:p>
          </table:table-cell>
          <table:table-cell office:value-type="float" office:value="-89" calcext:value-type="float">
            <text:p>-89</text:p>
          </table:table-cell>
          <table:table-cell office:value-type="float" office:value="89.55" calcext:value-type="float">
            <text:p>89,5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201.4" calcext:value-type="float">
            <text:p>-201,4</text:p>
          </table:table-cell>
          <table:table-cell office:value-type="float" office:value="88.6" calcext:value-type="float">
            <text:p>88,6</text:p>
          </table:table-cell>
          <table:table-cell office:value-type="float" office:value="12" calcext:value-type="float">
            <text:p>12</text:p>
          </table:table-cell>
          <table:table-cell office:value-type="float" office:value="-88" calcext:value-type="float">
            <text:p>-88</text:p>
          </table:table-cell>
          <table:table-cell office:value-type="float" office:value="88.6" calcext:value-type="float">
            <text:p>88,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202.35" calcext:value-type="float">
            <text:p>-202,35</text:p>
          </table:table-cell>
          <table:table-cell office:value-type="float" office:value="87.65" calcext:value-type="float">
            <text:p>87,65</text:p>
          </table:table-cell>
          <table:table-cell office:value-type="float" office:value="13" calcext:value-type="float">
            <text:p>13</text:p>
          </table:table-cell>
          <table:table-cell office:value-type="float" office:value="-87" calcext:value-type="float">
            <text:p>-87</text:p>
          </table:table-cell>
          <table:table-cell office:value-type="float" office:value="87.65" calcext:value-type="float">
            <text:p>87,6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203.3" calcext:value-type="float">
            <text:p>-203,3</text:p>
          </table:table-cell>
          <table:table-cell office:value-type="float" office:value="86.7" calcext:value-type="float">
            <text:p>86,7</text:p>
          </table:table-cell>
          <table:table-cell office:value-type="float" office:value="14" calcext:value-type="float">
            <text:p>14</text:p>
          </table:table-cell>
          <table:table-cell office:value-type="float" office:value="-86" calcext:value-type="float">
            <text:p>-86</text:p>
          </table:table-cell>
          <table:table-cell office:value-type="float" office:value="86.7" calcext:value-type="float">
            <text:p>86,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204.25" calcext:value-type="float">
            <text:p>-204,25</text:p>
          </table:table-cell>
          <table:table-cell office:value-type="float" office:value="85.75" calcext:value-type="float">
            <text:p>85,7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85.75" calcext:value-type="float">
            <text:p>85,7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205.2" calcext:value-type="float">
            <text:p>-205,2</text:p>
          </table:table-cell>
          <table:table-cell office:value-type="float" office:value="84.8" calcext:value-type="float">
            <text:p>84,8</text:p>
          </table:table-cell>
          <table:table-cell office:value-type="float" office:value="16" calcext:value-type="float">
            <text:p>16</text:p>
          </table:table-cell>
          <table:table-cell office:value-type="float" office:value="-84" calcext:value-type="float">
            <text:p>-84</text:p>
          </table:table-cell>
          <table:table-cell office:value-type="float" office:value="84.8" calcext:value-type="float">
            <text:p>84,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206.15" calcext:value-type="float">
            <text:p>-206,15</text:p>
          </table:table-cell>
          <table:table-cell office:value-type="float" office:value="83.85" calcext:value-type="float">
            <text:p>83,85</text:p>
          </table:table-cell>
          <table:table-cell office:value-type="float" office:value="17" calcext:value-type="float">
            <text:p>17</text:p>
          </table:table-cell>
          <table:table-cell office:value-type="float" office:value="-83" calcext:value-type="float">
            <text:p>-83</text:p>
          </table:table-cell>
          <table:table-cell office:value-type="float" office:value="83.85" calcext:value-type="float">
            <text:p>83,8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207.1" calcext:value-type="float">
            <text:p>-207,1</text:p>
          </table:table-cell>
          <table:table-cell office:value-type="float" office:value="82.9" calcext:value-type="float">
            <text:p>82,9</text:p>
          </table:table-cell>
          <table:table-cell office:value-type="float" office:value="18" calcext:value-type="float">
            <text:p>18</text:p>
          </table:table-cell>
          <table:table-cell office:value-type="float" office:value="-82" calcext:value-type="float">
            <text:p>-82</text:p>
          </table:table-cell>
          <table:table-cell office:value-type="float" office:value="82.9" calcext:value-type="float">
            <text:p>82,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208.05" calcext:value-type="float">
            <text:p>-208,05</text:p>
          </table:table-cell>
          <table:table-cell office:value-type="float" office:value="81.95" calcext:value-type="float">
            <text:p>81,95</text:p>
          </table:table-cell>
          <table:table-cell office:value-type="float" office:value="19" calcext:value-type="float">
            <text:p>19</text:p>
          </table:table-cell>
          <table:table-cell office:value-type="float" office:value="-81" calcext:value-type="float">
            <text:p>-81</text:p>
          </table:table-cell>
          <table:table-cell office:value-type="float" office:value="81.95" calcext:value-type="float">
            <text:p>81,9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209" calcext:value-type="float">
            <text:p>-209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-80" calcext:value-type="float">
            <text:p>-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209.95" calcext:value-type="float">
            <text:p>-209,95</text:p>
          </table:table-cell>
          <table:table-cell office:value-type="float" office:value="80.05" calcext:value-type="float">
            <text:p>80,05</text:p>
          </table:table-cell>
          <table:table-cell office:value-type="float" office:value="21" calcext:value-type="float">
            <text:p>21</text:p>
          </table:table-cell>
          <table:table-cell office:value-type="float" office:value="-79" calcext:value-type="float">
            <text:p>-79</text:p>
          </table:table-cell>
          <table:table-cell office:value-type="float" office:value="80.05" calcext:value-type="float">
            <text:p>80,0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210.9" calcext:value-type="float">
            <text:p>-210,9</text:p>
          </table:table-cell>
          <table:table-cell office:value-type="float" office:value="79.1" calcext:value-type="float">
            <text:p>79,1</text:p>
          </table:table-cell>
          <table:table-cell office:value-type="float" office:value="22" calcext:value-type="float">
            <text:p>22</text:p>
          </table:table-cell>
          <table:table-cell office:value-type="float" office:value="-78" calcext:value-type="float">
            <text:p>-78</text:p>
          </table:table-cell>
          <table:table-cell office:value-type="float" office:value="79.1" calcext:value-type="float">
            <text:p>79,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211.85" calcext:value-type="float">
            <text:p>-211,85</text:p>
          </table:table-cell>
          <table:table-cell office:value-type="float" office:value="78.15" calcext:value-type="float">
            <text:p>78,15</text:p>
          </table:table-cell>
          <table:table-cell office:value-type="float" office:value="23" calcext:value-type="float">
            <text:p>23</text:p>
          </table:table-cell>
          <table:table-cell office:value-type="float" office:value="-77" calcext:value-type="float">
            <text:p>-77</text:p>
          </table:table-cell>
          <table:table-cell office:value-type="float" office:value="78.15" calcext:value-type="float">
            <text:p>78,1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212.8" calcext:value-type="float">
            <text:p>-212,8</text:p>
          </table:table-cell>
          <table:table-cell office:value-type="float" office:value="77.2" calcext:value-type="float">
            <text:p>77,2</text:p>
          </table:table-cell>
          <table:table-cell office:value-type="float" office:value="24" calcext:value-type="float">
            <text:p>24</text:p>
          </table:table-cell>
          <table:table-cell office:value-type="float" office:value="-76" calcext:value-type="float">
            <text:p>-76</text:p>
          </table:table-cell>
          <table:table-cell office:value-type="float" office:value="77.2" calcext:value-type="float">
            <text:p>77,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213.75" calcext:value-type="float">
            <text:p>-213,75</text:p>
          </table:table-cell>
          <table:table-cell office:value-type="float" office:value="76.25" calcext:value-type="float">
            <text:p>76,25</text:p>
          </table:table-cell>
          <table:table-cell office:value-type="float" office:value="25" calcext:value-type="float">
            <text:p>25</text:p>
          </table:table-cell>
          <table:table-cell office:value-type="float" office:value="-75" calcext:value-type="float">
            <text:p>-75</text:p>
          </table:table-cell>
          <table:table-cell office:value-type="float" office:value="76.25" calcext:value-type="float">
            <text:p>76,2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214.7" calcext:value-type="float">
            <text:p>-214,7</text:p>
          </table:table-cell>
          <table:table-cell office:value-type="float" office:value="75.3" calcext:value-type="float">
            <text:p>75,3</text:p>
          </table:table-cell>
          <table:table-cell office:value-type="float" office:value="26" calcext:value-type="float">
            <text:p>26</text:p>
          </table:table-cell>
          <table:table-cell office:value-type="float" office:value="-74" calcext:value-type="float">
            <text:p>-74</text:p>
          </table:table-cell>
          <table:table-cell office:value-type="float" office:value="75.3" calcext:value-type="float">
            <text:p>75,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215.65" calcext:value-type="float">
            <text:p>-215,65</text:p>
          </table:table-cell>
          <table:table-cell office:value-type="float" office:value="74.35" calcext:value-type="float">
            <text:p>74,35</text:p>
          </table:table-cell>
          <table:table-cell office:value-type="float" office:value="27" calcext:value-type="float">
            <text:p>27</text:p>
          </table:table-cell>
          <table:table-cell office:value-type="float" office:value="-73" calcext:value-type="float">
            <text:p>-73</text:p>
          </table:table-cell>
          <table:table-cell office:value-type="float" office:value="74.35" calcext:value-type="float">
            <text:p>74,3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216.6" calcext:value-type="float">
            <text:p>-216,6</text:p>
          </table:table-cell>
          <table:table-cell office:value-type="float" office:value="73.4" calcext:value-type="float">
            <text:p>73,4</text:p>
          </table:table-cell>
          <table:table-cell office:value-type="float" office:value="28" calcext:value-type="float">
            <text:p>28</text:p>
          </table:table-cell>
          <table:table-cell office:value-type="float" office:value="-72" calcext:value-type="float">
            <text:p>-72</text:p>
          </table:table-cell>
          <table:table-cell office:value-type="float" office:value="73.4" calcext:value-type="float">
            <text:p>73,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217.55" calcext:value-type="float">
            <text:p>-217,55</text:p>
          </table:table-cell>
          <table:table-cell office:value-type="float" office:value="72.45" calcext:value-type="float">
            <text:p>72,45</text:p>
          </table:table-cell>
          <table:table-cell office:value-type="float" office:value="29" calcext:value-type="float">
            <text:p>29</text:p>
          </table:table-cell>
          <table:table-cell office:value-type="float" office:value="-71" calcext:value-type="float">
            <text:p>-71</text:p>
          </table:table-cell>
          <table:table-cell office:value-type="float" office:value="72.45" calcext:value-type="float">
            <text:p>72,4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218.5" calcext:value-type="float">
            <text:p>-218,5</text:p>
          </table:table-cell>
          <table:table-cell office:value-type="float" office:value="71.5" calcext:value-type="float">
            <text:p>71,5</text:p>
          </table:table-cell>
          <table:table-cell office:value-type="float" office:value="30" calcext:value-type="float">
            <text:p>30</text:p>
          </table:table-cell>
          <table:table-cell office:value-type="float" office:value="-70" calcext:value-type="float">
            <text:p>-70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219.45" calcext:value-type="float">
            <text:p>-219,45</text:p>
          </table:table-cell>
          <table:table-cell office:value-type="float" office:value="70.55" calcext:value-type="float">
            <text:p>70,55</text:p>
          </table:table-cell>
          <table:table-cell office:value-type="float" office:value="31" calcext:value-type="float">
            <text:p>31</text:p>
          </table:table-cell>
          <table:table-cell office:value-type="float" office:value="-69" calcext:value-type="float">
            <text:p>-69</text:p>
          </table:table-cell>
          <table:table-cell office:value-type="float" office:value="70.55" calcext:value-type="float">
            <text:p>70,5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220.4" calcext:value-type="float">
            <text:p>-220,4</text:p>
          </table:table-cell>
          <table:table-cell office:value-type="float" office:value="69.6" calcext:value-type="float">
            <text:p>69,6</text:p>
          </table:table-cell>
          <table:table-cell office:value-type="float" office:value="32" calcext:value-type="float">
            <text:p>32</text:p>
          </table:table-cell>
          <table:table-cell office:value-type="float" office:value="-68" calcext:value-type="float">
            <text:p>-68</text:p>
          </table:table-cell>
          <table:table-cell office:value-type="float" office:value="69.6" calcext:value-type="float">
            <text:p>69,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221.35" calcext:value-type="float">
            <text:p>-221,35</text:p>
          </table:table-cell>
          <table:table-cell office:value-type="float" office:value="68.65" calcext:value-type="float">
            <text:p>68,65</text:p>
          </table:table-cell>
          <table:table-cell office:value-type="float" office:value="33" calcext:value-type="float">
            <text:p>33</text:p>
          </table:table-cell>
          <table:table-cell office:value-type="float" office:value="-67" calcext:value-type="float">
            <text:p>-67</text:p>
          </table:table-cell>
          <table:table-cell office:value-type="float" office:value="68.65" calcext:value-type="float">
            <text:p>68,6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222.3" calcext:value-type="float">
            <text:p>-222,3</text:p>
          </table:table-cell>
          <table:table-cell office:value-type="float" office:value="67.7" calcext:value-type="float">
            <text:p>67,7</text:p>
          </table:table-cell>
          <table:table-cell office:value-type="float" office:value="34" calcext:value-type="float">
            <text:p>34</text:p>
          </table:table-cell>
          <table:table-cell office:value-type="float" office:value="-66" calcext:value-type="float">
            <text:p>-66</text:p>
          </table:table-cell>
          <table:table-cell office:value-type="float" office:value="67.7" calcext:value-type="float">
            <text:p>67,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223.25" calcext:value-type="float">
            <text:p>-223,25</text:p>
          </table:table-cell>
          <table:table-cell office:value-type="float" office:value="66.75" calcext:value-type="float">
            <text:p>66,75</text:p>
          </table:table-cell>
          <table:table-cell office:value-type="float" office:value="35" calcext:value-type="float">
            <text:p>35</text:p>
          </table:table-cell>
          <table:table-cell office:value-type="float" office:value="-65" calcext:value-type="float">
            <text:p>-65</text:p>
          </table:table-cell>
          <table:table-cell office:value-type="float" office:value="66.75" calcext:value-type="float">
            <text:p>66,7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224.2" calcext:value-type="float">
            <text:p>-224,2</text:p>
          </table:table-cell>
          <table:table-cell office:value-type="float" office:value="65.8" calcext:value-type="float">
            <text:p>65,8</text:p>
          </table:table-cell>
          <table:table-cell office:value-type="float" office:value="36" calcext:value-type="float">
            <text:p>36</text:p>
          </table:table-cell>
          <table:table-cell office:value-type="float" office:value="-64" calcext:value-type="float">
            <text:p>-64</text:p>
          </table:table-cell>
          <table:table-cell office:value-type="float" office:value="65.8" calcext:value-type="float">
            <text:p>65,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225.15" calcext:value-type="float">
            <text:p>-225,15</text:p>
          </table:table-cell>
          <table:table-cell office:value-type="float" office:value="64.85" calcext:value-type="float">
            <text:p>64,85</text:p>
          </table:table-cell>
          <table:table-cell office:value-type="float" office:value="37" calcext:value-type="float">
            <text:p>37</text:p>
          </table:table-cell>
          <table:table-cell office:value-type="float" office:value="-63" calcext:value-type="float">
            <text:p>-63</text:p>
          </table:table-cell>
          <table:table-cell office:value-type="float" office:value="64.85" calcext:value-type="float">
            <text:p>64,8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226.1" calcext:value-type="float">
            <text:p>-226,1</text:p>
          </table:table-cell>
          <table:table-cell office:value-type="float" office:value="63.9" calcext:value-type="float">
            <text:p>63,9</text:p>
          </table:table-cell>
          <table:table-cell office:value-type="float" office:value="38" calcext:value-type="float">
            <text:p>38</text:p>
          </table:table-cell>
          <table:table-cell office:value-type="float" office:value="-62" calcext:value-type="float">
            <text:p>-62</text:p>
          </table:table-cell>
          <table:table-cell office:value-type="float" office:value="63.9" calcext:value-type="float">
            <text:p>63,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227.05" calcext:value-type="float">
            <text:p>-227,05</text:p>
          </table:table-cell>
          <table:table-cell office:value-type="float" office:value="62.95" calcext:value-type="float">
            <text:p>62,95</text:p>
          </table:table-cell>
          <table:table-cell office:value-type="float" office:value="39" calcext:value-type="float">
            <text:p>39</text:p>
          </table:table-cell>
          <table:table-cell office:value-type="float" office:value="-61" calcext:value-type="float">
            <text:p>-61</text:p>
          </table:table-cell>
          <table:table-cell office:value-type="float" office:value="62.95" calcext:value-type="float">
            <text:p>62,9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228" calcext:value-type="float">
            <text:p>-228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-60" calcext:value-type="float">
            <text:p>-6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228.95" calcext:value-type="float">
            <text:p>-228,95</text:p>
          </table:table-cell>
          <table:table-cell office:value-type="float" office:value="61.05" calcext:value-type="float">
            <text:p>61,05</text:p>
          </table:table-cell>
          <table:table-cell office:value-type="float" office:value="41" calcext:value-type="float">
            <text:p>41</text:p>
          </table:table-cell>
          <table:table-cell office:value-type="float" office:value="-59" calcext:value-type="float">
            <text:p>-59</text:p>
          </table:table-cell>
          <table:table-cell office:value-type="float" office:value="61.05" calcext:value-type="float">
            <text:p>61,0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229.9" calcext:value-type="float">
            <text:p>-229,9</text:p>
          </table:table-cell>
          <table:table-cell office:value-type="float" office:value="60.1" calcext:value-type="float">
            <text:p>60,1</text:p>
          </table:table-cell>
          <table:table-cell office:value-type="float" office:value="42" calcext:value-type="float">
            <text:p>42</text:p>
          </table:table-cell>
          <table:table-cell office:value-type="float" office:value="-58" calcext:value-type="float">
            <text:p>-58</text:p>
          </table:table-cell>
          <table:table-cell office:value-type="float" office:value="60.1" calcext:value-type="float">
            <text:p>60,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230.85" calcext:value-type="float">
            <text:p>-230,85</text:p>
          </table:table-cell>
          <table:table-cell office:value-type="float" office:value="59.15" calcext:value-type="float">
            <text:p>59,15</text:p>
          </table:table-cell>
          <table:table-cell office:value-type="float" office:value="43" calcext:value-type="float">
            <text:p>43</text:p>
          </table:table-cell>
          <table:table-cell office:value-type="float" office:value="-57" calcext:value-type="float">
            <text:p>-57</text:p>
          </table:table-cell>
          <table:table-cell office:value-type="float" office:value="59.15" calcext:value-type="float">
            <text:p>59,1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231.8" calcext:value-type="float">
            <text:p>-231,8</text:p>
          </table:table-cell>
          <table:table-cell office:value-type="float" office:value="58.2" calcext:value-type="float">
            <text:p>58,2</text:p>
          </table:table-cell>
          <table:table-cell office:value-type="float" office:value="44" calcext:value-type="float">
            <text:p>44</text:p>
          </table:table-cell>
          <table:table-cell office:value-type="float" office:value="-56" calcext:value-type="float">
            <text:p>-56</text:p>
          </table:table-cell>
          <table:table-cell office:value-type="float" office:value="58.2" calcext:value-type="float">
            <text:p>58,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232.75" calcext:value-type="float">
            <text:p>-232,75</text:p>
          </table:table-cell>
          <table:table-cell office:value-type="float" office:value="57.25" calcext:value-type="float">
            <text:p>57,25</text:p>
          </table:table-cell>
          <table:table-cell office:value-type="float" office:value="45" calcext:value-type="float">
            <text:p>45</text:p>
          </table:table-cell>
          <table:table-cell office:value-type="float" office:value="-55" calcext:value-type="float">
            <text:p>-55</text:p>
          </table:table-cell>
          <table:table-cell office:value-type="float" office:value="57.25" calcext:value-type="float">
            <text:p>57,2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233.7" calcext:value-type="float">
            <text:p>-233,7</text:p>
          </table:table-cell>
          <table:table-cell office:value-type="float" office:value="56.3" calcext:value-type="float">
            <text:p>56,3</text:p>
          </table:table-cell>
          <table:table-cell office:value-type="float" office:value="46" calcext:value-type="float">
            <text:p>46</text:p>
          </table:table-cell>
          <table:table-cell office:value-type="float" office:value="-54" calcext:value-type="float">
            <text:p>-54</text:p>
          </table:table-cell>
          <table:table-cell office:value-type="float" office:value="56.3" calcext:value-type="float">
            <text:p>56,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234.65" calcext:value-type="float">
            <text:p>-234,65</text:p>
          </table:table-cell>
          <table:table-cell office:value-type="float" office:value="55.35" calcext:value-type="float">
            <text:p>55,35</text:p>
          </table:table-cell>
          <table:table-cell office:value-type="float" office:value="47" calcext:value-type="float">
            <text:p>47</text:p>
          </table:table-cell>
          <table:table-cell office:value-type="float" office:value="-53" calcext:value-type="float">
            <text:p>-53</text:p>
          </table:table-cell>
          <table:table-cell office:value-type="float" office:value="55.35" calcext:value-type="float">
            <text:p>55,3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235.6" calcext:value-type="float">
            <text:p>-235,6</text:p>
          </table:table-cell>
          <table:table-cell office:value-type="float" office:value="54.4" calcext:value-type="float">
            <text:p>54,4</text:p>
          </table:table-cell>
          <table:table-cell office:value-type="float" office:value="48" calcext:value-type="float">
            <text:p>48</text:p>
          </table:table-cell>
          <table:table-cell office:value-type="float" office:value="-52" calcext:value-type="float">
            <text:p>-52</text:p>
          </table:table-cell>
          <table:table-cell office:value-type="float" office:value="54.4" calcext:value-type="float">
            <text:p>54,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236.55" calcext:value-type="float">
            <text:p>-236,55</text:p>
          </table:table-cell>
          <table:table-cell office:value-type="float" office:value="53.45" calcext:value-type="float">
            <text:p>53,45</text:p>
          </table:table-cell>
          <table:table-cell office:value-type="float" office:value="49" calcext:value-type="float">
            <text:p>49</text:p>
          </table:table-cell>
          <table:table-cell office:value-type="float" office:value="-51" calcext:value-type="float">
            <text:p>-51</text:p>
          </table:table-cell>
          <table:table-cell office:value-type="float" office:value="53.45" calcext:value-type="float">
            <text:p>53,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237.5" calcext:value-type="float">
            <text:p>-237,5</text:p>
          </table:table-cell>
          <table:table-cell office:value-type="float" office:value="52.5" calcext:value-type="float">
            <text:p>52,5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238.45" calcext:value-type="float">
            <text:p>-238,45</text:p>
          </table:table-cell>
          <table:table-cell office:value-type="float" office:value="51.55" calcext:value-type="float">
            <text:p>51,55</text:p>
          </table:table-cell>
          <table:table-cell office:value-type="float" office:value="51" calcext:value-type="float">
            <text:p>51</text:p>
          </table:table-cell>
          <table:table-cell office:value-type="float" office:value="-49" calcext:value-type="float">
            <text:p>-49</text:p>
          </table:table-cell>
          <table:table-cell office:value-type="float" office:value="51.55" calcext:value-type="float">
            <text:p>51,5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239.4" calcext:value-type="float">
            <text:p>-239,4</text:p>
          </table:table-cell>
          <table:table-cell office:value-type="float" office:value="50.6" calcext:value-type="float">
            <text:p>50,6</text:p>
          </table:table-cell>
          <table:table-cell office:value-type="float" office:value="52" calcext:value-type="float">
            <text:p>52</text:p>
          </table:table-cell>
          <table:table-cell office:value-type="float" office:value="-48" calcext:value-type="float">
            <text:p>-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240.35" calcext:value-type="float">
            <text:p>-240,35</text:p>
          </table:table-cell>
          <table:table-cell office:value-type="float" office:value="49.65" calcext:value-type="float">
            <text:p>49,65</text:p>
          </table:table-cell>
          <table:table-cell office:value-type="float" office:value="53" calcext:value-type="float">
            <text:p>53</text:p>
          </table:table-cell>
          <table:table-cell office:value-type="float" office:value="-47" calcext:value-type="float">
            <text:p>-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241.3" calcext:value-type="float">
            <text:p>-241,3</text:p>
          </table:table-cell>
          <table:table-cell office:value-type="float" office:value="48.7" calcext:value-type="float">
            <text:p>48,7</text:p>
          </table:table-cell>
          <table:table-cell office:value-type="float" office:value="54" calcext:value-type="float">
            <text:p>54</text:p>
          </table:table-cell>
          <table:table-cell office:value-type="float" office:value="-46" calcext:value-type="float">
            <text:p>-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242.25" calcext:value-type="float">
            <text:p>-242,25</text:p>
          </table:table-cell>
          <table:table-cell office:value-type="float" office:value="47.75" calcext:value-type="float">
            <text:p>47,75</text:p>
          </table:table-cell>
          <table:table-cell office:value-type="float" office:value="55" calcext:value-type="float">
            <text:p>55</text:p>
          </table:table-cell>
          <table:table-cell office:value-type="float" office:value="-45" calcext:value-type="float">
            <text:p>-4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243.2" calcext:value-type="float">
            <text:p>-243,2</text:p>
          </table:table-cell>
          <table:table-cell office:value-type="float" office:value="46.8" calcext:value-type="float">
            <text:p>46,8</text:p>
          </table:table-cell>
          <table:table-cell office:value-type="float" office:value="56" calcext:value-type="float">
            <text:p>56</text:p>
          </table:table-cell>
          <table:table-cell office:value-type="float" office:value="-44" calcext:value-type="float">
            <text:p>-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244.15" calcext:value-type="float">
            <text:p>-244,15</text:p>
          </table:table-cell>
          <table:table-cell office:value-type="float" office:value="45.85" calcext:value-type="float">
            <text:p>45,85</text:p>
          </table:table-cell>
          <table:table-cell office:value-type="float" office:value="57" calcext:value-type="float">
            <text:p>57</text:p>
          </table:table-cell>
          <table:table-cell office:value-type="float" office:value="-43" calcext:value-type="float">
            <text:p>-4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245.1" calcext:value-type="float">
            <text:p>-245,1</text:p>
          </table:table-cell>
          <table:table-cell office:value-type="float" office:value="44.9" calcext:value-type="float">
            <text:p>44,9</text:p>
          </table:table-cell>
          <table:table-cell office:value-type="float" office:value="58" calcext:value-type="float">
            <text:p>58</text:p>
          </table:table-cell>
          <table:table-cell office:value-type="float" office:value="-42" calcext:value-type="float">
            <text:p>-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246.05" calcext:value-type="float">
            <text:p>-246,05</text:p>
          </table:table-cell>
          <table:table-cell office:value-type="float" office:value="43.95" calcext:value-type="float">
            <text:p>43,95</text:p>
          </table:table-cell>
          <table:table-cell office:value-type="float" office:value="59" calcext:value-type="float">
            <text:p>59</text:p>
          </table:table-cell>
          <table:table-cell office:value-type="float" office:value="-41" calcext:value-type="float">
            <text:p>-4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247" calcext:value-type="float">
            <text:p>-247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-40" calcext:value-type="float">
            <text:p>-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247.95" calcext:value-type="float">
            <text:p>-247,95</text:p>
          </table:table-cell>
          <table:table-cell office:value-type="float" office:value="42.05" calcext:value-type="float">
            <text:p>42,05</text:p>
          </table:table-cell>
          <table:table-cell office:value-type="float" office:value="61" calcext:value-type="float">
            <text:p>61</text:p>
          </table:table-cell>
          <table:table-cell office:value-type="float" office:value="-39" calcext:value-type="float">
            <text:p>-3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248.9" calcext:value-type="float">
            <text:p>-248,9</text:p>
          </table:table-cell>
          <table:table-cell office:value-type="float" office:value="41.1" calcext:value-type="float">
            <text:p>41,1</text:p>
          </table:table-cell>
          <table:table-cell office:value-type="float" office:value="62" calcext:value-type="float">
            <text:p>62</text:p>
          </table:table-cell>
          <table:table-cell office:value-type="float" office:value="-38" calcext:value-type="float">
            <text:p>-3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249.85" calcext:value-type="float">
            <text:p>-249,85</text:p>
          </table:table-cell>
          <table:table-cell office:value-type="float" office:value="40.15" calcext:value-type="float">
            <text:p>40,15</text:p>
          </table:table-cell>
          <table:table-cell office:value-type="float" office:value="63" calcext:value-type="float">
            <text:p>63</text:p>
          </table:table-cell>
          <table:table-cell office:value-type="float" office:value="-37" calcext:value-type="float">
            <text:p>-3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250.8" calcext:value-type="float">
            <text:p>-250,8</text:p>
          </table:table-cell>
          <table:table-cell office:value-type="float" office:value="39.2" calcext:value-type="float">
            <text:p>39,2</text:p>
          </table:table-cell>
          <table:table-cell office:value-type="float" office:value="64" calcext:value-type="float">
            <text:p>64</text:p>
          </table:table-cell>
          <table:table-cell office:value-type="float" office:value="-36" calcext:value-type="float">
            <text:p>-3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251.75" calcext:value-type="float">
            <text:p>-251,75</text:p>
          </table:table-cell>
          <table:table-cell office:value-type="float" office:value="38.25" calcext:value-type="float">
            <text:p>38,25</text:p>
          </table:table-cell>
          <table:table-cell office:value-type="float" office:value="65" calcext:value-type="float">
            <text:p>65</text:p>
          </table:table-cell>
          <table:table-cell office:value-type="float" office:value="-35" calcext:value-type="float">
            <text:p>-3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252.7" calcext:value-type="float">
            <text:p>-252,7</text:p>
          </table:table-cell>
          <table:table-cell office:value-type="float" office:value="37.3" calcext:value-type="float">
            <text:p>37,3</text:p>
          </table:table-cell>
          <table:table-cell office:value-type="float" office:value="66" calcext:value-type="float">
            <text:p>66</text:p>
          </table:table-cell>
          <table:table-cell office:value-type="float" office:value="-34" calcext:value-type="float">
            <text:p>-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253.65" calcext:value-type="float">
            <text:p>-253,65</text:p>
          </table:table-cell>
          <table:table-cell office:value-type="float" office:value="36.35" calcext:value-type="float">
            <text:p>36,35</text:p>
          </table:table-cell>
          <table:table-cell office:value-type="float" office:value="67" calcext:value-type="float">
            <text:p>67</text:p>
          </table:table-cell>
          <table:table-cell office:value-type="float" office:value="-33" calcext:value-type="float">
            <text:p>-3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254.6" calcext:value-type="float">
            <text:p>-254,6</text:p>
          </table:table-cell>
          <table:table-cell office:value-type="float" office:value="35.4" calcext:value-type="float">
            <text:p>35,4</text:p>
          </table:table-cell>
          <table:table-cell office:value-type="float" office:value="68" calcext:value-type="float">
            <text:p>68</text:p>
          </table:table-cell>
          <table:table-cell office:value-type="float" office:value="-32" calcext:value-type="float">
            <text:p>-3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255.55" calcext:value-type="float">
            <text:p>-255,55</text:p>
          </table:table-cell>
          <table:table-cell office:value-type="float" office:value="34.45" calcext:value-type="float">
            <text:p>34,45</text:p>
          </table:table-cell>
          <table:table-cell office:value-type="float" office:value="69" calcext:value-type="float">
            <text:p>69</text:p>
          </table:table-cell>
          <table:table-cell office:value-type="float" office:value="-31" calcext:value-type="float">
            <text:p>-3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256.5" calcext:value-type="float">
            <text:p>-256,5</text:p>
          </table:table-cell>
          <table:table-cell office:value-type="float" office:value="33.5" calcext:value-type="float">
            <text:p>33,5</text:p>
          </table:table-cell>
          <table:table-cell office:value-type="float" office:value="70" calcext:value-type="float">
            <text:p>70</text:p>
          </table:table-cell>
          <table:table-cell office:value-type="float" office:value="-30" calcext:value-type="float">
            <text:p>-3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257.45" calcext:value-type="float">
            <text:p>-257,45</text:p>
          </table:table-cell>
          <table:table-cell office:value-type="float" office:value="32.55" calcext:value-type="float">
            <text:p>32,55</text:p>
          </table:table-cell>
          <table:table-cell office:value-type="float" office:value="71" calcext:value-type="float">
            <text:p>71</text:p>
          </table:table-cell>
          <table:table-cell office:value-type="float" office:value="-29" calcext:value-type="float">
            <text:p>-2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258.4" calcext:value-type="float">
            <text:p>-258,4</text:p>
          </table:table-cell>
          <table:table-cell office:value-type="float" office:value="31.6" calcext:value-type="float">
            <text:p>31,6</text:p>
          </table:table-cell>
          <table:table-cell office:value-type="float" office:value="72" calcext:value-type="float">
            <text:p>72</text:p>
          </table:table-cell>
          <table:table-cell office:value-type="float" office:value="-28" calcext:value-type="float">
            <text:p>-2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259.35" calcext:value-type="float">
            <text:p>-259,35</text:p>
          </table:table-cell>
          <table:table-cell office:value-type="float" office:value="30.65" calcext:value-type="float">
            <text:p>30,65</text:p>
          </table:table-cell>
          <table:table-cell office:value-type="float" office:value="73" calcext:value-type="float">
            <text:p>73</text:p>
          </table:table-cell>
          <table:table-cell office:value-type="float" office:value="-27" calcext:value-type="float">
            <text:p>-2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260.3" calcext:value-type="float">
            <text:p>-260,3</text:p>
          </table:table-cell>
          <table:table-cell office:value-type="float" office:value="29.7" calcext:value-type="float">
            <text:p>29,7</text:p>
          </table:table-cell>
          <table:table-cell office:value-type="float" office:value="74" calcext:value-type="float">
            <text:p>74</text:p>
          </table:table-cell>
          <table:table-cell office:value-type="float" office:value="-26" calcext:value-type="float">
            <text:p>-2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261.25" calcext:value-type="float">
            <text:p>-261,25</text:p>
          </table:table-cell>
          <table:table-cell office:value-type="float" office:value="28.75" calcext:value-type="float">
            <text:p>28,75</text:p>
          </table:table-cell>
          <table:table-cell office:value-type="float" office:value="75" calcext:value-type="float">
            <text:p>75</text:p>
          </table:table-cell>
          <table:table-cell office:value-type="float" office:value="-25" calcext:value-type="float">
            <text:p>-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262.2" calcext:value-type="float">
            <text:p>-262,2</text:p>
          </table:table-cell>
          <table:table-cell office:value-type="float" office:value="27.8" calcext:value-type="float">
            <text:p>27,8</text:p>
          </table:table-cell>
          <table:table-cell office:value-type="float" office:value="76" calcext:value-type="float">
            <text:p>76</text:p>
          </table:table-cell>
          <table:table-cell office:value-type="float" office:value="-24" calcext:value-type="float">
            <text:p>-2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263.15" calcext:value-type="float">
            <text:p>-263,15</text:p>
          </table:table-cell>
          <table:table-cell office:value-type="float" office:value="26.85" calcext:value-type="float">
            <text:p>26,85</text:p>
          </table:table-cell>
          <table:table-cell office:value-type="float" office:value="77" calcext:value-type="float">
            <text:p>77</text:p>
          </table:table-cell>
          <table:table-cell office:value-type="float" office:value="-23" calcext:value-type="float">
            <text:p>-2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264.1" calcext:value-type="float">
            <text:p>-264,1</text:p>
          </table:table-cell>
          <table:table-cell office:value-type="float" office:value="25.9" calcext:value-type="float">
            <text:p>25,9</text:p>
          </table:table-cell>
          <table:table-cell office:value-type="float" office:value="78" calcext:value-type="float">
            <text:p>78</text:p>
          </table:table-cell>
          <table:table-cell office:value-type="float" office:value="-22" calcext:value-type="float">
            <text:p>-2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265.05" calcext:value-type="float">
            <text:p>-265,05</text:p>
          </table:table-cell>
          <table:table-cell office:value-type="float" office:value="24.95" calcext:value-type="float">
            <text:p>24,95</text:p>
          </table:table-cell>
          <table:table-cell office:value-type="float" office:value="79" calcext:value-type="float">
            <text:p>79</text:p>
          </table:table-cell>
          <table:table-cell office:value-type="float" office:value="-21" calcext:value-type="float">
            <text:p>-2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266" calcext:value-type="float">
            <text:p>-266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-20" calcext:value-type="float">
            <text:p>-2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266.95" calcext:value-type="float">
            <text:p>-266,95</text:p>
          </table:table-cell>
          <table:table-cell office:value-type="float" office:value="23.05" calcext:value-type="float">
            <text:p>23,05</text:p>
          </table:table-cell>
          <table:table-cell office:value-type="float" office:value="81" calcext:value-type="float">
            <text:p>81</text:p>
          </table:table-cell>
          <table:table-cell office:value-type="float" office:value="-19" calcext:value-type="float">
            <text:p>-1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267.9" calcext:value-type="float">
            <text:p>-267,9</text:p>
          </table:table-cell>
          <table:table-cell office:value-type="float" office:value="22.1" calcext:value-type="float">
            <text:p>22,1</text:p>
          </table:table-cell>
          <table:table-cell office:value-type="float" office:value="82" calcext:value-type="float">
            <text:p>82</text:p>
          </table:table-cell>
          <table:table-cell office:value-type="float" office:value="-18" calcext:value-type="float">
            <text:p>-1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268.85" calcext:value-type="float">
            <text:p>-268,85</text:p>
          </table:table-cell>
          <table:table-cell office:value-type="float" office:value="21.15" calcext:value-type="float">
            <text:p>21,15</text:p>
          </table:table-cell>
          <table:table-cell office:value-type="float" office:value="83" calcext:value-type="float">
            <text:p>83</text:p>
          </table:table-cell>
          <table:table-cell office:value-type="float" office:value="-17" calcext:value-type="float">
            <text:p>-1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269.8" calcext:value-type="float">
            <text:p>-269,8</text:p>
          </table:table-cell>
          <table:table-cell office:value-type="float" office:value="20.2" calcext:value-type="float">
            <text:p>20,2</text:p>
          </table:table-cell>
          <table:table-cell office:value-type="float" office:value="84" calcext:value-type="float">
            <text:p>84</text:p>
          </table:table-cell>
          <table:table-cell office:value-type="float" office:value="-16" calcext:value-type="float">
            <text:p>-1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270.75" calcext:value-type="float">
            <text:p>-270,75</text:p>
          </table:table-cell>
          <table:table-cell office:value-type="float" office:value="19.25" calcext:value-type="float">
            <text:p>19,25</text:p>
          </table:table-cell>
          <table:table-cell office:value-type="float" office:value="85" calcext:value-type="float">
            <text:p>85</text:p>
          </table:table-cell>
          <table:table-cell office:value-type="float" office:value="-15" calcext:value-type="float">
            <text:p>-1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271.7" calcext:value-type="float">
            <text:p>-271,7</text:p>
          </table:table-cell>
          <table:table-cell office:value-type="float" office:value="18.3" calcext:value-type="float">
            <text:p>18,3</text:p>
          </table:table-cell>
          <table:table-cell office:value-type="float" office:value="86" calcext:value-type="float">
            <text:p>86</text:p>
          </table:table-cell>
          <table:table-cell office:value-type="float" office:value="-14" calcext:value-type="float">
            <text:p>-1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272.65" calcext:value-type="float">
            <text:p>-272,65</text:p>
          </table:table-cell>
          <table:table-cell office:value-type="float" office:value="17.35" calcext:value-type="float">
            <text:p>17,35</text:p>
          </table:table-cell>
          <table:table-cell office:value-type="float" office:value="87" calcext:value-type="float">
            <text:p>87</text:p>
          </table:table-cell>
          <table:table-cell office:value-type="float" office:value="-13" calcext:value-type="float">
            <text:p>-1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273.6" calcext:value-type="float">
            <text:p>-273,6</text:p>
          </table:table-cell>
          <table:table-cell office:value-type="float" office:value="16.4" calcext:value-type="float">
            <text:p>16,4</text:p>
          </table:table-cell>
          <table:table-cell office:value-type="float" office:value="88" calcext:value-type="float">
            <text:p>88</text:p>
          </table:table-cell>
          <table:table-cell office:value-type="float" office:value="-12" calcext:value-type="float">
            <text:p>-1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274.55" calcext:value-type="float">
            <text:p>-274,55</text:p>
          </table:table-cell>
          <table:table-cell office:value-type="float" office:value="15.45" calcext:value-type="float">
            <text:p>15,45</text:p>
          </table:table-cell>
          <table:table-cell office:value-type="float" office:value="89" calcext:value-type="float">
            <text:p>89</text:p>
          </table:table-cell>
          <table:table-cell office:value-type="float" office:value="-11" calcext:value-type="float">
            <text:p>-1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275.5" calcext:value-type="float">
            <text:p>-275,5</text:p>
          </table:table-cell>
          <table:table-cell office:value-type="float" office:value="14.5" calcext:value-type="float">
            <text:p>14,5</text:p>
          </table:table-cell>
          <table:table-cell office:value-type="float" office:value="90" calcext:value-type="float">
            <text:p>90</text:p>
          </table:table-cell>
          <table:table-cell office:value-type="float" office:value="-10" calcext:value-type="float">
            <text:p>-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276.45" calcext:value-type="float">
            <text:p>-276,45</text:p>
          </table:table-cell>
          <table:table-cell office:value-type="float" office:value="13.55" calcext:value-type="float">
            <text:p>13,55</text:p>
          </table:table-cell>
          <table:table-cell office:value-type="float" office:value="91" calcext:value-type="float">
            <text:p>91</text:p>
          </table:table-cell>
          <table:table-cell office:value-type="float" office:value="-9" calcext:value-type="float">
            <text:p>-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277.4" calcext:value-type="float">
            <text:p>-277,4</text:p>
          </table:table-cell>
          <table:table-cell office:value-type="float" office:value="12.6" calcext:value-type="float">
            <text:p>12,6</text:p>
          </table:table-cell>
          <table:table-cell office:value-type="float" office:value="92" calcext:value-type="float">
            <text:p>92</text:p>
          </table:table-cell>
          <table:table-cell office:value-type="float" office:value="-8" calcext:value-type="float">
            <text:p>-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278.35" calcext:value-type="float">
            <text:p>-278,35</text:p>
          </table:table-cell>
          <table:table-cell office:value-type="float" office:value="11.65" calcext:value-type="float">
            <text:p>11,65</text:p>
          </table:table-cell>
          <table:table-cell office:value-type="float" office:value="93" calcext:value-type="float">
            <text:p>93</text:p>
          </table:table-cell>
          <table:table-cell office:value-type="float" office:value="-7" calcext:value-type="float">
            <text:p>-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279.3" calcext:value-type="float">
            <text:p>-279,3</text:p>
          </table:table-cell>
          <table:table-cell office:value-type="float" office:value="10.7" calcext:value-type="float">
            <text:p>10,7</text:p>
          </table:table-cell>
          <table:table-cell office:value-type="float" office:value="94" calcext:value-type="float">
            <text:p>94</text:p>
          </table:table-cell>
          <table:table-cell office:value-type="float" office:value="-6" calcext:value-type="float">
            <text:p>-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280.25" calcext:value-type="float">
            <text:p>-280,25</text:p>
          </table:table-cell>
          <table:table-cell office:value-type="float" office:value="9.75" calcext:value-type="float">
            <text:p>9,75</text:p>
          </table:table-cell>
          <table:table-cell office:value-type="float" office:value="95" calcext:value-type="float">
            <text:p>95</text:p>
          </table:table-cell>
          <table:table-cell office:value-type="float" office:value="-5" calcext:value-type="float">
            <text:p>-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281.2" calcext:value-type="float">
            <text:p>-281,2</text:p>
          </table:table-cell>
          <table:table-cell office:value-type="float" office:value="8.80000000000001" calcext:value-type="float">
            <text:p>8,8</text:p>
          </table:table-cell>
          <table:table-cell office:value-type="float" office:value="96" calcext:value-type="float">
            <text:p>96</text:p>
          </table:table-cell>
          <table:table-cell office:value-type="float" office:value="-4" calcext:value-type="float">
            <text:p>-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282.15" calcext:value-type="float">
            <text:p>-282,15</text:p>
          </table:table-cell>
          <table:table-cell office:value-type="float" office:value="7.85000000000002" calcext:value-type="float">
            <text:p>7,85</text:p>
          </table:table-cell>
          <table:table-cell office:value-type="float" office:value="97" calcext:value-type="float">
            <text:p>97</text:p>
          </table:table-cell>
          <table:table-cell office:value-type="float" office:value="-3" calcext:value-type="float">
            <text:p>-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283.1" calcext:value-type="float">
            <text:p>-283,1</text:p>
          </table:table-cell>
          <table:table-cell office:value-type="float" office:value="6.90000000000001" calcext:value-type="float">
            <text:p>6,9</text:p>
          </table:table-cell>
          <table:table-cell office:value-type="float" office:value="98" calcext:value-type="float">
            <text:p>98</text:p>
          </table:table-cell>
          <table:table-cell office:value-type="float" office:value="-2" calcext:value-type="float">
            <text:p>-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284.05" calcext:value-type="float">
            <text:p>-284,05</text:p>
          </table:table-cell>
          <table:table-cell office:value-type="float" office:value="5.94999999999999" calcext:value-type="float">
            <text:p>5,95</text:p>
          </table:table-cell>
          <table:table-cell office:value-type="float" office:value="99" calcext:value-type="float">
            <text:p>99</text:p>
          </table:table-cell>
          <table:table-cell office:value-type="float" office:value="-1" calcext:value-type="float">
            <text:p>-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285" calcext:value-type="float">
            <text:p>-28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285.95" calcext:value-type="float">
            <text:p>-285,95</text:p>
          </table:table-cell>
          <table:table-cell office:value-type="float" office:value="4.05000000000001" calcext:value-type="float">
            <text:p>4,05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286.9" calcext:value-type="float">
            <text:p>-286,9</text:p>
          </table:table-cell>
          <table:table-cell office:value-type="float" office:value="3.10000000000002" calcext:value-type="float">
            <text:p>3,1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287.85" calcext:value-type="float">
            <text:p>-287,85</text:p>
          </table:table-cell>
          <table:table-cell office:value-type="float" office:value="2.15000000000001" calcext:value-type="float">
            <text:p>2,15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288.8" calcext:value-type="float">
            <text:p>-288,8</text:p>
          </table:table-cell>
          <table:table-cell office:value-type="float" office:value="1.19999999999999" calcext:value-type="float">
            <text:p>1,2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289.75" calcext:value-type="float">
            <text:p>-289,75</text:p>
          </table:table-cell>
          <table:table-cell office:value-type="float" office:value="0.25" calcext:value-type="float">
            <text:p>0,25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290.7" calcext:value-type="float">
            <text:p>-290,7</text:p>
          </table:table-cell>
          <table:table-cell office:value-type="float" office:value="-0.699999999999989" calcext:value-type="float">
            <text:p>-0,7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291.65" calcext:value-type="float">
            <text:p>-291,65</text:p>
          </table:table-cell>
          <table:table-cell office:value-type="float" office:value="-1.64999999999998" calcext:value-type="float">
            <text:p>-1,65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292.6" calcext:value-type="float">
            <text:p>-292,6</text:p>
          </table:table-cell>
          <table:table-cell office:value-type="float" office:value="-2.59999999999999" calcext:value-type="float">
            <text:p>-2,6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293.55" calcext:value-type="float">
            <text:p>-293,55</text:p>
          </table:table-cell>
          <table:table-cell office:value-type="float" office:value="-3.55000000000001" calcext:value-type="float">
            <text:p>-3,55</text:p>
          </table:table-cell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294.5" calcext:value-type="float">
            <text:p>-294,5</text:p>
          </table:table-cell>
          <table:table-cell office:value-type="float" office:value="-4.5" calcext:value-type="float">
            <text:p>-4,5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295.45" calcext:value-type="float">
            <text:p>-295,45</text:p>
          </table:table-cell>
          <table:table-cell office:value-type="float" office:value="-5.44999999999999" calcext:value-type="float">
            <text:p>-5,45</text:p>
          </table:table-cell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296.4" calcext:value-type="float">
            <text:p>-296,4</text:p>
          </table:table-cell>
          <table:table-cell office:value-type="float" office:value="-6.39999999999998" calcext:value-type="float">
            <text:p>-6,4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297.35" calcext:value-type="float">
            <text:p>-297,35</text:p>
          </table:table-cell>
          <table:table-cell office:value-type="float" office:value="-7.34999999999999" calcext:value-type="float">
            <text:p>-7,35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298.3" calcext:value-type="float">
            <text:p>-298,3</text:p>
          </table:table-cell>
          <table:table-cell office:value-type="float" office:value="-8.30000000000001" calcext:value-type="float">
            <text:p>-8,3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299.25" calcext:value-type="float">
            <text:p>-299,25</text:p>
          </table:table-cell>
          <table:table-cell office:value-type="float" office:value="-9.25" calcext:value-type="float">
            <text:p>-9,25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300.2" calcext:value-type="float">
            <text:p>-300,2</text:p>
          </table:table-cell>
          <table:table-cell office:value-type="float" office:value="-10.2" calcext:value-type="float">
            <text:p>-10,2</text:p>
          </table:table-cell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301.15" calcext:value-type="float">
            <text:p>-301,15</text:p>
          </table:table-cell>
          <table:table-cell office:value-type="float" office:value="-11.15" calcext:value-type="float">
            <text:p>-11,15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302.1" calcext:value-type="float">
            <text:p>-302,1</text:p>
          </table:table-cell>
          <table:table-cell office:value-type="float" office:value="-12.1" calcext:value-type="float">
            <text:p>-12,1</text:p>
          </table:table-cell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303.05" calcext:value-type="float">
            <text:p>-303,05</text:p>
          </table:table-cell>
          <table:table-cell office:value-type="float" office:value="-13.05" calcext:value-type="float">
            <text:p>-13,05</text:p>
          </table:table-cell>
          <table:table-cell office:value-type="float" office:value="119" calcext:value-type="float">
            <text:p>119</text:p>
          </table:table-cell>
          <table:table-cell office:value-type="float" office:value="19" calcext:value-type="float">
            <text:p>1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304" calcext:value-type="float">
            <text:p>-304</text:p>
          </table:table-cell>
          <table:table-cell office:value-type="float" office:value="-14" calcext:value-type="float">
            <text:p>-14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304.95" calcext:value-type="float">
            <text:p>-304,95</text:p>
          </table:table-cell>
          <table:table-cell office:value-type="float" office:value="-14.95" calcext:value-type="float">
            <text:p>-14,95</text:p>
          </table:table-cell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305.9" calcext:value-type="float">
            <text:p>-305,9</text:p>
          </table:table-cell>
          <table:table-cell office:value-type="float" office:value="-15.9" calcext:value-type="float">
            <text:p>-15,9</text:p>
          </table:table-cell>
          <table:table-cell office:value-type="float" office:value="122" calcext:value-type="float">
            <text:p>122</text:p>
          </table:table-cell>
          <table:table-cell office:value-type="float" office:value="22" calcext:value-type="float">
            <text:p>2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306.85" calcext:value-type="float">
            <text:p>-306,85</text:p>
          </table:table-cell>
          <table:table-cell office:value-type="float" office:value="-16.85" calcext:value-type="float">
            <text:p>-16,85</text:p>
          </table:table-cell>
          <table:table-cell office:value-type="float" office:value="123" calcext:value-type="float">
            <text:p>123</text:p>
          </table:table-cell>
          <table:table-cell office:value-type="float" office:value="23" calcext:value-type="float">
            <text:p>2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307.8" calcext:value-type="float">
            <text:p>-307,8</text:p>
          </table:table-cell>
          <table:table-cell office:value-type="float" office:value="-17.8" calcext:value-type="float">
            <text:p>-17,8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308.75" calcext:value-type="float">
            <text:p>-308,75</text:p>
          </table:table-cell>
          <table:table-cell office:value-type="float" office:value="-18.75" calcext:value-type="float">
            <text:p>-18,7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309.7" calcext:value-type="float">
            <text:p>-309,7</text:p>
          </table:table-cell>
          <table:table-cell office:value-type="float" office:value="-19.7" calcext:value-type="float">
            <text:p>-19,7</text:p>
          </table:table-cell>
          <table:table-cell office:value-type="float" office:value="126" calcext:value-type="float">
            <text:p>126</text:p>
          </table:table-cell>
          <table:table-cell office:value-type="float" office:value="26" calcext:value-type="float">
            <text:p>2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310.65" calcext:value-type="float">
            <text:p>-310,65</text:p>
          </table:table-cell>
          <table:table-cell office:value-type="float" office:value="-20.65" calcext:value-type="float">
            <text:p>-20,65</text:p>
          </table:table-cell>
          <table:table-cell office:value-type="float" office:value="127" calcext:value-type="float">
            <text:p>127</text:p>
          </table:table-cell>
          <table:table-cell office:value-type="float" office:value="27" calcext:value-type="float">
            <text:p>2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311.6" calcext:value-type="float">
            <text:p>-311,6</text:p>
          </table:table-cell>
          <table:table-cell office:value-type="float" office:value="-21.6" calcext:value-type="float">
            <text:p>-21,6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312.55" calcext:value-type="float">
            <text:p>-312,55</text:p>
          </table:table-cell>
          <table:table-cell office:value-type="float" office:value="-22.55" calcext:value-type="float">
            <text:p>-22,55</text:p>
          </table:table-cell>
          <table:table-cell office:value-type="float" office:value="129" calcext:value-type="float">
            <text:p>129</text:p>
          </table:table-cell>
          <table:table-cell office:value-type="float" office:value="29" calcext:value-type="float">
            <text:p>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313.5" calcext:value-type="float">
            <text:p>-313,5</text:p>
          </table:table-cell>
          <table:table-cell office:value-type="float" office:value="-23.5" calcext:value-type="float">
            <text:p>-23,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314.45" calcext:value-type="float">
            <text:p>-314,45</text:p>
          </table:table-cell>
          <table:table-cell office:value-type="float" office:value="-24.45" calcext:value-type="float">
            <text:p>-24,45</text:p>
          </table:table-cell>
          <table:table-cell office:value-type="float" office:value="131" calcext:value-type="float">
            <text:p>131</text:p>
          </table:table-cell>
          <table:table-cell office:value-type="float" office:value="31" calcext:value-type="float">
            <text:p>3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315.4" calcext:value-type="float">
            <text:p>-315,4</text:p>
          </table:table-cell>
          <table:table-cell office:value-type="float" office:value="-25.4" calcext:value-type="float">
            <text:p>-25,4</text:p>
          </table:table-cell>
          <table:table-cell office:value-type="float" office:value="132" calcext:value-type="float">
            <text:p>132</text:p>
          </table:table-cell>
          <table:table-cell office:value-type="float" office:value="32" calcext:value-type="float">
            <text:p>3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316.35" calcext:value-type="float">
            <text:p>-316,35</text:p>
          </table:table-cell>
          <table:table-cell office:value-type="float" office:value="-26.35" calcext:value-type="float">
            <text:p>-26,35</text:p>
          </table:table-cell>
          <table:table-cell office:value-type="float" office:value="133" calcext:value-type="float">
            <text:p>133</text:p>
          </table:table-cell>
          <table:table-cell office:value-type="float" office:value="33" calcext:value-type="float">
            <text:p>3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317.3" calcext:value-type="float">
            <text:p>-317,3</text:p>
          </table:table-cell>
          <table:table-cell office:value-type="float" office:value="-27.3" calcext:value-type="float">
            <text:p>-27,3</text:p>
          </table:table-cell>
          <table:table-cell office:value-type="float" office:value="134" calcext:value-type="float">
            <text:p>134</text:p>
          </table:table-cell>
          <table:table-cell office:value-type="float" office:value="34" calcext:value-type="float">
            <text:p>3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318.25" calcext:value-type="float">
            <text:p>-318,25</text:p>
          </table:table-cell>
          <table:table-cell office:value-type="float" office:value="-28.25" calcext:value-type="float">
            <text:p>-28,25</text:p>
          </table:table-cell>
          <table:table-cell office:value-type="float" office:value="135" calcext:value-type="float">
            <text:p>135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319.2" calcext:value-type="float">
            <text:p>-319,2</text:p>
          </table:table-cell>
          <table:table-cell office:value-type="float" office:value="-29.2" calcext:value-type="float">
            <text:p>-29,2</text:p>
          </table:table-cell>
          <table:table-cell office:value-type="float" office:value="136" calcext:value-type="float">
            <text:p>136</text:p>
          </table:table-cell>
          <table:table-cell office:value-type="float" office:value="36" calcext:value-type="float">
            <text:p>3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320.15" calcext:value-type="float">
            <text:p>-320,15</text:p>
          </table:table-cell>
          <table:table-cell office:value-type="float" office:value="-30.15" calcext:value-type="float">
            <text:p>-30,15</text:p>
          </table:table-cell>
          <table:table-cell office:value-type="float" office:value="137" calcext:value-type="float">
            <text:p>137</text:p>
          </table:table-cell>
          <table:table-cell office:value-type="float" office:value="37" calcext:value-type="float">
            <text:p>3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321.1" calcext:value-type="float">
            <text:p>-321,1</text:p>
          </table:table-cell>
          <table:table-cell office:value-type="float" office:value="-31.1" calcext:value-type="float">
            <text:p>-31,1</text:p>
          </table:table-cell>
          <table:table-cell office:value-type="float" office:value="138" calcext:value-type="float">
            <text:p>138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322.05" calcext:value-type="float">
            <text:p>-322,05</text:p>
          </table:table-cell>
          <table:table-cell office:value-type="float" office:value="-32.05" calcext:value-type="float">
            <text:p>-32,05</text:p>
          </table:table-cell>
          <table:table-cell office:value-type="float" office:value="139" calcext:value-type="float">
            <text:p>139</text:p>
          </table:table-cell>
          <table:table-cell office:value-type="float" office:value="39" calcext:value-type="float">
            <text:p>3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323" calcext:value-type="float">
            <text:p>-323</text:p>
          </table:table-cell>
          <table:table-cell office:value-type="float" office:value="-33" calcext:value-type="float">
            <text:p>-33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323.95" calcext:value-type="float">
            <text:p>-323,95</text:p>
          </table:table-cell>
          <table:table-cell office:value-type="float" office:value="-33.95" calcext:value-type="float">
            <text:p>-33,95</text:p>
          </table:table-cell>
          <table:table-cell office:value-type="float" office:value="141" calcext:value-type="float">
            <text:p>141</text:p>
          </table:table-cell>
          <table:table-cell office:value-type="float" office:value="41" calcext:value-type="float">
            <text:p>4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324.9" calcext:value-type="float">
            <text:p>-324,9</text:p>
          </table:table-cell>
          <table:table-cell office:value-type="float" office:value="-34.9" calcext:value-type="float">
            <text:p>-34,9</text:p>
          </table:table-cell>
          <table:table-cell office:value-type="float" office:value="142" calcext:value-type="float">
            <text:p>142</text:p>
          </table:table-cell>
          <table:table-cell office:value-type="float" office:value="42" calcext:value-type="float">
            <text:p>4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325.85" calcext:value-type="float">
            <text:p>-325,85</text:p>
          </table:table-cell>
          <table:table-cell office:value-type="float" office:value="-35.85" calcext:value-type="float">
            <text:p>-35,85</text:p>
          </table:table-cell>
          <table:table-cell office:value-type="float" office:value="143" calcext:value-type="float">
            <text:p>143</text:p>
          </table:table-cell>
          <table:table-cell office:value-type="float" office:value="43" calcext:value-type="float">
            <text:p>4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326.8" calcext:value-type="float">
            <text:p>-326,8</text:p>
          </table:table-cell>
          <table:table-cell office:value-type="float" office:value="-36.8" calcext:value-type="float">
            <text:p>-36,8</text:p>
          </table:table-cell>
          <table:table-cell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327.75" calcext:value-type="float">
            <text:p>-327,75</text:p>
          </table:table-cell>
          <table:table-cell office:value-type="float" office:value="-37.75" calcext:value-type="float">
            <text:p>-37,7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328.7" calcext:value-type="float">
            <text:p>-328,7</text:p>
          </table:table-cell>
          <table:table-cell office:value-type="float" office:value="-38.7" calcext:value-type="float">
            <text:p>-38,7</text:p>
          </table:table-cell>
          <table:table-cell office:value-type="float" office:value="146" calcext:value-type="float">
            <text:p>146</text:p>
          </table:table-cell>
          <table:table-cell office:value-type="float" office:value="46" calcext:value-type="float">
            <text:p>4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329.65" calcext:value-type="float">
            <text:p>-329,65</text:p>
          </table:table-cell>
          <table:table-cell office:value-type="float" office:value="-39.65" calcext:value-type="float">
            <text:p>-39,65</text:p>
          </table:table-cell>
          <table:table-cell office:value-type="float" office:value="147" calcext:value-type="float">
            <text:p>147</text:p>
          </table:table-cell>
          <table:table-cell office:value-type="float" office:value="47" calcext:value-type="float">
            <text:p>4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330.6" calcext:value-type="float">
            <text:p>-330,6</text:p>
          </table:table-cell>
          <table:table-cell office:value-type="float" office:value="-40.6" calcext:value-type="float">
            <text:p>-40,6</text:p>
          </table:table-cell>
          <table:table-cell office:value-type="float" office:value="148" calcext:value-type="float">
            <text:p>148</text:p>
          </table:table-cell>
          <table:table-cell office:value-type="float" office:value="48" calcext:value-type="float">
            <text:p>4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331.55" calcext:value-type="float">
            <text:p>-331,55</text:p>
          </table:table-cell>
          <table:table-cell office:value-type="float" office:value="-41.55" calcext:value-type="float">
            <text:p>-41,55</text:p>
          </table:table-cell>
          <table:table-cell office:value-type="float" office:value="149" calcext:value-type="float">
            <text:p>149</text:p>
          </table:table-cell>
          <table:table-cell office:value-type="float" office:value="49" calcext:value-type="float">
            <text:p>4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332.5" calcext:value-type="float">
            <text:p>-332,5</text:p>
          </table:table-cell>
          <table:table-cell office:value-type="float" office:value="-42.5" calcext:value-type="float">
            <text:p>-42,5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333.45" calcext:value-type="float">
            <text:p>-333,45</text:p>
          </table:table-cell>
          <table:table-cell office:value-type="float" office:value="-43.45" calcext:value-type="float">
            <text:p>-43,45</text:p>
          </table:table-cell>
          <table:table-cell office:value-type="float" office:value="151" calcext:value-type="float">
            <text:p>151</text:p>
          </table:table-cell>
          <table:table-cell office:value-type="float" office:value="51" calcext:value-type="float">
            <text:p>5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334.4" calcext:value-type="float">
            <text:p>-334,4</text:p>
          </table:table-cell>
          <table:table-cell office:value-type="float" office:value="-44.4" calcext:value-type="float">
            <text:p>-44,4</text:p>
          </table:table-cell>
          <table:table-cell office:value-type="float" office:value="152" calcext:value-type="float">
            <text:p>152</text:p>
          </table:table-cell>
          <table:table-cell office:value-type="float" office:value="52" calcext:value-type="float">
            <text:p>5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335.35" calcext:value-type="float">
            <text:p>-335,35</text:p>
          </table:table-cell>
          <table:table-cell office:value-type="float" office:value="-45.35" calcext:value-type="float">
            <text:p>-45,35</text:p>
          </table:table-cell>
          <table:table-cell office:value-type="float" office:value="153" calcext:value-type="float">
            <text:p>153</text:p>
          </table:table-cell>
          <table:table-cell office:value-type="float" office:value="53" calcext:value-type="float">
            <text:p>5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336.3" calcext:value-type="float">
            <text:p>-336,3</text:p>
          </table:table-cell>
          <table:table-cell office:value-type="float" office:value="-46.3" calcext:value-type="float">
            <text:p>-46,3</text:p>
          </table:table-cell>
          <table:table-cell office:value-type="float" office:value="154" calcext:value-type="float">
            <text:p>154</text:p>
          </table:table-cell>
          <table:table-cell office:value-type="float" office:value="54" calcext:value-type="float">
            <text:p>5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337.25" calcext:value-type="float">
            <text:p>-337,25</text:p>
          </table:table-cell>
          <table:table-cell office:value-type="float" office:value="-47.25" calcext:value-type="float">
            <text:p>-47,25</text:p>
          </table:table-cell>
          <table:table-cell office:value-type="float" office:value="155" calcext:value-type="float">
            <text:p>155</text:p>
          </table:table-cell>
          <table:table-cell office:value-type="float" office:value="55" calcext:value-type="float">
            <text:p>5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338.2" calcext:value-type="float">
            <text:p>-338,2</text:p>
          </table:table-cell>
          <table:table-cell office:value-type="float" office:value="-48.2" calcext:value-type="float">
            <text:p>-48,2</text:p>
          </table:table-cell>
          <table:table-cell office:value-type="float" office:value="156" calcext:value-type="float">
            <text:p>156</text:p>
          </table:table-cell>
          <table:table-cell office:value-type="float" office:value="56" calcext:value-type="float">
            <text:p>5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339.15" calcext:value-type="float">
            <text:p>-339,15</text:p>
          </table:table-cell>
          <table:table-cell office:value-type="float" office:value="-49.15" calcext:value-type="float">
            <text:p>-49,15</text:p>
          </table:table-cell>
          <table:table-cell office:value-type="float" office:value="157" calcext:value-type="float">
            <text:p>157</text:p>
          </table:table-cell>
          <table:table-cell office:value-type="float" office:value="57" calcext:value-type="float">
            <text:p>5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340.1" calcext:value-type="float">
            <text:p>-340,1</text:p>
          </table:table-cell>
          <table:table-cell office:value-type="float" office:value="-50.1" calcext:value-type="float">
            <text:p>-50,1</text:p>
          </table:table-cell>
          <table:table-cell office:value-type="float" office:value="158" calcext:value-type="float">
            <text:p>158</text:p>
          </table:table-cell>
          <table:table-cell office:value-type="float" office:value="58" calcext:value-type="float">
            <text:p>5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341.05" calcext:value-type="float">
            <text:p>-341,05</text:p>
          </table:table-cell>
          <table:table-cell office:value-type="float" office:value="-51.05" calcext:value-type="float">
            <text:p>-51,05</text:p>
          </table:table-cell>
          <table:table-cell office:value-type="float" office:value="159" calcext:value-type="float">
            <text:p>159</text:p>
          </table:table-cell>
          <table:table-cell office:value-type="float" office:value="59" calcext:value-type="float">
            <text:p>5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342" calcext:value-type="float">
            <text:p>-342</text:p>
          </table:table-cell>
          <table:table-cell office:value-type="float" office:value="-52" calcext:value-type="float">
            <text:p>-52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342.95" calcext:value-type="float">
            <text:p>-342,95</text:p>
          </table:table-cell>
          <table:table-cell office:value-type="float" office:value="-52.95" calcext:value-type="float">
            <text:p>-52,95</text:p>
          </table:table-cell>
          <table:table-cell office:value-type="float" office:value="161" calcext:value-type="float">
            <text:p>161</text:p>
          </table:table-cell>
          <table:table-cell office:value-type="float" office:value="61" calcext:value-type="float">
            <text:p>6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343.9" calcext:value-type="float">
            <text:p>-343,9</text:p>
          </table:table-cell>
          <table:table-cell office:value-type="float" office:value="-53.9" calcext:value-type="float">
            <text:p>-53,9</text:p>
          </table:table-cell>
          <table:table-cell office:value-type="float" office:value="162" calcext:value-type="float">
            <text:p>162</text:p>
          </table:table-cell>
          <table:table-cell office:value-type="float" office:value="62" calcext:value-type="float">
            <text:p>6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344.85" calcext:value-type="float">
            <text:p>-344,85</text:p>
          </table:table-cell>
          <table:table-cell office:value-type="float" office:value="-54.85" calcext:value-type="float">
            <text:p>-54,85</text:p>
          </table:table-cell>
          <table:table-cell office:value-type="float" office:value="163" calcext:value-type="float">
            <text:p>163</text:p>
          </table:table-cell>
          <table:table-cell office:value-type="float" office:value="63" calcext:value-type="float">
            <text:p>6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345.8" calcext:value-type="float">
            <text:p>-345,8</text:p>
          </table:table-cell>
          <table:table-cell office:value-type="float" office:value="-55.8" calcext:value-type="float">
            <text:p>-55,8</text:p>
          </table:table-cell>
          <table:table-cell office:value-type="float" office:value="164" calcext:value-type="float">
            <text:p>164</text:p>
          </table:table-cell>
          <table:table-cell office:value-type="float" office:value="64" calcext:value-type="float">
            <text:p>6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346.75" calcext:value-type="float">
            <text:p>-346,75</text:p>
          </table:table-cell>
          <table:table-cell office:value-type="float" office:value="-56.75" calcext:value-type="float">
            <text:p>-56,75</text:p>
          </table:table-cell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347.7" calcext:value-type="float">
            <text:p>-347,7</text:p>
          </table:table-cell>
          <table:table-cell office:value-type="float" office:value="-57.7" calcext:value-type="float">
            <text:p>-57,7</text:p>
          </table:table-cell>
          <table:table-cell office:value-type="float" office:value="166" calcext:value-type="float">
            <text:p>166</text:p>
          </table:table-cell>
          <table:table-cell office:value-type="float" office:value="66" calcext:value-type="float">
            <text:p>6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348.65" calcext:value-type="float">
            <text:p>-348,65</text:p>
          </table:table-cell>
          <table:table-cell office:value-type="float" office:value="-58.65" calcext:value-type="float">
            <text:p>-58,65</text:p>
          </table:table-cell>
          <table:table-cell office:value-type="float" office:value="167" calcext:value-type="float">
            <text:p>167</text:p>
          </table:table-cell>
          <table:table-cell office:value-type="float" office:value="67" calcext:value-type="float">
            <text:p>6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349.6" calcext:value-type="float">
            <text:p>-349,6</text:p>
          </table:table-cell>
          <table:table-cell office:value-type="float" office:value="-59.6" calcext:value-type="float">
            <text:p>-59,6</text:p>
          </table:table-cell>
          <table:table-cell office:value-type="float" office:value="168" calcext:value-type="float">
            <text:p>168</text:p>
          </table:table-cell>
          <table:table-cell office:value-type="float" office:value="68" calcext:value-type="float">
            <text:p>6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350.55" calcext:value-type="float">
            <text:p>-350,55</text:p>
          </table:table-cell>
          <table:table-cell office:value-type="float" office:value="-60.55" calcext:value-type="float">
            <text:p>-60,55</text:p>
          </table:table-cell>
          <table:table-cell office:value-type="float" office:value="169" calcext:value-type="float">
            <text:p>169</text:p>
          </table:table-cell>
          <table:table-cell office:value-type="float" office:value="69" calcext:value-type="float">
            <text:p>6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351.5" calcext:value-type="float">
            <text:p>-351,5</text:p>
          </table:table-cell>
          <table:table-cell office:value-type="float" office:value="-61.5" calcext:value-type="float">
            <text:p>-61,5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352.45" calcext:value-type="float">
            <text:p>-352,45</text:p>
          </table:table-cell>
          <table:table-cell office:value-type="float" office:value="-62.45" calcext:value-type="float">
            <text:p>-62,45</text:p>
          </table:table-cell>
          <table:table-cell office:value-type="float" office:value="171" calcext:value-type="float">
            <text:p>171</text:p>
          </table:table-cell>
          <table:table-cell office:value-type="float" office:value="71" calcext:value-type="float">
            <text:p>7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353.4" calcext:value-type="float">
            <text:p>-353,4</text:p>
          </table:table-cell>
          <table:table-cell office:value-type="float" office:value="-63.4" calcext:value-type="float">
            <text:p>-63,4</text:p>
          </table:table-cell>
          <table:table-cell office:value-type="float" office:value="172" calcext:value-type="float">
            <text:p>172</text:p>
          </table:table-cell>
          <table:table-cell office:value-type="float" office:value="72" calcext:value-type="float">
            <text:p>7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354.35" calcext:value-type="float">
            <text:p>-354,35</text:p>
          </table:table-cell>
          <table:table-cell office:value-type="float" office:value="-64.35" calcext:value-type="float">
            <text:p>-64,35</text:p>
          </table:table-cell>
          <table:table-cell office:value-type="float" office:value="173" calcext:value-type="float">
            <text:p>173</text:p>
          </table:table-cell>
          <table:table-cell office:value-type="float" office:value="73" calcext:value-type="float">
            <text:p>7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355.3" calcext:value-type="float">
            <text:p>-355,3</text:p>
          </table:table-cell>
          <table:table-cell office:value-type="float" office:value="-65.3" calcext:value-type="float">
            <text:p>-65,3</text:p>
          </table:table-cell>
          <table:table-cell office:value-type="float" office:value="174" calcext:value-type="float">
            <text:p>174</text:p>
          </table:table-cell>
          <table:table-cell office:value-type="float" office:value="74" calcext:value-type="float">
            <text:p>7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356.25" calcext:value-type="float">
            <text:p>-356,25</text:p>
          </table:table-cell>
          <table:table-cell office:value-type="float" office:value="-66.25" calcext:value-type="float">
            <text:p>-66,25</text:p>
          </table:table-cell>
          <table:table-cell office:value-type="float" office:value="175" calcext:value-type="float">
            <text:p>175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357.2" calcext:value-type="float">
            <text:p>-357,2</text:p>
          </table:table-cell>
          <table:table-cell office:value-type="float" office:value="-67.2" calcext:value-type="float">
            <text:p>-67,2</text:p>
          </table:table-cell>
          <table:table-cell office:value-type="float" office:value="176" calcext:value-type="float">
            <text:p>176</text:p>
          </table:table-cell>
          <table:table-cell office:value-type="float" office:value="76" calcext:value-type="float">
            <text:p>7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358.15" calcext:value-type="float">
            <text:p>-358,15</text:p>
          </table:table-cell>
          <table:table-cell office:value-type="float" office:value="-68.15" calcext:value-type="float">
            <text:p>-68,15</text:p>
          </table:table-cell>
          <table:table-cell office:value-type="float" office:value="177" calcext:value-type="float">
            <text:p>177</text:p>
          </table:table-cell>
          <table:table-cell office:value-type="float" office:value="77" calcext:value-type="float">
            <text:p>7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359.1" calcext:value-type="float">
            <text:p>-359,1</text:p>
          </table:table-cell>
          <table:table-cell office:value-type="float" office:value="-69.1" calcext:value-type="float">
            <text:p>-69,1</text:p>
          </table:table-cell>
          <table:table-cell office:value-type="float" office:value="178" calcext:value-type="float">
            <text:p>178</text:p>
          </table:table-cell>
          <table:table-cell office:value-type="float" office:value="78" calcext:value-type="float">
            <text:p>7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360.05" calcext:value-type="float">
            <text:p>-360,05</text:p>
          </table:table-cell>
          <table:table-cell office:value-type="float" office:value="-70.05" calcext:value-type="float">
            <text:p>-70,05</text:p>
          </table:table-cell>
          <table:table-cell office:value-type="float" office:value="179" calcext:value-type="float">
            <text:p>179</text:p>
          </table:table-cell>
          <table:table-cell office:value-type="float" office:value="79" calcext:value-type="float">
            <text:p>7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361" calcext:value-type="float">
            <text:p>-361</text:p>
          </table:table-cell>
          <table:table-cell office:value-type="float" office:value="-71" calcext:value-type="float">
            <text:p>-71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361.95" calcext:value-type="float">
            <text:p>-361,95</text:p>
          </table:table-cell>
          <table:table-cell office:value-type="float" office:value="-71.95" calcext:value-type="float">
            <text:p>-71,95</text:p>
          </table:table-cell>
          <table:table-cell office:value-type="float" office:value="181" calcext:value-type="float">
            <text:p>181</text:p>
          </table:table-cell>
          <table:table-cell office:value-type="float" office:value="81" calcext:value-type="float">
            <text:p>8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362.9" calcext:value-type="float">
            <text:p>-362,9</text:p>
          </table:table-cell>
          <table:table-cell office:value-type="float" office:value="-72.9" calcext:value-type="float">
            <text:p>-72,9</text:p>
          </table:table-cell>
          <table:table-cell office:value-type="float" office:value="182" calcext:value-type="float">
            <text:p>182</text:p>
          </table:table-cell>
          <table:table-cell office:value-type="float" office:value="82" calcext:value-type="float">
            <text:p>8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363.85" calcext:value-type="float">
            <text:p>-363,85</text:p>
          </table:table-cell>
          <table:table-cell office:value-type="float" office:value="-73.85" calcext:value-type="float">
            <text:p>-73,85</text:p>
          </table:table-cell>
          <table:table-cell office:value-type="float" office:value="183" calcext:value-type="float">
            <text:p>183</text:p>
          </table:table-cell>
          <table:table-cell office:value-type="float" office:value="83" calcext:value-type="float">
            <text:p>8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364.8" calcext:value-type="float">
            <text:p>-364,8</text:p>
          </table:table-cell>
          <table:table-cell office:value-type="float" office:value="-74.8" calcext:value-type="float">
            <text:p>-74,8</text:p>
          </table:table-cell>
          <table:table-cell office:value-type="float" office:value="184" calcext:value-type="float">
            <text:p>184</text:p>
          </table:table-cell>
          <table:table-cell office:value-type="float" office:value="84" calcext:value-type="float">
            <text:p>8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365.75" calcext:value-type="float">
            <text:p>-365,75</text:p>
          </table:table-cell>
          <table:table-cell office:value-type="float" office:value="-75.75" calcext:value-type="float">
            <text:p>-75,75</text:p>
          </table:table-cell>
          <table:table-cell office:value-type="float" office:value="185" calcext:value-type="float">
            <text:p>185</text:p>
          </table:table-cell>
          <table:table-cell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366.7" calcext:value-type="float">
            <text:p>-366,7</text:p>
          </table:table-cell>
          <table:table-cell office:value-type="float" office:value="-76.7" calcext:value-type="float">
            <text:p>-76,7</text:p>
          </table:table-cell>
          <table:table-cell office:value-type="float" office:value="186" calcext:value-type="float">
            <text:p>186</text:p>
          </table:table-cell>
          <table:table-cell office:value-type="float" office:value="86" calcext:value-type="float">
            <text:p>8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367.65" calcext:value-type="float">
            <text:p>-367,65</text:p>
          </table:table-cell>
          <table:table-cell office:value-type="float" office:value="-77.65" calcext:value-type="float">
            <text:p>-77,65</text:p>
          </table:table-cell>
          <table:table-cell office:value-type="float" office:value="187" calcext:value-type="float">
            <text:p>187</text:p>
          </table:table-cell>
          <table:table-cell office:value-type="float" office:value="87" calcext:value-type="float">
            <text:p>8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368.6" calcext:value-type="float">
            <text:p>-368,6</text:p>
          </table:table-cell>
          <table:table-cell office:value-type="float" office:value="-78.6" calcext:value-type="float">
            <text:p>-78,6</text:p>
          </table:table-cell>
          <table:table-cell office:value-type="float" office:value="188" calcext:value-type="float">
            <text:p>188</text:p>
          </table:table-cell>
          <table:table-cell office:value-type="float" office:value="88" calcext:value-type="float">
            <text:p>8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369.55" calcext:value-type="float">
            <text:p>-369,55</text:p>
          </table:table-cell>
          <table:table-cell office:value-type="float" office:value="-79.55" calcext:value-type="float">
            <text:p>-79,55</text:p>
          </table:table-cell>
          <table:table-cell office:value-type="float" office:value="189" calcext:value-type="float">
            <text:p>189</text:p>
          </table:table-cell>
          <table:table-cell office:value-type="float" office:value="89" calcext:value-type="float">
            <text:p>8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370.5" calcext:value-type="float">
            <text:p>-370,5</text:p>
          </table:table-cell>
          <table:table-cell office:value-type="float" office:value="-80.5" calcext:value-type="float">
            <text:p>-80,5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371.45" calcext:value-type="float">
            <text:p>-371,45</text:p>
          </table:table-cell>
          <table:table-cell office:value-type="float" office:value="-81.45" calcext:value-type="float">
            <text:p>-81,45</text:p>
          </table:table-cell>
          <table:table-cell office:value-type="float" office:value="191" calcext:value-type="float">
            <text:p>191</text:p>
          </table:table-cell>
          <table:table-cell office:value-type="float" office:value="91" calcext:value-type="float">
            <text:p>9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372.4" calcext:value-type="float">
            <text:p>-372,4</text:p>
          </table:table-cell>
          <table:table-cell office:value-type="float" office:value="-82.4" calcext:value-type="float">
            <text:p>-82,4</text:p>
          </table:table-cell>
          <table:table-cell office:value-type="float" office:value="192" calcext:value-type="float">
            <text:p>192</text:p>
          </table:table-cell>
          <table:table-cell office:value-type="float" office:value="92" calcext:value-type="float">
            <text:p>9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373.35" calcext:value-type="float">
            <text:p>-373,35</text:p>
          </table:table-cell>
          <table:table-cell office:value-type="float" office:value="-83.35" calcext:value-type="float">
            <text:p>-83,35</text:p>
          </table:table-cell>
          <table:table-cell office:value-type="float" office:value="193" calcext:value-type="float">
            <text:p>193</text:p>
          </table:table-cell>
          <table:table-cell office:value-type="float" office:value="93" calcext:value-type="float">
            <text:p>9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374.3" calcext:value-type="float">
            <text:p>-374,3</text:p>
          </table:table-cell>
          <table:table-cell office:value-type="float" office:value="-84.3" calcext:value-type="float">
            <text:p>-84,3</text:p>
          </table:table-cell>
          <table:table-cell office:value-type="float" office:value="194" calcext:value-type="float">
            <text:p>194</text:p>
          </table:table-cell>
          <table:table-cell office:value-type="float" office:value="94" calcext:value-type="float">
            <text:p>9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375.25" calcext:value-type="float">
            <text:p>-375,25</text:p>
          </table:table-cell>
          <table:table-cell office:value-type="float" office:value="-85.25" calcext:value-type="float">
            <text:p>-85,25</text:p>
          </table:table-cell>
          <table:table-cell office:value-type="float" office:value="195" calcext:value-type="float">
            <text:p>195</text:p>
          </table:table-cell>
          <table:table-cell office:value-type="float" office:value="95" calcext:value-type="float">
            <text:p>9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376.2" calcext:value-type="float">
            <text:p>-376,2</text:p>
          </table:table-cell>
          <table:table-cell office:value-type="float" office:value="-86.2" calcext:value-type="float">
            <text:p>-86,2</text:p>
          </table:table-cell>
          <table:table-cell office:value-type="float" office:value="196" calcext:value-type="float">
            <text:p>196</text:p>
          </table:table-cell>
          <table:table-cell office:value-type="float" office:value="96" calcext:value-type="float">
            <text:p>9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377.15" calcext:value-type="float">
            <text:p>-377,15</text:p>
          </table:table-cell>
          <table:table-cell office:value-type="float" office:value="-87.15" calcext:value-type="float">
            <text:p>-87,15</text:p>
          </table:table-cell>
          <table:table-cell office:value-type="float" office:value="197" calcext:value-type="float">
            <text:p>197</text:p>
          </table:table-cell>
          <table:table-cell office:value-type="float" office:value="97" calcext:value-type="float">
            <text:p>9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378.1" calcext:value-type="float">
            <text:p>-378,1</text:p>
          </table:table-cell>
          <table:table-cell office:value-type="float" office:value="-88.1" calcext:value-type="float">
            <text:p>-88,1</text:p>
          </table:table-cell>
          <table:table-cell office:value-type="float" office:value="198" calcext:value-type="float">
            <text:p>198</text:p>
          </table:table-cell>
          <table:table-cell office:value-type="float" office:value="98" calcext:value-type="float">
            <text:p>9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379.05" calcext:value-type="float">
            <text:p>-379,05</text:p>
          </table:table-cell>
          <table:table-cell office:value-type="float" office:value="-89.05" calcext:value-type="float">
            <text:p>-89,05</text:p>
          </table:table-cell>
          <table:table-cell office:value-type="float" office:value="199" calcext:value-type="float">
            <text:p>199</text:p>
          </table:table-cell>
          <table:table-cell office:value-type="float" office:value="99" calcext:value-type="float">
            <text:p>9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380" calcext:value-type="float">
            <text:p>-380</text:p>
          </table:table-cell>
          <table:table-cell office:value-type="float" office:value="-90" calcext:value-type="float">
            <text:p>-9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380.95" calcext:value-type="float">
            <text:p>-380,95</text:p>
          </table:table-cell>
          <table:table-cell office:value-type="float" office:value="-90.95" calcext:value-type="float">
            <text:p>-90,95</text:p>
          </table:table-cell>
          <table:table-cell office:value-type="float" office:value="199.05" calcext:value-type="float">
            <text:p>199,05</text:p>
          </table:table-cell>
          <table:table-cell office:value-type="float" office:value="101" calcext:value-type="float">
            <text:p>101</text:p>
          </table:table-cell>
          <table:table-cell office:value-type="float" office:value="199.05" calcext:value-type="float">
            <text:p>199,0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381.9" calcext:value-type="float">
            <text:p>-381,9</text:p>
          </table:table-cell>
          <table:table-cell office:value-type="float" office:value="-91.9" calcext:value-type="float">
            <text:p>-91,9</text:p>
          </table:table-cell>
          <table:table-cell office:value-type="float" office:value="198.1" calcext:value-type="float">
            <text:p>198,1</text:p>
          </table:table-cell>
          <table:table-cell office:value-type="float" office:value="102" calcext:value-type="float">
            <text:p>102</text:p>
          </table:table-cell>
          <table:table-cell office:value-type="float" office:value="198.1" calcext:value-type="float">
            <text:p>198,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382.85" calcext:value-type="float">
            <text:p>-382,85</text:p>
          </table:table-cell>
          <table:table-cell office:value-type="float" office:value="-92.85" calcext:value-type="float">
            <text:p>-92,85</text:p>
          </table:table-cell>
          <table:table-cell office:value-type="float" office:value="197.15" calcext:value-type="float">
            <text:p>197,15</text:p>
          </table:table-cell>
          <table:table-cell office:value-type="float" office:value="103" calcext:value-type="float">
            <text:p>103</text:p>
          </table:table-cell>
          <table:table-cell office:value-type="float" office:value="197.15" calcext:value-type="float">
            <text:p>197,1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383.8" calcext:value-type="float">
            <text:p>-383,8</text:p>
          </table:table-cell>
          <table:table-cell office:value-type="float" office:value="-93.8" calcext:value-type="float">
            <text:p>-93,8</text:p>
          </table:table-cell>
          <table:table-cell office:value-type="float" office:value="196.2" calcext:value-type="float">
            <text:p>196,2</text:p>
          </table:table-cell>
          <table:table-cell office:value-type="float" office:value="104" calcext:value-type="float">
            <text:p>104</text:p>
          </table:table-cell>
          <table:table-cell office:value-type="float" office:value="196.2" calcext:value-type="float">
            <text:p>196,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384.75" calcext:value-type="float">
            <text:p>-384,75</text:p>
          </table:table-cell>
          <table:table-cell office:value-type="float" office:value="-94.75" calcext:value-type="float">
            <text:p>-94,75</text:p>
          </table:table-cell>
          <table:table-cell office:value-type="float" office:value="195.25" calcext:value-type="float">
            <text:p>195,25</text:p>
          </table:table-cell>
          <table:table-cell office:value-type="float" office:value="105" calcext:value-type="float">
            <text:p>105</text:p>
          </table:table-cell>
          <table:table-cell office:value-type="float" office:value="195.25" calcext:value-type="float">
            <text:p>195,2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385.7" calcext:value-type="float">
            <text:p>-385,7</text:p>
          </table:table-cell>
          <table:table-cell office:value-type="float" office:value="-95.7" calcext:value-type="float">
            <text:p>-95,7</text:p>
          </table:table-cell>
          <table:table-cell office:value-type="float" office:value="194.3" calcext:value-type="float">
            <text:p>194,3</text:p>
          </table:table-cell>
          <table:table-cell office:value-type="float" office:value="106" calcext:value-type="float">
            <text:p>106</text:p>
          </table:table-cell>
          <table:table-cell office:value-type="float" office:value="194.3" calcext:value-type="float">
            <text:p>194,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386.65" calcext:value-type="float">
            <text:p>-386,65</text:p>
          </table:table-cell>
          <table:table-cell office:value-type="float" office:value="-96.65" calcext:value-type="float">
            <text:p>-96,65</text:p>
          </table:table-cell>
          <table:table-cell office:value-type="float" office:value="193.35" calcext:value-type="float">
            <text:p>193,35</text:p>
          </table:table-cell>
          <table:table-cell office:value-type="float" office:value="107" calcext:value-type="float">
            <text:p>107</text:p>
          </table:table-cell>
          <table:table-cell office:value-type="float" office:value="193.35" calcext:value-type="float">
            <text:p>193,3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387.6" calcext:value-type="float">
            <text:p>-387,6</text:p>
          </table:table-cell>
          <table:table-cell office:value-type="float" office:value="-97.6" calcext:value-type="float">
            <text:p>-97,6</text:p>
          </table:table-cell>
          <table:table-cell office:value-type="float" office:value="192.4" calcext:value-type="float">
            <text:p>192,4</text:p>
          </table:table-cell>
          <table:table-cell office:value-type="float" office:value="108" calcext:value-type="float">
            <text:p>108</text:p>
          </table:table-cell>
          <table:table-cell office:value-type="float" office:value="192.4" calcext:value-type="float">
            <text:p>192,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388.55" calcext:value-type="float">
            <text:p>-388,55</text:p>
          </table:table-cell>
          <table:table-cell office:value-type="float" office:value="-98.55" calcext:value-type="float">
            <text:p>-98,55</text:p>
          </table:table-cell>
          <table:table-cell office:value-type="float" office:value="191.45" calcext:value-type="float">
            <text:p>191,45</text:p>
          </table:table-cell>
          <table:table-cell office:value-type="float" office:value="109" calcext:value-type="float">
            <text:p>109</text:p>
          </table:table-cell>
          <table:table-cell office:value-type="float" office:value="191.45" calcext:value-type="float">
            <text:p>191,4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389.5" calcext:value-type="float">
            <text:p>-389,5</text:p>
          </table:table-cell>
          <table:table-cell office:value-type="float" office:value="-99.5" calcext:value-type="float">
            <text:p>-99,5</text:p>
          </table:table-cell>
          <table:table-cell office:value-type="float" office:value="190.5" calcext:value-type="float">
            <text:p>190,5</text:p>
          </table:table-cell>
          <table:table-cell office:value-type="float" office:value="110" calcext:value-type="float">
            <text:p>110</text:p>
          </table:table-cell>
          <table:table-cell office:value-type="float" office:value="190.5" calcext:value-type="float">
            <text:p>190,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390.45" calcext:value-type="float">
            <text:p>-390,45</text:p>
          </table:table-cell>
          <table:table-cell office:value-type="float" office:value="-100.45" calcext:value-type="float">
            <text:p>-100,45</text:p>
          </table:table-cell>
          <table:table-cell office:value-type="float" office:value="189.55" calcext:value-type="float">
            <text:p>189,55</text:p>
          </table:table-cell>
          <table:table-cell office:value-type="float" office:value="111" calcext:value-type="float">
            <text:p>111</text:p>
          </table:table-cell>
          <table:table-cell office:value-type="float" office:value="189.55" calcext:value-type="float">
            <text:p>189,5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391.4" calcext:value-type="float">
            <text:p>-391,4</text:p>
          </table:table-cell>
          <table:table-cell office:value-type="float" office:value="-101.4" calcext:value-type="float">
            <text:p>-101,4</text:p>
          </table:table-cell>
          <table:table-cell office:value-type="float" office:value="188.6" calcext:value-type="float">
            <text:p>188,6</text:p>
          </table:table-cell>
          <table:table-cell office:value-type="float" office:value="112" calcext:value-type="float">
            <text:p>112</text:p>
          </table:table-cell>
          <table:table-cell office:value-type="float" office:value="188.6" calcext:value-type="float">
            <text:p>188,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392.35" calcext:value-type="float">
            <text:p>-392,35</text:p>
          </table:table-cell>
          <table:table-cell office:value-type="float" office:value="-102.35" calcext:value-type="float">
            <text:p>-102,35</text:p>
          </table:table-cell>
          <table:table-cell office:value-type="float" office:value="187.65" calcext:value-type="float">
            <text:p>187,65</text:p>
          </table:table-cell>
          <table:table-cell office:value-type="float" office:value="113" calcext:value-type="float">
            <text:p>113</text:p>
          </table:table-cell>
          <table:table-cell office:value-type="float" office:value="187.65" calcext:value-type="float">
            <text:p>187,6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393.3" calcext:value-type="float">
            <text:p>-393,3</text:p>
          </table:table-cell>
          <table:table-cell office:value-type="float" office:value="-103.3" calcext:value-type="float">
            <text:p>-103,3</text:p>
          </table:table-cell>
          <table:table-cell office:value-type="float" office:value="186.7" calcext:value-type="float">
            <text:p>186,7</text:p>
          </table:table-cell>
          <table:table-cell office:value-type="float" office:value="114" calcext:value-type="float">
            <text:p>114</text:p>
          </table:table-cell>
          <table:table-cell office:value-type="float" office:value="186.7" calcext:value-type="float">
            <text:p>186,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394.25" calcext:value-type="float">
            <text:p>-394,25</text:p>
          </table:table-cell>
          <table:table-cell office:value-type="float" office:value="-104.25" calcext:value-type="float">
            <text:p>-104,25</text:p>
          </table:table-cell>
          <table:table-cell office:value-type="float" office:value="185.75" calcext:value-type="float">
            <text:p>185,75</text:p>
          </table:table-cell>
          <table:table-cell office:value-type="float" office:value="115" calcext:value-type="float">
            <text:p>115</text:p>
          </table:table-cell>
          <table:table-cell office:value-type="float" office:value="185.75" calcext:value-type="float">
            <text:p>185,7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395.2" calcext:value-type="float">
            <text:p>-395,2</text:p>
          </table:table-cell>
          <table:table-cell office:value-type="float" office:value="-105.2" calcext:value-type="float">
            <text:p>-105,2</text:p>
          </table:table-cell>
          <table:table-cell office:value-type="float" office:value="184.8" calcext:value-type="float">
            <text:p>184,8</text:p>
          </table:table-cell>
          <table:table-cell office:value-type="float" office:value="116" calcext:value-type="float">
            <text:p>116</text:p>
          </table:table-cell>
          <table:table-cell office:value-type="float" office:value="184.8" calcext:value-type="float">
            <text:p>184,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396.15" calcext:value-type="float">
            <text:p>-396,15</text:p>
          </table:table-cell>
          <table:table-cell office:value-type="float" office:value="-106.15" calcext:value-type="float">
            <text:p>-106,15</text:p>
          </table:table-cell>
          <table:table-cell office:value-type="float" office:value="183.85" calcext:value-type="float">
            <text:p>183,85</text:p>
          </table:table-cell>
          <table:table-cell office:value-type="float" office:value="117" calcext:value-type="float">
            <text:p>117</text:p>
          </table:table-cell>
          <table:table-cell office:value-type="float" office:value="183.85" calcext:value-type="float">
            <text:p>183,8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397.1" calcext:value-type="float">
            <text:p>-397,1</text:p>
          </table:table-cell>
          <table:table-cell office:value-type="float" office:value="-107.1" calcext:value-type="float">
            <text:p>-107,1</text:p>
          </table:table-cell>
          <table:table-cell office:value-type="float" office:value="182.9" calcext:value-type="float">
            <text:p>182,9</text:p>
          </table:table-cell>
          <table:table-cell office:value-type="float" office:value="118" calcext:value-type="float">
            <text:p>118</text:p>
          </table:table-cell>
          <table:table-cell office:value-type="float" office:value="182.9" calcext:value-type="float">
            <text:p>182,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398.05" calcext:value-type="float">
            <text:p>-398,05</text:p>
          </table:table-cell>
          <table:table-cell office:value-type="float" office:value="-108.05" calcext:value-type="float">
            <text:p>-108,05</text:p>
          </table:table-cell>
          <table:table-cell office:value-type="float" office:value="181.95" calcext:value-type="float">
            <text:p>181,95</text:p>
          </table:table-cell>
          <table:table-cell office:value-type="float" office:value="119" calcext:value-type="float">
            <text:p>119</text:p>
          </table:table-cell>
          <table:table-cell office:value-type="float" office:value="181.95" calcext:value-type="float">
            <text:p>181,9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399" calcext:value-type="float">
            <text:p>-399</text:p>
          </table:table-cell>
          <table:table-cell office:value-type="float" office:value="-109" calcext:value-type="float">
            <text:p>-109</text:p>
          </table:table-cell>
          <table:table-cell office:value-type="float" office:value="181" calcext:value-type="float">
            <text:p>181</text:p>
          </table:table-cell>
          <table:table-cell office:value-type="float" office:value="120" calcext:value-type="float">
            <text:p>12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399.95" calcext:value-type="float">
            <text:p>-399,95</text:p>
          </table:table-cell>
          <table:table-cell office:value-type="float" office:value="-109.95" calcext:value-type="float">
            <text:p>-109,95</text:p>
          </table:table-cell>
          <table:table-cell office:value-type="float" office:value="180.05" calcext:value-type="float">
            <text:p>180,05</text:p>
          </table:table-cell>
          <table:table-cell office:value-type="float" office:value="121" calcext:value-type="float">
            <text:p>121</text:p>
          </table:table-cell>
          <table:table-cell office:value-type="float" office:value="180.05" calcext:value-type="float">
            <text:p>180,0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400.9" calcext:value-type="float">
            <text:p>-400,9</text:p>
          </table:table-cell>
          <table:table-cell office:value-type="float" office:value="-110.9" calcext:value-type="float">
            <text:p>-110,9</text:p>
          </table:table-cell>
          <table:table-cell office:value-type="float" office:value="179.1" calcext:value-type="float">
            <text:p>179,1</text:p>
          </table:table-cell>
          <table:table-cell office:value-type="float" office:value="122" calcext:value-type="float">
            <text:p>122</text:p>
          </table:table-cell>
          <table:table-cell office:value-type="float" office:value="179.1" calcext:value-type="float">
            <text:p>179,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401.85" calcext:value-type="float">
            <text:p>-401,85</text:p>
          </table:table-cell>
          <table:table-cell office:value-type="float" office:value="-111.85" calcext:value-type="float">
            <text:p>-111,85</text:p>
          </table:table-cell>
          <table:table-cell office:value-type="float" office:value="178.15" calcext:value-type="float">
            <text:p>178,15</text:p>
          </table:table-cell>
          <table:table-cell office:value-type="float" office:value="123" calcext:value-type="float">
            <text:p>123</text:p>
          </table:table-cell>
          <table:table-cell office:value-type="float" office:value="178.15" calcext:value-type="float">
            <text:p>178,1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402.8" calcext:value-type="float">
            <text:p>-402,8</text:p>
          </table:table-cell>
          <table:table-cell office:value-type="float" office:value="-112.8" calcext:value-type="float">
            <text:p>-112,8</text:p>
          </table:table-cell>
          <table:table-cell office:value-type="float" office:value="177.2" calcext:value-type="float">
            <text:p>177,2</text:p>
          </table:table-cell>
          <table:table-cell office:value-type="float" office:value="124" calcext:value-type="float">
            <text:p>124</text:p>
          </table:table-cell>
          <table:table-cell office:value-type="float" office:value="177.2" calcext:value-type="float">
            <text:p>177,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403.75" calcext:value-type="float">
            <text:p>-403,75</text:p>
          </table:table-cell>
          <table:table-cell office:value-type="float" office:value="-113.75" calcext:value-type="float">
            <text:p>-113,75</text:p>
          </table:table-cell>
          <table:table-cell office:value-type="float" office:value="176.25" calcext:value-type="float">
            <text:p>176,25</text:p>
          </table:table-cell>
          <table:table-cell office:value-type="float" office:value="125" calcext:value-type="float">
            <text:p>125</text:p>
          </table:table-cell>
          <table:table-cell office:value-type="float" office:value="176.25" calcext:value-type="float">
            <text:p>176,2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404.7" calcext:value-type="float">
            <text:p>-404,7</text:p>
          </table:table-cell>
          <table:table-cell office:value-type="float" office:value="-114.7" calcext:value-type="float">
            <text:p>-114,7</text:p>
          </table:table-cell>
          <table:table-cell office:value-type="float" office:value="175.3" calcext:value-type="float">
            <text:p>175,3</text:p>
          </table:table-cell>
          <table:table-cell office:value-type="float" office:value="126" calcext:value-type="float">
            <text:p>126</text:p>
          </table:table-cell>
          <table:table-cell office:value-type="float" office:value="175.3" calcext:value-type="float">
            <text:p>175,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405.65" calcext:value-type="float">
            <text:p>-405,65</text:p>
          </table:table-cell>
          <table:table-cell office:value-type="float" office:value="-115.65" calcext:value-type="float">
            <text:p>-115,65</text:p>
          </table:table-cell>
          <table:table-cell office:value-type="float" office:value="174.35" calcext:value-type="float">
            <text:p>174,35</text:p>
          </table:table-cell>
          <table:table-cell office:value-type="float" office:value="127" calcext:value-type="float">
            <text:p>127</text:p>
          </table:table-cell>
          <table:table-cell office:value-type="float" office:value="174.35" calcext:value-type="float">
            <text:p>174,3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406.6" calcext:value-type="float">
            <text:p>-406,6</text:p>
          </table:table-cell>
          <table:table-cell office:value-type="float" office:value="-116.6" calcext:value-type="float">
            <text:p>-116,6</text:p>
          </table:table-cell>
          <table:table-cell office:value-type="float" office:value="173.4" calcext:value-type="float">
            <text:p>173,4</text:p>
          </table:table-cell>
          <table:table-cell office:value-type="float" office:value="128" calcext:value-type="float">
            <text:p>128</text:p>
          </table:table-cell>
          <table:table-cell office:value-type="float" office:value="173.4" calcext:value-type="float">
            <text:p>173,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407.55" calcext:value-type="float">
            <text:p>-407,55</text:p>
          </table:table-cell>
          <table:table-cell office:value-type="float" office:value="-117.55" calcext:value-type="float">
            <text:p>-117,55</text:p>
          </table:table-cell>
          <table:table-cell office:value-type="float" office:value="172.45" calcext:value-type="float">
            <text:p>172,45</text:p>
          </table:table-cell>
          <table:table-cell office:value-type="float" office:value="129" calcext:value-type="float">
            <text:p>129</text:p>
          </table:table-cell>
          <table:table-cell office:value-type="float" office:value="172.45" calcext:value-type="float">
            <text:p>172,4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408.5" calcext:value-type="float">
            <text:p>-408,5</text:p>
          </table:table-cell>
          <table:table-cell office:value-type="float" office:value="-118.5" calcext:value-type="float">
            <text:p>-118,5</text:p>
          </table:table-cell>
          <table:table-cell office:value-type="float" office:value="171.5" calcext:value-type="float">
            <text:p>171,5</text:p>
          </table:table-cell>
          <table:table-cell office:value-type="float" office:value="130" calcext:value-type="float">
            <text:p>130</text:p>
          </table:table-cell>
          <table:table-cell office:value-type="float" office:value="171.5" calcext:value-type="float">
            <text:p>171,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409.45" calcext:value-type="float">
            <text:p>-409,45</text:p>
          </table:table-cell>
          <table:table-cell office:value-type="float" office:value="-119.45" calcext:value-type="float">
            <text:p>-119,45</text:p>
          </table:table-cell>
          <table:table-cell office:value-type="float" office:value="170.55" calcext:value-type="float">
            <text:p>170,55</text:p>
          </table:table-cell>
          <table:table-cell office:value-type="float" office:value="131" calcext:value-type="float">
            <text:p>131</text:p>
          </table:table-cell>
          <table:table-cell office:value-type="float" office:value="170.55" calcext:value-type="float">
            <text:p>170,5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410.4" calcext:value-type="float">
            <text:p>-410,4</text:p>
          </table:table-cell>
          <table:table-cell office:value-type="float" office:value="-120.4" calcext:value-type="float">
            <text:p>-120,4</text:p>
          </table:table-cell>
          <table:table-cell office:value-type="float" office:value="169.6" calcext:value-type="float">
            <text:p>169,6</text:p>
          </table:table-cell>
          <table:table-cell office:value-type="float" office:value="132" calcext:value-type="float">
            <text:p>132</text:p>
          </table:table-cell>
          <table:table-cell office:value-type="float" office:value="169.6" calcext:value-type="float">
            <text:p>169,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411.35" calcext:value-type="float">
            <text:p>-411,35</text:p>
          </table:table-cell>
          <table:table-cell office:value-type="float" office:value="-121.35" calcext:value-type="float">
            <text:p>-121,35</text:p>
          </table:table-cell>
          <table:table-cell office:value-type="float" office:value="168.65" calcext:value-type="float">
            <text:p>168,65</text:p>
          </table:table-cell>
          <table:table-cell office:value-type="float" office:value="133" calcext:value-type="float">
            <text:p>133</text:p>
          </table:table-cell>
          <table:table-cell office:value-type="float" office:value="168.65" calcext:value-type="float">
            <text:p>168,6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412.3" calcext:value-type="float">
            <text:p>-412,3</text:p>
          </table:table-cell>
          <table:table-cell office:value-type="float" office:value="-122.3" calcext:value-type="float">
            <text:p>-122,3</text:p>
          </table:table-cell>
          <table:table-cell office:value-type="float" office:value="167.7" calcext:value-type="float">
            <text:p>167,7</text:p>
          </table:table-cell>
          <table:table-cell office:value-type="float" office:value="134" calcext:value-type="float">
            <text:p>134</text:p>
          </table:table-cell>
          <table:table-cell office:value-type="float" office:value="167.7" calcext:value-type="float">
            <text:p>167,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413.25" calcext:value-type="float">
            <text:p>-413,25</text:p>
          </table:table-cell>
          <table:table-cell office:value-type="float" office:value="-123.25" calcext:value-type="float">
            <text:p>-123,25</text:p>
          </table:table-cell>
          <table:table-cell office:value-type="float" office:value="166.75" calcext:value-type="float">
            <text:p>166,75</text:p>
          </table:table-cell>
          <table:table-cell office:value-type="float" office:value="135" calcext:value-type="float">
            <text:p>135</text:p>
          </table:table-cell>
          <table:table-cell office:value-type="float" office:value="166.75" calcext:value-type="float">
            <text:p>166,7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414.2" calcext:value-type="float">
            <text:p>-414,2</text:p>
          </table:table-cell>
          <table:table-cell office:value-type="float" office:value="-124.2" calcext:value-type="float">
            <text:p>-124,2</text:p>
          </table:table-cell>
          <table:table-cell office:value-type="float" office:value="165.8" calcext:value-type="float">
            <text:p>165,8</text:p>
          </table:table-cell>
          <table:table-cell office:value-type="float" office:value="136" calcext:value-type="float">
            <text:p>136</text:p>
          </table:table-cell>
          <table:table-cell office:value-type="float" office:value="165.8" calcext:value-type="float">
            <text:p>165,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415.15" calcext:value-type="float">
            <text:p>-415,15</text:p>
          </table:table-cell>
          <table:table-cell office:value-type="float" office:value="-125.15" calcext:value-type="float">
            <text:p>-125,15</text:p>
          </table:table-cell>
          <table:table-cell office:value-type="float" office:value="164.85" calcext:value-type="float">
            <text:p>164,85</text:p>
          </table:table-cell>
          <table:table-cell office:value-type="float" office:value="137" calcext:value-type="float">
            <text:p>137</text:p>
          </table:table-cell>
          <table:table-cell office:value-type="float" office:value="164.85" calcext:value-type="float">
            <text:p>164,8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416.1" calcext:value-type="float">
            <text:p>-416,1</text:p>
          </table:table-cell>
          <table:table-cell office:value-type="float" office:value="-126.1" calcext:value-type="float">
            <text:p>-126,1</text:p>
          </table:table-cell>
          <table:table-cell office:value-type="float" office:value="163.9" calcext:value-type="float">
            <text:p>163,9</text:p>
          </table:table-cell>
          <table:table-cell office:value-type="float" office:value="138" calcext:value-type="float">
            <text:p>138</text:p>
          </table:table-cell>
          <table:table-cell office:value-type="float" office:value="163.9" calcext:value-type="float">
            <text:p>163,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417.05" calcext:value-type="float">
            <text:p>-417,05</text:p>
          </table:table-cell>
          <table:table-cell office:value-type="float" office:value="-127.05" calcext:value-type="float">
            <text:p>-127,05</text:p>
          </table:table-cell>
          <table:table-cell office:value-type="float" office:value="162.95" calcext:value-type="float">
            <text:p>162,95</text:p>
          </table:table-cell>
          <table:table-cell office:value-type="float" office:value="139" calcext:value-type="float">
            <text:p>139</text:p>
          </table:table-cell>
          <table:table-cell office:value-type="float" office:value="162.95" calcext:value-type="float">
            <text:p>162,9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418" calcext:value-type="float">
            <text:p>-418</text:p>
          </table:table-cell>
          <table:table-cell office:value-type="float" office:value="-128" calcext:value-type="float">
            <text:p>-128</text:p>
          </table:table-cell>
          <table:table-cell office:value-type="float" office:value="162" calcext:value-type="float">
            <text:p>162</text:p>
          </table:table-cell>
          <table:table-cell office:value-type="float" office:value="140" calcext:value-type="float">
            <text:p>14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418.95" calcext:value-type="float">
            <text:p>-418,95</text:p>
          </table:table-cell>
          <table:table-cell office:value-type="float" office:value="-128.95" calcext:value-type="float">
            <text:p>-128,95</text:p>
          </table:table-cell>
          <table:table-cell office:value-type="float" office:value="161.05" calcext:value-type="float">
            <text:p>161,05</text:p>
          </table:table-cell>
          <table:table-cell office:value-type="float" office:value="141" calcext:value-type="float">
            <text:p>141</text:p>
          </table:table-cell>
          <table:table-cell office:value-type="float" office:value="161.05" calcext:value-type="float">
            <text:p>161,0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419.9" calcext:value-type="float">
            <text:p>-419,9</text:p>
          </table:table-cell>
          <table:table-cell office:value-type="float" office:value="-129.9" calcext:value-type="float">
            <text:p>-129,9</text:p>
          </table:table-cell>
          <table:table-cell office:value-type="float" office:value="160.1" calcext:value-type="float">
            <text:p>160,1</text:p>
          </table:table-cell>
          <table:table-cell office:value-type="float" office:value="142" calcext:value-type="float">
            <text:p>142</text:p>
          </table:table-cell>
          <table:table-cell office:value-type="float" office:value="160.1" calcext:value-type="float">
            <text:p>160,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420.85" calcext:value-type="float">
            <text:p>-420,85</text:p>
          </table:table-cell>
          <table:table-cell office:value-type="float" office:value="-130.85" calcext:value-type="float">
            <text:p>-130,85</text:p>
          </table:table-cell>
          <table:table-cell office:value-type="float" office:value="159.15" calcext:value-type="float">
            <text:p>159,15</text:p>
          </table:table-cell>
          <table:table-cell office:value-type="float" office:value="143" calcext:value-type="float">
            <text:p>143</text:p>
          </table:table-cell>
          <table:table-cell office:value-type="float" office:value="159.15" calcext:value-type="float">
            <text:p>159,1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421.8" calcext:value-type="float">
            <text:p>-421,8</text:p>
          </table:table-cell>
          <table:table-cell office:value-type="float" office:value="-131.8" calcext:value-type="float">
            <text:p>-131,8</text:p>
          </table:table-cell>
          <table:table-cell office:value-type="float" office:value="158.2" calcext:value-type="float">
            <text:p>158,2</text:p>
          </table:table-cell>
          <table:table-cell office:value-type="float" office:value="144" calcext:value-type="float">
            <text:p>144</text:p>
          </table:table-cell>
          <table:table-cell office:value-type="float" office:value="158.2" calcext:value-type="float">
            <text:p>158,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422.75" calcext:value-type="float">
            <text:p>-422,75</text:p>
          </table:table-cell>
          <table:table-cell office:value-type="float" office:value="-132.75" calcext:value-type="float">
            <text:p>-132,75</text:p>
          </table:table-cell>
          <table:table-cell office:value-type="float" office:value="157.25" calcext:value-type="float">
            <text:p>157,25</text:p>
          </table:table-cell>
          <table:table-cell office:value-type="float" office:value="145" calcext:value-type="float">
            <text:p>145</text:p>
          </table:table-cell>
          <table:table-cell office:value-type="float" office:value="157.25" calcext:value-type="float">
            <text:p>157,2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423.7" calcext:value-type="float">
            <text:p>-423,7</text:p>
          </table:table-cell>
          <table:table-cell office:value-type="float" office:value="-133.7" calcext:value-type="float">
            <text:p>-133,7</text:p>
          </table:table-cell>
          <table:table-cell office:value-type="float" office:value="156.3" calcext:value-type="float">
            <text:p>156,3</text:p>
          </table:table-cell>
          <table:table-cell office:value-type="float" office:value="146" calcext:value-type="float">
            <text:p>146</text:p>
          </table:table-cell>
          <table:table-cell office:value-type="float" office:value="156.3" calcext:value-type="float">
            <text:p>156,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424.65" calcext:value-type="float">
            <text:p>-424,65</text:p>
          </table:table-cell>
          <table:table-cell office:value-type="float" office:value="-134.65" calcext:value-type="float">
            <text:p>-134,65</text:p>
          </table:table-cell>
          <table:table-cell office:value-type="float" office:value="155.35" calcext:value-type="float">
            <text:p>155,35</text:p>
          </table:table-cell>
          <table:table-cell office:value-type="float" office:value="147" calcext:value-type="float">
            <text:p>147</text:p>
          </table:table-cell>
          <table:table-cell office:value-type="float" office:value="155.35" calcext:value-type="float">
            <text:p>155,3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425.6" calcext:value-type="float">
            <text:p>-425,6</text:p>
          </table:table-cell>
          <table:table-cell office:value-type="float" office:value="-135.6" calcext:value-type="float">
            <text:p>-135,6</text:p>
          </table:table-cell>
          <table:table-cell office:value-type="float" office:value="154.4" calcext:value-type="float">
            <text:p>154,4</text:p>
          </table:table-cell>
          <table:table-cell office:value-type="float" office:value="148" calcext:value-type="float">
            <text:p>148</text:p>
          </table:table-cell>
          <table:table-cell office:value-type="float" office:value="154.4" calcext:value-type="float">
            <text:p>154,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426.55" calcext:value-type="float">
            <text:p>-426,55</text:p>
          </table:table-cell>
          <table:table-cell office:value-type="float" office:value="-136.55" calcext:value-type="float">
            <text:p>-136,55</text:p>
          </table:table-cell>
          <table:table-cell office:value-type="float" office:value="153.45" calcext:value-type="float">
            <text:p>153,45</text:p>
          </table:table-cell>
          <table:table-cell office:value-type="float" office:value="149" calcext:value-type="float">
            <text:p>149</text:p>
          </table:table-cell>
          <table:table-cell office:value-type="float" office:value="153.45" calcext:value-type="float">
            <text:p>153,4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427.5" calcext:value-type="float">
            <text:p>-427,5</text:p>
          </table:table-cell>
          <table:table-cell office:value-type="float" office:value="-137.5" calcext:value-type="float">
            <text:p>-137,5</text:p>
          </table:table-cell>
          <table:table-cell office:value-type="float" office:value="152.5" calcext:value-type="float">
            <text:p>152,5</text:p>
          </table:table-cell>
          <table:table-cell office:value-type="float" office:value="150" calcext:value-type="float">
            <text:p>150</text:p>
          </table:table-cell>
          <table:table-cell office:value-type="float" office:value="152.5" calcext:value-type="float">
            <text:p>152,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428.45" calcext:value-type="float">
            <text:p>-428,45</text:p>
          </table:table-cell>
          <table:table-cell office:value-type="float" office:value="-138.45" calcext:value-type="float">
            <text:p>-138,45</text:p>
          </table:table-cell>
          <table:table-cell office:value-type="float" office:value="151.55" calcext:value-type="float">
            <text:p>151,55</text:p>
          </table:table-cell>
          <table:table-cell office:value-type="float" office:value="151" calcext:value-type="float">
            <text:p>151</text:p>
          </table:table-cell>
          <table:table-cell office:value-type="float" office:value="151.55" calcext:value-type="float">
            <text:p>151,5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429.4" calcext:value-type="float">
            <text:p>-429,4</text:p>
          </table:table-cell>
          <table:table-cell office:value-type="float" office:value="-139.4" calcext:value-type="float">
            <text:p>-139,4</text:p>
          </table:table-cell>
          <table:table-cell office:value-type="float" office:value="150.6" calcext:value-type="float">
            <text:p>150,6</text:p>
          </table:table-cell>
          <table:table-cell table:number-columns-repeated="2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430.35" calcext:value-type="float">
            <text:p>-430,35</text:p>
          </table:table-cell>
          <table:table-cell office:value-type="float" office:value="-140.35" calcext:value-type="float">
            <text:p>-140,35</text:p>
          </table:table-cell>
          <table:table-cell office:value-type="float" office:value="149.65" calcext:value-type="float">
            <text:p>149,65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431.3" calcext:value-type="float">
            <text:p>-431,3</text:p>
          </table:table-cell>
          <table:table-cell office:value-type="float" office:value="-141.3" calcext:value-type="float">
            <text:p>-141,3</text:p>
          </table:table-cell>
          <table:table-cell office:value-type="float" office:value="148.7" calcext:value-type="float">
            <text:p>148,7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432.25" calcext:value-type="float">
            <text:p>-432,25</text:p>
          </table:table-cell>
          <table:table-cell office:value-type="float" office:value="-142.25" calcext:value-type="float">
            <text:p>-142,25</text:p>
          </table:table-cell>
          <table:table-cell office:value-type="float" office:value="147.75" calcext:value-type="float">
            <text:p>147,75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433.2" calcext:value-type="float">
            <text:p>-433,2</text:p>
          </table:table-cell>
          <table:table-cell office:value-type="float" office:value="-143.2" calcext:value-type="float">
            <text:p>-143,2</text:p>
          </table:table-cell>
          <table:table-cell office:value-type="float" office:value="146.8" calcext:value-type="float">
            <text:p>146,8</text:p>
          </table:table-cell>
          <table:table-cell table:number-columns-repeated="2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434.15" calcext:value-type="float">
            <text:p>-434,15</text:p>
          </table:table-cell>
          <table:table-cell office:value-type="float" office:value="-144.15" calcext:value-type="float">
            <text:p>-144,15</text:p>
          </table:table-cell>
          <table:table-cell office:value-type="float" office:value="145.85" calcext:value-type="float">
            <text:p>145,85</text:p>
          </table:table-cell>
          <table:table-cell table:number-columns-repeated="2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435.1" calcext:value-type="float">
            <text:p>-435,1</text:p>
          </table:table-cell>
          <table:table-cell office:value-type="float" office:value="-145.1" calcext:value-type="float">
            <text:p>-145,1</text:p>
          </table:table-cell>
          <table:table-cell office:value-type="float" office:value="144.9" calcext:value-type="float">
            <text:p>144,9</text:p>
          </table:table-cell>
          <table:table-cell table:number-columns-repeated="2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436.05" calcext:value-type="float">
            <text:p>-436,05</text:p>
          </table:table-cell>
          <table:table-cell office:value-type="float" office:value="-146.05" calcext:value-type="float">
            <text:p>-146,05</text:p>
          </table:table-cell>
          <table:table-cell office:value-type="float" office:value="143.95" calcext:value-type="float">
            <text:p>143,95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437" calcext:value-type="float">
            <text:p>-437</text:p>
          </table:table-cell>
          <table:table-cell office:value-type="float" office:value="-147" calcext:value-type="float">
            <text:p>-147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437.95" calcext:value-type="float">
            <text:p>-437,95</text:p>
          </table:table-cell>
          <table:table-cell office:value-type="float" office:value="-147.95" calcext:value-type="float">
            <text:p>-147,95</text:p>
          </table:table-cell>
          <table:table-cell office:value-type="float" office:value="142.05" calcext:value-type="float">
            <text:p>142,05</text:p>
          </table:table-cell>
          <table:table-cell table:number-columns-repeated="2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438.9" calcext:value-type="float">
            <text:p>-438,9</text:p>
          </table:table-cell>
          <table:table-cell office:value-type="float" office:value="-148.9" calcext:value-type="float">
            <text:p>-148,9</text:p>
          </table:table-cell>
          <table:table-cell office:value-type="float" office:value="141.1" calcext:value-type="float">
            <text:p>141,1</text:p>
          </table:table-cell>
          <table:table-cell table:number-columns-repeated="2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439.85" calcext:value-type="float">
            <text:p>-439,85</text:p>
          </table:table-cell>
          <table:table-cell office:value-type="float" office:value="-149.85" calcext:value-type="float">
            <text:p>-149,85</text:p>
          </table:table-cell>
          <table:table-cell office:value-type="float" office:value="140.15" calcext:value-type="float">
            <text:p>140,15</text:p>
          </table:table-cell>
          <table:table-cell table:number-columns-repeated="2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440.8" calcext:value-type="float">
            <text:p>-440,8</text:p>
          </table:table-cell>
          <table:table-cell office:value-type="float" office:value="-150.8" calcext:value-type="float">
            <text:p>-150,8</text:p>
          </table:table-cell>
          <table:table-cell office:value-type="float" office:value="139.2" calcext:value-type="float">
            <text:p>139,2</text:p>
          </table:table-cell>
          <table:table-cell table:number-columns-repeated="2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441.75" calcext:value-type="float">
            <text:p>-441,75</text:p>
          </table:table-cell>
          <table:table-cell office:value-type="float" office:value="-151.75" calcext:value-type="float">
            <text:p>-151,75</text:p>
          </table:table-cell>
          <table:table-cell office:value-type="float" office:value="138.25" calcext:value-type="float">
            <text:p>138,25</text:p>
          </table:table-cell>
          <table:table-cell table:number-columns-repeated="2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442.7" calcext:value-type="float">
            <text:p>-442,7</text:p>
          </table:table-cell>
          <table:table-cell office:value-type="float" office:value="-152.7" calcext:value-type="float">
            <text:p>-152,7</text:p>
          </table:table-cell>
          <table:table-cell office:value-type="float" office:value="137.3" calcext:value-type="float">
            <text:p>137,3</text:p>
          </table:table-cell>
          <table:table-cell table:number-columns-repeated="2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443.65" calcext:value-type="float">
            <text:p>-443,65</text:p>
          </table:table-cell>
          <table:table-cell office:value-type="float" office:value="-153.65" calcext:value-type="float">
            <text:p>-153,65</text:p>
          </table:table-cell>
          <table:table-cell office:value-type="float" office:value="136.35" calcext:value-type="float">
            <text:p>136,35</text:p>
          </table:table-cell>
          <table:table-cell table:number-columns-repeated="2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444.6" calcext:value-type="float">
            <text:p>-444,6</text:p>
          </table:table-cell>
          <table:table-cell office:value-type="float" office:value="-154.6" calcext:value-type="float">
            <text:p>-154,6</text:p>
          </table:table-cell>
          <table:table-cell office:value-type="float" office:value="135.4" calcext:value-type="float">
            <text:p>135,4</text:p>
          </table:table-cell>
          <table:table-cell table:number-columns-repeated="2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445.55" calcext:value-type="float">
            <text:p>-445,55</text:p>
          </table:table-cell>
          <table:table-cell office:value-type="float" office:value="-155.55" calcext:value-type="float">
            <text:p>-155,55</text:p>
          </table:table-cell>
          <table:table-cell office:value-type="float" office:value="134.45" calcext:value-type="float">
            <text:p>134,45</text:p>
          </table:table-cell>
          <table:table-cell table:number-columns-repeated="2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446.5" calcext:value-type="float">
            <text:p>-446,5</text:p>
          </table:table-cell>
          <table:table-cell office:value-type="float" office:value="-156.5" calcext:value-type="float">
            <text:p>-156,5</text:p>
          </table:table-cell>
          <table:table-cell office:value-type="float" office:value="133.5" calcext:value-type="float">
            <text:p>133,5</text:p>
          </table:table-cell>
          <table:table-cell table:number-columns-repeated="2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447.45" calcext:value-type="float">
            <text:p>-447,45</text:p>
          </table:table-cell>
          <table:table-cell office:value-type="float" office:value="-157.45" calcext:value-type="float">
            <text:p>-157,45</text:p>
          </table:table-cell>
          <table:table-cell office:value-type="float" office:value="132.55" calcext:value-type="float">
            <text:p>132,55</text:p>
          </table:table-cell>
          <table:table-cell table:number-columns-repeated="2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448.4" calcext:value-type="float">
            <text:p>-448,4</text:p>
          </table:table-cell>
          <table:table-cell office:value-type="float" office:value="-158.4" calcext:value-type="float">
            <text:p>-158,4</text:p>
          </table:table-cell>
          <table:table-cell office:value-type="float" office:value="131.6" calcext:value-type="float">
            <text:p>131,6</text:p>
          </table:table-cell>
          <table:table-cell table:number-columns-repeated="2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449.35" calcext:value-type="float">
            <text:p>-449,35</text:p>
          </table:table-cell>
          <table:table-cell office:value-type="float" office:value="-159.35" calcext:value-type="float">
            <text:p>-159,35</text:p>
          </table:table-cell>
          <table:table-cell office:value-type="float" office:value="130.65" calcext:value-type="float">
            <text:p>130,65</text:p>
          </table:table-cell>
          <table:table-cell table:number-columns-repeated="2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450.3" calcext:value-type="float">
            <text:p>-450,3</text:p>
          </table:table-cell>
          <table:table-cell office:value-type="float" office:value="-160.3" calcext:value-type="float">
            <text:p>-160,3</text:p>
          </table:table-cell>
          <table:table-cell office:value-type="float" office:value="129.7" calcext:value-type="float">
            <text:p>129,7</text:p>
          </table:table-cell>
          <table:table-cell table:number-columns-repeated="2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451.25" calcext:value-type="float">
            <text:p>-451,25</text:p>
          </table:table-cell>
          <table:table-cell office:value-type="float" office:value="-161.25" calcext:value-type="float">
            <text:p>-161,25</text:p>
          </table:table-cell>
          <table:table-cell office:value-type="float" office:value="128.75" calcext:value-type="float">
            <text:p>128,75</text:p>
          </table:table-cell>
          <table:table-cell table:number-columns-repeated="2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452.2" calcext:value-type="float">
            <text:p>-452,2</text:p>
          </table:table-cell>
          <table:table-cell office:value-type="float" office:value="-162.2" calcext:value-type="float">
            <text:p>-162,2</text:p>
          </table:table-cell>
          <table:table-cell office:value-type="float" office:value="127.8" calcext:value-type="float">
            <text:p>127,8</text:p>
          </table:table-cell>
          <table:table-cell table:number-columns-repeated="2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453.15" calcext:value-type="float">
            <text:p>-453,15</text:p>
          </table:table-cell>
          <table:table-cell office:value-type="float" office:value="-163.15" calcext:value-type="float">
            <text:p>-163,15</text:p>
          </table:table-cell>
          <table:table-cell office:value-type="float" office:value="126.85" calcext:value-type="float">
            <text:p>126,85</text:p>
          </table:table-cell>
          <table:table-cell table:number-columns-repeated="2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454.1" calcext:value-type="float">
            <text:p>-454,1</text:p>
          </table:table-cell>
          <table:table-cell office:value-type="float" office:value="-164.1" calcext:value-type="float">
            <text:p>-164,1</text:p>
          </table:table-cell>
          <table:table-cell office:value-type="float" office:value="125.9" calcext:value-type="float">
            <text:p>125,9</text:p>
          </table:table-cell>
          <table:table-cell table:number-columns-repeated="2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455.05" calcext:value-type="float">
            <text:p>-455,05</text:p>
          </table:table-cell>
          <table:table-cell office:value-type="float" office:value="-165.05" calcext:value-type="float">
            <text:p>-165,05</text:p>
          </table:table-cell>
          <table:table-cell office:value-type="float" office:value="124.95" calcext:value-type="float">
            <text:p>124,95</text:p>
          </table:table-cell>
          <table:table-cell table:number-columns-repeated="2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456" calcext:value-type="float">
            <text:p>-456</text:p>
          </table:table-cell>
          <table:table-cell office:value-type="float" office:value="-166" calcext:value-type="float">
            <text:p>-166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456.95" calcext:value-type="float">
            <text:p>-456,95</text:p>
          </table:table-cell>
          <table:table-cell office:value-type="float" office:value="-166.95" calcext:value-type="float">
            <text:p>-166,95</text:p>
          </table:table-cell>
          <table:table-cell office:value-type="float" office:value="123.05" calcext:value-type="float">
            <text:p>123,05</text:p>
          </table:table-cell>
          <table:table-cell table:number-columns-repeated="2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457.9" calcext:value-type="float">
            <text:p>-457,9</text:p>
          </table:table-cell>
          <table:table-cell office:value-type="float" office:value="-167.9" calcext:value-type="float">
            <text:p>-167,9</text:p>
          </table:table-cell>
          <table:table-cell office:value-type="float" office:value="122.1" calcext:value-type="float">
            <text:p>122,1</text:p>
          </table:table-cell>
          <table:table-cell table:number-columns-repeated="2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458.85" calcext:value-type="float">
            <text:p>-458,85</text:p>
          </table:table-cell>
          <table:table-cell office:value-type="float" office:value="-168.85" calcext:value-type="float">
            <text:p>-168,85</text:p>
          </table:table-cell>
          <table:table-cell office:value-type="float" office:value="121.15" calcext:value-type="float">
            <text:p>121,15</text:p>
          </table:table-cell>
          <table:table-cell table:number-columns-repeated="2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459.8" calcext:value-type="float">
            <text:p>-459,8</text:p>
          </table:table-cell>
          <table:table-cell office:value-type="float" office:value="-169.8" calcext:value-type="float">
            <text:p>-169,8</text:p>
          </table:table-cell>
          <table:table-cell office:value-type="float" office:value="120.2" calcext:value-type="float">
            <text:p>120,2</text:p>
          </table:table-cell>
          <table:table-cell table:number-columns-repeated="2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460.75" calcext:value-type="float">
            <text:p>-460,75</text:p>
          </table:table-cell>
          <table:table-cell office:value-type="float" office:value="-170.75" calcext:value-type="float">
            <text:p>-170,75</text:p>
          </table:table-cell>
          <table:table-cell office:value-type="float" office:value="119.25" calcext:value-type="float">
            <text:p>119,25</text:p>
          </table:table-cell>
          <table:table-cell table:number-columns-repeated="2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461.7" calcext:value-type="float">
            <text:p>-461,7</text:p>
          </table:table-cell>
          <table:table-cell office:value-type="float" office:value="-171.7" calcext:value-type="float">
            <text:p>-171,7</text:p>
          </table:table-cell>
          <table:table-cell office:value-type="float" office:value="118.3" calcext:value-type="float">
            <text:p>118,3</text:p>
          </table:table-cell>
          <table:table-cell table:number-columns-repeated="2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462.65" calcext:value-type="float">
            <text:p>-462,65</text:p>
          </table:table-cell>
          <table:table-cell office:value-type="float" office:value="-172.65" calcext:value-type="float">
            <text:p>-172,65</text:p>
          </table:table-cell>
          <table:table-cell office:value-type="float" office:value="117.35" calcext:value-type="float">
            <text:p>117,35</text:p>
          </table:table-cell>
          <table:table-cell table:number-columns-repeated="2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463.6" calcext:value-type="float">
            <text:p>-463,6</text:p>
          </table:table-cell>
          <table:table-cell office:value-type="float" office:value="-173.6" calcext:value-type="float">
            <text:p>-173,6</text:p>
          </table:table-cell>
          <table:table-cell office:value-type="float" office:value="116.4" calcext:value-type="float">
            <text:p>116,4</text:p>
          </table:table-cell>
          <table:table-cell table:number-columns-repeated="2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464.55" calcext:value-type="float">
            <text:p>-464,55</text:p>
          </table:table-cell>
          <table:table-cell office:value-type="float" office:value="-174.55" calcext:value-type="float">
            <text:p>-174,55</text:p>
          </table:table-cell>
          <table:table-cell office:value-type="float" office:value="115.45" calcext:value-type="float">
            <text:p>115,45</text:p>
          </table:table-cell>
          <table:table-cell table:number-columns-repeated="2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465.5" calcext:value-type="float">
            <text:p>-465,5</text:p>
          </table:table-cell>
          <table:table-cell office:value-type="float" office:value="-175.5" calcext:value-type="float">
            <text:p>-175,5</text:p>
          </table:table-cell>
          <table:table-cell office:value-type="float" office:value="114.5" calcext:value-type="float">
            <text:p>114,5</text:p>
          </table:table-cell>
          <table:table-cell table:number-columns-repeated="2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466.45" calcext:value-type="float">
            <text:p>-466,45</text:p>
          </table:table-cell>
          <table:table-cell office:value-type="float" office:value="-176.45" calcext:value-type="float">
            <text:p>-176,45</text:p>
          </table:table-cell>
          <table:table-cell office:value-type="float" office:value="113.55" calcext:value-type="float">
            <text:p>113,55</text:p>
          </table:table-cell>
          <table:table-cell table:number-columns-repeated="2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467.4" calcext:value-type="float">
            <text:p>-467,4</text:p>
          </table:table-cell>
          <table:table-cell office:value-type="float" office:value="-177.4" calcext:value-type="float">
            <text:p>-177,4</text:p>
          </table:table-cell>
          <table:table-cell office:value-type="float" office:value="112.6" calcext:value-type="float">
            <text:p>112,6</text:p>
          </table:table-cell>
          <table:table-cell table:number-columns-repeated="2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468.35" calcext:value-type="float">
            <text:p>-468,35</text:p>
          </table:table-cell>
          <table:table-cell office:value-type="float" office:value="-178.35" calcext:value-type="float">
            <text:p>-178,35</text:p>
          </table:table-cell>
          <table:table-cell office:value-type="float" office:value="111.65" calcext:value-type="float">
            <text:p>111,65</text:p>
          </table:table-cell>
          <table:table-cell table:number-columns-repeated="2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469.3" calcext:value-type="float">
            <text:p>-469,3</text:p>
          </table:table-cell>
          <table:table-cell office:value-type="float" office:value="-179.3" calcext:value-type="float">
            <text:p>-179,3</text:p>
          </table:table-cell>
          <table:table-cell office:value-type="float" office:value="110.7" calcext:value-type="float">
            <text:p>110,7</text:p>
          </table:table-cell>
          <table:table-cell table:number-columns-repeated="2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470.25" calcext:value-type="float">
            <text:p>-470,25</text:p>
          </table:table-cell>
          <table:table-cell office:value-type="float" office:value="-180.25" calcext:value-type="float">
            <text:p>-180,25</text:p>
          </table:table-cell>
          <table:table-cell office:value-type="float" office:value="109.75" calcext:value-type="float">
            <text:p>109,75</text:p>
          </table:table-cell>
          <table:table-cell table:number-columns-repeated="2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471.2" calcext:value-type="float">
            <text:p>-471,2</text:p>
          </table:table-cell>
          <table:table-cell office:value-type="float" office:value="-181.2" calcext:value-type="float">
            <text:p>-181,2</text:p>
          </table:table-cell>
          <table:table-cell office:value-type="float" office:value="108.8" calcext:value-type="float">
            <text:p>108,8</text:p>
          </table:table-cell>
          <table:table-cell table:number-columns-repeated="2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472.15" calcext:value-type="float">
            <text:p>-472,15</text:p>
          </table:table-cell>
          <table:table-cell office:value-type="float" office:value="-182.15" calcext:value-type="float">
            <text:p>-182,15</text:p>
          </table:table-cell>
          <table:table-cell office:value-type="float" office:value="107.85" calcext:value-type="float">
            <text:p>107,85</text:p>
          </table:table-cell>
          <table:table-cell table:number-columns-repeated="2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473.1" calcext:value-type="float">
            <text:p>-473,1</text:p>
          </table:table-cell>
          <table:table-cell office:value-type="float" office:value="-183.1" calcext:value-type="float">
            <text:p>-183,1</text:p>
          </table:table-cell>
          <table:table-cell office:value-type="float" office:value="106.9" calcext:value-type="float">
            <text:p>106,9</text:p>
          </table:table-cell>
          <table:table-cell table:number-columns-repeated="2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474.05" calcext:value-type="float">
            <text:p>-474,05</text:p>
          </table:table-cell>
          <table:table-cell office:value-type="float" office:value="-184.05" calcext:value-type="float">
            <text:p>-184,05</text:p>
          </table:table-cell>
          <table:table-cell office:value-type="float" office:value="105.95" calcext:value-type="float">
            <text:p>105,95</text:p>
          </table:table-cell>
          <table:table-cell table:number-columns-repeated="2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475" calcext:value-type="float">
            <text:p>-475</text:p>
          </table:table-cell>
          <table:table-cell office:value-type="float" office:value="-185" calcext:value-type="float">
            <text:p>-18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475.95" calcext:value-type="float">
            <text:p>-475,95</text:p>
          </table:table-cell>
          <table:table-cell office:value-type="float" office:value="-185.95" calcext:value-type="float">
            <text:p>-185,95</text:p>
          </table:table-cell>
          <table:table-cell office:value-type="float" office:value="104.05" calcext:value-type="float">
            <text:p>104,05</text:p>
          </table:table-cell>
          <table:table-cell table:number-columns-repeated="2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476.9" calcext:value-type="float">
            <text:p>-476,9</text:p>
          </table:table-cell>
          <table:table-cell office:value-type="float" office:value="-186.9" calcext:value-type="float">
            <text:p>-186,9</text:p>
          </table:table-cell>
          <table:table-cell office:value-type="float" office:value="103.1" calcext:value-type="float">
            <text:p>103,1</text:p>
          </table:table-cell>
          <table:table-cell table:number-columns-repeated="2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477.85" calcext:value-type="float">
            <text:p>-477,85</text:p>
          </table:table-cell>
          <table:table-cell office:value-type="float" office:value="-187.85" calcext:value-type="float">
            <text:p>-187,85</text:p>
          </table:table-cell>
          <table:table-cell office:value-type="float" office:value="102.15" calcext:value-type="float">
            <text:p>102,15</text:p>
          </table:table-cell>
          <table:table-cell table:number-columns-repeated="2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478.8" calcext:value-type="float">
            <text:p>-478,8</text:p>
          </table:table-cell>
          <table:table-cell office:value-type="float" office:value="-188.8" calcext:value-type="float">
            <text:p>-188,8</text:p>
          </table:table-cell>
          <table:table-cell office:value-type="float" office:value="101.2" calcext:value-type="float">
            <text:p>101,2</text:p>
          </table:table-cell>
          <table:table-cell table:number-columns-repeated="2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479.75" calcext:value-type="float">
            <text:p>-479,75</text:p>
          </table:table-cell>
          <table:table-cell office:value-type="float" office:value="-189.75" calcext:value-type="float">
            <text:p>-189,75</text:p>
          </table:table-cell>
          <table:table-cell office:value-type="float" office:value="100.25" calcext:value-type="float">
            <text:p>100,25</text:p>
          </table:table-cell>
          <table:table-cell table:number-columns-repeated="2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480.7" calcext:value-type="float">
            <text:p>-480,7</text:p>
          </table:table-cell>
          <table:table-cell office:value-type="float" office:value="-190.7" calcext:value-type="float">
            <text:p>-190,7</text:p>
          </table:table-cell>
          <table:table-cell office:value-type="float" office:value="99.3" calcext:value-type="float">
            <text:p>99,3</text:p>
          </table:table-cell>
          <table:table-cell table:number-columns-repeated="2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481.65" calcext:value-type="float">
            <text:p>-481,65</text:p>
          </table:table-cell>
          <table:table-cell office:value-type="float" office:value="-191.65" calcext:value-type="float">
            <text:p>-191,65</text:p>
          </table:table-cell>
          <table:table-cell office:value-type="float" office:value="98.35" calcext:value-type="float">
            <text:p>98,35</text:p>
          </table:table-cell>
          <table:table-cell table:number-columns-repeated="2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482.6" calcext:value-type="float">
            <text:p>-482,6</text:p>
          </table:table-cell>
          <table:table-cell office:value-type="float" office:value="-192.6" calcext:value-type="float">
            <text:p>-192,6</text:p>
          </table:table-cell>
          <table:table-cell office:value-type="float" office:value="97.4" calcext:value-type="float">
            <text:p>97,4</text:p>
          </table:table-cell>
          <table:table-cell table:number-columns-repeated="2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483.55" calcext:value-type="float">
            <text:p>-483,55</text:p>
          </table:table-cell>
          <table:table-cell office:value-type="float" office:value="-193.55" calcext:value-type="float">
            <text:p>-193,55</text:p>
          </table:table-cell>
          <table:table-cell office:value-type="float" office:value="96.45" calcext:value-type="float">
            <text:p>96,45</text:p>
          </table:table-cell>
          <table:table-cell table:number-columns-repeated="2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484.5" calcext:value-type="float">
            <text:p>-484,5</text:p>
          </table:table-cell>
          <table:table-cell office:value-type="float" office:value="-194.5" calcext:value-type="float">
            <text:p>-194,5</text:p>
          </table:table-cell>
          <table:table-cell office:value-type="float" office:value="95.5" calcext:value-type="float">
            <text:p>95,5</text:p>
          </table:table-cell>
          <table:table-cell table:number-columns-repeated="2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485.45" calcext:value-type="float">
            <text:p>-485,45</text:p>
          </table:table-cell>
          <table:table-cell office:value-type="float" office:value="-195.45" calcext:value-type="float">
            <text:p>-195,45</text:p>
          </table:table-cell>
          <table:table-cell office:value-type="float" office:value="94.55" calcext:value-type="float">
            <text:p>94,55</text:p>
          </table:table-cell>
          <table:table-cell table:number-columns-repeated="2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486.4" calcext:value-type="float">
            <text:p>-486,4</text:p>
          </table:table-cell>
          <table:table-cell office:value-type="float" office:value="-196.4" calcext:value-type="float">
            <text:p>-196,4</text:p>
          </table:table-cell>
          <table:table-cell office:value-type="float" office:value="93.6" calcext:value-type="float">
            <text:p>93,6</text:p>
          </table:table-cell>
          <table:table-cell table:number-columns-repeated="2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487.35" calcext:value-type="float">
            <text:p>-487,35</text:p>
          </table:table-cell>
          <table:table-cell office:value-type="float" office:value="-197.35" calcext:value-type="float">
            <text:p>-197,35</text:p>
          </table:table-cell>
          <table:table-cell office:value-type="float" office:value="92.65" calcext:value-type="float">
            <text:p>92,65</text:p>
          </table:table-cell>
          <table:table-cell table:number-columns-repeated="2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488.3" calcext:value-type="float">
            <text:p>-488,3</text:p>
          </table:table-cell>
          <table:table-cell office:value-type="float" office:value="-198.3" calcext:value-type="float">
            <text:p>-198,3</text:p>
          </table:table-cell>
          <table:table-cell office:value-type="float" office:value="91.7" calcext:value-type="float">
            <text:p>91,7</text:p>
          </table:table-cell>
          <table:table-cell table:number-columns-repeated="2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489.25" calcext:value-type="float">
            <text:p>-489,25</text:p>
          </table:table-cell>
          <table:table-cell office:value-type="float" office:value="-199.25" calcext:value-type="float">
            <text:p>-199,25</text:p>
          </table:table-cell>
          <table:table-cell office:value-type="float" office:value="90.75" calcext:value-type="float">
            <text:p>90,75</text:p>
          </table:table-cell>
          <table:table-cell table:number-columns-repeated="2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490.2" calcext:value-type="float">
            <text:p>-490,2</text:p>
          </table:table-cell>
          <table:table-cell office:value-type="float" office:value="-200.2" calcext:value-type="float">
            <text:p>-200,2</text:p>
          </table:table-cell>
          <table:table-cell office:value-type="float" office:value="89.8" calcext:value-type="float">
            <text:p>89,8</text:p>
          </table:table-cell>
          <table:table-cell table:number-columns-repeated="2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491.15" calcext:value-type="float">
            <text:p>-491,15</text:p>
          </table:table-cell>
          <table:table-cell office:value-type="float" office:value="-201.15" calcext:value-type="float">
            <text:p>-201,15</text:p>
          </table:table-cell>
          <table:table-cell office:value-type="float" office:value="88.85" calcext:value-type="float">
            <text:p>88,85</text:p>
          </table:table-cell>
          <table:table-cell table:number-columns-repeated="2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-492.1" calcext:value-type="float">
            <text:p>-492,1</text:p>
          </table:table-cell>
          <table:table-cell office:value-type="float" office:value="-202.1" calcext:value-type="float">
            <text:p>-202,1</text:p>
          </table:table-cell>
          <table:table-cell office:value-type="float" office:value="87.9" calcext:value-type="float">
            <text:p>87,9</text:p>
          </table:table-cell>
          <table:table-cell table:number-columns-repeated="2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493.05" calcext:value-type="float">
            <text:p>-493,05</text:p>
          </table:table-cell>
          <table:table-cell office:value-type="float" office:value="-203.05" calcext:value-type="float">
            <text:p>-203,05</text:p>
          </table:table-cell>
          <table:table-cell office:value-type="float" office:value="86.95" calcext:value-type="float">
            <text:p>86,95</text:p>
          </table:table-cell>
          <table:table-cell table:number-columns-repeated="2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494" calcext:value-type="float">
            <text:p>-494</text:p>
          </table:table-cell>
          <table:table-cell office:value-type="float" office:value="-204" calcext:value-type="float">
            <text:p>-20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494.95" calcext:value-type="float">
            <text:p>-494,95</text:p>
          </table:table-cell>
          <table:table-cell office:value-type="float" office:value="-204.95" calcext:value-type="float">
            <text:p>-204,95</text:p>
          </table:table-cell>
          <table:table-cell office:value-type="float" office:value="85.05" calcext:value-type="float">
            <text:p>85,05</text:p>
          </table:table-cell>
          <table:table-cell table:number-columns-repeated="2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495.9" calcext:value-type="float">
            <text:p>-495,9</text:p>
          </table:table-cell>
          <table:table-cell office:value-type="float" office:value="-205.9" calcext:value-type="float">
            <text:p>-205,9</text:p>
          </table:table-cell>
          <table:table-cell office:value-type="float" office:value="84.1" calcext:value-type="float">
            <text:p>84,1</text:p>
          </table:table-cell>
          <table:table-cell table:number-columns-repeated="2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496.85" calcext:value-type="float">
            <text:p>-496,85</text:p>
          </table:table-cell>
          <table:table-cell office:value-type="float" office:value="-206.85" calcext:value-type="float">
            <text:p>-206,85</text:p>
          </table:table-cell>
          <table:table-cell office:value-type="float" office:value="83.15" calcext:value-type="float">
            <text:p>83,15</text:p>
          </table:table-cell>
          <table:table-cell table:number-columns-repeated="2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497.8" calcext:value-type="float">
            <text:p>-497,8</text:p>
          </table:table-cell>
          <table:table-cell office:value-type="float" office:value="-207.8" calcext:value-type="float">
            <text:p>-207,8</text:p>
          </table:table-cell>
          <table:table-cell office:value-type="float" office:value="82.2" calcext:value-type="float">
            <text:p>82,2</text:p>
          </table:table-cell>
          <table:table-cell table:number-columns-repeated="2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498.75" calcext:value-type="float">
            <text:p>-498,75</text:p>
          </table:table-cell>
          <table:table-cell office:value-type="float" office:value="-208.75" calcext:value-type="float">
            <text:p>-208,75</text:p>
          </table:table-cell>
          <table:table-cell office:value-type="float" office:value="81.25" calcext:value-type="float">
            <text:p>81,25</text:p>
          </table:table-cell>
          <table:table-cell table:number-columns-repeated="2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499.7" calcext:value-type="float">
            <text:p>-499,7</text:p>
          </table:table-cell>
          <table:table-cell office:value-type="float" office:value="-209.7" calcext:value-type="float">
            <text:p>-209,7</text:p>
          </table:table-cell>
          <table:table-cell office:value-type="float" office:value="80.3" calcext:value-type="float">
            <text:p>80,3</text:p>
          </table:table-cell>
          <table:table-cell table:number-columns-repeated="2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500.65" calcext:value-type="float">
            <text:p>-500,65</text:p>
          </table:table-cell>
          <table:table-cell office:value-type="float" office:value="-210.65" calcext:value-type="float">
            <text:p>-210,65</text:p>
          </table:table-cell>
          <table:table-cell office:value-type="float" office:value="79.35" calcext:value-type="float">
            <text:p>79,35</text:p>
          </table:table-cell>
          <table:table-cell table:number-columns-repeated="2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501.6" calcext:value-type="float">
            <text:p>-501,6</text:p>
          </table:table-cell>
          <table:table-cell office:value-type="float" office:value="-211.6" calcext:value-type="float">
            <text:p>-211,6</text:p>
          </table:table-cell>
          <table:table-cell office:value-type="float" office:value="78.4" calcext:value-type="float">
            <text:p>78,4</text:p>
          </table:table-cell>
          <table:table-cell table:number-columns-repeated="2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502.55" calcext:value-type="float">
            <text:p>-502,55</text:p>
          </table:table-cell>
          <table:table-cell office:value-type="float" office:value="-212.55" calcext:value-type="float">
            <text:p>-212,55</text:p>
          </table:table-cell>
          <table:table-cell office:value-type="float" office:value="77.45" calcext:value-type="float">
            <text:p>77,45</text:p>
          </table:table-cell>
          <table:table-cell table:number-columns-repeated="2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503.5" calcext:value-type="float">
            <text:p>-503,5</text:p>
          </table:table-cell>
          <table:table-cell office:value-type="float" office:value="-213.5" calcext:value-type="float">
            <text:p>-213,5</text:p>
          </table:table-cell>
          <table:table-cell office:value-type="float" office:value="76.5" calcext:value-type="float">
            <text:p>76,5</text:p>
          </table:table-cell>
          <table:table-cell table:number-columns-repeated="2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504.45" calcext:value-type="float">
            <text:p>-504,45</text:p>
          </table:table-cell>
          <table:table-cell office:value-type="float" office:value="-214.45" calcext:value-type="float">
            <text:p>-214,45</text:p>
          </table:table-cell>
          <table:table-cell office:value-type="float" office:value="75.55" calcext:value-type="float">
            <text:p>75,55</text:p>
          </table:table-cell>
          <table:table-cell table:number-columns-repeated="2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-505.4" calcext:value-type="float">
            <text:p>-505,4</text:p>
          </table:table-cell>
          <table:table-cell office:value-type="float" office:value="-215.4" calcext:value-type="float">
            <text:p>-215,4</text:p>
          </table:table-cell>
          <table:table-cell office:value-type="float" office:value="74.6" calcext:value-type="float">
            <text:p>74,6</text:p>
          </table:table-cell>
          <table:table-cell table:number-columns-repeated="2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506.35" calcext:value-type="float">
            <text:p>-506,35</text:p>
          </table:table-cell>
          <table:table-cell office:value-type="float" office:value="-216.35" calcext:value-type="float">
            <text:p>-216,35</text:p>
          </table:table-cell>
          <table:table-cell office:value-type="float" office:value="73.65" calcext:value-type="float">
            <text:p>73,65</text:p>
          </table:table-cell>
          <table:table-cell table:number-columns-repeated="2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507.3" calcext:value-type="float">
            <text:p>-507,3</text:p>
          </table:table-cell>
          <table:table-cell office:value-type="float" office:value="-217.3" calcext:value-type="float">
            <text:p>-217,3</text:p>
          </table:table-cell>
          <table:table-cell office:value-type="float" office:value="72.7" calcext:value-type="float">
            <text:p>72,7</text:p>
          </table:table-cell>
          <table:table-cell table:number-columns-repeated="2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508.25" calcext:value-type="float">
            <text:p>-508,25</text:p>
          </table:table-cell>
          <table:table-cell office:value-type="float" office:value="-218.25" calcext:value-type="float">
            <text:p>-218,25</text:p>
          </table:table-cell>
          <table:table-cell office:value-type="float" office:value="71.75" calcext:value-type="float">
            <text:p>71,75</text:p>
          </table:table-cell>
          <table:table-cell table:number-columns-repeated="2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-509.2" calcext:value-type="float">
            <text:p>-509,2</text:p>
          </table:table-cell>
          <table:table-cell office:value-type="float" office:value="-219.2" calcext:value-type="float">
            <text:p>-219,2</text:p>
          </table:table-cell>
          <table:table-cell office:value-type="float" office:value="70.8" calcext:value-type="float">
            <text:p>70,8</text:p>
          </table:table-cell>
          <table:table-cell table:number-columns-repeated="2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510.15" calcext:value-type="float">
            <text:p>-510,15</text:p>
          </table:table-cell>
          <table:table-cell office:value-type="float" office:value="-220.15" calcext:value-type="float">
            <text:p>-220,15</text:p>
          </table:table-cell>
          <table:table-cell office:value-type="float" office:value="69.85" calcext:value-type="float">
            <text:p>69,85</text:p>
          </table:table-cell>
          <table:table-cell table:number-columns-repeated="2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511.1" calcext:value-type="float">
            <text:p>-511,1</text:p>
          </table:table-cell>
          <table:table-cell office:value-type="float" office:value="-221.1" calcext:value-type="float">
            <text:p>-221,1</text:p>
          </table:table-cell>
          <table:table-cell office:value-type="float" office:value="68.9" calcext:value-type="float">
            <text:p>68,9</text:p>
          </table:table-cell>
          <table:table-cell table:number-columns-repeated="2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512.05" calcext:value-type="float">
            <text:p>-512,05</text:p>
          </table:table-cell>
          <table:table-cell office:value-type="float" office:value="-222.05" calcext:value-type="float">
            <text:p>-222,05</text:p>
          </table:table-cell>
          <table:table-cell office:value-type="float" office:value="67.95" calcext:value-type="float">
            <text:p>67,95</text:p>
          </table:table-cell>
          <table:table-cell table:number-columns-repeated="2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-513" calcext:value-type="float">
            <text:p>-513</text:p>
          </table:table-cell>
          <table:table-cell office:value-type="float" office:value="-223" calcext:value-type="float">
            <text:p>-22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513.95" calcext:value-type="float">
            <text:p>-513,95</text:p>
          </table:table-cell>
          <table:table-cell office:value-type="float" office:value="-223.95" calcext:value-type="float">
            <text:p>-223,95</text:p>
          </table:table-cell>
          <table:table-cell office:value-type="float" office:value="66.05" calcext:value-type="float">
            <text:p>66,05</text:p>
          </table:table-cell>
          <table:table-cell table:number-columns-repeated="2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-514.9" calcext:value-type="float">
            <text:p>-514,9</text:p>
          </table:table-cell>
          <table:table-cell office:value-type="float" office:value="-224.9" calcext:value-type="float">
            <text:p>-224,9</text:p>
          </table:table-cell>
          <table:table-cell office:value-type="float" office:value="65.1" calcext:value-type="float">
            <text:p>65,1</text:p>
          </table:table-cell>
          <table:table-cell table:number-columns-repeated="2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515.85" calcext:value-type="float">
            <text:p>-515,85</text:p>
          </table:table-cell>
          <table:table-cell office:value-type="float" office:value="-225.85" calcext:value-type="float">
            <text:p>-225,85</text:p>
          </table:table-cell>
          <table:table-cell office:value-type="float" office:value="64.15" calcext:value-type="float">
            <text:p>64,15</text:p>
          </table:table-cell>
          <table:table-cell table:number-columns-repeated="2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-516.8" calcext:value-type="float">
            <text:p>-516,8</text:p>
          </table:table-cell>
          <table:table-cell office:value-type="float" office:value="-226.8" calcext:value-type="float">
            <text:p>-226,8</text:p>
          </table:table-cell>
          <table:table-cell office:value-type="float" office:value="63.2000000000001" calcext:value-type="float">
            <text:p>63,2</text:p>
          </table:table-cell>
          <table:table-cell table:number-columns-repeated="2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517.75" calcext:value-type="float">
            <text:p>-517,75</text:p>
          </table:table-cell>
          <table:table-cell office:value-type="float" office:value="-227.75" calcext:value-type="float">
            <text:p>-227,75</text:p>
          </table:table-cell>
          <table:table-cell office:value-type="float" office:value="62.25" calcext:value-type="float">
            <text:p>62,25</text:p>
          </table:table-cell>
          <table:table-cell table:number-columns-repeated="2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518.7" calcext:value-type="float">
            <text:p>-518,7</text:p>
          </table:table-cell>
          <table:table-cell office:value-type="float" office:value="-228.7" calcext:value-type="float">
            <text:p>-228,7</text:p>
          </table:table-cell>
          <table:table-cell office:value-type="float" office:value="61.3" calcext:value-type="float">
            <text:p>61,3</text:p>
          </table:table-cell>
          <table:table-cell table:number-columns-repeated="2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519.65" calcext:value-type="float">
            <text:p>-519,65</text:p>
          </table:table-cell>
          <table:table-cell office:value-type="float" office:value="-229.65" calcext:value-type="float">
            <text:p>-229,65</text:p>
          </table:table-cell>
          <table:table-cell office:value-type="float" office:value="60.35" calcext:value-type="float">
            <text:p>60,35</text:p>
          </table:table-cell>
          <table:table-cell table:number-columns-repeated="2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520.6" calcext:value-type="float">
            <text:p>-520,6</text:p>
          </table:table-cell>
          <table:table-cell office:value-type="float" office:value="-230.6" calcext:value-type="float">
            <text:p>-230,6</text:p>
          </table:table-cell>
          <table:table-cell office:value-type="float" office:value="59.4" calcext:value-type="float">
            <text:p>59,4</text:p>
          </table:table-cell>
          <table:table-cell table:number-columns-repeated="2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521.55" calcext:value-type="float">
            <text:p>-521,55</text:p>
          </table:table-cell>
          <table:table-cell office:value-type="float" office:value="-231.55" calcext:value-type="float">
            <text:p>-231,55</text:p>
          </table:table-cell>
          <table:table-cell office:value-type="float" office:value="58.45" calcext:value-type="float">
            <text:p>58,45</text:p>
          </table:table-cell>
          <table:table-cell table:number-columns-repeated="2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522.5" calcext:value-type="float">
            <text:p>-522,5</text:p>
          </table:table-cell>
          <table:table-cell office:value-type="float" office:value="-232.5" calcext:value-type="float">
            <text:p>-232,5</text:p>
          </table:table-cell>
          <table:table-cell office:value-type="float" office:value="57.5" calcext:value-type="float">
            <text:p>57,5</text:p>
          </table:table-cell>
          <table:table-cell table:number-columns-repeated="2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523.45" calcext:value-type="float">
            <text:p>-523,45</text:p>
          </table:table-cell>
          <table:table-cell office:value-type="float" office:value="-233.45" calcext:value-type="float">
            <text:p>-233,45</text:p>
          </table:table-cell>
          <table:table-cell office:value-type="float" office:value="56.55" calcext:value-type="float">
            <text:p>56,55</text:p>
          </table:table-cell>
          <table:table-cell table:number-columns-repeated="2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524.4" calcext:value-type="float">
            <text:p>-524,4</text:p>
          </table:table-cell>
          <table:table-cell office:value-type="float" office:value="-234.4" calcext:value-type="float">
            <text:p>-234,4</text:p>
          </table:table-cell>
          <table:table-cell office:value-type="float" office:value="55.6" calcext:value-type="float">
            <text:p>55,6</text:p>
          </table:table-cell>
          <table:table-cell table:number-columns-repeated="2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525.35" calcext:value-type="float">
            <text:p>-525,35</text:p>
          </table:table-cell>
          <table:table-cell office:value-type="float" office:value="-235.35" calcext:value-type="float">
            <text:p>-235,35</text:p>
          </table:table-cell>
          <table:table-cell office:value-type="float" office:value="54.65" calcext:value-type="float">
            <text:p>54,65</text:p>
          </table:table-cell>
          <table:table-cell table:number-columns-repeated="2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-526.3" calcext:value-type="float">
            <text:p>-526,3</text:p>
          </table:table-cell>
          <table:table-cell office:value-type="float" office:value="-236.3" calcext:value-type="float">
            <text:p>-236,3</text:p>
          </table:table-cell>
          <table:table-cell office:value-type="float" office:value="53.7" calcext:value-type="float">
            <text:p>53,7</text:p>
          </table:table-cell>
          <table:table-cell table:number-columns-repeated="2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527.25" calcext:value-type="float">
            <text:p>-527,25</text:p>
          </table:table-cell>
          <table:table-cell office:value-type="float" office:value="-237.25" calcext:value-type="float">
            <text:p>-237,25</text:p>
          </table:table-cell>
          <table:table-cell office:value-type="float" office:value="52.75" calcext:value-type="float">
            <text:p>52,75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528.2" calcext:value-type="float">
            <text:p>-528,2</text:p>
          </table:table-cell>
          <table:table-cell office:value-type="float" office:value="-238.2" calcext:value-type="float">
            <text:p>-238,2</text:p>
          </table:table-cell>
          <table:table-cell office:value-type="float" office:value="51.8" calcext:value-type="float">
            <text:p>51,8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529.15" calcext:value-type="float">
            <text:p>-529,15</text:p>
          </table:table-cell>
          <table:table-cell office:value-type="float" office:value="-239.15" calcext:value-type="float">
            <text:p>-239,15</text:p>
          </table:table-cell>
          <table:table-cell office:value-type="float" office:value="50.85" calcext:value-type="float">
            <text:p>50,85</text:p>
          </table:table-cell>
          <table:table-cell table:number-columns-repeated="2"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-530.1" calcext:value-type="float">
            <text:p>-530,1</text:p>
          </table:table-cell>
          <table:table-cell office:value-type="float" office:value="-240.1" calcext:value-type="float">
            <text:p>-240,1</text:p>
          </table:table-cell>
          <table:table-cell office:value-type="float" office:value="49.9" calcext:value-type="float">
            <text:p>49,9</text:p>
          </table:table-cell>
          <table:table-cell table:number-columns-repeated="2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531.05" calcext:value-type="float">
            <text:p>-531,05</text:p>
          </table:table-cell>
          <table:table-cell office:value-type="float" office:value="-241.05" calcext:value-type="float">
            <text:p>-241,05</text:p>
          </table:table-cell>
          <table:table-cell office:value-type="float" office:value="48.9500000000001" calcext:value-type="float">
            <text:p>48,95</text:p>
          </table:table-cell>
          <table:table-cell table:number-columns-repeated="2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532" calcext:value-type="float">
            <text:p>-532</text:p>
          </table:table-cell>
          <table:table-cell office:value-type="float" office:value="-242" calcext:value-type="float">
            <text:p>-24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532.95" calcext:value-type="float">
            <text:p>-532,95</text:p>
          </table:table-cell>
          <table:table-cell office:value-type="float" office:value="-242.95" calcext:value-type="float">
            <text:p>-242,95</text:p>
          </table:table-cell>
          <table:table-cell office:value-type="float" office:value="47.05" calcext:value-type="float">
            <text:p>47,05</text:p>
          </table:table-cell>
          <table:table-cell table:number-columns-repeated="2"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533.9" calcext:value-type="float">
            <text:p>-533,9</text:p>
          </table:table-cell>
          <table:table-cell office:value-type="float" office:value="-243.9" calcext:value-type="float">
            <text:p>-243,9</text:p>
          </table:table-cell>
          <table:table-cell office:value-type="float" office:value="46.1" calcext:value-type="float">
            <text:p>46,1</text:p>
          </table:table-cell>
          <table:table-cell table:number-columns-repeated="2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534.85" calcext:value-type="float">
            <text:p>-534,85</text:p>
          </table:table-cell>
          <table:table-cell office:value-type="float" office:value="-244.85" calcext:value-type="float">
            <text:p>-244,85</text:p>
          </table:table-cell>
          <table:table-cell office:value-type="float" office:value="45.15" calcext:value-type="float">
            <text:p>45,15</text:p>
          </table:table-cell>
          <table:table-cell table:number-columns-repeated="2"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535.8" calcext:value-type="float">
            <text:p>-535,8</text:p>
          </table:table-cell>
          <table:table-cell office:value-type="float" office:value="-245.8" calcext:value-type="float">
            <text:p>-245,8</text:p>
          </table:table-cell>
          <table:table-cell office:value-type="float" office:value="44.2" calcext:value-type="float">
            <text:p>44,2</text:p>
          </table:table-cell>
          <table:table-cell table:number-columns-repeated="2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536.75" calcext:value-type="float">
            <text:p>-536,75</text:p>
          </table:table-cell>
          <table:table-cell office:value-type="float" office:value="-246.75" calcext:value-type="float">
            <text:p>-246,75</text:p>
          </table:table-cell>
          <table:table-cell office:value-type="float" office:value="43.25" calcext:value-type="float">
            <text:p>43,25</text:p>
          </table:table-cell>
          <table:table-cell table:number-columns-repeated="2"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-537.7" calcext:value-type="float">
            <text:p>-537,7</text:p>
          </table:table-cell>
          <table:table-cell office:value-type="float" office:value="-247.7" calcext:value-type="float">
            <text:p>-247,7</text:p>
          </table:table-cell>
          <table:table-cell office:value-type="float" office:value="42.3" calcext:value-type="float">
            <text:p>42,3</text:p>
          </table:table-cell>
          <table:table-cell table:number-columns-repeated="2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538.65" calcext:value-type="float">
            <text:p>-538,65</text:p>
          </table:table-cell>
          <table:table-cell office:value-type="float" office:value="-248.65" calcext:value-type="float">
            <text:p>-248,65</text:p>
          </table:table-cell>
          <table:table-cell office:value-type="float" office:value="41.35" calcext:value-type="float">
            <text:p>41,35</text:p>
          </table:table-cell>
          <table:table-cell table:number-columns-repeated="2"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-539.6" calcext:value-type="float">
            <text:p>-539,6</text:p>
          </table:table-cell>
          <table:table-cell office:value-type="float" office:value="-249.6" calcext:value-type="float">
            <text:p>-249,6</text:p>
          </table:table-cell>
          <table:table-cell office:value-type="float" office:value="40.4" calcext:value-type="float">
            <text:p>40,4</text:p>
          </table:table-cell>
          <table:table-cell table:number-columns-repeated="2"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540.55" calcext:value-type="float">
            <text:p>-540,55</text:p>
          </table:table-cell>
          <table:table-cell office:value-type="float" office:value="-250.55" calcext:value-type="float">
            <text:p>-250,55</text:p>
          </table:table-cell>
          <table:table-cell office:value-type="float" office:value="39.45" calcext:value-type="float">
            <text:p>39,45</text:p>
          </table:table-cell>
          <table:table-cell table:number-columns-repeated="2"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541.5" calcext:value-type="float">
            <text:p>-541,5</text:p>
          </table:table-cell>
          <table:table-cell office:value-type="float" office:value="-251.5" calcext:value-type="float">
            <text:p>-251,5</text:p>
          </table:table-cell>
          <table:table-cell office:value-type="float" office:value="38.5" calcext:value-type="float">
            <text:p>38,5</text:p>
          </table:table-cell>
          <table:table-cell table:number-columns-repeated="2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542.45" calcext:value-type="float">
            <text:p>-542,45</text:p>
          </table:table-cell>
          <table:table-cell office:value-type="float" office:value="-252.45" calcext:value-type="float">
            <text:p>-252,45</text:p>
          </table:table-cell>
          <table:table-cell office:value-type="float" office:value="37.55" calcext:value-type="float">
            <text:p>37,55</text:p>
          </table:table-cell>
          <table:table-cell table:number-columns-repeated="2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-543.4" calcext:value-type="float">
            <text:p>-543,4</text:p>
          </table:table-cell>
          <table:table-cell office:value-type="float" office:value="-253.4" calcext:value-type="float">
            <text:p>-253,4</text:p>
          </table:table-cell>
          <table:table-cell office:value-type="float" office:value="36.6" calcext:value-type="float">
            <text:p>36,6</text:p>
          </table:table-cell>
          <table:table-cell table:number-columns-repeated="2"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544.35" calcext:value-type="float">
            <text:p>-544,35</text:p>
          </table:table-cell>
          <table:table-cell office:value-type="float" office:value="-254.35" calcext:value-type="float">
            <text:p>-254,35</text:p>
          </table:table-cell>
          <table:table-cell office:value-type="float" office:value="35.65" calcext:value-type="float">
            <text:p>35,65</text:p>
          </table:table-cell>
          <table:table-cell table:number-columns-repeated="2"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-545.3" calcext:value-type="float">
            <text:p>-545,3</text:p>
          </table:table-cell>
          <table:table-cell office:value-type="float" office:value="-255.3" calcext:value-type="float">
            <text:p>-255,3</text:p>
          </table:table-cell>
          <table:table-cell office:value-type="float" office:value="34.7" calcext:value-type="float">
            <text:p>34,7</text:p>
          </table:table-cell>
          <table:table-cell table:number-columns-repeated="2"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546.25" calcext:value-type="float">
            <text:p>-546,25</text:p>
          </table:table-cell>
          <table:table-cell office:value-type="float" office:value="-256.25" calcext:value-type="float">
            <text:p>-256,25</text:p>
          </table:table-cell>
          <table:table-cell office:value-type="float" office:value="33.75" calcext:value-type="float">
            <text:p>33,75</text:p>
          </table:table-cell>
          <table:table-cell table:number-columns-repeated="2"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-547.2" calcext:value-type="float">
            <text:p>-547,2</text:p>
          </table:table-cell>
          <table:table-cell office:value-type="float" office:value="-257.2" calcext:value-type="float">
            <text:p>-257,2</text:p>
          </table:table-cell>
          <table:table-cell office:value-type="float" office:value="32.8" calcext:value-type="float">
            <text:p>32,8</text:p>
          </table:table-cell>
          <table:table-cell table:number-columns-repeated="2"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548.15" calcext:value-type="float">
            <text:p>-548,15</text:p>
          </table:table-cell>
          <table:table-cell office:value-type="float" office:value="-258.15" calcext:value-type="float">
            <text:p>-258,15</text:p>
          </table:table-cell>
          <table:table-cell office:value-type="float" office:value="31.85" calcext:value-type="float">
            <text:p>31,85</text:p>
          </table:table-cell>
          <table:table-cell table:number-columns-repeated="2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-549.1" calcext:value-type="float">
            <text:p>-549,1</text:p>
          </table:table-cell>
          <table:table-cell office:value-type="float" office:value="-259.1" calcext:value-type="float">
            <text:p>-259,1</text:p>
          </table:table-cell>
          <table:table-cell office:value-type="float" office:value="30.9" calcext:value-type="float">
            <text:p>30,9</text:p>
          </table:table-cell>
          <table:table-cell table:number-columns-repeated="2"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550.05" calcext:value-type="float">
            <text:p>-550,05</text:p>
          </table:table-cell>
          <table:table-cell office:value-type="float" office:value="-260.05" calcext:value-type="float">
            <text:p>-260,05</text:p>
          </table:table-cell>
          <table:table-cell office:value-type="float" office:value="29.95" calcext:value-type="float">
            <text:p>29,95</text:p>
          </table:table-cell>
          <table:table-cell table:number-columns-repeated="2"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-551" calcext:value-type="float">
            <text:p>-551</text:p>
          </table:table-cell>
          <table:table-cell office:value-type="float" office:value="-261" calcext:value-type="float">
            <text:p>-26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551.95" calcext:value-type="float">
            <text:p>-551,95</text:p>
          </table:table-cell>
          <table:table-cell office:value-type="float" office:value="-261.95" calcext:value-type="float">
            <text:p>-261,95</text:p>
          </table:table-cell>
          <table:table-cell office:value-type="float" office:value="28.05" calcext:value-type="float">
            <text:p>28,05</text:p>
          </table:table-cell>
          <table:table-cell table:number-columns-repeated="2"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-552.9" calcext:value-type="float">
            <text:p>-552,9</text:p>
          </table:table-cell>
          <table:table-cell office:value-type="float" office:value="-262.9" calcext:value-type="float">
            <text:p>-262,9</text:p>
          </table:table-cell>
          <table:table-cell office:value-type="float" office:value="27.1" calcext:value-type="float">
            <text:p>27,1</text:p>
          </table:table-cell>
          <table:table-cell table:number-columns-repeated="2"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553.85" calcext:value-type="float">
            <text:p>-553,85</text:p>
          </table:table-cell>
          <table:table-cell office:value-type="float" office:value="-263.85" calcext:value-type="float">
            <text:p>-263,85</text:p>
          </table:table-cell>
          <table:table-cell office:value-type="float" office:value="26.15" calcext:value-type="float">
            <text:p>26,15</text:p>
          </table:table-cell>
          <table:table-cell table:number-columns-repeated="2"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-554.8" calcext:value-type="float">
            <text:p>-554,8</text:p>
          </table:table-cell>
          <table:table-cell office:value-type="float" office:value="-264.8" calcext:value-type="float">
            <text:p>-264,8</text:p>
          </table:table-cell>
          <table:table-cell office:value-type="float" office:value="25.2" calcext:value-type="float">
            <text:p>25,2</text:p>
          </table:table-cell>
          <table:table-cell table:number-columns-repeated="2"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555.75" calcext:value-type="float">
            <text:p>-555,75</text:p>
          </table:table-cell>
          <table:table-cell office:value-type="float" office:value="-265.75" calcext:value-type="float">
            <text:p>-265,75</text:p>
          </table:table-cell>
          <table:table-cell office:value-type="float" office:value="24.25" calcext:value-type="float">
            <text:p>24,25</text:p>
          </table:table-cell>
          <table:table-cell table:number-columns-repeated="2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-556.7" calcext:value-type="float">
            <text:p>-556,7</text:p>
          </table:table-cell>
          <table:table-cell office:value-type="float" office:value="-266.7" calcext:value-type="float">
            <text:p>-266,7</text:p>
          </table:table-cell>
          <table:table-cell office:value-type="float" office:value="23.3" calcext:value-type="float">
            <text:p>23,3</text:p>
          </table:table-cell>
          <table:table-cell table:number-columns-repeated="2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557.65" calcext:value-type="float">
            <text:p>-557,65</text:p>
          </table:table-cell>
          <table:table-cell office:value-type="float" office:value="-267.65" calcext:value-type="float">
            <text:p>-267,65</text:p>
          </table:table-cell>
          <table:table-cell office:value-type="float" office:value="22.35" calcext:value-type="float">
            <text:p>22,35</text:p>
          </table:table-cell>
          <table:table-cell table:number-columns-repeated="2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-558.6" calcext:value-type="float">
            <text:p>-558,6</text:p>
          </table:table-cell>
          <table:table-cell office:value-type="float" office:value="-268.6" calcext:value-type="float">
            <text:p>-268,6</text:p>
          </table:table-cell>
          <table:table-cell office:value-type="float" office:value="21.4" calcext:value-type="float">
            <text:p>21,4</text:p>
          </table:table-cell>
          <table:table-cell table:number-columns-repeated="2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559.55" calcext:value-type="float">
            <text:p>-559,55</text:p>
          </table:table-cell>
          <table:table-cell office:value-type="float" office:value="-269.55" calcext:value-type="float">
            <text:p>-269,55</text:p>
          </table:table-cell>
          <table:table-cell office:value-type="float" office:value="20.45" calcext:value-type="float">
            <text:p>20,45</text:p>
          </table:table-cell>
          <table:table-cell table:number-columns-repeated="2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-560.5" calcext:value-type="float">
            <text:p>-560,5</text:p>
          </table:table-cell>
          <table:table-cell office:value-type="float" office:value="-270.5" calcext:value-type="float">
            <text:p>-270,5</text:p>
          </table:table-cell>
          <table:table-cell office:value-type="float" office:value="19.5" calcext:value-type="float">
            <text:p>19,5</text:p>
          </table:table-cell>
          <table:table-cell table:number-columns-repeated="2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561.45" calcext:value-type="float">
            <text:p>-561,45</text:p>
          </table:table-cell>
          <table:table-cell office:value-type="float" office:value="-271.45" calcext:value-type="float">
            <text:p>-271,45</text:p>
          </table:table-cell>
          <table:table-cell office:value-type="float" office:value="18.55" calcext:value-type="float">
            <text:p>18,55</text:p>
          </table:table-cell>
          <table:table-cell table:number-columns-repeated="2"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-562.4" calcext:value-type="float">
            <text:p>-562,4</text:p>
          </table:table-cell>
          <table:table-cell office:value-type="float" office:value="-272.4" calcext:value-type="float">
            <text:p>-272,4</text:p>
          </table:table-cell>
          <table:table-cell office:value-type="float" office:value="17.6" calcext:value-type="float">
            <text:p>17,6</text:p>
          </table:table-cell>
          <table:table-cell table:number-columns-repeated="2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563.35" calcext:value-type="float">
            <text:p>-563,35</text:p>
          </table:table-cell>
          <table:table-cell office:value-type="float" office:value="-273.35" calcext:value-type="float">
            <text:p>-273,35</text:p>
          </table:table-cell>
          <table:table-cell office:value-type="float" office:value="16.65" calcext:value-type="float">
            <text:p>16,65</text:p>
          </table:table-cell>
          <table:table-cell table:number-columns-repeated="2"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-564.3" calcext:value-type="float">
            <text:p>-564,3</text:p>
          </table:table-cell>
          <table:table-cell office:value-type="float" office:value="-274.3" calcext:value-type="float">
            <text:p>-274,3</text:p>
          </table:table-cell>
          <table:table-cell office:value-type="float" office:value="15.7" calcext:value-type="float">
            <text:p>15,7</text:p>
          </table:table-cell>
          <table:table-cell table:number-columns-repeated="2"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565.25" calcext:value-type="float">
            <text:p>-565,25</text:p>
          </table:table-cell>
          <table:table-cell office:value-type="float" office:value="-275.25" calcext:value-type="float">
            <text:p>-275,25</text:p>
          </table:table-cell>
          <table:table-cell office:value-type="float" office:value="14.75" calcext:value-type="float">
            <text:p>14,75</text:p>
          </table:table-cell>
          <table:table-cell table:number-columns-repeated="2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566.2" calcext:value-type="float">
            <text:p>-566,2</text:p>
          </table:table-cell>
          <table:table-cell office:value-type="float" office:value="-276.2" calcext:value-type="float">
            <text:p>-276,2</text:p>
          </table:table-cell>
          <table:table-cell office:value-type="float" office:value="13.8" calcext:value-type="float">
            <text:p>13,8</text:p>
          </table:table-cell>
          <table:table-cell table:number-columns-repeated="2"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567.15" calcext:value-type="float">
            <text:p>-567,15</text:p>
          </table:table-cell>
          <table:table-cell office:value-type="float" office:value="-277.15" calcext:value-type="float">
            <text:p>-277,15</text:p>
          </table:table-cell>
          <table:table-cell office:value-type="float" office:value="12.85" calcext:value-type="float">
            <text:p>12,85</text:p>
          </table:table-cell>
          <table:table-cell table:number-columns-repeated="2"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-568.1" calcext:value-type="float">
            <text:p>-568,1</text:p>
          </table:table-cell>
          <table:table-cell office:value-type="float" office:value="-278.1" calcext:value-type="float">
            <text:p>-278,1</text:p>
          </table:table-cell>
          <table:table-cell office:value-type="float" office:value="11.9" calcext:value-type="float">
            <text:p>11,9</text:p>
          </table:table-cell>
          <table:table-cell table:number-columns-repeated="2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569.05" calcext:value-type="float">
            <text:p>-569,05</text:p>
          </table:table-cell>
          <table:table-cell office:value-type="float" office:value="-279.05" calcext:value-type="float">
            <text:p>-279,05</text:p>
          </table:table-cell>
          <table:table-cell office:value-type="float" office:value="10.95" calcext:value-type="float">
            <text:p>10,95</text:p>
          </table:table-cell>
          <table:table-cell table:number-columns-repeated="2"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570" calcext:value-type="float">
            <text:p>-570</text:p>
          </table:table-cell>
          <table:table-cell office:value-type="float" office:value="-280" calcext:value-type="float">
            <text:p>-2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570.95" calcext:value-type="float">
            <text:p>-570,95</text:p>
          </table:table-cell>
          <table:table-cell office:value-type="float" office:value="-280.95" calcext:value-type="float">
            <text:p>-280,95</text:p>
          </table:table-cell>
          <table:table-cell office:value-type="float" office:value="9.05000000000001" calcext:value-type="float">
            <text:p>9,05</text:p>
          </table:table-cell>
          <table:table-cell table:number-columns-repeated="2" office:value-type="float" office:value="299.05" calcext:value-type="float">
            <text:p>299,0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-571.9" calcext:value-type="float">
            <text:p>-571,9</text:p>
          </table:table-cell>
          <table:table-cell office:value-type="float" office:value="-281.9" calcext:value-type="float">
            <text:p>-281,9</text:p>
          </table:table-cell>
          <table:table-cell office:value-type="float" office:value="8.10000000000002" calcext:value-type="float">
            <text:p>8,1</text:p>
          </table:table-cell>
          <table:table-cell table:number-columns-repeated="2" office:value-type="float" office:value="298.1" calcext:value-type="float">
            <text:p>298,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572.85" calcext:value-type="float">
            <text:p>-572,85</text:p>
          </table:table-cell>
          <table:table-cell office:value-type="float" office:value="-282.85" calcext:value-type="float">
            <text:p>-282,85</text:p>
          </table:table-cell>
          <table:table-cell office:value-type="float" office:value="7.14999999999998" calcext:value-type="float">
            <text:p>7,15</text:p>
          </table:table-cell>
          <table:table-cell table:number-columns-repeated="2" office:value-type="float" office:value="297.15" calcext:value-type="float">
            <text:p>297,1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-573.8" calcext:value-type="float">
            <text:p>-573,8</text:p>
          </table:table-cell>
          <table:table-cell office:value-type="float" office:value="-283.8" calcext:value-type="float">
            <text:p>-283,8</text:p>
          </table:table-cell>
          <table:table-cell office:value-type="float" office:value="6.20000000000005" calcext:value-type="float">
            <text:p>6,2</text:p>
          </table:table-cell>
          <table:table-cell table:number-columns-repeated="2" office:value-type="float" office:value="296.2" calcext:value-type="float">
            <text:p>296,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574.75" calcext:value-type="float">
            <text:p>-574,75</text:p>
          </table:table-cell>
          <table:table-cell office:value-type="float" office:value="-284.75" calcext:value-type="float">
            <text:p>-284,75</text:p>
          </table:table-cell>
          <table:table-cell office:value-type="float" office:value="5.25" calcext:value-type="float">
            <text:p>5,25</text:p>
          </table:table-cell>
          <table:table-cell table:number-columns-repeated="2" office:value-type="float" office:value="295.25" calcext:value-type="float">
            <text:p>295,2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-575.7" calcext:value-type="float">
            <text:p>-575,7</text:p>
          </table:table-cell>
          <table:table-cell office:value-type="float" office:value="-285.7" calcext:value-type="float">
            <text:p>-285,7</text:p>
          </table:table-cell>
          <table:table-cell office:value-type="float" office:value="4.30000000000001" calcext:value-type="float">
            <text:p>4,3</text:p>
          </table:table-cell>
          <table:table-cell table:number-columns-repeated="2" office:value-type="float" office:value="294.3" calcext:value-type="float">
            <text:p>294,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576.65" calcext:value-type="float">
            <text:p>-576,65</text:p>
          </table:table-cell>
          <table:table-cell office:value-type="float" office:value="-286.65" calcext:value-type="float">
            <text:p>-286,65</text:p>
          </table:table-cell>
          <table:table-cell office:value-type="float" office:value="3.35000000000002" calcext:value-type="float">
            <text:p>3,35</text:p>
          </table:table-cell>
          <table:table-cell table:number-columns-repeated="2" office:value-type="float" office:value="293.35" calcext:value-type="float">
            <text:p>293,3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-577.6" calcext:value-type="float">
            <text:p>-577,6</text:p>
          </table:table-cell>
          <table:table-cell office:value-type="float" office:value="-287.6" calcext:value-type="float">
            <text:p>-287,6</text:p>
          </table:table-cell>
          <table:table-cell office:value-type="float" office:value="2.39999999999998" calcext:value-type="float">
            <text:p>2,4</text:p>
          </table:table-cell>
          <table:table-cell table:number-columns-repeated="2" office:value-type="float" office:value="292.4" calcext:value-type="float">
            <text:p>292,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578.55" calcext:value-type="float">
            <text:p>-578,55</text:p>
          </table:table-cell>
          <table:table-cell office:value-type="float" office:value="-288.55" calcext:value-type="float">
            <text:p>-288,55</text:p>
          </table:table-cell>
          <table:table-cell office:value-type="float" office:value="1.45000000000005" calcext:value-type="float">
            <text:p>1,45</text:p>
          </table:table-cell>
          <table:table-cell table:number-columns-repeated="2" office:value-type="float" office:value="291.45" calcext:value-type="float">
            <text:p>291,4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-579.5" calcext:value-type="float">
            <text:p>-579,5</text:p>
          </table:table-cell>
          <table:table-cell office:value-type="float" office:value="-289.5" calcext:value-type="float">
            <text:p>-289,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290.5" calcext:value-type="float">
            <text:p>290,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580.45" calcext:value-type="float">
            <text:p>-580,45</text:p>
          </table:table-cell>
          <table:table-cell office:value-type="float" office:value="-290.45" calcext:value-type="float">
            <text:p>-290,45</text:p>
          </table:table-cell>
          <table:table-cell office:value-type="float" office:value="-0.449999999999989" calcext:value-type="float">
            <text:p>-0,45</text:p>
          </table:table-cell>
          <table:table-cell table:number-columns-repeated="2" office:value-type="float" office:value="289.55" calcext:value-type="float">
            <text:p>289,5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-581.4" calcext:value-type="float">
            <text:p>-581,4</text:p>
          </table:table-cell>
          <table:table-cell office:value-type="float" office:value="-291.4" calcext:value-type="float">
            <text:p>-291,4</text:p>
          </table:table-cell>
          <table:table-cell office:value-type="float" office:value="-1.39999999999998" calcext:value-type="float">
            <text:p>-1,4</text:p>
          </table:table-cell>
          <table:table-cell table:number-columns-repeated="2" office:value-type="float" office:value="288.6" calcext:value-type="float">
            <text:p>288,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582.35" calcext:value-type="float">
            <text:p>-582,35</text:p>
          </table:table-cell>
          <table:table-cell office:value-type="float" office:value="-292.35" calcext:value-type="float">
            <text:p>-292,35</text:p>
          </table:table-cell>
          <table:table-cell office:value-type="float" office:value="-2.35000000000002" calcext:value-type="float">
            <text:p>-2,35</text:p>
          </table:table-cell>
          <table:table-cell table:number-columns-repeated="2" office:value-type="float" office:value="287.65" calcext:value-type="float">
            <text:p>287,6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-583.3" calcext:value-type="float">
            <text:p>-583,3</text:p>
          </table:table-cell>
          <table:table-cell office:value-type="float" office:value="-293.3" calcext:value-type="float">
            <text:p>-293,3</text:p>
          </table:table-cell>
          <table:table-cell office:value-type="float" office:value="-3.29999999999995" calcext:value-type="float">
            <text:p>-3,3</text:p>
          </table:table-cell>
          <table:table-cell table:number-columns-repeated="2" office:value-type="float" office:value="286.7" calcext:value-type="float">
            <text:p>286,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584.25" calcext:value-type="float">
            <text:p>-584,25</text:p>
          </table:table-cell>
          <table:table-cell office:value-type="float" office:value="-294.25" calcext:value-type="float">
            <text:p>-294,25</text:p>
          </table:table-cell>
          <table:table-cell office:value-type="float" office:value="-4.25" calcext:value-type="float">
            <text:p>-4,25</text:p>
          </table:table-cell>
          <table:table-cell table:number-columns-repeated="2" office:value-type="float" office:value="285.75" calcext:value-type="float">
            <text:p>285,7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585.2" calcext:value-type="float">
            <text:p>-585,2</text:p>
          </table:table-cell>
          <table:table-cell office:value-type="float" office:value="-295.2" calcext:value-type="float">
            <text:p>-295,2</text:p>
          </table:table-cell>
          <table:table-cell office:value-type="float" office:value="-5.19999999999999" calcext:value-type="float">
            <text:p>-5,2</text:p>
          </table:table-cell>
          <table:table-cell table:number-columns-repeated="2" office:value-type="float" office:value="284.8" calcext:value-type="float">
            <text:p>284,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586.15" calcext:value-type="float">
            <text:p>-586,15</text:p>
          </table:table-cell>
          <table:table-cell office:value-type="float" office:value="-296.15" calcext:value-type="float">
            <text:p>-296,15</text:p>
          </table:table-cell>
          <table:table-cell office:value-type="float" office:value="-6.14999999999998" calcext:value-type="float">
            <text:p>-6,15</text:p>
          </table:table-cell>
          <table:table-cell table:number-columns-repeated="2" office:value-type="float" office:value="283.85" calcext:value-type="float">
            <text:p>283,8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-587.1" calcext:value-type="float">
            <text:p>-587,1</text:p>
          </table:table-cell>
          <table:table-cell office:value-type="float" office:value="-297.1" calcext:value-type="float">
            <text:p>-297,1</text:p>
          </table:table-cell>
          <table:table-cell office:value-type="float" office:value="-7.10000000000002" calcext:value-type="float">
            <text:p>-7,1</text:p>
          </table:table-cell>
          <table:table-cell table:number-columns-repeated="2" office:value-type="float" office:value="282.9" calcext:value-type="float">
            <text:p>282,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588.05" calcext:value-type="float">
            <text:p>-588,05</text:p>
          </table:table-cell>
          <table:table-cell office:value-type="float" office:value="-298.05" calcext:value-type="float">
            <text:p>-298,05</text:p>
          </table:table-cell>
          <table:table-cell office:value-type="float" office:value="-8.04999999999995" calcext:value-type="float">
            <text:p>-8,05</text:p>
          </table:table-cell>
          <table:table-cell table:number-columns-repeated="2" office:value-type="float" office:value="281.95" calcext:value-type="float">
            <text:p>281,9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-589" calcext:value-type="float">
            <text:p>-589</text:p>
          </table:table-cell>
          <table:table-cell office:value-type="float" office:value="-299" calcext:value-type="float">
            <text:p>-299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589.95" calcext:value-type="float">
            <text:p>-589,95</text:p>
          </table:table-cell>
          <table:table-cell office:value-type="float" office:value="-299.95" calcext:value-type="float">
            <text:p>-299,95</text:p>
          </table:table-cell>
          <table:table-cell office:value-type="float" office:value="-9.94999999999999" calcext:value-type="float">
            <text:p>-9,95</text:p>
          </table:table-cell>
          <table:table-cell table:number-columns-repeated="2" office:value-type="float" office:value="280.05" calcext:value-type="float">
            <text:p>280,0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-590.9" calcext:value-type="float">
            <text:p>-590,9</text:p>
          </table:table-cell>
          <table:table-cell office:value-type="float" office:value="-300.9" calcext:value-type="float">
            <text:p>-300,9</text:p>
          </table:table-cell>
          <table:table-cell office:value-type="float" office:value="-10.9" calcext:value-type="float">
            <text:p>-10,9</text:p>
          </table:table-cell>
          <table:table-cell table:number-columns-repeated="2" office:value-type="float" office:value="279.1" calcext:value-type="float">
            <text:p>279,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591.85" calcext:value-type="float">
            <text:p>-591,85</text:p>
          </table:table-cell>
          <table:table-cell office:value-type="float" office:value="-301.85" calcext:value-type="float">
            <text:p>-301,85</text:p>
          </table:table-cell>
          <table:table-cell office:value-type="float" office:value="-11.85" calcext:value-type="float">
            <text:p>-11,85</text:p>
          </table:table-cell>
          <table:table-cell table:number-columns-repeated="2" office:value-type="float" office:value="278.15" calcext:value-type="float">
            <text:p>278,1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-592.8" calcext:value-type="float">
            <text:p>-592,8</text:p>
          </table:table-cell>
          <table:table-cell office:value-type="float" office:value="-302.8" calcext:value-type="float">
            <text:p>-302,8</text:p>
          </table:table-cell>
          <table:table-cell office:value-type="float" office:value="-12.8" calcext:value-type="float">
            <text:p>-12,8</text:p>
          </table:table-cell>
          <table:table-cell table:number-columns-repeated="2" office:value-type="float" office:value="277.2" calcext:value-type="float">
            <text:p>277,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593.75" calcext:value-type="float">
            <text:p>-593,75</text:p>
          </table:table-cell>
          <table:table-cell office:value-type="float" office:value="-303.75" calcext:value-type="float">
            <text:p>-303,75</text:p>
          </table:table-cell>
          <table:table-cell office:value-type="float" office:value="-13.75" calcext:value-type="float">
            <text:p>-13,75</text:p>
          </table:table-cell>
          <table:table-cell table:number-columns-repeated="2" office:value-type="float" office:value="276.25" calcext:value-type="float">
            <text:p>276,2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-594.7" calcext:value-type="float">
            <text:p>-594,7</text:p>
          </table:table-cell>
          <table:table-cell office:value-type="float" office:value="-304.7" calcext:value-type="float">
            <text:p>-304,7</text:p>
          </table:table-cell>
          <table:table-cell office:value-type="float" office:value="-14.7" calcext:value-type="float">
            <text:p>-14,7</text:p>
          </table:table-cell>
          <table:table-cell table:number-columns-repeated="2" office:value-type="float" office:value="275.3" calcext:value-type="float">
            <text:p>275,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595.65" calcext:value-type="float">
            <text:p>-595,65</text:p>
          </table:table-cell>
          <table:table-cell office:value-type="float" office:value="-305.65" calcext:value-type="float">
            <text:p>-305,65</text:p>
          </table:table-cell>
          <table:table-cell office:value-type="float" office:value="-15.65" calcext:value-type="float">
            <text:p>-15,65</text:p>
          </table:table-cell>
          <table:table-cell table:number-columns-repeated="2" office:value-type="float" office:value="274.35" calcext:value-type="float">
            <text:p>274,3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-596.6" calcext:value-type="float">
            <text:p>-596,6</text:p>
          </table:table-cell>
          <table:table-cell office:value-type="float" office:value="-306.6" calcext:value-type="float">
            <text:p>-306,6</text:p>
          </table:table-cell>
          <table:table-cell office:value-type="float" office:value="-16.6" calcext:value-type="float">
            <text:p>-16,6</text:p>
          </table:table-cell>
          <table:table-cell table:number-columns-repeated="2" office:value-type="float" office:value="273.4" calcext:value-type="float">
            <text:p>273,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597.55" calcext:value-type="float">
            <text:p>-597,55</text:p>
          </table:table-cell>
          <table:table-cell office:value-type="float" office:value="-307.55" calcext:value-type="float">
            <text:p>-307,55</text:p>
          </table:table-cell>
          <table:table-cell office:value-type="float" office:value="-17.55" calcext:value-type="float">
            <text:p>-17,55</text:p>
          </table:table-cell>
          <table:table-cell table:number-columns-repeated="2" office:value-type="float" office:value="272.45" calcext:value-type="float">
            <text:p>272,4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-598.5" calcext:value-type="float">
            <text:p>-598,5</text:p>
          </table:table-cell>
          <table:table-cell office:value-type="float" office:value="-308.5" calcext:value-type="float">
            <text:p>-308,5</text:p>
          </table:table-cell>
          <table:table-cell office:value-type="float" office:value="-18.5" calcext:value-type="float">
            <text:p>-18,5</text:p>
          </table:table-cell>
          <table:table-cell table:number-columns-repeated="2" office:value-type="float" office:value="271.5" calcext:value-type="float">
            <text:p>271,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599.45" calcext:value-type="float">
            <text:p>-599,45</text:p>
          </table:table-cell>
          <table:table-cell office:value-type="float" office:value="-309.45" calcext:value-type="float">
            <text:p>-309,45</text:p>
          </table:table-cell>
          <table:table-cell office:value-type="float" office:value="-19.45" calcext:value-type="float">
            <text:p>-19,45</text:p>
          </table:table-cell>
          <table:table-cell table:number-columns-repeated="2" office:value-type="float" office:value="270.55" calcext:value-type="float">
            <text:p>270,5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-600.4" calcext:value-type="float">
            <text:p>-600,4</text:p>
          </table:table-cell>
          <table:table-cell office:value-type="float" office:value="-310.4" calcext:value-type="float">
            <text:p>-310,4</text:p>
          </table:table-cell>
          <table:table-cell office:value-type="float" office:value="-20.4" calcext:value-type="float">
            <text:p>-20,4</text:p>
          </table:table-cell>
          <table:table-cell table:number-columns-repeated="2" office:value-type="float" office:value="269.6" calcext:value-type="float">
            <text:p>269,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601.35" calcext:value-type="float">
            <text:p>-601,35</text:p>
          </table:table-cell>
          <table:table-cell office:value-type="float" office:value="-311.35" calcext:value-type="float">
            <text:p>-311,35</text:p>
          </table:table-cell>
          <table:table-cell office:value-type="float" office:value="-21.35" calcext:value-type="float">
            <text:p>-21,35</text:p>
          </table:table-cell>
          <table:table-cell table:number-columns-repeated="2" office:value-type="float" office:value="268.65" calcext:value-type="float">
            <text:p>268,6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-602.3" calcext:value-type="float">
            <text:p>-602,3</text:p>
          </table:table-cell>
          <table:table-cell office:value-type="float" office:value="-312.3" calcext:value-type="float">
            <text:p>-312,3</text:p>
          </table:table-cell>
          <table:table-cell office:value-type="float" office:value="-22.3" calcext:value-type="float">
            <text:p>-22,3</text:p>
          </table:table-cell>
          <table:table-cell table:number-columns-repeated="2" office:value-type="float" office:value="267.7" calcext:value-type="float">
            <text:p>267,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603.25" calcext:value-type="float">
            <text:p>-603,25</text:p>
          </table:table-cell>
          <table:table-cell office:value-type="float" office:value="-313.25" calcext:value-type="float">
            <text:p>-313,25</text:p>
          </table:table-cell>
          <table:table-cell office:value-type="float" office:value="-23.25" calcext:value-type="float">
            <text:p>-23,25</text:p>
          </table:table-cell>
          <table:table-cell table:number-columns-repeated="2" office:value-type="float" office:value="266.75" calcext:value-type="float">
            <text:p>266,7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-604.2" calcext:value-type="float">
            <text:p>-604,2</text:p>
          </table:table-cell>
          <table:table-cell office:value-type="float" office:value="-314.2" calcext:value-type="float">
            <text:p>-314,2</text:p>
          </table:table-cell>
          <table:table-cell office:value-type="float" office:value="-24.2" calcext:value-type="float">
            <text:p>-24,2</text:p>
          </table:table-cell>
          <table:table-cell table:number-columns-repeated="2" office:value-type="float" office:value="265.8" calcext:value-type="float">
            <text:p>265,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605.15" calcext:value-type="float">
            <text:p>-605,15</text:p>
          </table:table-cell>
          <table:table-cell office:value-type="float" office:value="-315.15" calcext:value-type="float">
            <text:p>-315,15</text:p>
          </table:table-cell>
          <table:table-cell office:value-type="float" office:value="-25.15" calcext:value-type="float">
            <text:p>-25,15</text:p>
          </table:table-cell>
          <table:table-cell table:number-columns-repeated="2" office:value-type="float" office:value="264.85" calcext:value-type="float">
            <text:p>264,8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-606.1" calcext:value-type="float">
            <text:p>-606,1</text:p>
          </table:table-cell>
          <table:table-cell office:value-type="float" office:value="-316.1" calcext:value-type="float">
            <text:p>-316,1</text:p>
          </table:table-cell>
          <table:table-cell office:value-type="float" office:value="-26.1" calcext:value-type="float">
            <text:p>-26,1</text:p>
          </table:table-cell>
          <table:table-cell table:number-columns-repeated="2" office:value-type="float" office:value="263.9" calcext:value-type="float">
            <text:p>263,9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607.05" calcext:value-type="float">
            <text:p>-607,05</text:p>
          </table:table-cell>
          <table:table-cell office:value-type="float" office:value="-317.05" calcext:value-type="float">
            <text:p>-317,05</text:p>
          </table:table-cell>
          <table:table-cell office:value-type="float" office:value="-27.05" calcext:value-type="float">
            <text:p>-27,05</text:p>
          </table:table-cell>
          <table:table-cell table:number-columns-repeated="2" office:value-type="float" office:value="262.95" calcext:value-type="float">
            <text:p>262,9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-608" calcext:value-type="float">
            <text:p>-608</text:p>
          </table:table-cell>
          <table:table-cell office:value-type="float" office:value="-318" calcext:value-type="float">
            <text:p>-318</text:p>
          </table:table-cell>
          <table:table-cell office:value-type="float" office:value="-28" calcext:value-type="float">
            <text:p>-28</text:p>
          </table:table-cell>
          <table:table-cell table:number-columns-repeated="2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608.95" calcext:value-type="float">
            <text:p>-608,95</text:p>
          </table:table-cell>
          <table:table-cell office:value-type="float" office:value="-318.95" calcext:value-type="float">
            <text:p>-318,95</text:p>
          </table:table-cell>
          <table:table-cell office:value-type="float" office:value="-28.95" calcext:value-type="float">
            <text:p>-28,95</text:p>
          </table:table-cell>
          <table:table-cell table:number-columns-repeated="2" office:value-type="float" office:value="261.05" calcext:value-type="float">
            <text:p>261,0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-609.9" calcext:value-type="float">
            <text:p>-609,9</text:p>
          </table:table-cell>
          <table:table-cell office:value-type="float" office:value="-319.9" calcext:value-type="float">
            <text:p>-319,9</text:p>
          </table:table-cell>
          <table:table-cell office:value-type="float" office:value="-29.9" calcext:value-type="float">
            <text:p>-29,9</text:p>
          </table:table-cell>
          <table:table-cell table:number-columns-repeated="2" office:value-type="float" office:value="260.1" calcext:value-type="float">
            <text:p>260,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610.85" calcext:value-type="float">
            <text:p>-610,85</text:p>
          </table:table-cell>
          <table:table-cell office:value-type="float" office:value="-320.85" calcext:value-type="float">
            <text:p>-320,85</text:p>
          </table:table-cell>
          <table:table-cell office:value-type="float" office:value="-30.85" calcext:value-type="float">
            <text:p>-30,85</text:p>
          </table:table-cell>
          <table:table-cell table:number-columns-repeated="2" office:value-type="float" office:value="259.15" calcext:value-type="float">
            <text:p>259,1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-611.8" calcext:value-type="float">
            <text:p>-611,8</text:p>
          </table:table-cell>
          <table:table-cell office:value-type="float" office:value="-321.8" calcext:value-type="float">
            <text:p>-321,8</text:p>
          </table:table-cell>
          <table:table-cell office:value-type="float" office:value="-31.8" calcext:value-type="float">
            <text:p>-31,8</text:p>
          </table:table-cell>
          <table:table-cell table:number-columns-repeated="2" office:value-type="float" office:value="258.2" calcext:value-type="float">
            <text:p>258,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612.75" calcext:value-type="float">
            <text:p>-612,75</text:p>
          </table:table-cell>
          <table:table-cell office:value-type="float" office:value="-322.75" calcext:value-type="float">
            <text:p>-322,75</text:p>
          </table:table-cell>
          <table:table-cell office:value-type="float" office:value="-32.75" calcext:value-type="float">
            <text:p>-32,75</text:p>
          </table:table-cell>
          <table:table-cell table:number-columns-repeated="2" office:value-type="float" office:value="257.25" calcext:value-type="float">
            <text:p>257,2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-613.7" calcext:value-type="float">
            <text:p>-613,7</text:p>
          </table:table-cell>
          <table:table-cell office:value-type="float" office:value="-323.7" calcext:value-type="float">
            <text:p>-323,7</text:p>
          </table:table-cell>
          <table:table-cell office:value-type="float" office:value="-33.7" calcext:value-type="float">
            <text:p>-33,7</text:p>
          </table:table-cell>
          <table:table-cell table:number-columns-repeated="2" office:value-type="float" office:value="256.3" calcext:value-type="float">
            <text:p>256,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614.65" calcext:value-type="float">
            <text:p>-614,65</text:p>
          </table:table-cell>
          <table:table-cell office:value-type="float" office:value="-324.65" calcext:value-type="float">
            <text:p>-324,65</text:p>
          </table:table-cell>
          <table:table-cell office:value-type="float" office:value="-34.65" calcext:value-type="float">
            <text:p>-34,65</text:p>
          </table:table-cell>
          <table:table-cell table:number-columns-repeated="2" office:value-type="float" office:value="255.35" calcext:value-type="float">
            <text:p>255,3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-615.6" calcext:value-type="float">
            <text:p>-615,6</text:p>
          </table:table-cell>
          <table:table-cell office:value-type="float" office:value="-325.6" calcext:value-type="float">
            <text:p>-325,6</text:p>
          </table:table-cell>
          <table:table-cell office:value-type="float" office:value="-35.6" calcext:value-type="float">
            <text:p>-35,6</text:p>
          </table:table-cell>
          <table:table-cell table:number-columns-repeated="2" office:value-type="float" office:value="254.4" calcext:value-type="float">
            <text:p>254,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616.55" calcext:value-type="float">
            <text:p>-616,55</text:p>
          </table:table-cell>
          <table:table-cell office:value-type="float" office:value="-326.55" calcext:value-type="float">
            <text:p>-326,55</text:p>
          </table:table-cell>
          <table:table-cell office:value-type="float" office:value="-36.55" calcext:value-type="float">
            <text:p>-36,55</text:p>
          </table:table-cell>
          <table:table-cell table:number-columns-repeated="2" office:value-type="float" office:value="253.45" calcext:value-type="float">
            <text:p>253,4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617.5" calcext:value-type="float">
            <text:p>-617,5</text:p>
          </table:table-cell>
          <table:table-cell office:value-type="float" office:value="-327.5" calcext:value-type="float">
            <text:p>-327,5</text:p>
          </table:table-cell>
          <table:table-cell office:value-type="float" office:value="-37.5" calcext:value-type="float">
            <text:p>-37,5</text:p>
          </table:table-cell>
          <table:table-cell table:number-columns-repeated="2" office:value-type="float" office:value="252.5" calcext:value-type="float">
            <text:p>252,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618.45" calcext:value-type="float">
            <text:p>-618,45</text:p>
          </table:table-cell>
          <table:table-cell office:value-type="float" office:value="-328.45" calcext:value-type="float">
            <text:p>-328,45</text:p>
          </table:table-cell>
          <table:table-cell office:value-type="float" office:value="-38.45" calcext:value-type="float">
            <text:p>-38,45</text:p>
          </table:table-cell>
          <table:table-cell table:number-columns-repeated="2" office:value-type="float" office:value="251.55" calcext:value-type="float">
            <text:p>251,5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-619.4" calcext:value-type="float">
            <text:p>-619,4</text:p>
          </table:table-cell>
          <table:table-cell office:value-type="float" office:value="-329.4" calcext:value-type="float">
            <text:p>-329,4</text:p>
          </table:table-cell>
          <table:table-cell office:value-type="float" office:value="-39.4" calcext:value-type="float">
            <text:p>-39,4</text:p>
          </table:table-cell>
          <table:table-cell table:number-columns-repeated="2" office:value-type="float" office:value="250.6" calcext:value-type="float">
            <text:p>250,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620.35" calcext:value-type="float">
            <text:p>-620,35</text:p>
          </table:table-cell>
          <table:table-cell office:value-type="float" office:value="-330.35" calcext:value-type="float">
            <text:p>-330,35</text:p>
          </table:table-cell>
          <table:table-cell office:value-type="float" office:value="-40.35" calcext:value-type="float">
            <text:p>-40,35</text:p>
          </table:table-cell>
          <table:table-cell table:number-columns-repeated="2" office:value-type="float" office:value="249.65" calcext:value-type="float">
            <text:p>249,6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-621.3" calcext:value-type="float">
            <text:p>-621,3</text:p>
          </table:table-cell>
          <table:table-cell office:value-type="float" office:value="-331.3" calcext:value-type="float">
            <text:p>-331,3</text:p>
          </table:table-cell>
          <table:table-cell office:value-type="float" office:value="-41.3" calcext:value-type="float">
            <text:p>-41,3</text:p>
          </table:table-cell>
          <table:table-cell table:number-columns-repeated="2" office:value-type="float" office:value="248.7" calcext:value-type="float">
            <text:p>248,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622.25" calcext:value-type="float">
            <text:p>-622,25</text:p>
          </table:table-cell>
          <table:table-cell office:value-type="float" office:value="-332.25" calcext:value-type="float">
            <text:p>-332,25</text:p>
          </table:table-cell>
          <table:table-cell office:value-type="float" office:value="-42.25" calcext:value-type="float">
            <text:p>-42,25</text:p>
          </table:table-cell>
          <table:table-cell table:number-columns-repeated="2" office:value-type="float" office:value="247.75" calcext:value-type="float">
            <text:p>247,7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-623.2" calcext:value-type="float">
            <text:p>-623,2</text:p>
          </table:table-cell>
          <table:table-cell office:value-type="float" office:value="-333.2" calcext:value-type="float">
            <text:p>-333,2</text:p>
          </table:table-cell>
          <table:table-cell office:value-type="float" office:value="-43.2" calcext:value-type="float">
            <text:p>-43,2</text:p>
          </table:table-cell>
          <table:table-cell table:number-columns-repeated="2" office:value-type="float" office:value="246.8" calcext:value-type="float">
            <text:p>246,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624.15" calcext:value-type="float">
            <text:p>-624,15</text:p>
          </table:table-cell>
          <table:table-cell office:value-type="float" office:value="-334.15" calcext:value-type="float">
            <text:p>-334,15</text:p>
          </table:table-cell>
          <table:table-cell office:value-type="float" office:value="-44.15" calcext:value-type="float">
            <text:p>-44,15</text:p>
          </table:table-cell>
          <table:table-cell table:number-columns-repeated="2" office:value-type="float" office:value="245.85" calcext:value-type="float">
            <text:p>245,8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-625.1" calcext:value-type="float">
            <text:p>-625,1</text:p>
          </table:table-cell>
          <table:table-cell office:value-type="float" office:value="-335.1" calcext:value-type="float">
            <text:p>-335,1</text:p>
          </table:table-cell>
          <table:table-cell office:value-type="float" office:value="-45.1" calcext:value-type="float">
            <text:p>-45,1</text:p>
          </table:table-cell>
          <table:table-cell table:number-columns-repeated="2" office:value-type="float" office:value="244.9" calcext:value-type="float">
            <text:p>244,9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626.05" calcext:value-type="float">
            <text:p>-626,05</text:p>
          </table:table-cell>
          <table:table-cell office:value-type="float" office:value="-336.05" calcext:value-type="float">
            <text:p>-336,05</text:p>
          </table:table-cell>
          <table:table-cell office:value-type="float" office:value="-46.05" calcext:value-type="float">
            <text:p>-46,05</text:p>
          </table:table-cell>
          <table:table-cell table:number-columns-repeated="2" office:value-type="float" office:value="243.95" calcext:value-type="float">
            <text:p>243,9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-627" calcext:value-type="float">
            <text:p>-627</text:p>
          </table:table-cell>
          <table:table-cell office:value-type="float" office:value="-337" calcext:value-type="float">
            <text:p>-337</text:p>
          </table:table-cell>
          <table:table-cell office:value-type="float" office:value="-47" calcext:value-type="float">
            <text:p>-47</text:p>
          </table:table-cell>
          <table:table-cell table:number-columns-repeated="2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627.95" calcext:value-type="float">
            <text:p>-627,95</text:p>
          </table:table-cell>
          <table:table-cell office:value-type="float" office:value="-337.95" calcext:value-type="float">
            <text:p>-337,95</text:p>
          </table:table-cell>
          <table:table-cell office:value-type="float" office:value="-47.95" calcext:value-type="float">
            <text:p>-47,95</text:p>
          </table:table-cell>
          <table:table-cell table:number-columns-repeated="2" office:value-type="float" office:value="242.05" calcext:value-type="float">
            <text:p>242,0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-628.9" calcext:value-type="float">
            <text:p>-628,9</text:p>
          </table:table-cell>
          <table:table-cell office:value-type="float" office:value="-338.9" calcext:value-type="float">
            <text:p>-338,9</text:p>
          </table:table-cell>
          <table:table-cell office:value-type="float" office:value="-48.9" calcext:value-type="float">
            <text:p>-48,9</text:p>
          </table:table-cell>
          <table:table-cell table:number-columns-repeated="2" office:value-type="float" office:value="241.1" calcext:value-type="float">
            <text:p>241,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629.85" calcext:value-type="float">
            <text:p>-629,85</text:p>
          </table:table-cell>
          <table:table-cell office:value-type="float" office:value="-339.85" calcext:value-type="float">
            <text:p>-339,85</text:p>
          </table:table-cell>
          <table:table-cell office:value-type="float" office:value="-49.85" calcext:value-type="float">
            <text:p>-49,85</text:p>
          </table:table-cell>
          <table:table-cell table:number-columns-repeated="2" office:value-type="float" office:value="240.15" calcext:value-type="float">
            <text:p>240,1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-630.8" calcext:value-type="float">
            <text:p>-630,8</text:p>
          </table:table-cell>
          <table:table-cell office:value-type="float" office:value="-340.8" calcext:value-type="float">
            <text:p>-340,8</text:p>
          </table:table-cell>
          <table:table-cell office:value-type="float" office:value="-50.8" calcext:value-type="float">
            <text:p>-50,8</text:p>
          </table:table-cell>
          <table:table-cell table:number-columns-repeated="2" office:value-type="float" office:value="239.2" calcext:value-type="float">
            <text:p>239,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631.75" calcext:value-type="float">
            <text:p>-631,75</text:p>
          </table:table-cell>
          <table:table-cell office:value-type="float" office:value="-341.75" calcext:value-type="float">
            <text:p>-341,75</text:p>
          </table:table-cell>
          <table:table-cell office:value-type="float" office:value="-51.75" calcext:value-type="float">
            <text:p>-51,75</text:p>
          </table:table-cell>
          <table:table-cell table:number-columns-repeated="2" office:value-type="float" office:value="238.25" calcext:value-type="float">
            <text:p>238,2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-632.7" calcext:value-type="float">
            <text:p>-632,7</text:p>
          </table:table-cell>
          <table:table-cell office:value-type="float" office:value="-342.7" calcext:value-type="float">
            <text:p>-342,7</text:p>
          </table:table-cell>
          <table:table-cell office:value-type="float" office:value="-52.7" calcext:value-type="float">
            <text:p>-52,7</text:p>
          </table:table-cell>
          <table:table-cell table:number-columns-repeated="2" office:value-type="float" office:value="237.3" calcext:value-type="float">
            <text:p>237,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633.65" calcext:value-type="float">
            <text:p>-633,65</text:p>
          </table:table-cell>
          <table:table-cell office:value-type="float" office:value="-343.65" calcext:value-type="float">
            <text:p>-343,65</text:p>
          </table:table-cell>
          <table:table-cell office:value-type="float" office:value="-53.65" calcext:value-type="float">
            <text:p>-53,65</text:p>
          </table:table-cell>
          <table:table-cell table:number-columns-repeated="2" office:value-type="float" office:value="236.35" calcext:value-type="float">
            <text:p>236,3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-634.6" calcext:value-type="float">
            <text:p>-634,6</text:p>
          </table:table-cell>
          <table:table-cell office:value-type="float" office:value="-344.6" calcext:value-type="float">
            <text:p>-344,6</text:p>
          </table:table-cell>
          <table:table-cell office:value-type="float" office:value="-54.6" calcext:value-type="float">
            <text:p>-54,6</text:p>
          </table:table-cell>
          <table:table-cell table:number-columns-repeated="2" office:value-type="float" office:value="235.4" calcext:value-type="float">
            <text:p>235,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635.55" calcext:value-type="float">
            <text:p>-635,55</text:p>
          </table:table-cell>
          <table:table-cell office:value-type="float" office:value="-345.55" calcext:value-type="float">
            <text:p>-345,55</text:p>
          </table:table-cell>
          <table:table-cell office:value-type="float" office:value="-55.55" calcext:value-type="float">
            <text:p>-55,55</text:p>
          </table:table-cell>
          <table:table-cell table:number-columns-repeated="2" office:value-type="float" office:value="234.45" calcext:value-type="float">
            <text:p>234,4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-636.5" calcext:value-type="float">
            <text:p>-636,5</text:p>
          </table:table-cell>
          <table:table-cell office:value-type="float" office:value="-346.5" calcext:value-type="float">
            <text:p>-346,5</text:p>
          </table:table-cell>
          <table:table-cell office:value-type="float" office:value="-56.5" calcext:value-type="float">
            <text:p>-56,5</text:p>
          </table:table-cell>
          <table:table-cell table:number-columns-repeated="2" office:value-type="float" office:value="233.5" calcext:value-type="float">
            <text:p>233,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637.45" calcext:value-type="float">
            <text:p>-637,45</text:p>
          </table:table-cell>
          <table:table-cell office:value-type="float" office:value="-347.45" calcext:value-type="float">
            <text:p>-347,45</text:p>
          </table:table-cell>
          <table:table-cell office:value-type="float" office:value="-57.45" calcext:value-type="float">
            <text:p>-57,45</text:p>
          </table:table-cell>
          <table:table-cell table:number-columns-repeated="2" office:value-type="float" office:value="232.55" calcext:value-type="float">
            <text:p>232,5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-638.4" calcext:value-type="float">
            <text:p>-638,4</text:p>
          </table:table-cell>
          <table:table-cell office:value-type="float" office:value="-348.4" calcext:value-type="float">
            <text:p>-348,4</text:p>
          </table:table-cell>
          <table:table-cell office:value-type="float" office:value="-58.4" calcext:value-type="float">
            <text:p>-58,4</text:p>
          </table:table-cell>
          <table:table-cell table:number-columns-repeated="2" office:value-type="float" office:value="231.6" calcext:value-type="float">
            <text:p>231,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639.35" calcext:value-type="float">
            <text:p>-639,35</text:p>
          </table:table-cell>
          <table:table-cell office:value-type="float" office:value="-349.35" calcext:value-type="float">
            <text:p>-349,35</text:p>
          </table:table-cell>
          <table:table-cell office:value-type="float" office:value="-59.35" calcext:value-type="float">
            <text:p>-59,35</text:p>
          </table:table-cell>
          <table:table-cell table:number-columns-repeated="2" office:value-type="float" office:value="230.65" calcext:value-type="float">
            <text:p>230,6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-640.3" calcext:value-type="float">
            <text:p>-640,3</text:p>
          </table:table-cell>
          <table:table-cell office:value-type="float" office:value="-350.3" calcext:value-type="float">
            <text:p>-350,3</text:p>
          </table:table-cell>
          <table:table-cell office:value-type="float" office:value="-60.3" calcext:value-type="float">
            <text:p>-60,3</text:p>
          </table:table-cell>
          <table:table-cell table:number-columns-repeated="2" office:value-type="float" office:value="229.7" calcext:value-type="float">
            <text:p>229,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641.25" calcext:value-type="float">
            <text:p>-641,25</text:p>
          </table:table-cell>
          <table:table-cell office:value-type="float" office:value="-351.25" calcext:value-type="float">
            <text:p>-351,25</text:p>
          </table:table-cell>
          <table:table-cell office:value-type="float" office:value="-61.25" calcext:value-type="float">
            <text:p>-61,25</text:p>
          </table:table-cell>
          <table:table-cell table:number-columns-repeated="2" office:value-type="float" office:value="228.75" calcext:value-type="float">
            <text:p>228,7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-642.2" calcext:value-type="float">
            <text:p>-642,2</text:p>
          </table:table-cell>
          <table:table-cell office:value-type="float" office:value="-352.2" calcext:value-type="float">
            <text:p>-352,2</text:p>
          </table:table-cell>
          <table:table-cell office:value-type="float" office:value="-62.2" calcext:value-type="float">
            <text:p>-62,2</text:p>
          </table:table-cell>
          <table:table-cell table:number-columns-repeated="2" office:value-type="float" office:value="227.8" calcext:value-type="float">
            <text:p>227,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643.15" calcext:value-type="float">
            <text:p>-643,15</text:p>
          </table:table-cell>
          <table:table-cell office:value-type="float" office:value="-353.15" calcext:value-type="float">
            <text:p>-353,15</text:p>
          </table:table-cell>
          <table:table-cell office:value-type="float" office:value="-63.15" calcext:value-type="float">
            <text:p>-63,15</text:p>
          </table:table-cell>
          <table:table-cell table:number-columns-repeated="2" office:value-type="float" office:value="226.85" calcext:value-type="float">
            <text:p>226,8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-644.1" calcext:value-type="float">
            <text:p>-644,1</text:p>
          </table:table-cell>
          <table:table-cell office:value-type="float" office:value="-354.1" calcext:value-type="float">
            <text:p>-354,1</text:p>
          </table:table-cell>
          <table:table-cell office:value-type="float" office:value="-64.1" calcext:value-type="float">
            <text:p>-64,1</text:p>
          </table:table-cell>
          <table:table-cell table:number-columns-repeated="2" office:value-type="float" office:value="225.9" calcext:value-type="float">
            <text:p>225,9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645.05" calcext:value-type="float">
            <text:p>-645,05</text:p>
          </table:table-cell>
          <table:table-cell office:value-type="float" office:value="-355.05" calcext:value-type="float">
            <text:p>-355,05</text:p>
          </table:table-cell>
          <table:table-cell office:value-type="float" office:value="-65.05" calcext:value-type="float">
            <text:p>-65,05</text:p>
          </table:table-cell>
          <table:table-cell table:number-columns-repeated="2" office:value-type="float" office:value="224.95" calcext:value-type="float">
            <text:p>224,9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-646" calcext:value-type="float">
            <text:p>-646</text:p>
          </table:table-cell>
          <table:table-cell office:value-type="float" office:value="-356" calcext:value-type="float">
            <text:p>-356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646.95" calcext:value-type="float">
            <text:p>-646,95</text:p>
          </table:table-cell>
          <table:table-cell office:value-type="float" office:value="-356.95" calcext:value-type="float">
            <text:p>-356,95</text:p>
          </table:table-cell>
          <table:table-cell office:value-type="float" office:value="-66.95" calcext:value-type="float">
            <text:p>-66,95</text:p>
          </table:table-cell>
          <table:table-cell table:number-columns-repeated="2" office:value-type="float" office:value="223.05" calcext:value-type="float">
            <text:p>223,0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-647.9" calcext:value-type="float">
            <text:p>-647,9</text:p>
          </table:table-cell>
          <table:table-cell office:value-type="float" office:value="-357.9" calcext:value-type="float">
            <text:p>-357,9</text:p>
          </table:table-cell>
          <table:table-cell office:value-type="float" office:value="-67.9" calcext:value-type="float">
            <text:p>-67,9</text:p>
          </table:table-cell>
          <table:table-cell table:number-columns-repeated="2" office:value-type="float" office:value="222.1" calcext:value-type="float">
            <text:p>222,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648.85" calcext:value-type="float">
            <text:p>-648,85</text:p>
          </table:table-cell>
          <table:table-cell office:value-type="float" office:value="-358.85" calcext:value-type="float">
            <text:p>-358,85</text:p>
          </table:table-cell>
          <table:table-cell office:value-type="float" office:value="-68.85" calcext:value-type="float">
            <text:p>-68,85</text:p>
          </table:table-cell>
          <table:table-cell table:number-columns-repeated="2" office:value-type="float" office:value="221.15" calcext:value-type="float">
            <text:p>221,1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-649.8" calcext:value-type="float">
            <text:p>-649,8</text:p>
          </table:table-cell>
          <table:table-cell office:value-type="float" office:value="-359.8" calcext:value-type="float">
            <text:p>-359,8</text:p>
          </table:table-cell>
          <table:table-cell office:value-type="float" office:value="-69.8" calcext:value-type="float">
            <text:p>-69,8</text:p>
          </table:table-cell>
          <table:table-cell table:number-columns-repeated="2" office:value-type="float" office:value="220.2" calcext:value-type="float">
            <text:p>220,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650.75" calcext:value-type="float">
            <text:p>-650,75</text:p>
          </table:table-cell>
          <table:table-cell office:value-type="float" office:value="-360.75" calcext:value-type="float">
            <text:p>-360,75</text:p>
          </table:table-cell>
          <table:table-cell office:value-type="float" office:value="-70.75" calcext:value-type="float">
            <text:p>-70,75</text:p>
          </table:table-cell>
          <table:table-cell table:number-columns-repeated="2" office:value-type="float" office:value="219.25" calcext:value-type="float">
            <text:p>219,2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-651.7" calcext:value-type="float">
            <text:p>-651,7</text:p>
          </table:table-cell>
          <table:table-cell office:value-type="float" office:value="-361.7" calcext:value-type="float">
            <text:p>-361,7</text:p>
          </table:table-cell>
          <table:table-cell office:value-type="float" office:value="-71.7" calcext:value-type="float">
            <text:p>-71,7</text:p>
          </table:table-cell>
          <table:table-cell table:number-columns-repeated="2" office:value-type="float" office:value="218.3" calcext:value-type="float">
            <text:p>218,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652.65" calcext:value-type="float">
            <text:p>-652,65</text:p>
          </table:table-cell>
          <table:table-cell office:value-type="float" office:value="-362.65" calcext:value-type="float">
            <text:p>-362,65</text:p>
          </table:table-cell>
          <table:table-cell office:value-type="float" office:value="-72.65" calcext:value-type="float">
            <text:p>-72,65</text:p>
          </table:table-cell>
          <table:table-cell table:number-columns-repeated="2" office:value-type="float" office:value="217.35" calcext:value-type="float">
            <text:p>217,3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-653.6" calcext:value-type="float">
            <text:p>-653,6</text:p>
          </table:table-cell>
          <table:table-cell office:value-type="float" office:value="-363.6" calcext:value-type="float">
            <text:p>-363,6</text:p>
          </table:table-cell>
          <table:table-cell office:value-type="float" office:value="-73.6" calcext:value-type="float">
            <text:p>-73,6</text:p>
          </table:table-cell>
          <table:table-cell table:number-columns-repeated="2" office:value-type="float" office:value="216.4" calcext:value-type="float">
            <text:p>216,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654.55" calcext:value-type="float">
            <text:p>-654,55</text:p>
          </table:table-cell>
          <table:table-cell office:value-type="float" office:value="-364.55" calcext:value-type="float">
            <text:p>-364,55</text:p>
          </table:table-cell>
          <table:table-cell office:value-type="float" office:value="-74.55" calcext:value-type="float">
            <text:p>-74,55</text:p>
          </table:table-cell>
          <table:table-cell table:number-columns-repeated="2" office:value-type="float" office:value="215.45" calcext:value-type="float">
            <text:p>215,4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-655.5" calcext:value-type="float">
            <text:p>-655,5</text:p>
          </table:table-cell>
          <table:table-cell office:value-type="float" office:value="-365.5" calcext:value-type="float">
            <text:p>-365,5</text:p>
          </table:table-cell>
          <table:table-cell office:value-type="float" office:value="-75.5" calcext:value-type="float">
            <text:p>-75,5</text:p>
          </table:table-cell>
          <table:table-cell table:number-columns-repeated="2" office:value-type="float" office:value="214.5" calcext:value-type="float">
            <text:p>214,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656.45" calcext:value-type="float">
            <text:p>-656,45</text:p>
          </table:table-cell>
          <table:table-cell office:value-type="float" office:value="-366.45" calcext:value-type="float">
            <text:p>-366,45</text:p>
          </table:table-cell>
          <table:table-cell office:value-type="float" office:value="-76.45" calcext:value-type="float">
            <text:p>-76,45</text:p>
          </table:table-cell>
          <table:table-cell table:number-columns-repeated="2" office:value-type="float" office:value="213.55" calcext:value-type="float">
            <text:p>213,5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-657.4" calcext:value-type="float">
            <text:p>-657,4</text:p>
          </table:table-cell>
          <table:table-cell office:value-type="float" office:value="-367.4" calcext:value-type="float">
            <text:p>-367,4</text:p>
          </table:table-cell>
          <table:table-cell office:value-type="float" office:value="-77.4" calcext:value-type="float">
            <text:p>-77,4</text:p>
          </table:table-cell>
          <table:table-cell table:number-columns-repeated="2" office:value-type="float" office:value="212.6" calcext:value-type="float">
            <text:p>212,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658.35" calcext:value-type="float">
            <text:p>-658,35</text:p>
          </table:table-cell>
          <table:table-cell office:value-type="float" office:value="-368.35" calcext:value-type="float">
            <text:p>-368,35</text:p>
          </table:table-cell>
          <table:table-cell office:value-type="float" office:value="-78.35" calcext:value-type="float">
            <text:p>-78,35</text:p>
          </table:table-cell>
          <table:table-cell table:number-columns-repeated="2" office:value-type="float" office:value="211.65" calcext:value-type="float">
            <text:p>211,6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-659.3" calcext:value-type="float">
            <text:p>-659,3</text:p>
          </table:table-cell>
          <table:table-cell office:value-type="float" office:value="-369.3" calcext:value-type="float">
            <text:p>-369,3</text:p>
          </table:table-cell>
          <table:table-cell office:value-type="float" office:value="-79.3" calcext:value-type="float">
            <text:p>-79,3</text:p>
          </table:table-cell>
          <table:table-cell table:number-columns-repeated="2" office:value-type="float" office:value="210.7" calcext:value-type="float">
            <text:p>210,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660.25" calcext:value-type="float">
            <text:p>-660,25</text:p>
          </table:table-cell>
          <table:table-cell office:value-type="float" office:value="-370.25" calcext:value-type="float">
            <text:p>-370,25</text:p>
          </table:table-cell>
          <table:table-cell office:value-type="float" office:value="-80.25" calcext:value-type="float">
            <text:p>-80,25</text:p>
          </table:table-cell>
          <table:table-cell table:number-columns-repeated="2" office:value-type="float" office:value="209.75" calcext:value-type="float">
            <text:p>209,7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-661.2" calcext:value-type="float">
            <text:p>-661,2</text:p>
          </table:table-cell>
          <table:table-cell office:value-type="float" office:value="-371.2" calcext:value-type="float">
            <text:p>-371,2</text:p>
          </table:table-cell>
          <table:table-cell office:value-type="float" office:value="-81.2" calcext:value-type="float">
            <text:p>-81,2</text:p>
          </table:table-cell>
          <table:table-cell table:number-columns-repeated="2" office:value-type="float" office:value="208.8" calcext:value-type="float">
            <text:p>208,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662.15" calcext:value-type="float">
            <text:p>-662,15</text:p>
          </table:table-cell>
          <table:table-cell office:value-type="float" office:value="-372.15" calcext:value-type="float">
            <text:p>-372,15</text:p>
          </table:table-cell>
          <table:table-cell office:value-type="float" office:value="-82.15" calcext:value-type="float">
            <text:p>-82,15</text:p>
          </table:table-cell>
          <table:table-cell table:number-columns-repeated="2" office:value-type="float" office:value="207.85" calcext:value-type="float">
            <text:p>207,8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-663.1" calcext:value-type="float">
            <text:p>-663,1</text:p>
          </table:table-cell>
          <table:table-cell office:value-type="float" office:value="-373.1" calcext:value-type="float">
            <text:p>-373,1</text:p>
          </table:table-cell>
          <table:table-cell office:value-type="float" office:value="-83.1" calcext:value-type="float">
            <text:p>-83,1</text:p>
          </table:table-cell>
          <table:table-cell table:number-columns-repeated="2" office:value-type="float" office:value="206.9" calcext:value-type="float">
            <text:p>206,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664.05" calcext:value-type="float">
            <text:p>-664,05</text:p>
          </table:table-cell>
          <table:table-cell office:value-type="float" office:value="-374.05" calcext:value-type="float">
            <text:p>-374,05</text:p>
          </table:table-cell>
          <table:table-cell office:value-type="float" office:value="-84.05" calcext:value-type="float">
            <text:p>-84,05</text:p>
          </table:table-cell>
          <table:table-cell table:number-columns-repeated="2" office:value-type="float" office:value="205.95" calcext:value-type="float">
            <text:p>205,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665" calcext:value-type="float">
            <text:p>-665</text:p>
          </table:table-cell>
          <table:table-cell office:value-type="float" office:value="-375" calcext:value-type="float">
            <text:p>-375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665.95" calcext:value-type="float">
            <text:p>-665,95</text:p>
          </table:table-cell>
          <table:table-cell office:value-type="float" office:value="-375.95" calcext:value-type="float">
            <text:p>-375,95</text:p>
          </table:table-cell>
          <table:table-cell office:value-type="float" office:value="-85.95" calcext:value-type="float">
            <text:p>-85,95</text:p>
          </table:table-cell>
          <table:table-cell table:number-columns-repeated="2" office:value-type="float" office:value="204.05" calcext:value-type="float">
            <text:p>204,0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-666.9" calcext:value-type="float">
            <text:p>-666,9</text:p>
          </table:table-cell>
          <table:table-cell office:value-type="float" office:value="-376.9" calcext:value-type="float">
            <text:p>-376,9</text:p>
          </table:table-cell>
          <table:table-cell office:value-type="float" office:value="-86.9" calcext:value-type="float">
            <text:p>-86,9</text:p>
          </table:table-cell>
          <table:table-cell table:number-columns-repeated="2" office:value-type="float" office:value="203.1" calcext:value-type="float">
            <text:p>203,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667.85" calcext:value-type="float">
            <text:p>-667,85</text:p>
          </table:table-cell>
          <table:table-cell office:value-type="float" office:value="-377.85" calcext:value-type="float">
            <text:p>-377,85</text:p>
          </table:table-cell>
          <table:table-cell office:value-type="float" office:value="-87.85" calcext:value-type="float">
            <text:p>-87,85</text:p>
          </table:table-cell>
          <table:table-cell table:number-columns-repeated="2" office:value-type="float" office:value="202.15" calcext:value-type="float">
            <text:p>202,1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-668.8" calcext:value-type="float">
            <text:p>-668,8</text:p>
          </table:table-cell>
          <table:table-cell office:value-type="float" office:value="-378.8" calcext:value-type="float">
            <text:p>-378,8</text:p>
          </table:table-cell>
          <table:table-cell office:value-type="float" office:value="-88.8" calcext:value-type="float">
            <text:p>-88,8</text:p>
          </table:table-cell>
          <table:table-cell table:number-columns-repeated="2" office:value-type="float" office:value="201.2" calcext:value-type="float">
            <text:p>201,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669.75" calcext:value-type="float">
            <text:p>-669,75</text:p>
          </table:table-cell>
          <table:table-cell office:value-type="float" office:value="-379.75" calcext:value-type="float">
            <text:p>-379,75</text:p>
          </table:table-cell>
          <table:table-cell office:value-type="float" office:value="-89.75" calcext:value-type="float">
            <text:p>-89,75</text:p>
          </table:table-cell>
          <table:table-cell table:number-columns-repeated="2" office:value-type="float" office:value="200.25" calcext:value-type="float">
            <text:p>200,2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-670.7" calcext:value-type="float">
            <text:p>-670,7</text:p>
          </table:table-cell>
          <table:table-cell office:value-type="float" office:value="-380.7" calcext:value-type="float">
            <text:p>-380,7</text:p>
          </table:table-cell>
          <table:table-cell office:value-type="float" office:value="-90.7" calcext:value-type="float">
            <text:p>-90,7</text:p>
          </table:table-cell>
          <table:table-cell table:number-columns-repeated="2" office:value-type="float" office:value="199.3" calcext:value-type="float">
            <text:p>199,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671.65" calcext:value-type="float">
            <text:p>-671,65</text:p>
          </table:table-cell>
          <table:table-cell office:value-type="float" office:value="-381.65" calcext:value-type="float">
            <text:p>-381,65</text:p>
          </table:table-cell>
          <table:table-cell office:value-type="float" office:value="-91.65" calcext:value-type="float">
            <text:p>-91,65</text:p>
          </table:table-cell>
          <table:table-cell table:number-columns-repeated="2" office:value-type="float" office:value="198.35" calcext:value-type="float">
            <text:p>198,3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-672.6" calcext:value-type="float">
            <text:p>-672,6</text:p>
          </table:table-cell>
          <table:table-cell office:value-type="float" office:value="-382.6" calcext:value-type="float">
            <text:p>-382,6</text:p>
          </table:table-cell>
          <table:table-cell office:value-type="float" office:value="-92.6" calcext:value-type="float">
            <text:p>-92,6</text:p>
          </table:table-cell>
          <table:table-cell table:number-columns-repeated="2" office:value-type="float" office:value="197.4" calcext:value-type="float">
            <text:p>197,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673.55" calcext:value-type="float">
            <text:p>-673,55</text:p>
          </table:table-cell>
          <table:table-cell office:value-type="float" office:value="-383.55" calcext:value-type="float">
            <text:p>-383,55</text:p>
          </table:table-cell>
          <table:table-cell office:value-type="float" office:value="-93.55" calcext:value-type="float">
            <text:p>-93,55</text:p>
          </table:table-cell>
          <table:table-cell table:number-columns-repeated="2" office:value-type="float" office:value="196.45" calcext:value-type="float">
            <text:p>196,4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-674.5" calcext:value-type="float">
            <text:p>-674,5</text:p>
          </table:table-cell>
          <table:table-cell office:value-type="float" office:value="-384.5" calcext:value-type="float">
            <text:p>-384,5</text:p>
          </table:table-cell>
          <table:table-cell office:value-type="float" office:value="-94.5" calcext:value-type="float">
            <text:p>-94,5</text:p>
          </table:table-cell>
          <table:table-cell table:number-columns-repeated="2" office:value-type="float" office:value="195.5" calcext:value-type="float">
            <text:p>195,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675.45" calcext:value-type="float">
            <text:p>-675,45</text:p>
          </table:table-cell>
          <table:table-cell office:value-type="float" office:value="-385.45" calcext:value-type="float">
            <text:p>-385,45</text:p>
          </table:table-cell>
          <table:table-cell office:value-type="float" office:value="-95.45" calcext:value-type="float">
            <text:p>-95,45</text:p>
          </table:table-cell>
          <table:table-cell table:number-columns-repeated="2" office:value-type="float" office:value="194.55" calcext:value-type="float">
            <text:p>194,5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-676.4" calcext:value-type="float">
            <text:p>-676,4</text:p>
          </table:table-cell>
          <table:table-cell office:value-type="float" office:value="-386.4" calcext:value-type="float">
            <text:p>-386,4</text:p>
          </table:table-cell>
          <table:table-cell office:value-type="float" office:value="-96.4" calcext:value-type="float">
            <text:p>-96,4</text:p>
          </table:table-cell>
          <table:table-cell table:number-columns-repeated="2" office:value-type="float" office:value="193.6" calcext:value-type="float">
            <text:p>193,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677.35" calcext:value-type="float">
            <text:p>-677,35</text:p>
          </table:table-cell>
          <table:table-cell office:value-type="float" office:value="-387.35" calcext:value-type="float">
            <text:p>-387,35</text:p>
          </table:table-cell>
          <table:table-cell office:value-type="float" office:value="-97.35" calcext:value-type="float">
            <text:p>-97,35</text:p>
          </table:table-cell>
          <table:table-cell table:number-columns-repeated="2" office:value-type="float" office:value="192.65" calcext:value-type="float">
            <text:p>192,6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-678.3" calcext:value-type="float">
            <text:p>-678,3</text:p>
          </table:table-cell>
          <table:table-cell office:value-type="float" office:value="-388.3" calcext:value-type="float">
            <text:p>-388,3</text:p>
          </table:table-cell>
          <table:table-cell office:value-type="float" office:value="-98.3" calcext:value-type="float">
            <text:p>-98,3</text:p>
          </table:table-cell>
          <table:table-cell table:number-columns-repeated="2" office:value-type="float" office:value="191.7" calcext:value-type="float">
            <text:p>191,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679.25" calcext:value-type="float">
            <text:p>-679,25</text:p>
          </table:table-cell>
          <table:table-cell office:value-type="float" office:value="-389.25" calcext:value-type="float">
            <text:p>-389,25</text:p>
          </table:table-cell>
          <table:table-cell office:value-type="float" office:value="-99.25" calcext:value-type="float">
            <text:p>-99,25</text:p>
          </table:table-cell>
          <table:table-cell table:number-columns-repeated="2" office:value-type="float" office:value="190.75" calcext:value-type="float">
            <text:p>190,7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-680.2" calcext:value-type="float">
            <text:p>-680,2</text:p>
          </table:table-cell>
          <table:table-cell office:value-type="float" office:value="-390.2" calcext:value-type="float">
            <text:p>-390,2</text:p>
          </table:table-cell>
          <table:table-cell office:value-type="float" office:value="-100.2" calcext:value-type="float">
            <text:p>-100,2</text:p>
          </table:table-cell>
          <table:table-cell table:number-columns-repeated="2" office:value-type="float" office:value="189.8" calcext:value-type="float">
            <text:p>189,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681.15" calcext:value-type="float">
            <text:p>-681,15</text:p>
          </table:table-cell>
          <table:table-cell office:value-type="float" office:value="-391.15" calcext:value-type="float">
            <text:p>-391,15</text:p>
          </table:table-cell>
          <table:table-cell office:value-type="float" office:value="-101.15" calcext:value-type="float">
            <text:p>-101,15</text:p>
          </table:table-cell>
          <table:table-cell table:number-columns-repeated="2" office:value-type="float" office:value="188.85" calcext:value-type="float">
            <text:p>188,8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-682.1" calcext:value-type="float">
            <text:p>-682,1</text:p>
          </table:table-cell>
          <table:table-cell office:value-type="float" office:value="-392.1" calcext:value-type="float">
            <text:p>-392,1</text:p>
          </table:table-cell>
          <table:table-cell office:value-type="float" office:value="-102.1" calcext:value-type="float">
            <text:p>-102,1</text:p>
          </table:table-cell>
          <table:table-cell table:number-columns-repeated="2" office:value-type="float" office:value="187.9" calcext:value-type="float">
            <text:p>187,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683.05" calcext:value-type="float">
            <text:p>-683,05</text:p>
          </table:table-cell>
          <table:table-cell office:value-type="float" office:value="-393.05" calcext:value-type="float">
            <text:p>-393,05</text:p>
          </table:table-cell>
          <table:table-cell office:value-type="float" office:value="-103.05" calcext:value-type="float">
            <text:p>-103,05</text:p>
          </table:table-cell>
          <table:table-cell table:number-columns-repeated="2" office:value-type="float" office:value="186.95" calcext:value-type="float">
            <text:p>186,9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-684" calcext:value-type="float">
            <text:p>-684</text:p>
          </table:table-cell>
          <table:table-cell office:value-type="float" office:value="-394" calcext:value-type="float">
            <text:p>-394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684.95" calcext:value-type="float">
            <text:p>-684,95</text:p>
          </table:table-cell>
          <table:table-cell office:value-type="float" office:value="-394.95" calcext:value-type="float">
            <text:p>-394,95</text:p>
          </table:table-cell>
          <table:table-cell office:value-type="float" office:value="-104.95" calcext:value-type="float">
            <text:p>-104,95</text:p>
          </table:table-cell>
          <table:table-cell table:number-columns-repeated="2" office:value-type="float" office:value="185.05" calcext:value-type="float">
            <text:p>185,0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-685.9" calcext:value-type="float">
            <text:p>-685,9</text:p>
          </table:table-cell>
          <table:table-cell office:value-type="float" office:value="-395.9" calcext:value-type="float">
            <text:p>-395,9</text:p>
          </table:table-cell>
          <table:table-cell office:value-type="float" office:value="-105.9" calcext:value-type="float">
            <text:p>-105,9</text:p>
          </table:table-cell>
          <table:table-cell table:number-columns-repeated="2" office:value-type="float" office:value="184.1" calcext:value-type="float">
            <text:p>184,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686.85" calcext:value-type="float">
            <text:p>-686,85</text:p>
          </table:table-cell>
          <table:table-cell office:value-type="float" office:value="-396.85" calcext:value-type="float">
            <text:p>-396,85</text:p>
          </table:table-cell>
          <table:table-cell office:value-type="float" office:value="-106.85" calcext:value-type="float">
            <text:p>-106,85</text:p>
          </table:table-cell>
          <table:table-cell table:number-columns-repeated="2" office:value-type="float" office:value="183.15" calcext:value-type="float">
            <text:p>183,1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-687.8" calcext:value-type="float">
            <text:p>-687,8</text:p>
          </table:table-cell>
          <table:table-cell office:value-type="float" office:value="-397.8" calcext:value-type="float">
            <text:p>-397,8</text:p>
          </table:table-cell>
          <table:table-cell office:value-type="float" office:value="-107.8" calcext:value-type="float">
            <text:p>-107,8</text:p>
          </table:table-cell>
          <table:table-cell table:number-columns-repeated="2" office:value-type="float" office:value="182.2" calcext:value-type="float">
            <text:p>182,2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688.75" calcext:value-type="float">
            <text:p>-688,75</text:p>
          </table:table-cell>
          <table:table-cell office:value-type="float" office:value="-398.75" calcext:value-type="float">
            <text:p>-398,75</text:p>
          </table:table-cell>
          <table:table-cell office:value-type="float" office:value="-108.75" calcext:value-type="float">
            <text:p>-108,75</text:p>
          </table:table-cell>
          <table:table-cell table:number-columns-repeated="2" office:value-type="float" office:value="181.25" calcext:value-type="float">
            <text:p>181,2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-689.7" calcext:value-type="float">
            <text:p>-689,7</text:p>
          </table:table-cell>
          <table:table-cell office:value-type="float" office:value="-399.7" calcext:value-type="float">
            <text:p>-399,7</text:p>
          </table:table-cell>
          <table:table-cell office:value-type="float" office:value="-109.7" calcext:value-type="float">
            <text:p>-109,7</text:p>
          </table:table-cell>
          <table:table-cell table:number-columns-repeated="2" office:value-type="float" office:value="180.3" calcext:value-type="float">
            <text:p>180,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690.65" calcext:value-type="float">
            <text:p>-690,65</text:p>
          </table:table-cell>
          <table:table-cell office:value-type="float" office:value="-400.65" calcext:value-type="float">
            <text:p>-400,65</text:p>
          </table:table-cell>
          <table:table-cell office:value-type="float" office:value="-110.65" calcext:value-type="float">
            <text:p>-110,65</text:p>
          </table:table-cell>
          <table:table-cell table:number-columns-repeated="2" office:value-type="float" office:value="179.35" calcext:value-type="float">
            <text:p>179,3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-691.6" calcext:value-type="float">
            <text:p>-691,6</text:p>
          </table:table-cell>
          <table:table-cell office:value-type="float" office:value="-401.6" calcext:value-type="float">
            <text:p>-401,6</text:p>
          </table:table-cell>
          <table:table-cell office:value-type="float" office:value="-111.6" calcext:value-type="float">
            <text:p>-111,6</text:p>
          </table:table-cell>
          <table:table-cell table:number-columns-repeated="2" office:value-type="float" office:value="178.4" calcext:value-type="float">
            <text:p>178,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692.55" calcext:value-type="float">
            <text:p>-692,55</text:p>
          </table:table-cell>
          <table:table-cell office:value-type="float" office:value="-402.55" calcext:value-type="float">
            <text:p>-402,55</text:p>
          </table:table-cell>
          <table:table-cell office:value-type="float" office:value="-112.55" calcext:value-type="float">
            <text:p>-112,55</text:p>
          </table:table-cell>
          <table:table-cell table:number-columns-repeated="2" office:value-type="float" office:value="177.45" calcext:value-type="float">
            <text:p>177,4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-693.5" calcext:value-type="float">
            <text:p>-693,5</text:p>
          </table:table-cell>
          <table:table-cell office:value-type="float" office:value="-403.5" calcext:value-type="float">
            <text:p>-403,5</text:p>
          </table:table-cell>
          <table:table-cell office:value-type="float" office:value="-113.5" calcext:value-type="float">
            <text:p>-113,5</text:p>
          </table:table-cell>
          <table:table-cell table:number-columns-repeated="2" office:value-type="float" office:value="176.5" calcext:value-type="float">
            <text:p>176,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694.45" calcext:value-type="float">
            <text:p>-694,45</text:p>
          </table:table-cell>
          <table:table-cell office:value-type="float" office:value="-404.45" calcext:value-type="float">
            <text:p>-404,45</text:p>
          </table:table-cell>
          <table:table-cell office:value-type="float" office:value="-114.45" calcext:value-type="float">
            <text:p>-114,45</text:p>
          </table:table-cell>
          <table:table-cell table:number-columns-repeated="2" office:value-type="float" office:value="175.55" calcext:value-type="float">
            <text:p>175,5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-695.4" calcext:value-type="float">
            <text:p>-695,4</text:p>
          </table:table-cell>
          <table:table-cell office:value-type="float" office:value="-405.4" calcext:value-type="float">
            <text:p>-405,4</text:p>
          </table:table-cell>
          <table:table-cell office:value-type="float" office:value="-115.4" calcext:value-type="float">
            <text:p>-115,4</text:p>
          </table:table-cell>
          <table:table-cell table:number-columns-repeated="2" office:value-type="float" office:value="174.6" calcext:value-type="float">
            <text:p>174,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696.35" calcext:value-type="float">
            <text:p>-696,35</text:p>
          </table:table-cell>
          <table:table-cell office:value-type="float" office:value="-406.35" calcext:value-type="float">
            <text:p>-406,35</text:p>
          </table:table-cell>
          <table:table-cell office:value-type="float" office:value="-116.35" calcext:value-type="float">
            <text:p>-116,35</text:p>
          </table:table-cell>
          <table:table-cell table:number-columns-repeated="2" office:value-type="float" office:value="173.65" calcext:value-type="float">
            <text:p>173,6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-697.3" calcext:value-type="float">
            <text:p>-697,3</text:p>
          </table:table-cell>
          <table:table-cell office:value-type="float" office:value="-407.3" calcext:value-type="float">
            <text:p>-407,3</text:p>
          </table:table-cell>
          <table:table-cell office:value-type="float" office:value="-117.3" calcext:value-type="float">
            <text:p>-117,3</text:p>
          </table:table-cell>
          <table:table-cell table:number-columns-repeated="2" office:value-type="float" office:value="172.7" calcext:value-type="float">
            <text:p>172,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698.25" calcext:value-type="float">
            <text:p>-698,25</text:p>
          </table:table-cell>
          <table:table-cell office:value-type="float" office:value="-408.25" calcext:value-type="float">
            <text:p>-408,25</text:p>
          </table:table-cell>
          <table:table-cell office:value-type="float" office:value="-118.25" calcext:value-type="float">
            <text:p>-118,25</text:p>
          </table:table-cell>
          <table:table-cell table:number-columns-repeated="2" office:value-type="float" office:value="171.75" calcext:value-type="float">
            <text:p>171,7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-699.2" calcext:value-type="float">
            <text:p>-699,2</text:p>
          </table:table-cell>
          <table:table-cell office:value-type="float" office:value="-409.2" calcext:value-type="float">
            <text:p>-409,2</text:p>
          </table:table-cell>
          <table:table-cell office:value-type="float" office:value="-119.2" calcext:value-type="float">
            <text:p>-119,2</text:p>
          </table:table-cell>
          <table:table-cell table:number-columns-repeated="2" office:value-type="float" office:value="170.8" calcext:value-type="float">
            <text:p>170,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700.15" calcext:value-type="float">
            <text:p>-700,15</text:p>
          </table:table-cell>
          <table:table-cell office:value-type="float" office:value="-410.15" calcext:value-type="float">
            <text:p>-410,15</text:p>
          </table:table-cell>
          <table:table-cell office:value-type="float" office:value="-120.15" calcext:value-type="float">
            <text:p>-120,15</text:p>
          </table:table-cell>
          <table:table-cell table:number-columns-repeated="2" office:value-type="float" office:value="169.85" calcext:value-type="float">
            <text:p>169,8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-701.1" calcext:value-type="float">
            <text:p>-701,1</text:p>
          </table:table-cell>
          <table:table-cell office:value-type="float" office:value="-411.1" calcext:value-type="float">
            <text:p>-411,1</text:p>
          </table:table-cell>
          <table:table-cell office:value-type="float" office:value="-121.1" calcext:value-type="float">
            <text:p>-121,1</text:p>
          </table:table-cell>
          <table:table-cell table:number-columns-repeated="2" office:value-type="float" office:value="168.9" calcext:value-type="float">
            <text:p>168,9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702.05" calcext:value-type="float">
            <text:p>-702,05</text:p>
          </table:table-cell>
          <table:table-cell office:value-type="float" office:value="-412.05" calcext:value-type="float">
            <text:p>-412,05</text:p>
          </table:table-cell>
          <table:table-cell office:value-type="float" office:value="-122.05" calcext:value-type="float">
            <text:p>-122,05</text:p>
          </table:table-cell>
          <table:table-cell table:number-columns-repeated="2" office:value-type="float" office:value="167.95" calcext:value-type="float">
            <text:p>167,9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-703" calcext:value-type="float">
            <text:p>-703</text:p>
          </table:table-cell>
          <table:table-cell office:value-type="float" office:value="-413" calcext:value-type="float">
            <text:p>-413</text:p>
          </table:table-cell>
          <table:table-cell office:value-type="float" office:value="-123" calcext:value-type="float">
            <text:p>-123</text:p>
          </table:table-cell>
          <table:table-cell table:number-columns-repeated="2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703.95" calcext:value-type="float">
            <text:p>-703,95</text:p>
          </table:table-cell>
          <table:table-cell office:value-type="float" office:value="-413.95" calcext:value-type="float">
            <text:p>-413,95</text:p>
          </table:table-cell>
          <table:table-cell office:value-type="float" office:value="-123.95" calcext:value-type="float">
            <text:p>-123,95</text:p>
          </table:table-cell>
          <table:table-cell table:number-columns-repeated="2" office:value-type="float" office:value="166.05" calcext:value-type="float">
            <text:p>166,0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-704.9" calcext:value-type="float">
            <text:p>-704,9</text:p>
          </table:table-cell>
          <table:table-cell office:value-type="float" office:value="-414.9" calcext:value-type="float">
            <text:p>-414,9</text:p>
          </table:table-cell>
          <table:table-cell office:value-type="float" office:value="-124.9" calcext:value-type="float">
            <text:p>-124,9</text:p>
          </table:table-cell>
          <table:table-cell table:number-columns-repeated="2" office:value-type="float" office:value="165.1" calcext:value-type="float">
            <text:p>165,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705.85" calcext:value-type="float">
            <text:p>-705,85</text:p>
          </table:table-cell>
          <table:table-cell office:value-type="float" office:value="-415.85" calcext:value-type="float">
            <text:p>-415,85</text:p>
          </table:table-cell>
          <table:table-cell office:value-type="float" office:value="-125.85" calcext:value-type="float">
            <text:p>-125,85</text:p>
          </table:table-cell>
          <table:table-cell table:number-columns-repeated="2" office:value-type="float" office:value="164.15" calcext:value-type="float">
            <text:p>164,1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-706.8" calcext:value-type="float">
            <text:p>-706,8</text:p>
          </table:table-cell>
          <table:table-cell office:value-type="float" office:value="-416.8" calcext:value-type="float">
            <text:p>-416,8</text:p>
          </table:table-cell>
          <table:table-cell office:value-type="float" office:value="-126.8" calcext:value-type="float">
            <text:p>-126,8</text:p>
          </table:table-cell>
          <table:table-cell table:number-columns-repeated="2" office:value-type="float" office:value="163.2" calcext:value-type="float">
            <text:p>163,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707.75" calcext:value-type="float">
            <text:p>-707,75</text:p>
          </table:table-cell>
          <table:table-cell office:value-type="float" office:value="-417.75" calcext:value-type="float">
            <text:p>-417,75</text:p>
          </table:table-cell>
          <table:table-cell office:value-type="float" office:value="-127.75" calcext:value-type="float">
            <text:p>-127,75</text:p>
          </table:table-cell>
          <table:table-cell table:number-columns-repeated="2" office:value-type="float" office:value="162.25" calcext:value-type="float">
            <text:p>162,2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-708.7" calcext:value-type="float">
            <text:p>-708,7</text:p>
          </table:table-cell>
          <table:table-cell office:value-type="float" office:value="-418.7" calcext:value-type="float">
            <text:p>-418,7</text:p>
          </table:table-cell>
          <table:table-cell office:value-type="float" office:value="-128.7" calcext:value-type="float">
            <text:p>-128,7</text:p>
          </table:table-cell>
          <table:table-cell table:number-columns-repeated="2" office:value-type="float" office:value="161.3" calcext:value-type="float">
            <text:p>161,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709.65" calcext:value-type="float">
            <text:p>-709,65</text:p>
          </table:table-cell>
          <table:table-cell office:value-type="float" office:value="-419.65" calcext:value-type="float">
            <text:p>-419,65</text:p>
          </table:table-cell>
          <table:table-cell office:value-type="float" office:value="-129.65" calcext:value-type="float">
            <text:p>-129,65</text:p>
          </table:table-cell>
          <table:table-cell table:number-columns-repeated="2" office:value-type="float" office:value="160.35" calcext:value-type="float">
            <text:p>160,3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-710.6" calcext:value-type="float">
            <text:p>-710,6</text:p>
          </table:table-cell>
          <table:table-cell office:value-type="float" office:value="-420.6" calcext:value-type="float">
            <text:p>-420,6</text:p>
          </table:table-cell>
          <table:table-cell office:value-type="float" office:value="-130.6" calcext:value-type="float">
            <text:p>-130,6</text:p>
          </table:table-cell>
          <table:table-cell table:number-columns-repeated="2" office:value-type="float" office:value="159.4" calcext:value-type="float">
            <text:p>159,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711.55" calcext:value-type="float">
            <text:p>-711,55</text:p>
          </table:table-cell>
          <table:table-cell office:value-type="float" office:value="-421.55" calcext:value-type="float">
            <text:p>-421,55</text:p>
          </table:table-cell>
          <table:table-cell office:value-type="float" office:value="-131.55" calcext:value-type="float">
            <text:p>-131,55</text:p>
          </table:table-cell>
          <table:table-cell table:number-columns-repeated="2" office:value-type="float" office:value="158.45" calcext:value-type="float">
            <text:p>158,4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-712.5" calcext:value-type="float">
            <text:p>-712,5</text:p>
          </table:table-cell>
          <table:table-cell office:value-type="float" office:value="-422.5" calcext:value-type="float">
            <text:p>-422,5</text:p>
          </table:table-cell>
          <table:table-cell office:value-type="float" office:value="-132.5" calcext:value-type="float">
            <text:p>-132,5</text:p>
          </table:table-cell>
          <table:table-cell table:number-columns-repeated="2" office:value-type="float" office:value="157.5" calcext:value-type="float">
            <text:p>157,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713.45" calcext:value-type="float">
            <text:p>-713,45</text:p>
          </table:table-cell>
          <table:table-cell office:value-type="float" office:value="-423.45" calcext:value-type="float">
            <text:p>-423,45</text:p>
          </table:table-cell>
          <table:table-cell office:value-type="float" office:value="-133.45" calcext:value-type="float">
            <text:p>-133,45</text:p>
          </table:table-cell>
          <table:table-cell table:number-columns-repeated="2" office:value-type="float" office:value="156.55" calcext:value-type="float">
            <text:p>156,5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-714.4" calcext:value-type="float">
            <text:p>-714,4</text:p>
          </table:table-cell>
          <table:table-cell office:value-type="float" office:value="-424.4" calcext:value-type="float">
            <text:p>-424,4</text:p>
          </table:table-cell>
          <table:table-cell office:value-type="float" office:value="-134.4" calcext:value-type="float">
            <text:p>-134,4</text:p>
          </table:table-cell>
          <table:table-cell table:number-columns-repeated="2" office:value-type="float" office:value="155.6" calcext:value-type="float">
            <text:p>155,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715.35" calcext:value-type="float">
            <text:p>-715,35</text:p>
          </table:table-cell>
          <table:table-cell office:value-type="float" office:value="-425.35" calcext:value-type="float">
            <text:p>-425,35</text:p>
          </table:table-cell>
          <table:table-cell office:value-type="float" office:value="-135.35" calcext:value-type="float">
            <text:p>-135,35</text:p>
          </table:table-cell>
          <table:table-cell table:number-columns-repeated="2" office:value-type="float" office:value="154.65" calcext:value-type="float">
            <text:p>154,6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-716.3" calcext:value-type="float">
            <text:p>-716,3</text:p>
          </table:table-cell>
          <table:table-cell office:value-type="float" office:value="-426.3" calcext:value-type="float">
            <text:p>-426,3</text:p>
          </table:table-cell>
          <table:table-cell office:value-type="float" office:value="-136.3" calcext:value-type="float">
            <text:p>-136,3</text:p>
          </table:table-cell>
          <table:table-cell table:number-columns-repeated="2" office:value-type="float" office:value="153.7" calcext:value-type="float">
            <text:p>153,7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717.25" calcext:value-type="float">
            <text:p>-717,25</text:p>
          </table:table-cell>
          <table:table-cell office:value-type="float" office:value="-427.25" calcext:value-type="float">
            <text:p>-427,25</text:p>
          </table:table-cell>
          <table:table-cell office:value-type="float" office:value="-137.25" calcext:value-type="float">
            <text:p>-137,25</text:p>
          </table:table-cell>
          <table:table-cell table:number-columns-repeated="2" office:value-type="float" office:value="152.75" calcext:value-type="float">
            <text:p>152,7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-718.2" calcext:value-type="float">
            <text:p>-718,2</text:p>
          </table:table-cell>
          <table:table-cell office:value-type="float" office:value="-428.2" calcext:value-type="float">
            <text:p>-428,2</text:p>
          </table:table-cell>
          <table:table-cell office:value-type="float" office:value="-138.2" calcext:value-type="float">
            <text:p>-138,2</text:p>
          </table:table-cell>
          <table:table-cell table:number-columns-repeated="2" office:value-type="float" office:value="151.8" calcext:value-type="float">
            <text:p>151,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719.15" calcext:value-type="float">
            <text:p>-719,15</text:p>
          </table:table-cell>
          <table:table-cell office:value-type="float" office:value="-429.15" calcext:value-type="float">
            <text:p>-429,15</text:p>
          </table:table-cell>
          <table:table-cell office:value-type="float" office:value="-139.15" calcext:value-type="float">
            <text:p>-139,15</text:p>
          </table:table-cell>
          <table:table-cell table:number-columns-repeated="2" office:value-type="float" office:value="150.85" calcext:value-type="float">
            <text:p>150,8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-720.1" calcext:value-type="float">
            <text:p>-720,1</text:p>
          </table:table-cell>
          <table:table-cell office:value-type="float" office:value="-430.1" calcext:value-type="float">
            <text:p>-430,1</text:p>
          </table:table-cell>
          <table:table-cell office:value-type="float" office:value="-140.1" calcext:value-type="float">
            <text:p>-140,1</text:p>
          </table:table-cell>
          <table:table-cell table:number-columns-repeated="2" office:value-type="float" office:value="149.9" calcext:value-type="float">
            <text:p>149,9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721.05" calcext:value-type="float">
            <text:p>-721,05</text:p>
          </table:table-cell>
          <table:table-cell office:value-type="float" office:value="-431.05" calcext:value-type="float">
            <text:p>-431,05</text:p>
          </table:table-cell>
          <table:table-cell office:value-type="float" office:value="-141.05" calcext:value-type="float">
            <text:p>-141,05</text:p>
          </table:table-cell>
          <table:table-cell table:number-columns-repeated="2" office:value-type="float" office:value="148.95" calcext:value-type="float">
            <text:p>148,9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-722" calcext:value-type="float">
            <text:p>-722</text:p>
          </table:table-cell>
          <table:table-cell office:value-type="float" office:value="-432" calcext:value-type="float">
            <text:p>-432</text:p>
          </table:table-cell>
          <table:table-cell office:value-type="float" office:value="-142" calcext:value-type="float">
            <text:p>-142</text:p>
          </table:table-cell>
          <table:table-cell table:number-columns-repeated="2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722.95" calcext:value-type="float">
            <text:p>-722,95</text:p>
          </table:table-cell>
          <table:table-cell office:value-type="float" office:value="-432.95" calcext:value-type="float">
            <text:p>-432,95</text:p>
          </table:table-cell>
          <table:table-cell office:value-type="float" office:value="-142.95" calcext:value-type="float">
            <text:p>-142,95</text:p>
          </table:table-cell>
          <table:table-cell table:number-columns-repeated="2" office:value-type="float" office:value="147.05" calcext:value-type="float">
            <text:p>147,0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-723.9" calcext:value-type="float">
            <text:p>-723,9</text:p>
          </table:table-cell>
          <table:table-cell office:value-type="float" office:value="-433.9" calcext:value-type="float">
            <text:p>-433,9</text:p>
          </table:table-cell>
          <table:table-cell office:value-type="float" office:value="-143.9" calcext:value-type="float">
            <text:p>-143,9</text:p>
          </table:table-cell>
          <table:table-cell table:number-columns-repeated="2" office:value-type="float" office:value="146.1" calcext:value-type="float">
            <text:p>146,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724.85" calcext:value-type="float">
            <text:p>-724,85</text:p>
          </table:table-cell>
          <table:table-cell office:value-type="float" office:value="-434.85" calcext:value-type="float">
            <text:p>-434,85</text:p>
          </table:table-cell>
          <table:table-cell office:value-type="float" office:value="-144.85" calcext:value-type="float">
            <text:p>-144,85</text:p>
          </table:table-cell>
          <table:table-cell table:number-columns-repeated="2" office:value-type="float" office:value="145.15" calcext:value-type="float">
            <text:p>145,1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-725.8" calcext:value-type="float">
            <text:p>-725,8</text:p>
          </table:table-cell>
          <table:table-cell office:value-type="float" office:value="-435.8" calcext:value-type="float">
            <text:p>-435,8</text:p>
          </table:table-cell>
          <table:table-cell office:value-type="float" office:value="-145.8" calcext:value-type="float">
            <text:p>-145,8</text:p>
          </table:table-cell>
          <table:table-cell table:number-columns-repeated="2" office:value-type="float" office:value="144.2" calcext:value-type="float">
            <text:p>144,2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726.75" calcext:value-type="float">
            <text:p>-726,75</text:p>
          </table:table-cell>
          <table:table-cell office:value-type="float" office:value="-436.75" calcext:value-type="float">
            <text:p>-436,75</text:p>
          </table:table-cell>
          <table:table-cell office:value-type="float" office:value="-146.75" calcext:value-type="float">
            <text:p>-146,75</text:p>
          </table:table-cell>
          <table:table-cell table:number-columns-repeated="2" office:value-type="float" office:value="143.25" calcext:value-type="float">
            <text:p>143,2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-727.7" calcext:value-type="float">
            <text:p>-727,7</text:p>
          </table:table-cell>
          <table:table-cell office:value-type="float" office:value="-437.7" calcext:value-type="float">
            <text:p>-437,7</text:p>
          </table:table-cell>
          <table:table-cell office:value-type="float" office:value="-147.7" calcext:value-type="float">
            <text:p>-147,7</text:p>
          </table:table-cell>
          <table:table-cell table:number-columns-repeated="2" office:value-type="float" office:value="142.3" calcext:value-type="float">
            <text:p>142,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728.65" calcext:value-type="float">
            <text:p>-728,65</text:p>
          </table:table-cell>
          <table:table-cell office:value-type="float" office:value="-438.65" calcext:value-type="float">
            <text:p>-438,65</text:p>
          </table:table-cell>
          <table:table-cell office:value-type="float" office:value="-148.65" calcext:value-type="float">
            <text:p>-148,65</text:p>
          </table:table-cell>
          <table:table-cell table:number-columns-repeated="2" office:value-type="float" office:value="141.35" calcext:value-type="float">
            <text:p>141,3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-729.6" calcext:value-type="float">
            <text:p>-729,6</text:p>
          </table:table-cell>
          <table:table-cell office:value-type="float" office:value="-439.6" calcext:value-type="float">
            <text:p>-439,6</text:p>
          </table:table-cell>
          <table:table-cell office:value-type="float" office:value="-149.6" calcext:value-type="float">
            <text:p>-149,6</text:p>
          </table:table-cell>
          <table:table-cell table:number-columns-repeated="2" office:value-type="float" office:value="140.4" calcext:value-type="float">
            <text:p>140,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730.55" calcext:value-type="float">
            <text:p>-730,55</text:p>
          </table:table-cell>
          <table:table-cell office:value-type="float" office:value="-440.55" calcext:value-type="float">
            <text:p>-440,55</text:p>
          </table:table-cell>
          <table:table-cell office:value-type="float" office:value="-150.55" calcext:value-type="float">
            <text:p>-150,55</text:p>
          </table:table-cell>
          <table:table-cell table:number-columns-repeated="2" office:value-type="float" office:value="139.45" calcext:value-type="float">
            <text:p>139,4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-731.5" calcext:value-type="float">
            <text:p>-731,5</text:p>
          </table:table-cell>
          <table:table-cell office:value-type="float" office:value="-441.5" calcext:value-type="float">
            <text:p>-441,5</text:p>
          </table:table-cell>
          <table:table-cell office:value-type="float" office:value="-151.5" calcext:value-type="float">
            <text:p>-151,5</text:p>
          </table:table-cell>
          <table:table-cell table:number-columns-repeated="2" office:value-type="float" office:value="138.5" calcext:value-type="float">
            <text:p>138,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732.45" calcext:value-type="float">
            <text:p>-732,45</text:p>
          </table:table-cell>
          <table:table-cell office:value-type="float" office:value="-442.45" calcext:value-type="float">
            <text:p>-442,45</text:p>
          </table:table-cell>
          <table:table-cell office:value-type="float" office:value="-152.45" calcext:value-type="float">
            <text:p>-152,45</text:p>
          </table:table-cell>
          <table:table-cell table:number-columns-repeated="2" office:value-type="float" office:value="137.55" calcext:value-type="float">
            <text:p>137,5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-733.4" calcext:value-type="float">
            <text:p>-733,4</text:p>
          </table:table-cell>
          <table:table-cell office:value-type="float" office:value="-443.4" calcext:value-type="float">
            <text:p>-443,4</text:p>
          </table:table-cell>
          <table:table-cell office:value-type="float" office:value="-153.4" calcext:value-type="float">
            <text:p>-153,4</text:p>
          </table:table-cell>
          <table:table-cell table:number-columns-repeated="2" office:value-type="float" office:value="136.6" calcext:value-type="float">
            <text:p>136,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734.35" calcext:value-type="float">
            <text:p>-734,35</text:p>
          </table:table-cell>
          <table:table-cell office:value-type="float" office:value="-444.35" calcext:value-type="float">
            <text:p>-444,35</text:p>
          </table:table-cell>
          <table:table-cell office:value-type="float" office:value="-154.35" calcext:value-type="float">
            <text:p>-154,35</text:p>
          </table:table-cell>
          <table:table-cell table:number-columns-repeated="2" office:value-type="float" office:value="135.65" calcext:value-type="float">
            <text:p>135,6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-735.3" calcext:value-type="float">
            <text:p>-735,3</text:p>
          </table:table-cell>
          <table:table-cell office:value-type="float" office:value="-445.3" calcext:value-type="float">
            <text:p>-445,3</text:p>
          </table:table-cell>
          <table:table-cell office:value-type="float" office:value="-155.3" calcext:value-type="float">
            <text:p>-155,3</text:p>
          </table:table-cell>
          <table:table-cell table:number-columns-repeated="2" office:value-type="float" office:value="134.7" calcext:value-type="float">
            <text:p>134,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736.25" calcext:value-type="float">
            <text:p>-736,25</text:p>
          </table:table-cell>
          <table:table-cell office:value-type="float" office:value="-446.25" calcext:value-type="float">
            <text:p>-446,25</text:p>
          </table:table-cell>
          <table:table-cell office:value-type="float" office:value="-156.25" calcext:value-type="float">
            <text:p>-156,25</text:p>
          </table:table-cell>
          <table:table-cell table:number-columns-repeated="2" office:value-type="float" office:value="133.75" calcext:value-type="float">
            <text:p>133,7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-737.2" calcext:value-type="float">
            <text:p>-737,2</text:p>
          </table:table-cell>
          <table:table-cell office:value-type="float" office:value="-447.2" calcext:value-type="float">
            <text:p>-447,2</text:p>
          </table:table-cell>
          <table:table-cell office:value-type="float" office:value="-157.2" calcext:value-type="float">
            <text:p>-157,2</text:p>
          </table:table-cell>
          <table:table-cell table:number-columns-repeated="2" office:value-type="float" office:value="132.8" calcext:value-type="float">
            <text:p>132,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738.15" calcext:value-type="float">
            <text:p>-738,15</text:p>
          </table:table-cell>
          <table:table-cell office:value-type="float" office:value="-448.15" calcext:value-type="float">
            <text:p>-448,15</text:p>
          </table:table-cell>
          <table:table-cell office:value-type="float" office:value="-158.15" calcext:value-type="float">
            <text:p>-158,15</text:p>
          </table:table-cell>
          <table:table-cell table:number-columns-repeated="2" office:value-type="float" office:value="131.85" calcext:value-type="float">
            <text:p>131,8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-739.1" calcext:value-type="float">
            <text:p>-739,1</text:p>
          </table:table-cell>
          <table:table-cell office:value-type="float" office:value="-449.1" calcext:value-type="float">
            <text:p>-449,1</text:p>
          </table:table-cell>
          <table:table-cell office:value-type="float" office:value="-159.1" calcext:value-type="float">
            <text:p>-159,1</text:p>
          </table:table-cell>
          <table:table-cell table:number-columns-repeated="2" office:value-type="float" office:value="130.9" calcext:value-type="float">
            <text:p>130,9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740.05" calcext:value-type="float">
            <text:p>-740,05</text:p>
          </table:table-cell>
          <table:table-cell office:value-type="float" office:value="-450.05" calcext:value-type="float">
            <text:p>-450,05</text:p>
          </table:table-cell>
          <table:table-cell office:value-type="float" office:value="-160.05" calcext:value-type="float">
            <text:p>-160,05</text:p>
          </table:table-cell>
          <table:table-cell table:number-columns-repeated="2" office:value-type="float" office:value="129.95" calcext:value-type="float">
            <text:p>129,9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-741" calcext:value-type="float">
            <text:p>-741</text:p>
          </table:table-cell>
          <table:table-cell office:value-type="float" office:value="-451" calcext:value-type="float">
            <text:p>-451</text:p>
          </table:table-cell>
          <table:table-cell office:value-type="float" office:value="-161" calcext:value-type="float">
            <text:p>-161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741.95" calcext:value-type="float">
            <text:p>-741,95</text:p>
          </table:table-cell>
          <table:table-cell office:value-type="float" office:value="-451.95" calcext:value-type="float">
            <text:p>-451,95</text:p>
          </table:table-cell>
          <table:table-cell office:value-type="float" office:value="-161.95" calcext:value-type="float">
            <text:p>-161,95</text:p>
          </table:table-cell>
          <table:table-cell table:number-columns-repeated="2" office:value-type="float" office:value="128.05" calcext:value-type="float">
            <text:p>128,0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-742.9" calcext:value-type="float">
            <text:p>-742,9</text:p>
          </table:table-cell>
          <table:table-cell office:value-type="float" office:value="-452.9" calcext:value-type="float">
            <text:p>-452,9</text:p>
          </table:table-cell>
          <table:table-cell office:value-type="float" office:value="-162.9" calcext:value-type="float">
            <text:p>-162,9</text:p>
          </table:table-cell>
          <table:table-cell table:number-columns-repeated="2" office:value-type="float" office:value="127.1" calcext:value-type="float">
            <text:p>127,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743.85" calcext:value-type="float">
            <text:p>-743,85</text:p>
          </table:table-cell>
          <table:table-cell office:value-type="float" office:value="-453.85" calcext:value-type="float">
            <text:p>-453,85</text:p>
          </table:table-cell>
          <table:table-cell office:value-type="float" office:value="-163.85" calcext:value-type="float">
            <text:p>-163,85</text:p>
          </table:table-cell>
          <table:table-cell table:number-columns-repeated="2" office:value-type="float" office:value="126.15" calcext:value-type="float">
            <text:p>126,1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-744.8" calcext:value-type="float">
            <text:p>-744,8</text:p>
          </table:table-cell>
          <table:table-cell office:value-type="float" office:value="-454.8" calcext:value-type="float">
            <text:p>-454,8</text:p>
          </table:table-cell>
          <table:table-cell office:value-type="float" office:value="-164.8" calcext:value-type="float">
            <text:p>-164,8</text:p>
          </table:table-cell>
          <table:table-cell table:number-columns-repeated="2" office:value-type="float" office:value="125.2" calcext:value-type="float">
            <text:p>125,2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745.75" calcext:value-type="float">
            <text:p>-745,75</text:p>
          </table:table-cell>
          <table:table-cell office:value-type="float" office:value="-455.75" calcext:value-type="float">
            <text:p>-455,75</text:p>
          </table:table-cell>
          <table:table-cell office:value-type="float" office:value="-165.75" calcext:value-type="float">
            <text:p>-165,75</text:p>
          </table:table-cell>
          <table:table-cell table:number-columns-repeated="2" office:value-type="float" office:value="124.25" calcext:value-type="float">
            <text:p>124,2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-746.7" calcext:value-type="float">
            <text:p>-746,7</text:p>
          </table:table-cell>
          <table:table-cell office:value-type="float" office:value="-456.7" calcext:value-type="float">
            <text:p>-456,7</text:p>
          </table:table-cell>
          <table:table-cell office:value-type="float" office:value="-166.7" calcext:value-type="float">
            <text:p>-166,7</text:p>
          </table:table-cell>
          <table:table-cell table:number-columns-repeated="2" office:value-type="float" office:value="123.3" calcext:value-type="float">
            <text:p>123,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747.65" calcext:value-type="float">
            <text:p>-747,65</text:p>
          </table:table-cell>
          <table:table-cell office:value-type="float" office:value="-457.65" calcext:value-type="float">
            <text:p>-457,65</text:p>
          </table:table-cell>
          <table:table-cell office:value-type="float" office:value="-167.65" calcext:value-type="float">
            <text:p>-167,65</text:p>
          </table:table-cell>
          <table:table-cell table:number-columns-repeated="2" office:value-type="float" office:value="122.35" calcext:value-type="float">
            <text:p>122,3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-748.6" calcext:value-type="float">
            <text:p>-748,6</text:p>
          </table:table-cell>
          <table:table-cell office:value-type="float" office:value="-458.6" calcext:value-type="float">
            <text:p>-458,6</text:p>
          </table:table-cell>
          <table:table-cell office:value-type="float" office:value="-168.6" calcext:value-type="float">
            <text:p>-168,6</text:p>
          </table:table-cell>
          <table:table-cell table:number-columns-repeated="2" office:value-type="float" office:value="121.4" calcext:value-type="float">
            <text:p>121,4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749.55" calcext:value-type="float">
            <text:p>-749,55</text:p>
          </table:table-cell>
          <table:table-cell office:value-type="float" office:value="-459.55" calcext:value-type="float">
            <text:p>-459,55</text:p>
          </table:table-cell>
          <table:table-cell office:value-type="float" office:value="-169.55" calcext:value-type="float">
            <text:p>-169,55</text:p>
          </table:table-cell>
          <table:table-cell table:number-columns-repeated="2" office:value-type="float" office:value="120.45" calcext:value-type="float">
            <text:p>120,4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-750.5" calcext:value-type="float">
            <text:p>-750,5</text:p>
          </table:table-cell>
          <table:table-cell office:value-type="float" office:value="-460.5" calcext:value-type="float">
            <text:p>-460,5</text:p>
          </table:table-cell>
          <table:table-cell office:value-type="float" office:value="-170.5" calcext:value-type="float">
            <text:p>-170,5</text:p>
          </table:table-cell>
          <table:table-cell table:number-columns-repeated="2" office:value-type="float" office:value="119.5" calcext:value-type="float">
            <text:p>119,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751.45" calcext:value-type="float">
            <text:p>-751,45</text:p>
          </table:table-cell>
          <table:table-cell office:value-type="float" office:value="-461.45" calcext:value-type="float">
            <text:p>-461,45</text:p>
          </table:table-cell>
          <table:table-cell office:value-type="float" office:value="-171.45" calcext:value-type="float">
            <text:p>-171,45</text:p>
          </table:table-cell>
          <table:table-cell table:number-columns-repeated="2" office:value-type="float" office:value="118.55" calcext:value-type="float">
            <text:p>118,5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-752.4" calcext:value-type="float">
            <text:p>-752,4</text:p>
          </table:table-cell>
          <table:table-cell office:value-type="float" office:value="-462.4" calcext:value-type="float">
            <text:p>-462,4</text:p>
          </table:table-cell>
          <table:table-cell office:value-type="float" office:value="-172.4" calcext:value-type="float">
            <text:p>-172,4</text:p>
          </table:table-cell>
          <table:table-cell table:number-columns-repeated="2" office:value-type="float" office:value="117.6" calcext:value-type="float">
            <text:p>117,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753.35" calcext:value-type="float">
            <text:p>-753,35</text:p>
          </table:table-cell>
          <table:table-cell office:value-type="float" office:value="-463.35" calcext:value-type="float">
            <text:p>-463,35</text:p>
          </table:table-cell>
          <table:table-cell office:value-type="float" office:value="-173.35" calcext:value-type="float">
            <text:p>-173,35</text:p>
          </table:table-cell>
          <table:table-cell table:number-columns-repeated="2" office:value-type="float" office:value="116.65" calcext:value-type="float">
            <text:p>116,6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-754.3" calcext:value-type="float">
            <text:p>-754,3</text:p>
          </table:table-cell>
          <table:table-cell office:value-type="float" office:value="-464.3" calcext:value-type="float">
            <text:p>-464,3</text:p>
          </table:table-cell>
          <table:table-cell office:value-type="float" office:value="-174.3" calcext:value-type="float">
            <text:p>-174,3</text:p>
          </table:table-cell>
          <table:table-cell table:number-columns-repeated="2" office:value-type="float" office:value="115.7" calcext:value-type="float">
            <text:p>115,7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755.25" calcext:value-type="float">
            <text:p>-755,25</text:p>
          </table:table-cell>
          <table:table-cell office:value-type="float" office:value="-465.25" calcext:value-type="float">
            <text:p>-465,25</text:p>
          </table:table-cell>
          <table:table-cell office:value-type="float" office:value="-175.25" calcext:value-type="float">
            <text:p>-175,25</text:p>
          </table:table-cell>
          <table:table-cell table:number-columns-repeated="2" office:value-type="float" office:value="114.75" calcext:value-type="float">
            <text:p>114,7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-756.2" calcext:value-type="float">
            <text:p>-756,2</text:p>
          </table:table-cell>
          <table:table-cell office:value-type="float" office:value="-466.2" calcext:value-type="float">
            <text:p>-466,2</text:p>
          </table:table-cell>
          <table:table-cell office:value-type="float" office:value="-176.2" calcext:value-type="float">
            <text:p>-176,2</text:p>
          </table:table-cell>
          <table:table-cell table:number-columns-repeated="2" office:value-type="float" office:value="113.8" calcext:value-type="float">
            <text:p>113,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757.15" calcext:value-type="float">
            <text:p>-757,15</text:p>
          </table:table-cell>
          <table:table-cell office:value-type="float" office:value="-467.15" calcext:value-type="float">
            <text:p>-467,15</text:p>
          </table:table-cell>
          <table:table-cell office:value-type="float" office:value="-177.15" calcext:value-type="float">
            <text:p>-177,15</text:p>
          </table:table-cell>
          <table:table-cell table:number-columns-repeated="2" office:value-type="float" office:value="112.85" calcext:value-type="float">
            <text:p>112,8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-758.1" calcext:value-type="float">
            <text:p>-758,1</text:p>
          </table:table-cell>
          <table:table-cell office:value-type="float" office:value="-468.1" calcext:value-type="float">
            <text:p>-468,1</text:p>
          </table:table-cell>
          <table:table-cell office:value-type="float" office:value="-178.1" calcext:value-type="float">
            <text:p>-178,1</text:p>
          </table:table-cell>
          <table:table-cell table:number-columns-repeated="2" office:value-type="float" office:value="111.9" calcext:value-type="float">
            <text:p>111,9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759.05" calcext:value-type="float">
            <text:p>-759,05</text:p>
          </table:table-cell>
          <table:table-cell office:value-type="float" office:value="-469.05" calcext:value-type="float">
            <text:p>-469,05</text:p>
          </table:table-cell>
          <table:table-cell office:value-type="float" office:value="-179.05" calcext:value-type="float">
            <text:p>-179,05</text:p>
          </table:table-cell>
          <table:table-cell table:number-columns-repeated="2" office:value-type="float" office:value="110.95" calcext:value-type="float">
            <text:p>110,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0T01:53:57.698357546</dc:date>
    <meta:editing-duration>PT2M21S</meta:editing-duration>
    <meta:editing-cycles>2</meta:editing-cycles>
    <meta:generator>LibreOffice/5.1.4.2$Linux_X86_64 LibreOffice_project/10m0$Build-2</meta:generator>
    <meta:document-statistic meta:table-count="1" meta:cell-count="48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087cm" svg:height="10.121cm" xlink:href=".." xlink:type="simple" chart:class="chart:scatter" chart:style-name="ch1">
        <chart:legend chart:legend-position="end" svg:x="17.235cm" svg:y="4.014cm" style:legend-expansion="high" chart:style-name="ch2"/>
        <chart:plot-area chart:style-name="ch3" table:cell-range-address="graph.A1:graph.E800" svg:x="0.401cm" svg:y="0.202cm" svg:width="16.433cm" svg:height="9.717cm">
          <chartooo:coordinate-region svg:x="1.499cm" svg:y="0.401cm" svg:width="15.055cm" svg:height="9.3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raph.B1:graph.B800" chart:class="chart:scatter">
            <chart:domain table:cell-range-address="graph.A1:graph.A800"/>
            <chart:data-point chart:repeated="800"/>
          </chart:series>
          <chart:series chart:style-name="ch7" chart:values-cell-range-address="graph.C1:graph.C800" chart:class="chart:scatter">
            <chart:data-point chart:repeated="800"/>
          </chart:series>
          <chart:series chart:style-name="ch8" chart:values-cell-range-address="graph.D1:graph.D800" chart:class="chart:scatter">
            <chart:data-point chart:repeated="800"/>
          </chart:series>
          <chart:series chart:style-name="ch9" chart:values-cell-range-address="graph.E1:graph.E800" chart:class="chart:scatter">
            <chart:data-point chart:repeated="8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aph.A1:graph.A800</svg:desc>
                </draw:g>
              </table:table-cell>
              <table:table-cell office:value-type="float" office:value="0">
                <text:p>0</text:p>
                <draw:g>
                  <svg:desc>graph.B1:graph.B800</svg:desc>
                </draw:g>
              </table:table-cell>
              <table:table-cell office:value-type="float" office:value="-100">
                <text:p>-100</text:p>
                <draw:g>
                  <svg:desc>graph.C1:graph.C800</svg:desc>
                </draw:g>
              </table:table-cell>
              <table:table-cell office:value-type="float" office:value="-200">
                <text:p>-200</text:p>
                <draw:g>
                  <svg:desc>graph.D1:graph.D800</svg:desc>
                </draw:g>
              </table:table-cell>
              <table:table-cell office:value-type="float" office:value="-300">
                <text:p>-300</text:p>
                <draw:g>
                  <svg:desc>graph.E1:graph.E8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95">
                <text:p>-0.95</text:p>
              </table:table-cell>
              <table:table-cell office:value-type="float" office:value="-99">
                <text:p>-99</text:p>
              </table:table-cell>
              <table:table-cell office:value-type="float" office:value="-199">
                <text:p>-199</text:p>
              </table:table-cell>
              <table:table-cell office:value-type="float" office:value="-299">
                <text:p>-2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.9">
                <text:p>-1.9</text:p>
              </table:table-cell>
              <table:table-cell office:value-type="float" office:value="-98">
                <text:p>-98</text:p>
              </table:table-cell>
              <table:table-cell office:value-type="float" office:value="-198">
                <text:p>-198</text:p>
              </table:table-cell>
              <table:table-cell office:value-type="float" office:value="-298">
                <text:p>-2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.85">
                <text:p>-2.85</text:p>
              </table:table-cell>
              <table:table-cell office:value-type="float" office:value="-97">
                <text:p>-97</text:p>
              </table:table-cell>
              <table:table-cell office:value-type="float" office:value="-197">
                <text:p>-197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3.8">
                <text:p>-3.8</text:p>
              </table:table-cell>
              <table:table-cell office:value-type="float" office:value="-96">
                <text:p>-96</text:p>
              </table:table-cell>
              <table:table-cell office:value-type="float" office:value="-196">
                <text:p>-196</text:p>
              </table:table-cell>
              <table:table-cell office:value-type="float" office:value="-296">
                <text:p>-2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4.75">
                <text:p>-4.75</text:p>
              </table:table-cell>
              <table:table-cell office:value-type="float" office:value="-95">
                <text:p>-95</text:p>
              </table:table-cell>
              <table:table-cell office:value-type="float" office:value="-195">
                <text:p>-195</text:p>
              </table:table-cell>
              <table:table-cell office:value-type="float" office:value="-295">
                <text:p>-2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5.7">
                <text:p>-5.7</text:p>
              </table:table-cell>
              <table:table-cell office:value-type="float" office:value="-94">
                <text:p>-94</text:p>
              </table:table-cell>
              <table:table-cell office:value-type="float" office:value="-194">
                <text:p>-194</text:p>
              </table:table-cell>
              <table:table-cell office:value-type="float" office:value="-294">
                <text:p>-2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6.65">
                <text:p>-6.65</text:p>
              </table:table-cell>
              <table:table-cell office:value-type="float" office:value="-93">
                <text:p>-93</text:p>
              </table:table-cell>
              <table:table-cell office:value-type="float" office:value="-193">
                <text:p>-193</text:p>
              </table:table-cell>
              <table:table-cell office:value-type="float" office:value="-293">
                <text:p>-2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7.6">
                <text:p>-7.6</text:p>
              </table:table-cell>
              <table:table-cell office:value-type="float" office:value="-92">
                <text:p>-92</text:p>
              </table:table-cell>
              <table:table-cell office:value-type="float" office:value="-192">
                <text:p>-192</text:p>
              </table:table-cell>
              <table:table-cell office:value-type="float" office:value="-292">
                <text:p>-2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8.55">
                <text:p>-8.55</text:p>
              </table:table-cell>
              <table:table-cell office:value-type="float" office:value="-91">
                <text:p>-91</text:p>
              </table:table-cell>
              <table:table-cell office:value-type="float" office:value="-191">
                <text:p>-191</text:p>
              </table:table-cell>
              <table:table-cell office:value-type="float" office:value="-291">
                <text:p>-2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9.5">
                <text:p>-9.5</text:p>
              </table:table-cell>
              <table:table-cell office:value-type="float" office:value="-90">
                <text:p>-90</text:p>
              </table:table-cell>
              <table:table-cell office:value-type="float" office:value="-190">
                <text:p>-190</text:p>
              </table:table-cell>
              <table:table-cell office:value-type="float" office:value="-290">
                <text:p>-2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10.45">
                <text:p>-10.45</text:p>
              </table:table-cell>
              <table:table-cell office:value-type="float" office:value="-89">
                <text:p>-89</text:p>
              </table:table-cell>
              <table:table-cell office:value-type="float" office:value="-189">
                <text:p>-189</text:p>
              </table:table-cell>
              <table:table-cell office:value-type="float" office:value="-289">
                <text:p>-2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11.4">
                <text:p>-11.4</text:p>
              </table:table-cell>
              <table:table-cell office:value-type="float" office:value="-88">
                <text:p>-88</text:p>
              </table:table-cell>
              <table:table-cell office:value-type="float" office:value="-188">
                <text:p>-188</text:p>
              </table:table-cell>
              <table:table-cell office:value-type="float" office:value="-288">
                <text:p>-2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12.35">
                <text:p>-12.35</text:p>
              </table:table-cell>
              <table:table-cell office:value-type="float" office:value="-87">
                <text:p>-87</text:p>
              </table:table-cell>
              <table:table-cell office:value-type="float" office:value="-187">
                <text:p>-187</text:p>
              </table:table-cell>
              <table:table-cell office:value-type="float" office:value="-287">
                <text:p>-2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13.3">
                <text:p>-13.3</text:p>
              </table:table-cell>
              <table:table-cell office:value-type="float" office:value="-86">
                <text:p>-86</text:p>
              </table:table-cell>
              <table:table-cell office:value-type="float" office:value="-186">
                <text:p>-186</text:p>
              </table:table-cell>
              <table:table-cell office:value-type="float" office:value="-286">
                <text:p>-2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14.25">
                <text:p>-14.25</text:p>
              </table:table-cell>
              <table:table-cell office:value-type="float" office:value="-85">
                <text:p>-85</text:p>
              </table:table-cell>
              <table:table-cell office:value-type="float" office:value="-185">
                <text:p>-185</text:p>
              </table:table-cell>
              <table:table-cell office:value-type="float" office:value="-285">
                <text:p>-2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15.2">
                <text:p>-15.2</text:p>
              </table:table-cell>
              <table:table-cell office:value-type="float" office:value="-84">
                <text:p>-84</text:p>
              </table:table-cell>
              <table:table-cell office:value-type="float" office:value="-184">
                <text:p>-184</text:p>
              </table:table-cell>
              <table:table-cell office:value-type="float" office:value="-284">
                <text:p>-2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16.15">
                <text:p>-16.15</text:p>
              </table:table-cell>
              <table:table-cell office:value-type="float" office:value="-83">
                <text:p>-83</text:p>
              </table:table-cell>
              <table:table-cell office:value-type="float" office:value="-183">
                <text:p>-183</text:p>
              </table:table-cell>
              <table:table-cell office:value-type="float" office:value="-283">
                <text:p>-2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7.1">
                <text:p>-17.1</text:p>
              </table:table-cell>
              <table:table-cell office:value-type="float" office:value="-82">
                <text:p>-82</text:p>
              </table:table-cell>
              <table:table-cell office:value-type="float" office:value="-182">
                <text:p>-182</text:p>
              </table:table-cell>
              <table:table-cell office:value-type="float" office:value="-282">
                <text:p>-2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18.05">
                <text:p>-18.05</text:p>
              </table:table-cell>
              <table:table-cell office:value-type="float" office:value="-81">
                <text:p>-81</text:p>
              </table:table-cell>
              <table:table-cell office:value-type="float" office:value="-181">
                <text:p>-181</text:p>
              </table:table-cell>
              <table:table-cell office:value-type="float" office:value="-281">
                <text:p>-2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9">
                <text:p>-19</text:p>
              </table:table-cell>
              <table:table-cell office:value-type="float" office:value="-80">
                <text:p>-80</text:p>
              </table:table-cell>
              <table:table-cell office:value-type="float" office:value="-180">
                <text:p>-180</text:p>
              </table:table-cell>
              <table:table-cell office:value-type="float" office:value="-280">
                <text:p>-2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19.95">
                <text:p>-19.95</text:p>
              </table:table-cell>
              <table:table-cell office:value-type="float" office:value="-79">
                <text:p>-79</text:p>
              </table:table-cell>
              <table:table-cell office:value-type="float" office:value="-179">
                <text:p>-179</text:p>
              </table:table-cell>
              <table:table-cell office:value-type="float" office:value="-279">
                <text:p>-2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20.9">
                <text:p>-20.9</text:p>
              </table:table-cell>
              <table:table-cell office:value-type="float" office:value="-78">
                <text:p>-78</text:p>
              </table:table-cell>
              <table:table-cell office:value-type="float" office:value="-178">
                <text:p>-178</text:p>
              </table:table-cell>
              <table:table-cell office:value-type="float" office:value="-278">
                <text:p>-2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21.85">
                <text:p>-21.85</text:p>
              </table:table-cell>
              <table:table-cell office:value-type="float" office:value="-77">
                <text:p>-77</text:p>
              </table:table-cell>
              <table:table-cell office:value-type="float" office:value="-177">
                <text:p>-177</text:p>
              </table:table-cell>
              <table:table-cell office:value-type="float" office:value="-277">
                <text:p>-2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22.8">
                <text:p>-22.8</text:p>
              </table:table-cell>
              <table:table-cell office:value-type="float" office:value="-76">
                <text:p>-76</text:p>
              </table:table-cell>
              <table:table-cell office:value-type="float" office:value="-176">
                <text:p>-176</text:p>
              </table:table-cell>
              <table:table-cell office:value-type="float" office:value="-276">
                <text:p>-2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23.75">
                <text:p>-23.75</text:p>
              </table:table-cell>
              <table:table-cell office:value-type="float" office:value="-75">
                <text:p>-75</text:p>
              </table:table-cell>
              <table:table-cell office:value-type="float" office:value="-175">
                <text:p>-175</text:p>
              </table:table-cell>
              <table:table-cell office:value-type="float" office:value="-275">
                <text:p>-2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24.7">
                <text:p>-24.7</text:p>
              </table:table-cell>
              <table:table-cell office:value-type="float" office:value="-74">
                <text:p>-74</text:p>
              </table:table-cell>
              <table:table-cell office:value-type="float" office:value="-174">
                <text:p>-174</text:p>
              </table:table-cell>
              <table:table-cell office:value-type="float" office:value="-274">
                <text:p>-2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25.65">
                <text:p>-25.65</text:p>
              </table:table-cell>
              <table:table-cell office:value-type="float" office:value="-73">
                <text:p>-73</text:p>
              </table:table-cell>
              <table:table-cell office:value-type="float" office:value="-173">
                <text:p>-173</text:p>
              </table:table-cell>
              <table:table-cell office:value-type="float" office:value="-273">
                <text:p>-2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26.6">
                <text:p>-26.6</text:p>
              </table:table-cell>
              <table:table-cell office:value-type="float" office:value="-72">
                <text:p>-72</text:p>
              </table:table-cell>
              <table:table-cell office:value-type="float" office:value="-172">
                <text:p>-172</text:p>
              </table:table-cell>
              <table:table-cell office:value-type="float" office:value="-272">
                <text:p>-2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27.55">
                <text:p>-27.55</text:p>
              </table:table-cell>
              <table:table-cell office:value-type="float" office:value="-71">
                <text:p>-71</text:p>
              </table:table-cell>
              <table:table-cell office:value-type="float" office:value="-171">
                <text:p>-171</text:p>
              </table:table-cell>
              <table:table-cell office:value-type="float" office:value="-271">
                <text:p>-2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28.5">
                <text:p>-28.5</text:p>
              </table:table-cell>
              <table:table-cell office:value-type="float" office:value="-70">
                <text:p>-70</text:p>
              </table:table-cell>
              <table:table-cell office:value-type="float" office:value="-170">
                <text:p>-170</text:p>
              </table:table-cell>
              <table:table-cell office:value-type="float" office:value="-270">
                <text:p>-2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29.45">
                <text:p>-29.45</text:p>
              </table:table-cell>
              <table:table-cell office:value-type="float" office:value="-69">
                <text:p>-69</text:p>
              </table:table-cell>
              <table:table-cell office:value-type="float" office:value="-169">
                <text:p>-169</text:p>
              </table:table-cell>
              <table:table-cell office:value-type="float" office:value="-269">
                <text:p>-2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30.4">
                <text:p>-30.4</text:p>
              </table:table-cell>
              <table:table-cell office:value-type="float" office:value="-68">
                <text:p>-68</text:p>
              </table:table-cell>
              <table:table-cell office:value-type="float" office:value="-168">
                <text:p>-168</text:p>
              </table:table-cell>
              <table:table-cell office:value-type="float" office:value="-268">
                <text:p>-2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31.35">
                <text:p>-31.35</text:p>
              </table:table-cell>
              <table:table-cell office:value-type="float" office:value="-67">
                <text:p>-67</text:p>
              </table:table-cell>
              <table:table-cell office:value-type="float" office:value="-167">
                <text:p>-167</text:p>
              </table:table-cell>
              <table:table-cell office:value-type="float" office:value="-267">
                <text:p>-2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32.3">
                <text:p>-32.3</text:p>
              </table:table-cell>
              <table:table-cell office:value-type="float" office:value="-66">
                <text:p>-66</text:p>
              </table:table-cell>
              <table:table-cell office:value-type="float" office:value="-166">
                <text:p>-166</text:p>
              </table:table-cell>
              <table:table-cell office:value-type="float" office:value="-266">
                <text:p>-2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33.25">
                <text:p>-33.25</text:p>
              </table:table-cell>
              <table:table-cell office:value-type="float" office:value="-65">
                <text:p>-65</text:p>
              </table:table-cell>
              <table:table-cell office:value-type="float" office:value="-165">
                <text:p>-165</text:p>
              </table:table-cell>
              <table:table-cell office:value-type="float" office:value="-265">
                <text:p>-2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34.2">
                <text:p>-34.2</text:p>
              </table:table-cell>
              <table:table-cell office:value-type="float" office:value="-64">
                <text:p>-64</text:p>
              </table:table-cell>
              <table:table-cell office:value-type="float" office:value="-164">
                <text:p>-164</text:p>
              </table:table-cell>
              <table:table-cell office:value-type="float" office:value="-264">
                <text:p>-2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35.15">
                <text:p>-35.15</text:p>
              </table:table-cell>
              <table:table-cell office:value-type="float" office:value="-63">
                <text:p>-63</text:p>
              </table:table-cell>
              <table:table-cell office:value-type="float" office:value="-163">
                <text:p>-163</text:p>
              </table:table-cell>
              <table:table-cell office:value-type="float" office:value="-263">
                <text:p>-2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36.1">
                <text:p>-36.1</text:p>
              </table:table-cell>
              <table:table-cell office:value-type="float" office:value="-62">
                <text:p>-62</text:p>
              </table:table-cell>
              <table:table-cell office:value-type="float" office:value="-162">
                <text:p>-162</text:p>
              </table:table-cell>
              <table:table-cell office:value-type="float" office:value="-262">
                <text:p>-2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37.05">
                <text:p>-37.05</text:p>
              </table:table-cell>
              <table:table-cell office:value-type="float" office:value="-61">
                <text:p>-61</text:p>
              </table:table-cell>
              <table:table-cell office:value-type="float" office:value="-161">
                <text:p>-161</text:p>
              </table:table-cell>
              <table:table-cell office:value-type="float" office:value="-261">
                <text:p>-2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38">
                <text:p>-38</text:p>
              </table:table-cell>
              <table:table-cell office:value-type="float" office:value="-60">
                <text:p>-60</text:p>
              </table:table-cell>
              <table:table-cell office:value-type="float" office:value="-160">
                <text:p>-160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38.95">
                <text:p>-38.95</text:p>
              </table:table-cell>
              <table:table-cell office:value-type="float" office:value="-59">
                <text:p>-59</text:p>
              </table:table-cell>
              <table:table-cell office:value-type="float" office:value="-159">
                <text:p>-159</text:p>
              </table:table-cell>
              <table:table-cell office:value-type="float" office:value="-259">
                <text:p>-2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39.9">
                <text:p>-39.9</text:p>
              </table:table-cell>
              <table:table-cell office:value-type="float" office:value="-58">
                <text:p>-58</text:p>
              </table:table-cell>
              <table:table-cell office:value-type="float" office:value="-158">
                <text:p>-158</text:p>
              </table:table-cell>
              <table:table-cell office:value-type="float" office:value="-258">
                <text:p>-2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40.85">
                <text:p>-40.85</text:p>
              </table:table-cell>
              <table:table-cell office:value-type="float" office:value="-57">
                <text:p>-57</text:p>
              </table:table-cell>
              <table:table-cell office:value-type="float" office:value="-157">
                <text:p>-157</text:p>
              </table:table-cell>
              <table:table-cell office:value-type="float" office:value="-257">
                <text:p>-2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41.8">
                <text:p>-41.8</text:p>
              </table:table-cell>
              <table:table-cell office:value-type="float" office:value="-56">
                <text:p>-56</text:p>
              </table:table-cell>
              <table:table-cell office:value-type="float" office:value="-156">
                <text:p>-156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42.75">
                <text:p>-42.75</text:p>
              </table:table-cell>
              <table:table-cell office:value-type="float" office:value="-55">
                <text:p>-55</text:p>
              </table:table-cell>
              <table:table-cell office:value-type="float" office:value="-155">
                <text:p>-155</text:p>
              </table:table-cell>
              <table:table-cell office:value-type="float" office:value="-255">
                <text:p>-2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43.7">
                <text:p>-43.7</text:p>
              </table:table-cell>
              <table:table-cell office:value-type="float" office:value="-54">
                <text:p>-54</text:p>
              </table:table-cell>
              <table:table-cell office:value-type="float" office:value="-154">
                <text:p>-154</text:p>
              </table:table-cell>
              <table:table-cell office:value-type="float" office:value="-254">
                <text:p>-2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44.65">
                <text:p>-44.65</text:p>
              </table:table-cell>
              <table:table-cell office:value-type="float" office:value="-53">
                <text:p>-53</text:p>
              </table:table-cell>
              <table:table-cell office:value-type="float" office:value="-153">
                <text:p>-153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45.6">
                <text:p>-45.6</text:p>
              </table:table-cell>
              <table:table-cell office:value-type="float" office:value="-52">
                <text:p>-52</text:p>
              </table:table-cell>
              <table:table-cell office:value-type="float" office:value="-152">
                <text:p>-152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46.55">
                <text:p>-46.55</text:p>
              </table:table-cell>
              <table:table-cell office:value-type="float" office:value="-51">
                <text:p>-51</text:p>
              </table:table-cell>
              <table:table-cell office:value-type="float" office:value="-151">
                <text:p>-151</text:p>
              </table:table-cell>
              <table:table-cell office:value-type="float" office:value="-251">
                <text:p>-2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47.5">
                <text:p>-47.5</text:p>
              </table:table-cell>
              <table:table-cell office:value-type="float" office:value="-50">
                <text:p>-50</text:p>
              </table:table-cell>
              <table:table-cell office:value-type="float" office:value="-150">
                <text:p>-150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48.45">
                <text:p>-48.45</text:p>
              </table:table-cell>
              <table:table-cell office:value-type="float" office:value="-49">
                <text:p>-49</text:p>
              </table:table-cell>
              <table:table-cell office:value-type="float" office:value="-149">
                <text:p>-149</text:p>
              </table:table-cell>
              <table:table-cell office:value-type="float" office:value="-249">
                <text:p>-2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49.4">
                <text:p>-49.4</text:p>
              </table:table-cell>
              <table:table-cell office:value-type="float" office:value="-48">
                <text:p>-48</text:p>
              </table:table-cell>
              <table:table-cell office:value-type="float" office:value="-148">
                <text:p>-148</text:p>
              </table:table-cell>
              <table:table-cell office:value-type="float" office:value="-248">
                <text:p>-2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50.35">
                <text:p>-50.35</text:p>
              </table:table-cell>
              <table:table-cell office:value-type="float" office:value="-47">
                <text:p>-47</text:p>
              </table:table-cell>
              <table:table-cell office:value-type="float" office:value="-147">
                <text:p>-147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51.3">
                <text:p>-51.3</text:p>
              </table:table-cell>
              <table:table-cell office:value-type="float" office:value="-46">
                <text:p>-46</text:p>
              </table:table-cell>
              <table:table-cell office:value-type="float" office:value="-146">
                <text:p>-146</text:p>
              </table:table-cell>
              <table:table-cell office:value-type="float" office:value="-246">
                <text:p>-2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52.25">
                <text:p>-52.25</text:p>
              </table:table-cell>
              <table:table-cell office:value-type="float" office:value="-45">
                <text:p>-45</text:p>
              </table:table-cell>
              <table:table-cell office:value-type="float" office:value="-145">
                <text:p>-145</text:p>
              </table:table-cell>
              <table:table-cell office:value-type="float" office:value="-245">
                <text:p>-2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53.2">
                <text:p>-53.2</text:p>
              </table:table-cell>
              <table:table-cell office:value-type="float" office:value="-44">
                <text:p>-44</text:p>
              </table:table-cell>
              <table:table-cell office:value-type="float" office:value="-144">
                <text:p>-144</text:p>
              </table:table-cell>
              <table:table-cell office:value-type="float" office:value="-244">
                <text:p>-2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54.15">
                <text:p>-54.15</text:p>
              </table:table-cell>
              <table:table-cell office:value-type="float" office:value="-43">
                <text:p>-43</text:p>
              </table:table-cell>
              <table:table-cell office:value-type="float" office:value="-143">
                <text:p>-143</text:p>
              </table:table-cell>
              <table:table-cell office:value-type="float" office:value="-243">
                <text:p>-2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55.1">
                <text:p>-55.1</text:p>
              </table:table-cell>
              <table:table-cell office:value-type="float" office:value="-42">
                <text:p>-42</text:p>
              </table:table-cell>
              <table:table-cell office:value-type="float" office:value="-142">
                <text:p>-142</text:p>
              </table:table-cell>
              <table:table-cell office:value-type="float" office:value="-242">
                <text:p>-2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56.05">
                <text:p>-56.05</text:p>
              </table:table-cell>
              <table:table-cell office:value-type="float" office:value="-41">
                <text:p>-41</text:p>
              </table:table-cell>
              <table:table-cell office:value-type="float" office:value="-141">
                <text:p>-141</text:p>
              </table:table-cell>
              <table:table-cell office:value-type="float" office:value="-241">
                <text:p>-2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57">
                <text:p>-57</text:p>
              </table:table-cell>
              <table:table-cell office:value-type="float" office:value="-40">
                <text:p>-40</text:p>
              </table:table-cell>
              <table:table-cell office:value-type="float" office:value="-140">
                <text:p>-140</text:p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57.95">
                <text:p>-57.95</text:p>
              </table:table-cell>
              <table:table-cell office:value-type="float" office:value="-39">
                <text:p>-39</text:p>
              </table:table-cell>
              <table:table-cell office:value-type="float" office:value="-139">
                <text:p>-139</text:p>
              </table:table-cell>
              <table:table-cell office:value-type="float" office:value="-239">
                <text:p>-2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58.9">
                <text:p>-58.9</text:p>
              </table:table-cell>
              <table:table-cell office:value-type="float" office:value="-38">
                <text:p>-38</text:p>
              </table:table-cell>
              <table:table-cell office:value-type="float" office:value="-138">
                <text:p>-138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59.85">
                <text:p>-59.85</text:p>
              </table:table-cell>
              <table:table-cell office:value-type="float" office:value="-37">
                <text:p>-37</text:p>
              </table:table-cell>
              <table:table-cell office:value-type="float" office:value="-137">
                <text:p>-137</text:p>
              </table:table-cell>
              <table:table-cell office:value-type="float" office:value="-237">
                <text:p>-2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60.8">
                <text:p>-60.8</text:p>
              </table:table-cell>
              <table:table-cell office:value-type="float" office:value="-36">
                <text:p>-36</text:p>
              </table:table-cell>
              <table:table-cell office:value-type="float" office:value="-136">
                <text:p>-136</text:p>
              </table:table-cell>
              <table:table-cell office:value-type="float" office:value="-236">
                <text:p>-2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61.75">
                <text:p>-61.75</text:p>
              </table:table-cell>
              <table:table-cell office:value-type="float" office:value="-35">
                <text:p>-35</text:p>
              </table:table-cell>
              <table:table-cell office:value-type="float" office:value="-135">
                <text:p>-135</text:p>
              </table:table-cell>
              <table:table-cell office:value-type="float" office:value="-235">
                <text:p>-2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62.7">
                <text:p>-62.7</text:p>
              </table:table-cell>
              <table:table-cell office:value-type="float" office:value="-34">
                <text:p>-34</text:p>
              </table:table-cell>
              <table:table-cell office:value-type="float" office:value="-134">
                <text:p>-134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63.65">
                <text:p>-63.65</text:p>
              </table:table-cell>
              <table:table-cell office:value-type="float" office:value="-33">
                <text:p>-33</text:p>
              </table:table-cell>
              <table:table-cell office:value-type="float" office:value="-133">
                <text:p>-133</text:p>
              </table:table-cell>
              <table:table-cell office:value-type="float" office:value="-233">
                <text:p>-2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64.6">
                <text:p>-64.6</text:p>
              </table:table-cell>
              <table:table-cell office:value-type="float" office:value="-32">
                <text:p>-32</text:p>
              </table:table-cell>
              <table:table-cell office:value-type="float" office:value="-132">
                <text:p>-132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65.55">
                <text:p>-65.55</text:p>
              </table:table-cell>
              <table:table-cell office:value-type="float" office:value="-31">
                <text:p>-31</text:p>
              </table:table-cell>
              <table:table-cell office:value-type="float" office:value="-131">
                <text:p>-131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66.5">
                <text:p>-66.5</text:p>
              </table:table-cell>
              <table:table-cell office:value-type="float" office:value="-30">
                <text:p>-30</text:p>
              </table:table-cell>
              <table:table-cell office:value-type="float" office:value="-130">
                <text:p>-130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67.45">
                <text:p>-67.45</text:p>
              </table:table-cell>
              <table:table-cell office:value-type="float" office:value="-29">
                <text:p>-29</text:p>
              </table:table-cell>
              <table:table-cell office:value-type="float" office:value="-129">
                <text:p>-129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68.4">
                <text:p>-68.4</text:p>
              </table:table-cell>
              <table:table-cell office:value-type="float" office:value="-28">
                <text:p>-28</text:p>
              </table:table-cell>
              <table:table-cell office:value-type="float" office:value="-128">
                <text:p>-128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69.35">
                <text:p>-69.35</text:p>
              </table:table-cell>
              <table:table-cell office:value-type="float" office:value="-27">
                <text:p>-27</text:p>
              </table:table-cell>
              <table:table-cell office:value-type="float" office:value="-127">
                <text:p>-127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70.3">
                <text:p>-70.3</text:p>
              </table:table-cell>
              <table:table-cell office:value-type="float" office:value="-26">
                <text:p>-26</text:p>
              </table:table-cell>
              <table:table-cell office:value-type="float" office:value="-126">
                <text:p>-126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71.25">
                <text:p>-71.25</text:p>
              </table:table-cell>
              <table:table-cell office:value-type="float" office:value="-25">
                <text:p>-25</text:p>
              </table:table-cell>
              <table:table-cell office:value-type="float" office:value="-125">
                <text:p>-125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72.2">
                <text:p>-72.2</text:p>
              </table:table-cell>
              <table:table-cell office:value-type="float" office:value="-24">
                <text:p>-24</text:p>
              </table:table-cell>
              <table:table-cell office:value-type="float" office:value="-124">
                <text:p>-124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73.15">
                <text:p>-73.15</text:p>
              </table:table-cell>
              <table:table-cell office:value-type="float" office:value="-23">
                <text:p>-23</text:p>
              </table:table-cell>
              <table:table-cell office:value-type="float" office:value="-123">
                <text:p>-123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74.1">
                <text:p>-74.1</text:p>
              </table:table-cell>
              <table:table-cell office:value-type="float" office:value="-22">
                <text:p>-22</text:p>
              </table:table-cell>
              <table:table-cell office:value-type="float" office:value="-122">
                <text:p>-12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75.05">
                <text:p>-75.05</text:p>
              </table:table-cell>
              <table:table-cell office:value-type="float" office:value="-21">
                <text:p>-21</text:p>
              </table:table-cell>
              <table:table-cell office:value-type="float" office:value="-121">
                <text:p>-121</text:p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76">
                <text:p>-76</text:p>
              </table:table-cell>
              <table:table-cell office:value-type="float" office:value="-20">
                <text:p>-20</text:p>
              </table:table-cell>
              <table:table-cell office:value-type="float" office:value="-120">
                <text:p>-120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76.95">
                <text:p>-76.95</text:p>
              </table:table-cell>
              <table:table-cell office:value-type="float" office:value="-19">
                <text:p>-19</text:p>
              </table:table-cell>
              <table:table-cell office:value-type="float" office:value="-119">
                <text:p>-119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77.9">
                <text:p>-77.9</text:p>
              </table:table-cell>
              <table:table-cell office:value-type="float" office:value="-18">
                <text:p>-18</text:p>
              </table:table-cell>
              <table:table-cell office:value-type="float" office:value="-118">
                <text:p>-118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78.85">
                <text:p>-78.85</text:p>
              </table:table-cell>
              <table:table-cell office:value-type="float" office:value="-17">
                <text:p>-17</text:p>
              </table:table-cell>
              <table:table-cell office:value-type="float" office:value="-117">
                <text:p>-117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79.8">
                <text:p>-79.8</text:p>
              </table:table-cell>
              <table:table-cell office:value-type="float" office:value="-16">
                <text:p>-16</text:p>
              </table:table-cell>
              <table:table-cell office:value-type="float" office:value="-116">
                <text:p>-116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80.75">
                <text:p>-80.75</text:p>
              </table:table-cell>
              <table:table-cell office:value-type="float" office:value="-15">
                <text:p>-15</text:p>
              </table:table-cell>
              <table:table-cell office:value-type="float" office:value="-115">
                <text:p>-115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81.7">
                <text:p>-81.7</text:p>
              </table:table-cell>
              <table:table-cell office:value-type="float" office:value="-14">
                <text:p>-14</text:p>
              </table:table-cell>
              <table:table-cell office:value-type="float" office:value="-114">
                <text:p>-114</text:p>
              </table:table-cell>
              <table:table-cell office:value-type="float" office:value="-214">
                <text:p>-2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82.65">
                <text:p>-82.65</text:p>
              </table:table-cell>
              <table:table-cell office:value-type="float" office:value="-13">
                <text:p>-13</text:p>
              </table:table-cell>
              <table:table-cell office:value-type="float" office:value="-113">
                <text:p>-113</text:p>
              </table:table-cell>
              <table:table-cell office:value-type="float" office:value="-213">
                <text:p>-2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83.6">
                <text:p>-83.6</text:p>
              </table:table-cell>
              <table:table-cell office:value-type="float" office:value="-12">
                <text:p>-12</text:p>
              </table:table-cell>
              <table:table-cell office:value-type="float" office:value="-112">
                <text:p>-112</text:p>
              </table:table-cell>
              <table:table-cell office:value-type="float" office:value="-212">
                <text:p>-2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84.55">
                <text:p>-84.55</text:p>
              </table:table-cell>
              <table:table-cell office:value-type="float" office:value="-11">
                <text:p>-11</text:p>
              </table:table-cell>
              <table:table-cell office:value-type="float" office:value="-111">
                <text:p>-111</text:p>
              </table:table-cell>
              <table:table-cell office:value-type="float" office:value="-211">
                <text:p>-2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85.5">
                <text:p>-85.5</text:p>
              </table:table-cell>
              <table:table-cell office:value-type="float" office:value="-10">
                <text:p>-10</text:p>
              </table:table-cell>
              <table:table-cell office:value-type="float" office:value="-110">
                <text:p>-110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86.45">
                <text:p>-86.45</text:p>
              </table:table-cell>
              <table:table-cell office:value-type="float" office:value="-9">
                <text:p>-9</text:p>
              </table:table-cell>
              <table:table-cell office:value-type="float" office:value="-109">
                <text:p>-109</text:p>
              </table:table-cell>
              <table:table-cell office:value-type="float" office:value="-209">
                <text:p>-2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87.4">
                <text:p>-87.4</text:p>
              </table:table-cell>
              <table:table-cell office:value-type="float" office:value="-8">
                <text:p>-8</text:p>
              </table:table-cell>
              <table:table-cell office:value-type="float" office:value="-108">
                <text:p>-108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88.35">
                <text:p>-88.35</text:p>
              </table:table-cell>
              <table:table-cell office:value-type="float" office:value="-7">
                <text:p>-7</text:p>
              </table:table-cell>
              <table:table-cell office:value-type="float" office:value="-107">
                <text:p>-107</text:p>
              </table:table-cell>
              <table:table-cell office:value-type="float" office:value="-207">
                <text:p>-2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89.3">
                <text:p>-89.3</text:p>
              </table:table-cell>
              <table:table-cell office:value-type="float" office:value="-6">
                <text:p>-6</text:p>
              </table:table-cell>
              <table:table-cell office:value-type="float" office:value="-106">
                <text:p>-106</text:p>
              </table:table-cell>
              <table:table-cell office:value-type="float" office:value="-206">
                <text:p>-2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90.25">
                <text:p>-90.25</text:p>
              </table:table-cell>
              <table:table-cell office:value-type="float" office:value="-5">
                <text:p>-5</text:p>
              </table:table-cell>
              <table:table-cell office:value-type="float" office:value="-105">
                <text:p>-105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91.2">
                <text:p>-91.2</text:p>
              </table:table-cell>
              <table:table-cell office:value-type="float" office:value="-4">
                <text:p>-4</text:p>
              </table:table-cell>
              <table:table-cell office:value-type="float" office:value="-104">
                <text:p>-104</text:p>
              </table:table-cell>
              <table:table-cell office:value-type="float" office:value="-204">
                <text:p>-2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92.15">
                <text:p>-92.15</text:p>
              </table:table-cell>
              <table:table-cell office:value-type="float" office:value="-3">
                <text:p>-3</text:p>
              </table:table-cell>
              <table:table-cell office:value-type="float" office:value="-103">
                <text:p>-103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93.1">
                <text:p>-93.1</text:p>
              </table:table-cell>
              <table:table-cell office:value-type="float" office:value="-2">
                <text:p>-2</text:p>
              </table:table-cell>
              <table:table-cell office:value-type="float" office:value="-102">
                <text:p>-102</text:p>
              </table:table-cell>
              <table:table-cell office:value-type="float" office:value="-202">
                <text:p>-2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94.05">
                <text:p>-94.05</text:p>
              </table:table-cell>
              <table:table-cell office:value-type="float" office:value="-1">
                <text:p>-1</text:p>
              </table:table-cell>
              <table:table-cell office:value-type="float" office:value="-101">
                <text:p>-101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95">
                <text:p>-95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95.95">
                <text:p>-95.95</text:p>
              </table:table-cell>
              <table:table-cell office:value-type="float" office:value="1">
                <text:p>1</text:p>
              </table:table-cell>
              <table:table-cell office:value-type="float" office:value="-99">
                <text:p>-99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96.9">
                <text:p>-96.9</text:p>
              </table:table-cell>
              <table:table-cell office:value-type="float" office:value="2">
                <text:p>2</text:p>
              </table:table-cell>
              <table:table-cell office:value-type="float" office:value="-98">
                <text:p>-98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97.85">
                <text:p>-97.85</text:p>
              </table:table-cell>
              <table:table-cell office:value-type="float" office:value="3">
                <text:p>3</text:p>
              </table:table-cell>
              <table:table-cell office:value-type="float" office:value="-97">
                <text:p>-97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98.8">
                <text:p>-98.8</text:p>
              </table:table-cell>
              <table:table-cell office:value-type="float" office:value="4">
                <text:p>4</text:p>
              </table:table-cell>
              <table:table-cell office:value-type="float" office:value="-96">
                <text:p>-96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99.75">
                <text:p>-99.75</text:p>
              </table:table-cell>
              <table:table-cell office:value-type="float" office:value="5">
                <text:p>5</text:p>
              </table:table-cell>
              <table:table-cell office:value-type="float" office:value="-95">
                <text:p>-95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100.7">
                <text:p>-100.7</text:p>
              </table:table-cell>
              <table:table-cell office:value-type="float" office:value="6">
                <text:p>6</text:p>
              </table:table-cell>
              <table:table-cell office:value-type="float" office:value="-94">
                <text:p>-94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101.65">
                <text:p>-101.65</text:p>
              </table:table-cell>
              <table:table-cell office:value-type="float" office:value="7">
                <text:p>7</text:p>
              </table:table-cell>
              <table:table-cell office:value-type="float" office:value="-93">
                <text:p>-93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102.6">
                <text:p>-102.6</text:p>
              </table:table-cell>
              <table:table-cell office:value-type="float" office:value="8">
                <text:p>8</text:p>
              </table:table-cell>
              <table:table-cell office:value-type="float" office:value="-92">
                <text:p>-92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103.55">
                <text:p>-103.55</text:p>
              </table:table-cell>
              <table:table-cell office:value-type="float" office:value="9">
                <text:p>9</text:p>
              </table:table-cell>
              <table:table-cell office:value-type="float" office:value="-91">
                <text:p>-91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104.5">
                <text:p>-104.5</text:p>
              </table:table-cell>
              <table:table-cell office:value-type="float" office:value="10">
                <text:p>10</text:p>
              </table:table-cell>
              <table:table-cell office:value-type="float" office:value="-90">
                <text:p>-90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105.45">
                <text:p>-105.45</text:p>
              </table:table-cell>
              <table:table-cell office:value-type="float" office:value="11">
                <text:p>11</text:p>
              </table:table-cell>
              <table:table-cell office:value-type="float" office:value="-89">
                <text:p>-89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106.4">
                <text:p>-106.4</text:p>
              </table:table-cell>
              <table:table-cell office:value-type="float" office:value="12">
                <text:p>12</text:p>
              </table:table-cell>
              <table:table-cell office:value-type="float" office:value="-88">
                <text:p>-88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107.35">
                <text:p>-107.35</text:p>
              </table:table-cell>
              <table:table-cell office:value-type="float" office:value="13">
                <text:p>13</text:p>
              </table:table-cell>
              <table:table-cell office:value-type="float" office:value="-87">
                <text:p>-87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108.3">
                <text:p>-108.3</text:p>
              </table:table-cell>
              <table:table-cell office:value-type="float" office:value="14">
                <text:p>14</text:p>
              </table:table-cell>
              <table:table-cell office:value-type="float" office:value="-86">
                <text:p>-86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109.25">
                <text:p>-109.25</text:p>
              </table:table-cell>
              <table:table-cell office:value-type="float" office:value="15">
                <text:p>15</text:p>
              </table:table-cell>
              <table:table-cell office:value-type="float" office:value="-85">
                <text:p>-85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110.2">
                <text:p>-110.2</text:p>
              </table:table-cell>
              <table:table-cell office:value-type="float" office:value="16">
                <text:p>16</text:p>
              </table:table-cell>
              <table:table-cell office:value-type="float" office:value="-84">
                <text:p>-84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111.15">
                <text:p>-111.15</text:p>
              </table:table-cell>
              <table:table-cell office:value-type="float" office:value="17">
                <text:p>17</text:p>
              </table:table-cell>
              <table:table-cell office:value-type="float" office:value="-83">
                <text:p>-83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112.1">
                <text:p>-112.1</text:p>
              </table:table-cell>
              <table:table-cell office:value-type="float" office:value="18">
                <text:p>18</text:p>
              </table:table-cell>
              <table:table-cell office:value-type="float" office:value="-82">
                <text:p>-82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113.05">
                <text:p>-113.05</text:p>
              </table:table-cell>
              <table:table-cell office:value-type="float" office:value="19">
                <text:p>19</text:p>
              </table:table-cell>
              <table:table-cell office:value-type="float" office:value="-81">
                <text:p>-81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114">
                <text:p>-114</text:p>
              </table:table-cell>
              <table:table-cell office:value-type="float" office:value="20">
                <text:p>20</text:p>
              </table:table-cell>
              <table:table-cell office:value-type="float" office:value="-80">
                <text:p>-80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114.95">
                <text:p>-114.95</text:p>
              </table:table-cell>
              <table:table-cell office:value-type="float" office:value="21">
                <text:p>21</text:p>
              </table:table-cell>
              <table:table-cell office:value-type="float" office:value="-79">
                <text:p>-79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115.9">
                <text:p>-115.9</text:p>
              </table:table-cell>
              <table:table-cell office:value-type="float" office:value="22">
                <text:p>22</text:p>
              </table:table-cell>
              <table:table-cell office:value-type="float" office:value="-78">
                <text:p>-78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116.85">
                <text:p>-116.85</text:p>
              </table:table-cell>
              <table:table-cell office:value-type="float" office:value="23">
                <text:p>23</text:p>
              </table:table-cell>
              <table:table-cell office:value-type="float" office:value="-77">
                <text:p>-77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117.8">
                <text:p>-117.8</text:p>
              </table:table-cell>
              <table:table-cell office:value-type="float" office:value="24">
                <text:p>24</text:p>
              </table:table-cell>
              <table:table-cell office:value-type="float" office:value="-76">
                <text:p>-76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118.75">
                <text:p>-118.75</text:p>
              </table:table-cell>
              <table:table-cell office:value-type="float" office:value="25">
                <text:p>25</text:p>
              </table:table-cell>
              <table:table-cell office:value-type="float" office:value="-75">
                <text:p>-75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119.7">
                <text:p>-119.7</text:p>
              </table:table-cell>
              <table:table-cell office:value-type="float" office:value="26">
                <text:p>26</text:p>
              </table:table-cell>
              <table:table-cell office:value-type="float" office:value="-74">
                <text:p>-74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120.65">
                <text:p>-120.65</text:p>
              </table:table-cell>
              <table:table-cell office:value-type="float" office:value="27">
                <text:p>27</text:p>
              </table:table-cell>
              <table:table-cell office:value-type="float" office:value="-73">
                <text:p>-73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121.6">
                <text:p>-121.6</text:p>
              </table:table-cell>
              <table:table-cell office:value-type="float" office:value="28">
                <text:p>28</text:p>
              </table:table-cell>
              <table:table-cell office:value-type="float" office:value="-72">
                <text:p>-72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122.55">
                <text:p>-122.55</text:p>
              </table:table-cell>
              <table:table-cell office:value-type="float" office:value="29">
                <text:p>29</text:p>
              </table:table-cell>
              <table:table-cell office:value-type="float" office:value="-71">
                <text:p>-71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123.5">
                <text:p>-123.5</text:p>
              </table:table-cell>
              <table:table-cell office:value-type="float" office:value="30">
                <text:p>30</text:p>
              </table:table-cell>
              <table:table-cell office:value-type="float" office:value="-70">
                <text:p>-70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124.45">
                <text:p>-124.45</text:p>
              </table:table-cell>
              <table:table-cell office:value-type="float" office:value="31">
                <text:p>31</text:p>
              </table:table-cell>
              <table:table-cell office:value-type="float" office:value="-69">
                <text:p>-69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125.4">
                <text:p>-125.4</text:p>
              </table:table-cell>
              <table:table-cell office:value-type="float" office:value="32">
                <text:p>32</text:p>
              </table:table-cell>
              <table:table-cell office:value-type="float" office:value="-68">
                <text:p>-68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126.35">
                <text:p>-126.35</text:p>
              </table:table-cell>
              <table:table-cell office:value-type="float" office:value="33">
                <text:p>33</text:p>
              </table:table-cell>
              <table:table-cell office:value-type="float" office:value="-67">
                <text:p>-67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127.3">
                <text:p>-127.3</text:p>
              </table:table-cell>
              <table:table-cell office:value-type="float" office:value="34">
                <text:p>34</text:p>
              </table:table-cell>
              <table:table-cell office:value-type="float" office:value="-66">
                <text:p>-66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128.25">
                <text:p>-128.25</text:p>
              </table:table-cell>
              <table:table-cell office:value-type="float" office:value="35">
                <text:p>35</text:p>
              </table:table-cell>
              <table:table-cell office:value-type="float" office:value="-65">
                <text:p>-65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129.2">
                <text:p>-129.2</text:p>
              </table:table-cell>
              <table:table-cell office:value-type="float" office:value="36">
                <text:p>36</text:p>
              </table:table-cell>
              <table:table-cell office:value-type="float" office:value="-64">
                <text:p>-64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130.15">
                <text:p>-130.15</text:p>
              </table:table-cell>
              <table:table-cell office:value-type="float" office:value="37">
                <text:p>37</text:p>
              </table:table-cell>
              <table:table-cell office:value-type="float" office:value="-63">
                <text:p>-63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131.1">
                <text:p>-131.1</text:p>
              </table:table-cell>
              <table:table-cell office:value-type="float" office:value="38">
                <text:p>38</text:p>
              </table:table-cell>
              <table:table-cell office:value-type="float" office:value="-62">
                <text:p>-62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132.05">
                <text:p>-132.05</text:p>
              </table:table-cell>
              <table:table-cell office:value-type="float" office:value="39">
                <text:p>39</text:p>
              </table:table-cell>
              <table:table-cell office:value-type="float" office:value="-61">
                <text:p>-61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133">
                <text:p>-133</text:p>
              </table:table-cell>
              <table:table-cell office:value-type="float" office:value="40">
                <text:p>40</text:p>
              </table:table-cell>
              <table:table-cell office:value-type="float" office:value="-60">
                <text:p>-60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133.95">
                <text:p>-133.95</text:p>
              </table:table-cell>
              <table:table-cell office:value-type="float" office:value="41">
                <text:p>41</text:p>
              </table:table-cell>
              <table:table-cell office:value-type="float" office:value="-59">
                <text:p>-59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134.9">
                <text:p>-134.9</text:p>
              </table:table-cell>
              <table:table-cell office:value-type="float" office:value="42">
                <text:p>42</text:p>
              </table:table-cell>
              <table:table-cell office:value-type="float" office:value="-58">
                <text:p>-58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135.85">
                <text:p>-135.85</text:p>
              </table:table-cell>
              <table:table-cell office:value-type="float" office:value="43">
                <text:p>43</text:p>
              </table:table-cell>
              <table:table-cell office:value-type="float" office:value="-57">
                <text:p>-57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136.8">
                <text:p>-136.8</text:p>
              </table:table-cell>
              <table:table-cell office:value-type="float" office:value="44">
                <text:p>44</text:p>
              </table:table-cell>
              <table:table-cell office:value-type="float" office:value="-56">
                <text:p>-56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137.75">
                <text:p>-137.75</text:p>
              </table:table-cell>
              <table:table-cell office:value-type="float" office:value="45">
                <text:p>45</text:p>
              </table:table-cell>
              <table:table-cell office:value-type="float" office:value="-55">
                <text:p>-55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138.7">
                <text:p>-138.7</text:p>
              </table:table-cell>
              <table:table-cell office:value-type="float" office:value="46">
                <text:p>46</text:p>
              </table:table-cell>
              <table:table-cell office:value-type="float" office:value="-54">
                <text:p>-54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139.65">
                <text:p>-139.65</text:p>
              </table:table-cell>
              <table:table-cell office:value-type="float" office:value="47">
                <text:p>47</text:p>
              </table:table-cell>
              <table:table-cell office:value-type="float" office:value="-53">
                <text:p>-53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140.6">
                <text:p>-140.6</text:p>
              </table:table-cell>
              <table:table-cell office:value-type="float" office:value="48">
                <text:p>48</text:p>
              </table:table-cell>
              <table:table-cell office:value-type="float" office:value="-52">
                <text:p>-52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141.55">
                <text:p>-141.55</text:p>
              </table:table-cell>
              <table:table-cell office:value-type="float" office:value="49">
                <text:p>49</text:p>
              </table:table-cell>
              <table:table-cell office:value-type="float" office:value="-51">
                <text:p>-51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142.5">
                <text:p>-142.5</text:p>
              </table:table-cell>
              <table:table-cell office:value-type="float" office:value="50">
                <text:p>50</text:p>
              </table:table-cell>
              <table:table-cell office:value-type="float" office:value="-50">
                <text:p>-50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143.45">
                <text:p>-143.45</text:p>
              </table:table-cell>
              <table:table-cell office:value-type="float" office:value="51">
                <text:p>51</text:p>
              </table:table-cell>
              <table:table-cell office:value-type="float" office:value="-49">
                <text:p>-49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144.4">
                <text:p>-144.4</text:p>
              </table:table-cell>
              <table:table-cell office:value-type="float" office:value="52">
                <text:p>52</text:p>
              </table:table-cell>
              <table:table-cell office:value-type="float" office:value="-48">
                <text:p>-48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145.35">
                <text:p>-145.35</text:p>
              </table:table-cell>
              <table:table-cell office:value-type="float" office:value="53">
                <text:p>53</text:p>
              </table:table-cell>
              <table:table-cell office:value-type="float" office:value="-47">
                <text:p>-47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146.3">
                <text:p>-146.3</text:p>
              </table:table-cell>
              <table:table-cell office:value-type="float" office:value="54">
                <text:p>54</text:p>
              </table:table-cell>
              <table:table-cell office:value-type="float" office:value="-46">
                <text:p>-46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147.25">
                <text:p>-147.25</text:p>
              </table:table-cell>
              <table:table-cell office:value-type="float" office:value="55">
                <text:p>55</text:p>
              </table:table-cell>
              <table:table-cell office:value-type="float" office:value="-45">
                <text:p>-45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148.2">
                <text:p>-148.2</text:p>
              </table:table-cell>
              <table:table-cell office:value-type="float" office:value="56">
                <text:p>56</text:p>
              </table:table-cell>
              <table:table-cell office:value-type="float" office:value="-44">
                <text:p>-44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149.15">
                <text:p>-149.15</text:p>
              </table:table-cell>
              <table:table-cell office:value-type="float" office:value="57">
                <text:p>57</text:p>
              </table:table-cell>
              <table:table-cell office:value-type="float" office:value="-43">
                <text:p>-43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150.1">
                <text:p>-150.1</text:p>
              </table:table-cell>
              <table:table-cell office:value-type="float" office:value="58">
                <text:p>58</text:p>
              </table:table-cell>
              <table:table-cell office:value-type="float" office:value="-42">
                <text:p>-42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151.05">
                <text:p>-151.05</text:p>
              </table:table-cell>
              <table:table-cell office:value-type="float" office:value="59">
                <text:p>59</text:p>
              </table:table-cell>
              <table:table-cell office:value-type="float" office:value="-41">
                <text:p>-41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152">
                <text:p>-152</text:p>
              </table:table-cell>
              <table:table-cell office:value-type="float" office:value="60">
                <text:p>60</text:p>
              </table:table-cell>
              <table:table-cell office:value-type="float" office:value="-40">
                <text:p>-40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152.95">
                <text:p>-152.95</text:p>
              </table:table-cell>
              <table:table-cell office:value-type="float" office:value="61">
                <text:p>61</text:p>
              </table:table-cell>
              <table:table-cell office:value-type="float" office:value="-39">
                <text:p>-39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153.9">
                <text:p>-153.9</text:p>
              </table:table-cell>
              <table:table-cell office:value-type="float" office:value="62">
                <text:p>62</text:p>
              </table:table-cell>
              <table:table-cell office:value-type="float" office:value="-38">
                <text:p>-38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154.85">
                <text:p>-154.85</text:p>
              </table:table-cell>
              <table:table-cell office:value-type="float" office:value="63">
                <text:p>63</text:p>
              </table:table-cell>
              <table:table-cell office:value-type="float" office:value="-37">
                <text:p>-37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155.8">
                <text:p>-155.8</text:p>
              </table:table-cell>
              <table:table-cell office:value-type="float" office:value="64">
                <text:p>64</text:p>
              </table:table-cell>
              <table:table-cell office:value-type="float" office:value="-36">
                <text:p>-36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156.75">
                <text:p>-156.75</text:p>
              </table:table-cell>
              <table:table-cell office:value-type="float" office:value="65">
                <text:p>65</text:p>
              </table:table-cell>
              <table:table-cell office:value-type="float" office:value="-35">
                <text:p>-35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157.7">
                <text:p>-157.7</text:p>
              </table:table-cell>
              <table:table-cell office:value-type="float" office:value="66">
                <text:p>66</text:p>
              </table:table-cell>
              <table:table-cell office:value-type="float" office:value="-34">
                <text:p>-34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158.65">
                <text:p>-158.65</text:p>
              </table:table-cell>
              <table:table-cell office:value-type="float" office:value="67">
                <text:p>67</text:p>
              </table:table-cell>
              <table:table-cell office:value-type="float" office:value="-33">
                <text:p>-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159.6">
                <text:p>-159.6</text:p>
              </table:table-cell>
              <table:table-cell office:value-type="float" office:value="68">
                <text:p>68</text:p>
              </table:table-cell>
              <table:table-cell office:value-type="float" office:value="-32">
                <text:p>-32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160.55">
                <text:p>-160.55</text:p>
              </table:table-cell>
              <table:table-cell office:value-type="float" office:value="69">
                <text:p>69</text:p>
              </table:table-cell>
              <table:table-cell office:value-type="float" office:value="-31">
                <text:p>-31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161.5">
                <text:p>-161.5</text:p>
              </table:table-cell>
              <table:table-cell office:value-type="float" office:value="70">
                <text:p>70</text:p>
              </table:table-cell>
              <table:table-cell office:value-type="float" office:value="-30">
                <text:p>-30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162.45">
                <text:p>-162.45</text:p>
              </table:table-cell>
              <table:table-cell office:value-type="float" office:value="71">
                <text:p>71</text:p>
              </table:table-cell>
              <table:table-cell office:value-type="float" office:value="-29">
                <text:p>-29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163.4">
                <text:p>-163.4</text:p>
              </table:table-cell>
              <table:table-cell office:value-type="float" office:value="72">
                <text:p>72</text:p>
              </table:table-cell>
              <table:table-cell office:value-type="float" office:value="-28">
                <text:p>-28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164.35">
                <text:p>-164.35</text:p>
              </table:table-cell>
              <table:table-cell office:value-type="float" office:value="73">
                <text:p>73</text:p>
              </table:table-cell>
              <table:table-cell office:value-type="float" office:value="-27">
                <text:p>-27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165.3">
                <text:p>-165.3</text:p>
              </table:table-cell>
              <table:table-cell office:value-type="float" office:value="74">
                <text:p>74</text:p>
              </table:table-cell>
              <table:table-cell office:value-type="float" office:value="-26">
                <text:p>-26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166.25">
                <text:p>-166.25</text:p>
              </table:table-cell>
              <table:table-cell office:value-type="float" office:value="75">
                <text:p>75</text:p>
              </table:table-cell>
              <table:table-cell office:value-type="float" office:value="-25">
                <text:p>-2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-167.2">
                <text:p>-167.2</text:p>
              </table:table-cell>
              <table:table-cell office:value-type="float" office:value="76">
                <text:p>76</text:p>
              </table:table-cell>
              <table:table-cell office:value-type="float" office:value="-24">
                <text:p>-24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-168.15">
                <text:p>-168.15</text:p>
              </table:table-cell>
              <table:table-cell office:value-type="float" office:value="77">
                <text:p>77</text:p>
              </table:table-cell>
              <table:table-cell office:value-type="float" office:value="-23">
                <text:p>-23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169.1">
                <text:p>-169.1</text:p>
              </table:table-cell>
              <table:table-cell office:value-type="float" office:value="78">
                <text:p>78</text:p>
              </table:table-cell>
              <table:table-cell office:value-type="float" office:value="-22">
                <text:p>-22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170.05">
                <text:p>-170.05</text:p>
              </table:table-cell>
              <table:table-cell office:value-type="float" office:value="79">
                <text:p>79</text:p>
              </table:table-cell>
              <table:table-cell office:value-type="float" office:value="-21">
                <text:p>-21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171">
                <text:p>-171</text:p>
              </table:table-cell>
              <table:table-cell office:value-type="float" office:value="80">
                <text:p>80</text:p>
              </table:table-cell>
              <table:table-cell office:value-type="float" office:value="-20">
                <text:p>-2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171.95">
                <text:p>-171.95</text:p>
              </table:table-cell>
              <table:table-cell office:value-type="float" office:value="81">
                <text:p>81</text:p>
              </table:table-cell>
              <table:table-cell office:value-type="float" office:value="-19">
                <text:p>-19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172.9">
                <text:p>-172.9</text:p>
              </table:table-cell>
              <table:table-cell office:value-type="float" office:value="82">
                <text:p>82</text:p>
              </table:table-cell>
              <table:table-cell office:value-type="float" office:value="-18">
                <text:p>-18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173.85">
                <text:p>-173.85</text:p>
              </table:table-cell>
              <table:table-cell office:value-type="float" office:value="83">
                <text:p>83</text:p>
              </table:table-cell>
              <table:table-cell office:value-type="float" office:value="-17">
                <text:p>-17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174.8">
                <text:p>-174.8</text:p>
              </table:table-cell>
              <table:table-cell office:value-type="float" office:value="84">
                <text:p>84</text:p>
              </table:table-cell>
              <table:table-cell office:value-type="float" office:value="-16">
                <text:p>-16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-175.75">
                <text:p>-175.75</text:p>
              </table:table-cell>
              <table:table-cell office:value-type="float" office:value="85">
                <text:p>85</text:p>
              </table:table-cell>
              <table:table-cell office:value-type="float" office:value="-15">
                <text:p>-15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-176.7">
                <text:p>-176.7</text:p>
              </table:table-cell>
              <table:table-cell office:value-type="float" office:value="86">
                <text:p>86</text:p>
              </table:table-cell>
              <table:table-cell office:value-type="float" office:value="-14">
                <text:p>-14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-177.65">
                <text:p>-177.65</text:p>
              </table:table-cell>
              <table:table-cell office:value-type="float" office:value="87">
                <text:p>87</text:p>
              </table:table-cell>
              <table:table-cell office:value-type="float" office:value="-13">
                <text:p>-13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-178.6">
                <text:p>-178.6</text:p>
              </table:table-cell>
              <table:table-cell office:value-type="float" office:value="88">
                <text:p>88</text:p>
              </table:table-cell>
              <table:table-cell office:value-type="float" office:value="-12">
                <text:p>-12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179.55">
                <text:p>-179.55</text:p>
              </table:table-cell>
              <table:table-cell office:value-type="float" office:value="89">
                <text:p>89</text:p>
              </table:table-cell>
              <table:table-cell office:value-type="float" office:value="-11">
                <text:p>-11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180.5">
                <text:p>-180.5</text:p>
              </table:table-cell>
              <table:table-cell office:value-type="float" office:value="90">
                <text:p>90</text:p>
              </table:table-cell>
              <table:table-cell office:value-type="float" office:value="-10">
                <text:p>-1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181.45">
                <text:p>-181.45</text:p>
              </table:table-cell>
              <table:table-cell office:value-type="float" office:value="91">
                <text:p>91</text:p>
              </table:table-cell>
              <table:table-cell office:value-type="float" office:value="-9">
                <text:p>-9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182.4">
                <text:p>-182.4</text:p>
              </table:table-cell>
              <table:table-cell office:value-type="float" office:value="92">
                <text:p>92</text:p>
              </table:table-cell>
              <table:table-cell office:value-type="float" office:value="-8">
                <text:p>-8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183.35">
                <text:p>-183.35</text:p>
              </table:table-cell>
              <table:table-cell office:value-type="float" office:value="93">
                <text:p>93</text:p>
              </table:table-cell>
              <table:table-cell office:value-type="float" office:value="-7">
                <text:p>-7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184.3">
                <text:p>-184.3</text:p>
              </table:table-cell>
              <table:table-cell office:value-type="float" office:value="94">
                <text:p>94</text:p>
              </table:table-cell>
              <table:table-cell office:value-type="float" office:value="-6">
                <text:p>-6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185.25">
                <text:p>-185.25</text:p>
              </table:table-cell>
              <table:table-cell office:value-type="float" office:value="95">
                <text:p>95</text:p>
              </table:table-cell>
              <table:table-cell office:value-type="float" office:value="-5">
                <text:p>-5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186.2">
                <text:p>-186.2</text:p>
              </table:table-cell>
              <table:table-cell office:value-type="float" office:value="96">
                <text:p>96</text:p>
              </table:table-cell>
              <table:table-cell office:value-type="float" office:value="-4">
                <text:p>-4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187.15">
                <text:p>-187.15</text:p>
              </table:table-cell>
              <table:table-cell office:value-type="float" office:value="97">
                <text:p>97</text:p>
              </table:table-cell>
              <table:table-cell office:value-type="float" office:value="-3">
                <text:p>-3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188.1">
                <text:p>-188.1</text:p>
              </table:table-cell>
              <table:table-cell office:value-type="float" office:value="98">
                <text:p>98</text:p>
              </table:table-cell>
              <table:table-cell office:value-type="float" office:value="-2">
                <text:p>-2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189.05">
                <text:p>-189.05</text:p>
              </table:table-cell>
              <table:table-cell office:value-type="float" office:value="99">
                <text:p>99</text:p>
              </table:table-cell>
              <table:table-cell office:value-type="float" office:value="-1">
                <text:p>-1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190">
                <text:p>-19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-190.95">
                <text:p>-190.95</text:p>
              </table:table-cell>
              <table:table-cell office:value-type="float" office:value="99.05">
                <text:p>99.05</text:p>
              </table:table-cell>
              <table:table-cell office:value-type="float" office:value="1">
                <text:p>1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-191.9">
                <text:p>-191.9</text:p>
              </table:table-cell>
              <table:table-cell office:value-type="float" office:value="98.1">
                <text:p>98.1</text:p>
              </table:table-cell>
              <table:table-cell office:value-type="float" office:value="2">
                <text:p>2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192.85">
                <text:p>-192.85</text:p>
              </table:table-cell>
              <table:table-cell office:value-type="float" office:value="97.15">
                <text:p>97.15</text:p>
              </table:table-cell>
              <table:table-cell office:value-type="float" office:value="3">
                <text:p>3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-193.8">
                <text:p>-193.8</text:p>
              </table:table-cell>
              <table:table-cell office:value-type="float" office:value="96.2">
                <text:p>96.2</text:p>
              </table:table-cell>
              <table:table-cell office:value-type="float" office:value="4">
                <text:p>4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-194.75">
                <text:p>-194.75</text:p>
              </table:table-cell>
              <table:table-cell office:value-type="float" office:value="95.25">
                <text:p>95.25</text:p>
              </table:table-cell>
              <table:table-cell office:value-type="float" office:value="5">
                <text:p>5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-195.7">
                <text:p>-195.7</text:p>
              </table:table-cell>
              <table:table-cell office:value-type="float" office:value="94.3">
                <text:p>94.3</text:p>
              </table:table-cell>
              <table:table-cell office:value-type="float" office:value="6">
                <text:p>6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-196.65">
                <text:p>-196.65</text:p>
              </table:table-cell>
              <table:table-cell office:value-type="float" office:value="93.35">
                <text:p>93.35</text:p>
              </table:table-cell>
              <table:table-cell office:value-type="float" office:value="7">
                <text:p>7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-197.6">
                <text:p>-197.6</text:p>
              </table:table-cell>
              <table:table-cell office:value-type="float" office:value="92.4">
                <text:p>92.4</text:p>
              </table:table-cell>
              <table:table-cell office:value-type="float" office:value="8">
                <text:p>8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-198.55">
                <text:p>-198.55</text:p>
              </table:table-cell>
              <table:table-cell office:value-type="float" office:value="91.45">
                <text:p>91.45</text:p>
              </table:table-cell>
              <table:table-cell office:value-type="float" office:value="9">
                <text:p>9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-199.5">
                <text:p>-199.5</text:p>
              </table:table-cell>
              <table:table-cell office:value-type="float" office:value="90.5">
                <text:p>90.5</text:p>
              </table:table-cell>
              <table:table-cell office:value-type="float" office:value="10">
                <text:p>1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-200.45">
                <text:p>-200.45</text:p>
              </table:table-cell>
              <table:table-cell office:value-type="float" office:value="89.55">
                <text:p>89.55</text:p>
              </table:table-cell>
              <table:table-cell office:value-type="float" office:value="11">
                <text:p>11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201.4">
                <text:p>-201.4</text:p>
              </table:table-cell>
              <table:table-cell office:value-type="float" office:value="88.6">
                <text:p>88.6</text:p>
              </table:table-cell>
              <table:table-cell office:value-type="float" office:value="12">
                <text:p>12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202.35">
                <text:p>-202.35</text:p>
              </table:table-cell>
              <table:table-cell office:value-type="float" office:value="87.65">
                <text:p>87.65</text:p>
              </table:table-cell>
              <table:table-cell office:value-type="float" office:value="13">
                <text:p>13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-203.3">
                <text:p>-203.3</text:p>
              </table:table-cell>
              <table:table-cell office:value-type="float" office:value="86.7">
                <text:p>86.7</text:p>
              </table:table-cell>
              <table:table-cell office:value-type="float" office:value="14">
                <text:p>14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-204.25">
                <text:p>-204.25</text:p>
              </table:table-cell>
              <table:table-cell office:value-type="float" office:value="85.75">
                <text:p>85.75</text:p>
              </table:table-cell>
              <table:table-cell office:value-type="float" office:value="15">
                <text:p>15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-205.2">
                <text:p>-205.2</text:p>
              </table:table-cell>
              <table:table-cell office:value-type="float" office:value="84.8">
                <text:p>84.8</text:p>
              </table:table-cell>
              <table:table-cell office:value-type="float" office:value="16">
                <text:p>16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-206.15">
                <text:p>-206.15</text:p>
              </table:table-cell>
              <table:table-cell office:value-type="float" office:value="83.85">
                <text:p>83.85</text:p>
              </table:table-cell>
              <table:table-cell office:value-type="float" office:value="17">
                <text:p>17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-207.1">
                <text:p>-207.1</text:p>
              </table:table-cell>
              <table:table-cell office:value-type="float" office:value="82.9">
                <text:p>82.9</text:p>
              </table:table-cell>
              <table:table-cell office:value-type="float" office:value="18">
                <text:p>18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-208.05">
                <text:p>-208.05</text:p>
              </table:table-cell>
              <table:table-cell office:value-type="float" office:value="81.95">
                <text:p>81.95</text:p>
              </table:table-cell>
              <table:table-cell office:value-type="float" office:value="19">
                <text:p>19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-209">
                <text:p>-209</text:p>
              </table:table-cell>
              <table:table-cell office:value-type="float" office:value="81">
                <text:p>81</text:p>
              </table:table-cell>
              <table:table-cell office:value-type="float" office:value="20">
                <text:p>2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-209.95">
                <text:p>-209.95</text:p>
              </table:table-cell>
              <table:table-cell office:value-type="float" office:value="80.05">
                <text:p>80.05</text:p>
              </table:table-cell>
              <table:table-cell office:value-type="float" office:value="21">
                <text:p>21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-210.9">
                <text:p>-210.9</text:p>
              </table:table-cell>
              <table:table-cell office:value-type="float" office:value="79.1">
                <text:p>79.1</text:p>
              </table:table-cell>
              <table:table-cell office:value-type="float" office:value="22">
                <text:p>22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-211.85">
                <text:p>-211.85</text:p>
              </table:table-cell>
              <table:table-cell office:value-type="float" office:value="78.15">
                <text:p>78.15</text:p>
              </table:table-cell>
              <table:table-cell office:value-type="float" office:value="23">
                <text:p>23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-212.8">
                <text:p>-212.8</text:p>
              </table:table-cell>
              <table:table-cell office:value-type="float" office:value="77.2">
                <text:p>77.2</text:p>
              </table:table-cell>
              <table:table-cell office:value-type="float" office:value="24">
                <text:p>24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-213.75">
                <text:p>-213.75</text:p>
              </table:table-cell>
              <table:table-cell office:value-type="float" office:value="76.25">
                <text:p>76.25</text:p>
              </table:table-cell>
              <table:table-cell office:value-type="float" office:value="25">
                <text:p>25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214.7">
                <text:p>-214.7</text:p>
              </table:table-cell>
              <table:table-cell office:value-type="float" office:value="75.3">
                <text:p>75.3</text:p>
              </table:table-cell>
              <table:table-cell office:value-type="float" office:value="26">
                <text:p>26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215.65">
                <text:p>-215.65</text:p>
              </table:table-cell>
              <table:table-cell office:value-type="float" office:value="74.35">
                <text:p>74.35</text:p>
              </table:table-cell>
              <table:table-cell office:value-type="float" office:value="27">
                <text:p>27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-216.6">
                <text:p>-216.6</text:p>
              </table:table-cell>
              <table:table-cell office:value-type="float" office:value="73.4">
                <text:p>73.4</text:p>
              </table:table-cell>
              <table:table-cell office:value-type="float" office:value="28">
                <text:p>28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-217.55">
                <text:p>-217.55</text:p>
              </table:table-cell>
              <table:table-cell office:value-type="float" office:value="72.45">
                <text:p>72.45</text:p>
              </table:table-cell>
              <table:table-cell office:value-type="float" office:value="29">
                <text:p>29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-218.5">
                <text:p>-218.5</text:p>
              </table:table-cell>
              <table:table-cell office:value-type="float" office:value="71.5">
                <text:p>71.5</text:p>
              </table:table-cell>
              <table:table-cell office:value-type="float" office:value="30">
                <text:p>3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219.45">
                <text:p>-219.45</text:p>
              </table:table-cell>
              <table:table-cell office:value-type="float" office:value="70.55">
                <text:p>70.55</text:p>
              </table:table-cell>
              <table:table-cell office:value-type="float" office:value="31">
                <text:p>31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220.4">
                <text:p>-220.4</text:p>
              </table:table-cell>
              <table:table-cell office:value-type="float" office:value="69.6">
                <text:p>69.6</text:p>
              </table:table-cell>
              <table:table-cell office:value-type="float" office:value="32">
                <text:p>32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221.35">
                <text:p>-221.35</text:p>
              </table:table-cell>
              <table:table-cell office:value-type="float" office:value="68.65">
                <text:p>68.65</text:p>
              </table:table-cell>
              <table:table-cell office:value-type="float" office:value="33">
                <text:p>33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222.3">
                <text:p>-222.3</text:p>
              </table:table-cell>
              <table:table-cell office:value-type="float" office:value="67.7">
                <text:p>67.7</text:p>
              </table:table-cell>
              <table:table-cell office:value-type="float" office:value="34">
                <text:p>34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-223.25">
                <text:p>-223.25</text:p>
              </table:table-cell>
              <table:table-cell office:value-type="float" office:value="66.75">
                <text:p>66.75</text:p>
              </table:table-cell>
              <table:table-cell office:value-type="float" office:value="35">
                <text:p>35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-224.2">
                <text:p>-224.2</text:p>
              </table:table-cell>
              <table:table-cell office:value-type="float" office:value="65.8">
                <text:p>65.8</text:p>
              </table:table-cell>
              <table:table-cell office:value-type="float" office:value="36">
                <text:p>36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-225.15">
                <text:p>-225.15</text:p>
              </table:table-cell>
              <table:table-cell office:value-type="float" office:value="64.85">
                <text:p>64.85</text:p>
              </table:table-cell>
              <table:table-cell office:value-type="float" office:value="37">
                <text:p>37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-226.1">
                <text:p>-226.1</text:p>
              </table:table-cell>
              <table:table-cell office:value-type="float" office:value="63.9">
                <text:p>63.9</text:p>
              </table:table-cell>
              <table:table-cell office:value-type="float" office:value="38">
                <text:p>38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227.05">
                <text:p>-227.05</text:p>
              </table:table-cell>
              <table:table-cell office:value-type="float" office:value="62.95">
                <text:p>62.95</text:p>
              </table:table-cell>
              <table:table-cell office:value-type="float" office:value="39">
                <text:p>39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-228">
                <text:p>-228</text:p>
              </table:table-cell>
              <table:table-cell office:value-type="float" office:value="62">
                <text:p>62</text:p>
              </table:table-cell>
              <table:table-cell office:value-type="float" office:value="40">
                <text:p>4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228.95">
                <text:p>-228.95</text:p>
              </table:table-cell>
              <table:table-cell office:value-type="float" office:value="61.05">
                <text:p>61.05</text:p>
              </table:table-cell>
              <table:table-cell office:value-type="float" office:value="41">
                <text:p>41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-229.9">
                <text:p>-229.9</text:p>
              </table:table-cell>
              <table:table-cell office:value-type="float" office:value="60.1">
                <text:p>60.1</text:p>
              </table:table-cell>
              <table:table-cell office:value-type="float" office:value="42">
                <text:p>42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-230.85">
                <text:p>-230.85</text:p>
              </table:table-cell>
              <table:table-cell office:value-type="float" office:value="59.15">
                <text:p>59.15</text:p>
              </table:table-cell>
              <table:table-cell office:value-type="float" office:value="43">
                <text:p>43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-231.8">
                <text:p>-231.8</text:p>
              </table:table-cell>
              <table:table-cell office:value-type="float" office:value="58.2">
                <text:p>58.2</text:p>
              </table:table-cell>
              <table:table-cell office:value-type="float" office:value="44">
                <text:p>44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-232.75">
                <text:p>-232.75</text:p>
              </table:table-cell>
              <table:table-cell office:value-type="float" office:value="57.25">
                <text:p>57.25</text:p>
              </table:table-cell>
              <table:table-cell office:value-type="float" office:value="45">
                <text:p>45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-233.7">
                <text:p>-233.7</text:p>
              </table:table-cell>
              <table:table-cell office:value-type="float" office:value="56.3">
                <text:p>56.3</text:p>
              </table:table-cell>
              <table:table-cell office:value-type="float" office:value="46">
                <text:p>46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-234.65">
                <text:p>-234.65</text:p>
              </table:table-cell>
              <table:table-cell office:value-type="float" office:value="55.35">
                <text:p>55.35</text:p>
              </table:table-cell>
              <table:table-cell office:value-type="float" office:value="47">
                <text:p>47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-235.6">
                <text:p>-235.6</text:p>
              </table:table-cell>
              <table:table-cell office:value-type="float" office:value="54.4">
                <text:p>54.4</text:p>
              </table:table-cell>
              <table:table-cell office:value-type="float" office:value="48">
                <text:p>48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-236.55">
                <text:p>-236.55</text:p>
              </table:table-cell>
              <table:table-cell office:value-type="float" office:value="53.45">
                <text:p>53.45</text:p>
              </table:table-cell>
              <table:table-cell office:value-type="float" office:value="49">
                <text:p>49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-237.5">
                <text:p>-237.5</text:p>
              </table:table-cell>
              <table:table-cell office:value-type="float" office:value="52.5">
                <text:p>52.5</text:p>
              </table:table-cell>
              <table:table-cell office:value-type="float" office:value="50">
                <text:p>5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-238.45">
                <text:p>-238.45</text:p>
              </table:table-cell>
              <table:table-cell office:value-type="float" office:value="51.55">
                <text:p>51.55</text:p>
              </table:table-cell>
              <table:table-cell office:value-type="float" office:value="51">
                <text:p>51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-239.4">
                <text:p>-239.4</text:p>
              </table:table-cell>
              <table:table-cell office:value-type="float" office:value="50.6">
                <text:p>50.6</text:p>
              </table:table-cell>
              <table:table-cell office:value-type="float" office:value="52">
                <text:p>52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-240.35">
                <text:p>-240.35</text:p>
              </table:table-cell>
              <table:table-cell office:value-type="float" office:value="49.65">
                <text:p>49.65</text:p>
              </table:table-cell>
              <table:table-cell office:value-type="float" office:value="53">
                <text:p>53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241.3">
                <text:p>-241.3</text:p>
              </table:table-cell>
              <table:table-cell office:value-type="float" office:value="48.7">
                <text:p>48.7</text:p>
              </table:table-cell>
              <table:table-cell office:value-type="float" office:value="54">
                <text:p>54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242.25">
                <text:p>-242.25</text:p>
              </table:table-cell>
              <table:table-cell office:value-type="float" office:value="47.75">
                <text:p>47.75</text:p>
              </table:table-cell>
              <table:table-cell office:value-type="float" office:value="55">
                <text:p>55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-243.2">
                <text:p>-243.2</text:p>
              </table:table-cell>
              <table:table-cell office:value-type="float" office:value="46.8">
                <text:p>46.8</text:p>
              </table:table-cell>
              <table:table-cell office:value-type="float" office:value="56">
                <text:p>56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-244.15">
                <text:p>-244.15</text:p>
              </table:table-cell>
              <table:table-cell office:value-type="float" office:value="45.85">
                <text:p>45.85</text:p>
              </table:table-cell>
              <table:table-cell office:value-type="float" office:value="57">
                <text:p>57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-245.1">
                <text:p>-245.1</text:p>
              </table:table-cell>
              <table:table-cell office:value-type="float" office:value="44.9">
                <text:p>44.9</text:p>
              </table:table-cell>
              <table:table-cell office:value-type="float" office:value="58">
                <text:p>58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-246.05">
                <text:p>-246.05</text:p>
              </table:table-cell>
              <table:table-cell office:value-type="float" office:value="43.95">
                <text:p>43.95</text:p>
              </table:table-cell>
              <table:table-cell office:value-type="float" office:value="59">
                <text:p>59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-247">
                <text:p>-247</text:p>
              </table:table-cell>
              <table:table-cell office:value-type="float" office:value="43">
                <text:p>43</text:p>
              </table:table-cell>
              <table:table-cell office:value-type="float" office:value="60">
                <text:p>6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-247.95">
                <text:p>-247.95</text:p>
              </table:table-cell>
              <table:table-cell office:value-type="float" office:value="42.05">
                <text:p>42.05</text:p>
              </table:table-cell>
              <table:table-cell office:value-type="float" office:value="61">
                <text:p>61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-248.9">
                <text:p>-248.9</text:p>
              </table:table-cell>
              <table:table-cell office:value-type="float" office:value="41.1">
                <text:p>41.1</text:p>
              </table:table-cell>
              <table:table-cell office:value-type="float" office:value="62">
                <text:p>62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-249.85">
                <text:p>-249.85</text:p>
              </table:table-cell>
              <table:table-cell office:value-type="float" office:value="40.15">
                <text:p>40.15</text:p>
              </table:table-cell>
              <table:table-cell office:value-type="float" office:value="63">
                <text:p>63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-250.8">
                <text:p>-250.8</text:p>
              </table:table-cell>
              <table:table-cell office:value-type="float" office:value="39.2">
                <text:p>39.2</text:p>
              </table:table-cell>
              <table:table-cell office:value-type="float" office:value="64">
                <text:p>64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-251.75">
                <text:p>-251.75</text:p>
              </table:table-cell>
              <table:table-cell office:value-type="float" office:value="38.25">
                <text:p>38.25</text:p>
              </table:table-cell>
              <table:table-cell office:value-type="float" office:value="65">
                <text:p>6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-252.7">
                <text:p>-252.7</text:p>
              </table:table-cell>
              <table:table-cell office:value-type="float" office:value="37.3">
                <text:p>37.3</text:p>
              </table:table-cell>
              <table:table-cell office:value-type="float" office:value="66">
                <text:p>66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-253.65">
                <text:p>-253.65</text:p>
              </table:table-cell>
              <table:table-cell office:value-type="float" office:value="36.35">
                <text:p>36.35</text:p>
              </table:table-cell>
              <table:table-cell office:value-type="float" office:value="67">
                <text:p>67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-254.6">
                <text:p>-254.6</text:p>
              </table:table-cell>
              <table:table-cell office:value-type="float" office:value="35.4">
                <text:p>35.4</text:p>
              </table:table-cell>
              <table:table-cell office:value-type="float" office:value="68">
                <text:p>68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-255.55">
                <text:p>-255.55</text:p>
              </table:table-cell>
              <table:table-cell office:value-type="float" office:value="34.45">
                <text:p>34.45</text:p>
              </table:table-cell>
              <table:table-cell office:value-type="float" office:value="69">
                <text:p>69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-256.5">
                <text:p>-256.5</text:p>
              </table:table-cell>
              <table:table-cell office:value-type="float" office:value="33.5">
                <text:p>33.5</text:p>
              </table:table-cell>
              <table:table-cell office:value-type="float" office:value="70">
                <text:p>7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-257.45">
                <text:p>-257.45</text:p>
              </table:table-cell>
              <table:table-cell office:value-type="float" office:value="32.55">
                <text:p>32.55</text:p>
              </table:table-cell>
              <table:table-cell office:value-type="float" office:value="71">
                <text:p>71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-258.4">
                <text:p>-258.4</text:p>
              </table:table-cell>
              <table:table-cell office:value-type="float" office:value="31.6">
                <text:p>31.6</text:p>
              </table:table-cell>
              <table:table-cell office:value-type="float" office:value="72">
                <text:p>72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-259.35">
                <text:p>-259.35</text:p>
              </table:table-cell>
              <table:table-cell office:value-type="float" office:value="30.65">
                <text:p>30.65</text:p>
              </table:table-cell>
              <table:table-cell office:value-type="float" office:value="73">
                <text:p>73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-260.3">
                <text:p>-260.3</text:p>
              </table:table-cell>
              <table:table-cell office:value-type="float" office:value="29.7">
                <text:p>29.7</text:p>
              </table:table-cell>
              <table:table-cell office:value-type="float" office:value="74">
                <text:p>74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-261.25">
                <text:p>-261.25</text:p>
              </table:table-cell>
              <table:table-cell office:value-type="float" office:value="28.75">
                <text:p>28.75</text:p>
              </table:table-cell>
              <table:table-cell office:value-type="float" office:value="75">
                <text:p>7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-262.2">
                <text:p>-262.2</text:p>
              </table:table-cell>
              <table:table-cell office:value-type="float" office:value="27.8">
                <text:p>27.8</text:p>
              </table:table-cell>
              <table:table-cell office:value-type="float" office:value="76">
                <text:p>76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-263.15">
                <text:p>-263.15</text:p>
              </table:table-cell>
              <table:table-cell office:value-type="float" office:value="26.85">
                <text:p>26.85</text:p>
              </table:table-cell>
              <table:table-cell office:value-type="float" office:value="77">
                <text:p>77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-264.1">
                <text:p>-264.1</text:p>
              </table:table-cell>
              <table:table-cell office:value-type="float" office:value="25.9">
                <text:p>25.9</text:p>
              </table:table-cell>
              <table:table-cell office:value-type="float" office:value="78">
                <text:p>78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-265.05">
                <text:p>-265.05</text:p>
              </table:table-cell>
              <table:table-cell office:value-type="float" office:value="24.95">
                <text:p>24.95</text:p>
              </table:table-cell>
              <table:table-cell office:value-type="float" office:value="79">
                <text:p>79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-266">
                <text:p>-266</text:p>
              </table:table-cell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-266.95">
                <text:p>-266.95</text:p>
              </table:table-cell>
              <table:table-cell office:value-type="float" office:value="23.05">
                <text:p>23.05</text:p>
              </table:table-cell>
              <table:table-cell office:value-type="float" office:value="81">
                <text:p>81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-267.9">
                <text:p>-267.9</text:p>
              </table:table-cell>
              <table:table-cell office:value-type="float" office:value="22.1">
                <text:p>22.1</text:p>
              </table:table-cell>
              <table:table-cell office:value-type="float" office:value="82">
                <text:p>8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-268.85">
                <text:p>-268.85</text:p>
              </table:table-cell>
              <table:table-cell office:value-type="float" office:value="21.15">
                <text:p>21.15</text:p>
              </table:table-cell>
              <table:table-cell office:value-type="float" office:value="83">
                <text:p>83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-269.8">
                <text:p>-269.8</text:p>
              </table:table-cell>
              <table:table-cell office:value-type="float" office:value="20.2">
                <text:p>20.2</text:p>
              </table:table-cell>
              <table:table-cell office:value-type="float" office:value="84">
                <text:p>8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-270.75">
                <text:p>-270.75</text:p>
              </table:table-cell>
              <table:table-cell office:value-type="float" office:value="19.25">
                <text:p>19.25</text:p>
              </table:table-cell>
              <table:table-cell office:value-type="float" office:value="85">
                <text:p>8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-271.7">
                <text:p>-271.7</text:p>
              </table:table-cell>
              <table:table-cell office:value-type="float" office:value="18.3">
                <text:p>18.3</text:p>
              </table:table-cell>
              <table:table-cell office:value-type="float" office:value="86">
                <text:p>8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-272.65">
                <text:p>-272.65</text:p>
              </table:table-cell>
              <table:table-cell office:value-type="float" office:value="17.35">
                <text:p>17.35</text:p>
              </table:table-cell>
              <table:table-cell office:value-type="float" office:value="87">
                <text:p>87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-273.6">
                <text:p>-273.6</text:p>
              </table:table-cell>
              <table:table-cell office:value-type="float" office:value="16.4">
                <text:p>16.4</text:p>
              </table:table-cell>
              <table:table-cell office:value-type="float" office:value="88">
                <text:p>8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-274.55">
                <text:p>-274.55</text:p>
              </table:table-cell>
              <table:table-cell office:value-type="float" office:value="15.45">
                <text:p>15.45</text:p>
              </table:table-cell>
              <table:table-cell office:value-type="float" office:value="89">
                <text:p>8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-275.5">
                <text:p>-275.5</text:p>
              </table:table-cell>
              <table:table-cell office:value-type="float" office:value="14.5">
                <text:p>14.5</text:p>
              </table:table-cell>
              <table:table-cell office:value-type="float" office:value="90">
                <text:p>9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-276.45">
                <text:p>-276.45</text:p>
              </table:table-cell>
              <table:table-cell office:value-type="float" office:value="13.55">
                <text:p>13.55</text:p>
              </table:table-cell>
              <table:table-cell office:value-type="float" office:value="91">
                <text:p>9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-277.4">
                <text:p>-277.4</text:p>
              </table:table-cell>
              <table:table-cell office:value-type="float" office:value="12.6">
                <text:p>12.6</text:p>
              </table:table-cell>
              <table:table-cell office:value-type="float" office:value="92">
                <text:p>9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-278.35">
                <text:p>-278.35</text:p>
              </table:table-cell>
              <table:table-cell office:value-type="float" office:value="11.65">
                <text:p>11.65</text:p>
              </table:table-cell>
              <table:table-cell office:value-type="float" office:value="93">
                <text:p>9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-279.3">
                <text:p>-279.3</text:p>
              </table:table-cell>
              <table:table-cell office:value-type="float" office:value="10.7">
                <text:p>10.7</text:p>
              </table:table-cell>
              <table:table-cell office:value-type="float" office:value="94">
                <text:p>9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-280.25">
                <text:p>-280.25</text:p>
              </table:table-cell>
              <table:table-cell office:value-type="float" office:value="9.75">
                <text:p>9.75</text:p>
              </table:table-cell>
              <table:table-cell office:value-type="float" office:value="95">
                <text:p>9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-281.2">
                <text:p>-281.2</text:p>
              </table:table-cell>
              <table:table-cell office:value-type="float" office:value="8.80000000000001">
                <text:p>8.80000000000001</text:p>
              </table:table-cell>
              <table:table-cell office:value-type="float" office:value="96">
                <text:p>9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-282.15">
                <text:p>-282.15</text:p>
              </table:table-cell>
              <table:table-cell office:value-type="float" office:value="7.85000000000002">
                <text:p>7.85000000000002</text:p>
              </table:table-cell>
              <table:table-cell office:value-type="float" office:value="97">
                <text:p>9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-283.1">
                <text:p>-283.1</text:p>
              </table:table-cell>
              <table:table-cell office:value-type="float" office:value="6.90000000000001">
                <text:p>6.90000000000001</text:p>
              </table:table-cell>
              <table:table-cell office:value-type="float" office:value="98">
                <text:p>9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-284.05">
                <text:p>-284.05</text:p>
              </table:table-cell>
              <table:table-cell office:value-type="float" office:value="5.94999999999999">
                <text:p>5.94999999999999</text:p>
              </table:table-cell>
              <table:table-cell office:value-type="float" office:value="99">
                <text:p>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-285">
                <text:p>-285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-285.95">
                <text:p>-285.95</text:p>
              </table:table-cell>
              <table:table-cell office:value-type="float" office:value="4.05000000000001">
                <text:p>4.05000000000001</text:p>
              </table:table-cell>
              <table:table-cell office:value-type="float" office:value="101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-286.9">
                <text:p>-286.9</text:p>
              </table:table-cell>
              <table:table-cell office:value-type="float" office:value="3.10000000000002">
                <text:p>3.10000000000002</text:p>
              </table:table-cell>
              <table:table-cell office:value-type="float" office:value="102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-287.85">
                <text:p>-287.85</text:p>
              </table:table-cell>
              <table:table-cell office:value-type="float" office:value="2.15000000000001">
                <text:p>2.15000000000001</text:p>
              </table:table-cell>
              <table:table-cell office:value-type="float" office:value="103">
                <text:p>1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-288.8">
                <text:p>-288.8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104">
                <text:p>1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-289.75">
                <text:p>-289.75</text:p>
              </table:table-cell>
              <table:table-cell office:value-type="float" office:value="0.25">
                <text:p>0.25</text:p>
              </table:table-cell>
              <table:table-cell office:value-type="float" office:value="105">
                <text:p>1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-290.7">
                <text:p>-290.7</text:p>
              </table:table-cell>
              <table:table-cell office:value-type="float" office:value="-0.699999999999989">
                <text:p>-0.699999999999989</text:p>
              </table:table-cell>
              <table:table-cell office:value-type="float" office:value="106">
                <text:p>1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-291.65">
                <text:p>-291.65</text:p>
              </table:table-cell>
              <table:table-cell office:value-type="float" office:value="-1.64999999999998">
                <text:p>-1.64999999999998</text:p>
              </table:table-cell>
              <table:table-cell office:value-type="float" office:value="107">
                <text:p>1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-292.6">
                <text:p>-292.6</text:p>
              </table:table-cell>
              <table:table-cell office:value-type="float" office:value="-2.59999999999999">
                <text:p>-2.59999999999999</text:p>
              </table:table-cell>
              <table:table-cell office:value-type="float" office:value="108">
                <text:p>1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-293.55">
                <text:p>-293.55</text:p>
              </table:table-cell>
              <table:table-cell office:value-type="float" office:value="-3.55000000000001">
                <text:p>-3.55000000000001</text:p>
              </table:table-cell>
              <table:table-cell office:value-type="float" office:value="109">
                <text:p>1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-294.5">
                <text:p>-294.5</text:p>
              </table:table-cell>
              <table:table-cell office:value-type="float" office:value="-4.5">
                <text:p>-4.5</text:p>
              </table:table-cell>
              <table:table-cell office:value-type="float" office:value="110">
                <text:p>1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-295.45">
                <text:p>-295.45</text:p>
              </table:table-cell>
              <table:table-cell office:value-type="float" office:value="-5.44999999999999">
                <text:p>-5.44999999999999</text:p>
              </table:table-cell>
              <table:table-cell office:value-type="float" office:value="111">
                <text:p>1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-296.4">
                <text:p>-296.4</text:p>
              </table:table-cell>
              <table:table-cell office:value-type="float" office:value="-6.39999999999998">
                <text:p>-6.39999999999998</text:p>
              </table:table-cell>
              <table:table-cell office:value-type="float" office:value="112">
                <text:p>1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-297.35">
                <text:p>-297.35</text:p>
              </table:table-cell>
              <table:table-cell office:value-type="float" office:value="-7.34999999999999">
                <text:p>-7.34999999999999</text:p>
              </table:table-cell>
              <table:table-cell office:value-type="float" office:value="113">
                <text:p>1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-298.3">
                <text:p>-298.3</text:p>
              </table:table-cell>
              <table:table-cell office:value-type="float" office:value="-8.30000000000001">
                <text:p>-8.30000000000001</text:p>
              </table:table-cell>
              <table:table-cell office:value-type="float" office:value="114">
                <text:p>1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-299.25">
                <text:p>-299.25</text:p>
              </table:table-cell>
              <table:table-cell office:value-type="float" office:value="-9.25">
                <text:p>-9.25</text:p>
              </table:table-cell>
              <table:table-cell office:value-type="float" office:value="115">
                <text:p>1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-300.2">
                <text:p>-300.2</text:p>
              </table:table-cell>
              <table:table-cell office:value-type="float" office:value="-10.2">
                <text:p>-10.2</text:p>
              </table:table-cell>
              <table:table-cell office:value-type="float" office:value="116">
                <text:p>1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-301.15">
                <text:p>-301.15</text:p>
              </table:table-cell>
              <table:table-cell office:value-type="float" office:value="-11.15">
                <text:p>-11.15</text:p>
              </table:table-cell>
              <table:table-cell office:value-type="float" office:value="117">
                <text:p>1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-302.1">
                <text:p>-302.1</text:p>
              </table:table-cell>
              <table:table-cell office:value-type="float" office:value="-12.1">
                <text:p>-12.1</text:p>
              </table:table-cell>
              <table:table-cell office:value-type="float" office:value="118">
                <text:p>1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-303.05">
                <text:p>-303.05</text:p>
              </table:table-cell>
              <table:table-cell office:value-type="float" office:value="-13.05">
                <text:p>-13.05</text:p>
              </table:table-cell>
              <table:table-cell office:value-type="float" office:value="119">
                <text:p>1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-304">
                <text:p>-304</text:p>
              </table:table-cell>
              <table:table-cell office:value-type="float" office:value="-14">
                <text:p>-14</text:p>
              </table:table-cell>
              <table:table-cell office:value-type="float" office:value="120">
                <text:p>1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-304.95">
                <text:p>-304.95</text:p>
              </table:table-cell>
              <table:table-cell office:value-type="float" office:value="-14.95">
                <text:p>-14.95</text:p>
              </table:table-cell>
              <table:table-cell office:value-type="float" office:value="121">
                <text:p>1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-305.9">
                <text:p>-305.9</text:p>
              </table:table-cell>
              <table:table-cell office:value-type="float" office:value="-15.9">
                <text:p>-15.9</text:p>
              </table:table-cell>
              <table:table-cell office:value-type="float" office:value="122">
                <text:p>1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-306.85">
                <text:p>-306.85</text:p>
              </table:table-cell>
              <table:table-cell office:value-type="float" office:value="-16.85">
                <text:p>-16.85</text:p>
              </table:table-cell>
              <table:table-cell office:value-type="float" office:value="123">
                <text:p>1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-307.8">
                <text:p>-307.8</text:p>
              </table:table-cell>
              <table:table-cell office:value-type="float" office:value="-17.8">
                <text:p>-17.8</text:p>
              </table:table-cell>
              <table:table-cell office:value-type="float" office:value="124">
                <text:p>1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-308.75">
                <text:p>-308.75</text:p>
              </table:table-cell>
              <table:table-cell office:value-type="float" office:value="-18.75">
                <text:p>-18.75</text:p>
              </table:table-cell>
              <table:table-cell office:value-type="float" office:value="125">
                <text:p>1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-309.7">
                <text:p>-309.7</text:p>
              </table:table-cell>
              <table:table-cell office:value-type="float" office:value="-19.7">
                <text:p>-19.7</text:p>
              </table:table-cell>
              <table:table-cell office:value-type="float" office:value="126">
                <text:p>1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-310.65">
                <text:p>-310.65</text:p>
              </table:table-cell>
              <table:table-cell office:value-type="float" office:value="-20.65">
                <text:p>-20.65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-311.6">
                <text:p>-311.6</text:p>
              </table:table-cell>
              <table:table-cell office:value-type="float" office:value="-21.6">
                <text:p>-21.6</text:p>
              </table:table-cell>
              <table:table-cell office:value-type="float" office:value="128">
                <text:p>1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-312.55">
                <text:p>-312.55</text:p>
              </table:table-cell>
              <table:table-cell office:value-type="float" office:value="-22.55">
                <text:p>-22.55</text:p>
              </table:table-cell>
              <table:table-cell office:value-type="float" office:value="129">
                <text:p>1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-313.5">
                <text:p>-313.5</text:p>
              </table:table-cell>
              <table:table-cell office:value-type="float" office:value="-23.5">
                <text:p>-23.5</text:p>
              </table:table-cell>
              <table:table-cell office:value-type="float" office:value="130">
                <text:p>1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-314.45">
                <text:p>-314.45</text:p>
              </table:table-cell>
              <table:table-cell office:value-type="float" office:value="-24.45">
                <text:p>-24.45</text:p>
              </table:table-cell>
              <table:table-cell office:value-type="float" office:value="131">
                <text:p>1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-315.4">
                <text:p>-315.4</text:p>
              </table:table-cell>
              <table:table-cell office:value-type="float" office:value="-25.4">
                <text:p>-25.4</text:p>
              </table:table-cell>
              <table:table-cell office:value-type="float" office:value="132">
                <text:p>1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-316.35">
                <text:p>-316.35</text:p>
              </table:table-cell>
              <table:table-cell office:value-type="float" office:value="-26.35">
                <text:p>-26.35</text:p>
              </table:table-cell>
              <table:table-cell office:value-type="float" office:value="133">
                <text:p>1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-317.3">
                <text:p>-317.3</text:p>
              </table:table-cell>
              <table:table-cell office:value-type="float" office:value="-27.3">
                <text:p>-27.3</text:p>
              </table:table-cell>
              <table:table-cell office:value-type="float" office:value="134">
                <text:p>1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-318.25">
                <text:p>-318.25</text:p>
              </table:table-cell>
              <table:table-cell office:value-type="float" office:value="-28.25">
                <text:p>-28.25</text:p>
              </table:table-cell>
              <table:table-cell office:value-type="float" office:value="135">
                <text:p>1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-319.2">
                <text:p>-319.2</text:p>
              </table:table-cell>
              <table:table-cell office:value-type="float" office:value="-29.2">
                <text:p>-29.2</text:p>
              </table:table-cell>
              <table:table-cell office:value-type="float" office:value="136">
                <text:p>1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-320.15">
                <text:p>-320.15</text:p>
              </table:table-cell>
              <table:table-cell office:value-type="float" office:value="-30.15">
                <text:p>-30.15</text:p>
              </table:table-cell>
              <table:table-cell office:value-type="float" office:value="137">
                <text:p>1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-321.1">
                <text:p>-321.1</text:p>
              </table:table-cell>
              <table:table-cell office:value-type="float" office:value="-31.1">
                <text:p>-31.1</text:p>
              </table:table-cell>
              <table:table-cell office:value-type="float" office:value="138">
                <text:p>1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-322.05">
                <text:p>-322.05</text:p>
              </table:table-cell>
              <table:table-cell office:value-type="float" office:value="-32.05">
                <text:p>-32.05</text:p>
              </table:table-cell>
              <table:table-cell office:value-type="float" office:value="139">
                <text:p>1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-323">
                <text:p>-323</text:p>
              </table:table-cell>
              <table:table-cell office:value-type="float" office:value="-33">
                <text:p>-33</text:p>
              </table:table-cell>
              <table:table-cell office:value-type="float" office:value="140">
                <text:p>1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-323.95">
                <text:p>-323.95</text:p>
              </table:table-cell>
              <table:table-cell office:value-type="float" office:value="-33.95">
                <text:p>-33.95</text:p>
              </table:table-cell>
              <table:table-cell office:value-type="float" office:value="141">
                <text:p>1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-324.9">
                <text:p>-324.9</text:p>
              </table:table-cell>
              <table:table-cell office:value-type="float" office:value="-34.9">
                <text:p>-34.9</text:p>
              </table:table-cell>
              <table:table-cell office:value-type="float" office:value="142">
                <text:p>1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-325.85">
                <text:p>-325.85</text:p>
              </table:table-cell>
              <table:table-cell office:value-type="float" office:value="-35.85">
                <text:p>-35.85</text:p>
              </table:table-cell>
              <table:table-cell office:value-type="float" office:value="143">
                <text:p>1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-326.8">
                <text:p>-326.8</text:p>
              </table:table-cell>
              <table:table-cell office:value-type="float" office:value="-36.8">
                <text:p>-36.8</text:p>
              </table:table-cell>
              <table:table-cell office:value-type="float" office:value="144">
                <text:p>1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-327.75">
                <text:p>-327.75</text:p>
              </table:table-cell>
              <table:table-cell office:value-type="float" office:value="-37.75">
                <text:p>-37.75</text:p>
              </table:table-cell>
              <table:table-cell office:value-type="float" office:value="145">
                <text:p>1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-328.7">
                <text:p>-328.7</text:p>
              </table:table-cell>
              <table:table-cell office:value-type="float" office:value="-38.7">
                <text:p>-38.7</text:p>
              </table:table-cell>
              <table:table-cell office:value-type="float" office:value="146">
                <text:p>1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-329.65">
                <text:p>-329.65</text:p>
              </table:table-cell>
              <table:table-cell office:value-type="float" office:value="-39.65">
                <text:p>-39.65</text:p>
              </table:table-cell>
              <table:table-cell office:value-type="float" office:value="147">
                <text:p>1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-330.6">
                <text:p>-330.6</text:p>
              </table:table-cell>
              <table:table-cell office:value-type="float" office:value="-40.6">
                <text:p>-40.6</text:p>
              </table:table-cell>
              <table:table-cell office:value-type="float" office:value="148">
                <text:p>1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-331.55">
                <text:p>-331.55</text:p>
              </table:table-cell>
              <table:table-cell office:value-type="float" office:value="-41.55">
                <text:p>-41.55</text:p>
              </table:table-cell>
              <table:table-cell office:value-type="float" office:value="149">
                <text:p>1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-332.5">
                <text:p>-332.5</text:p>
              </table:table-cell>
              <table:table-cell office:value-type="float" office:value="-42.5">
                <text:p>-42.5</text:p>
              </table:table-cell>
              <table:table-cell office:value-type="float" office:value="150">
                <text:p>1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-333.45">
                <text:p>-333.45</text:p>
              </table:table-cell>
              <table:table-cell office:value-type="float" office:value="-43.45">
                <text:p>-43.45</text:p>
              </table:table-cell>
              <table:table-cell office:value-type="float" office:value="151">
                <text:p>1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-334.4">
                <text:p>-334.4</text:p>
              </table:table-cell>
              <table:table-cell office:value-type="float" office:value="-44.4">
                <text:p>-44.4</text:p>
              </table:table-cell>
              <table:table-cell office:value-type="float" office:value="152">
                <text:p>1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-335.35">
                <text:p>-335.35</text:p>
              </table:table-cell>
              <table:table-cell office:value-type="float" office:value="-45.35">
                <text:p>-45.35</text:p>
              </table:table-cell>
              <table:table-cell office:value-type="float" office:value="153">
                <text:p>1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-336.3">
                <text:p>-336.3</text:p>
              </table:table-cell>
              <table:table-cell office:value-type="float" office:value="-46.3">
                <text:p>-46.3</text:p>
              </table:table-cell>
              <table:table-cell office:value-type="float" office:value="154">
                <text:p>1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-337.25">
                <text:p>-337.25</text:p>
              </table:table-cell>
              <table:table-cell office:value-type="float" office:value="-47.25">
                <text:p>-47.25</text:p>
              </table:table-cell>
              <table:table-cell office:value-type="float" office:value="155">
                <text:p>1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-338.2">
                <text:p>-338.2</text:p>
              </table:table-cell>
              <table:table-cell office:value-type="float" office:value="-48.2">
                <text:p>-48.2</text:p>
              </table:table-cell>
              <table:table-cell office:value-type="float" office:value="156">
                <text:p>1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-339.15">
                <text:p>-339.15</text:p>
              </table:table-cell>
              <table:table-cell office:value-type="float" office:value="-49.15">
                <text:p>-49.15</text:p>
              </table:table-cell>
              <table:table-cell office:value-type="float" office:value="157">
                <text:p>1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-340.1">
                <text:p>-340.1</text:p>
              </table:table-cell>
              <table:table-cell office:value-type="float" office:value="-50.1">
                <text:p>-50.1</text:p>
              </table:table-cell>
              <table:table-cell office:value-type="float" office:value="158">
                <text:p>1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-341.05">
                <text:p>-341.05</text:p>
              </table:table-cell>
              <table:table-cell office:value-type="float" office:value="-51.05">
                <text:p>-51.05</text:p>
              </table:table-cell>
              <table:table-cell office:value-type="float" office:value="159">
                <text:p>1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-342">
                <text:p>-342</text:p>
              </table:table-cell>
              <table:table-cell office:value-type="float" office:value="-52">
                <text:p>-52</text:p>
              </table:table-cell>
              <table:table-cell office:value-type="float" office:value="160">
                <text:p>1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-342.95">
                <text:p>-342.95</text:p>
              </table:table-cell>
              <table:table-cell office:value-type="float" office:value="-52.95">
                <text:p>-52.95</text:p>
              </table:table-cell>
              <table:table-cell office:value-type="float" office:value="161">
                <text:p>1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-343.9">
                <text:p>-343.9</text:p>
              </table:table-cell>
              <table:table-cell office:value-type="float" office:value="-53.9">
                <text:p>-53.9</text:p>
              </table:table-cell>
              <table:table-cell office:value-type="float" office:value="162">
                <text:p>1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-344.85">
                <text:p>-344.85</text:p>
              </table:table-cell>
              <table:table-cell office:value-type="float" office:value="-54.85">
                <text:p>-54.85</text:p>
              </table:table-cell>
              <table:table-cell office:value-type="float" office:value="163">
                <text:p>1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-345.8">
                <text:p>-345.8</text:p>
              </table:table-cell>
              <table:table-cell office:value-type="float" office:value="-55.8">
                <text:p>-55.8</text:p>
              </table:table-cell>
              <table:table-cell office:value-type="float" office:value="164">
                <text:p>1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-346.75">
                <text:p>-346.75</text:p>
              </table:table-cell>
              <table:table-cell office:value-type="float" office:value="-56.75">
                <text:p>-56.75</text:p>
              </table:table-cell>
              <table:table-cell office:value-type="float" office:value="165">
                <text:p>1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-347.7">
                <text:p>-347.7</text:p>
              </table:table-cell>
              <table:table-cell office:value-type="float" office:value="-57.7">
                <text:p>-57.7</text:p>
              </table:table-cell>
              <table:table-cell office:value-type="float" office:value="166">
                <text:p>1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-348.65">
                <text:p>-348.65</text:p>
              </table:table-cell>
              <table:table-cell office:value-type="float" office:value="-58.65">
                <text:p>-58.65</text:p>
              </table:table-cell>
              <table:table-cell office:value-type="float" office:value="167">
                <text:p>1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-349.6">
                <text:p>-349.6</text:p>
              </table:table-cell>
              <table:table-cell office:value-type="float" office:value="-59.6">
                <text:p>-59.6</text:p>
              </table:table-cell>
              <table:table-cell office:value-type="float" office:value="168">
                <text:p>1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-350.55">
                <text:p>-350.55</text:p>
              </table:table-cell>
              <table:table-cell office:value-type="float" office:value="-60.55">
                <text:p>-60.55</text:p>
              </table:table-cell>
              <table:table-cell office:value-type="float" office:value="169">
                <text:p>1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-351.5">
                <text:p>-351.5</text:p>
              </table:table-cell>
              <table:table-cell office:value-type="float" office:value="-61.5">
                <text:p>-61.5</text:p>
              </table:table-cell>
              <table:table-cell office:value-type="float" office:value="170">
                <text:p>1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-352.45">
                <text:p>-352.45</text:p>
              </table:table-cell>
              <table:table-cell office:value-type="float" office:value="-62.45">
                <text:p>-62.45</text:p>
              </table:table-cell>
              <table:table-cell office:value-type="float" office:value="171">
                <text:p>1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-353.4">
                <text:p>-353.4</text:p>
              </table:table-cell>
              <table:table-cell office:value-type="float" office:value="-63.4">
                <text:p>-63.4</text:p>
              </table:table-cell>
              <table:table-cell office:value-type="float" office:value="172">
                <text:p>1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-354.35">
                <text:p>-354.35</text:p>
              </table:table-cell>
              <table:table-cell office:value-type="float" office:value="-64.35">
                <text:p>-64.35</text:p>
              </table:table-cell>
              <table:table-cell office:value-type="float" office:value="173">
                <text:p>1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-355.3">
                <text:p>-355.3</text:p>
              </table:table-cell>
              <table:table-cell office:value-type="float" office:value="-65.3">
                <text:p>-65.3</text:p>
              </table:table-cell>
              <table:table-cell office:value-type="float" office:value="174">
                <text:p>1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-356.25">
                <text:p>-356.25</text:p>
              </table:table-cell>
              <table:table-cell office:value-type="float" office:value="-66.25">
                <text:p>-66.25</text:p>
              </table:table-cell>
              <table:table-cell office:value-type="float" office:value="175">
                <text:p>1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-357.2">
                <text:p>-357.2</text:p>
              </table:table-cell>
              <table:table-cell office:value-type="float" office:value="-67.2">
                <text:p>-67.2</text:p>
              </table:table-cell>
              <table:table-cell office:value-type="float" office:value="176">
                <text:p>1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-358.15">
                <text:p>-358.15</text:p>
              </table:table-cell>
              <table:table-cell office:value-type="float" office:value="-68.15">
                <text:p>-68.15</text:p>
              </table:table-cell>
              <table:table-cell office:value-type="float" office:value="177">
                <text:p>1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-359.1">
                <text:p>-359.1</text:p>
              </table:table-cell>
              <table:table-cell office:value-type="float" office:value="-69.1">
                <text:p>-69.1</text:p>
              </table:table-cell>
              <table:table-cell office:value-type="float" office:value="178">
                <text:p>1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-360.05">
                <text:p>-360.05</text:p>
              </table:table-cell>
              <table:table-cell office:value-type="float" office:value="-70.05">
                <text:p>-70.05</text:p>
              </table:table-cell>
              <table:table-cell office:value-type="float" office:value="179">
                <text:p>1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-361">
                <text:p>-361</text:p>
              </table:table-cell>
              <table:table-cell office:value-type="float" office:value="-71">
                <text:p>-71</text:p>
              </table:table-cell>
              <table:table-cell office:value-type="float" office:value="180">
                <text:p>1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-361.95">
                <text:p>-361.95</text:p>
              </table:table-cell>
              <table:table-cell office:value-type="float" office:value="-71.95">
                <text:p>-71.95</text:p>
              </table:table-cell>
              <table:table-cell office:value-type="float" office:value="181">
                <text:p>1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-362.9">
                <text:p>-362.9</text:p>
              </table:table-cell>
              <table:table-cell office:value-type="float" office:value="-72.9">
                <text:p>-72.9</text:p>
              </table:table-cell>
              <table:table-cell office:value-type="float" office:value="182">
                <text:p>1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-363.85">
                <text:p>-363.85</text:p>
              </table:table-cell>
              <table:table-cell office:value-type="float" office:value="-73.85">
                <text:p>-73.85</text:p>
              </table:table-cell>
              <table:table-cell office:value-type="float" office:value="183">
                <text:p>1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-364.8">
                <text:p>-364.8</text:p>
              </table:table-cell>
              <table:table-cell office:value-type="float" office:value="-74.8">
                <text:p>-74.8</text:p>
              </table:table-cell>
              <table:table-cell office:value-type="float" office:value="184">
                <text:p>1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-365.75">
                <text:p>-365.75</text:p>
              </table:table-cell>
              <table:table-cell office:value-type="float" office:value="-75.75">
                <text:p>-75.75</text:p>
              </table:table-cell>
              <table:table-cell office:value-type="float" office:value="185">
                <text:p>1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-366.7">
                <text:p>-366.7</text:p>
              </table:table-cell>
              <table:table-cell office:value-type="float" office:value="-76.7">
                <text:p>-76.7</text:p>
              </table:table-cell>
              <table:table-cell office:value-type="float" office:value="186">
                <text:p>1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-367.65">
                <text:p>-367.65</text:p>
              </table:table-cell>
              <table:table-cell office:value-type="float" office:value="-77.65">
                <text:p>-77.65</text:p>
              </table:table-cell>
              <table:table-cell office:value-type="float" office:value="187">
                <text:p>1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-368.6">
                <text:p>-368.6</text:p>
              </table:table-cell>
              <table:table-cell office:value-type="float" office:value="-78.6">
                <text:p>-78.6</text:p>
              </table:table-cell>
              <table:table-cell office:value-type="float" office:value="188">
                <text:p>1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-369.55">
                <text:p>-369.55</text:p>
              </table:table-cell>
              <table:table-cell office:value-type="float" office:value="-79.55">
                <text:p>-79.55</text:p>
              </table:table-cell>
              <table:table-cell office:value-type="float" office:value="189">
                <text:p>1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-370.5">
                <text:p>-370.5</text:p>
              </table:table-cell>
              <table:table-cell office:value-type="float" office:value="-80.5">
                <text:p>-80.5</text:p>
              </table:table-cell>
              <table:table-cell office:value-type="float" office:value="190">
                <text:p>1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-371.45">
                <text:p>-371.45</text:p>
              </table:table-cell>
              <table:table-cell office:value-type="float" office:value="-81.45">
                <text:p>-81.45</text:p>
              </table:table-cell>
              <table:table-cell office:value-type="float" office:value="191">
                <text:p>1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-372.4">
                <text:p>-372.4</text:p>
              </table:table-cell>
              <table:table-cell office:value-type="float" office:value="-82.4">
                <text:p>-82.4</text:p>
              </table:table-cell>
              <table:table-cell office:value-type="float" office:value="192">
                <text:p>1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-373.35">
                <text:p>-373.35</text:p>
              </table:table-cell>
              <table:table-cell office:value-type="float" office:value="-83.35">
                <text:p>-83.35</text:p>
              </table:table-cell>
              <table:table-cell office:value-type="float" office:value="193">
                <text:p>1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-374.3">
                <text:p>-374.3</text:p>
              </table:table-cell>
              <table:table-cell office:value-type="float" office:value="-84.3">
                <text:p>-84.3</text:p>
              </table:table-cell>
              <table:table-cell office:value-type="float" office:value="194">
                <text:p>1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-375.25">
                <text:p>-375.25</text:p>
              </table:table-cell>
              <table:table-cell office:value-type="float" office:value="-85.25">
                <text:p>-85.25</text:p>
              </table:table-cell>
              <table:table-cell office:value-type="float" office:value="195">
                <text:p>1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-376.2">
                <text:p>-376.2</text:p>
              </table:table-cell>
              <table:table-cell office:value-type="float" office:value="-86.2">
                <text:p>-86.2</text:p>
              </table:table-cell>
              <table:table-cell office:value-type="float" office:value="196">
                <text:p>1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-377.15">
                <text:p>-377.15</text:p>
              </table:table-cell>
              <table:table-cell office:value-type="float" office:value="-87.15">
                <text:p>-87.15</text:p>
              </table:table-cell>
              <table:table-cell office:value-type="float" office:value="197">
                <text:p>1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-378.1">
                <text:p>-378.1</text:p>
              </table:table-cell>
              <table:table-cell office:value-type="float" office:value="-88.1">
                <text:p>-88.1</text:p>
              </table:table-cell>
              <table:table-cell office:value-type="float" office:value="198">
                <text:p>1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-379.05">
                <text:p>-379.05</text:p>
              </table:table-cell>
              <table:table-cell office:value-type="float" office:value="-89.05">
                <text:p>-89.05</text:p>
              </table:table-cell>
              <table:table-cell office:value-type="float" office:value="199">
                <text:p>1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-380">
                <text:p>-380</text:p>
              </table:table-cell>
              <table:table-cell office:value-type="float" office:value="-90">
                <text:p>-9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-380.95">
                <text:p>-380.95</text:p>
              </table:table-cell>
              <table:table-cell office:value-type="float" office:value="-90.95">
                <text:p>-90.95</text:p>
              </table:table-cell>
              <table:table-cell office:value-type="float" office:value="199.05">
                <text:p>199.0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-381.9">
                <text:p>-381.9</text:p>
              </table:table-cell>
              <table:table-cell office:value-type="float" office:value="-91.9">
                <text:p>-91.9</text:p>
              </table:table-cell>
              <table:table-cell office:value-type="float" office:value="198.1">
                <text:p>198.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-382.85">
                <text:p>-382.85</text:p>
              </table:table-cell>
              <table:table-cell office:value-type="float" office:value="-92.85">
                <text:p>-92.85</text:p>
              </table:table-cell>
              <table:table-cell office:value-type="float" office:value="197.15">
                <text:p>197.1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-383.8">
                <text:p>-383.8</text:p>
              </table:table-cell>
              <table:table-cell office:value-type="float" office:value="-93.8">
                <text:p>-93.8</text:p>
              </table:table-cell>
              <table:table-cell office:value-type="float" office:value="196.2">
                <text:p>196.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-384.75">
                <text:p>-384.75</text:p>
              </table:table-cell>
              <table:table-cell office:value-type="float" office:value="-94.75">
                <text:p>-94.75</text:p>
              </table:table-cell>
              <table:table-cell office:value-type="float" office:value="195.25">
                <text:p>195.2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-385.7">
                <text:p>-385.7</text:p>
              </table:table-cell>
              <table:table-cell office:value-type="float" office:value="-95.7">
                <text:p>-95.7</text:p>
              </table:table-cell>
              <table:table-cell office:value-type="float" office:value="194.3">
                <text:p>194.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-386.65">
                <text:p>-386.65</text:p>
              </table:table-cell>
              <table:table-cell office:value-type="float" office:value="-96.65">
                <text:p>-96.65</text:p>
              </table:table-cell>
              <table:table-cell office:value-type="float" office:value="193.35">
                <text:p>193.3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-387.6">
                <text:p>-387.6</text:p>
              </table:table-cell>
              <table:table-cell office:value-type="float" office:value="-97.6">
                <text:p>-97.6</text:p>
              </table:table-cell>
              <table:table-cell office:value-type="float" office:value="192.4">
                <text:p>192.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-388.55">
                <text:p>-388.55</text:p>
              </table:table-cell>
              <table:table-cell office:value-type="float" office:value="-98.55">
                <text:p>-98.55</text:p>
              </table:table-cell>
              <table:table-cell office:value-type="float" office:value="191.45">
                <text:p>191.4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-389.5">
                <text:p>-389.5</text:p>
              </table:table-cell>
              <table:table-cell office:value-type="float" office:value="-99.5">
                <text:p>-99.5</text:p>
              </table:table-cell>
              <table:table-cell office:value-type="float" office:value="190.5">
                <text:p>190.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-390.45">
                <text:p>-390.45</text:p>
              </table:table-cell>
              <table:table-cell office:value-type="float" office:value="-100.45">
                <text:p>-100.45</text:p>
              </table:table-cell>
              <table:table-cell office:value-type="float" office:value="189.55">
                <text:p>189.5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-391.4">
                <text:p>-391.4</text:p>
              </table:table-cell>
              <table:table-cell office:value-type="float" office:value="-101.4">
                <text:p>-101.4</text:p>
              </table:table-cell>
              <table:table-cell office:value-type="float" office:value="188.6">
                <text:p>188.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-392.35">
                <text:p>-392.35</text:p>
              </table:table-cell>
              <table:table-cell office:value-type="float" office:value="-102.35">
                <text:p>-102.35</text:p>
              </table:table-cell>
              <table:table-cell office:value-type="float" office:value="187.65">
                <text:p>187.6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-393.3">
                <text:p>-393.3</text:p>
              </table:table-cell>
              <table:table-cell office:value-type="float" office:value="-103.3">
                <text:p>-103.3</text:p>
              </table:table-cell>
              <table:table-cell office:value-type="float" office:value="186.7">
                <text:p>186.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-394.25">
                <text:p>-394.25</text:p>
              </table:table-cell>
              <table:table-cell office:value-type="float" office:value="-104.25">
                <text:p>-104.25</text:p>
              </table:table-cell>
              <table:table-cell office:value-type="float" office:value="185.75">
                <text:p>185.7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-395.2">
                <text:p>-395.2</text:p>
              </table:table-cell>
              <table:table-cell office:value-type="float" office:value="-105.2">
                <text:p>-105.2</text:p>
              </table:table-cell>
              <table:table-cell office:value-type="float" office:value="184.8">
                <text:p>184.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-396.15">
                <text:p>-396.15</text:p>
              </table:table-cell>
              <table:table-cell office:value-type="float" office:value="-106.15">
                <text:p>-106.15</text:p>
              </table:table-cell>
              <table:table-cell office:value-type="float" office:value="183.85">
                <text:p>183.8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-397.1">
                <text:p>-397.1</text:p>
              </table:table-cell>
              <table:table-cell office:value-type="float" office:value="-107.1">
                <text:p>-107.1</text:p>
              </table:table-cell>
              <table:table-cell office:value-type="float" office:value="182.9">
                <text:p>182.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-398.05">
                <text:p>-398.05</text:p>
              </table:table-cell>
              <table:table-cell office:value-type="float" office:value="-108.05">
                <text:p>-108.05</text:p>
              </table:table-cell>
              <table:table-cell office:value-type="float" office:value="181.95">
                <text:p>181.9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-399">
                <text:p>-399</text:p>
              </table:table-cell>
              <table:table-cell office:value-type="float" office:value="-109">
                <text:p>-109</text:p>
              </table:table-cell>
              <table:table-cell office:value-type="float" office:value="181">
                <text:p>18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-399.95">
                <text:p>-399.95</text:p>
              </table:table-cell>
              <table:table-cell office:value-type="float" office:value="-109.95">
                <text:p>-109.95</text:p>
              </table:table-cell>
              <table:table-cell office:value-type="float" office:value="180.05">
                <text:p>180.0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-400.9">
                <text:p>-400.9</text:p>
              </table:table-cell>
              <table:table-cell office:value-type="float" office:value="-110.9">
                <text:p>-110.9</text:p>
              </table:table-cell>
              <table:table-cell office:value-type="float" office:value="179.1">
                <text:p>179.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-401.85">
                <text:p>-401.85</text:p>
              </table:table-cell>
              <table:table-cell office:value-type="float" office:value="-111.85">
                <text:p>-111.85</text:p>
              </table:table-cell>
              <table:table-cell office:value-type="float" office:value="178.15">
                <text:p>178.1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-402.8">
                <text:p>-402.8</text:p>
              </table:table-cell>
              <table:table-cell office:value-type="float" office:value="-112.8">
                <text:p>-112.8</text:p>
              </table:table-cell>
              <table:table-cell office:value-type="float" office:value="177.2">
                <text:p>177.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-403.75">
                <text:p>-403.75</text:p>
              </table:table-cell>
              <table:table-cell office:value-type="float" office:value="-113.75">
                <text:p>-113.75</text:p>
              </table:table-cell>
              <table:table-cell office:value-type="float" office:value="176.25">
                <text:p>176.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-404.7">
                <text:p>-404.7</text:p>
              </table:table-cell>
              <table:table-cell office:value-type="float" office:value="-114.7">
                <text:p>-114.7</text:p>
              </table:table-cell>
              <table:table-cell office:value-type="float" office:value="175.3">
                <text:p>175.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-405.65">
                <text:p>-405.65</text:p>
              </table:table-cell>
              <table:table-cell office:value-type="float" office:value="-115.65">
                <text:p>-115.65</text:p>
              </table:table-cell>
              <table:table-cell office:value-type="float" office:value="174.35">
                <text:p>174.3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-406.6">
                <text:p>-406.6</text:p>
              </table:table-cell>
              <table:table-cell office:value-type="float" office:value="-116.6">
                <text:p>-116.6</text:p>
              </table:table-cell>
              <table:table-cell office:value-type="float" office:value="173.4">
                <text:p>173.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-407.55">
                <text:p>-407.55</text:p>
              </table:table-cell>
              <table:table-cell office:value-type="float" office:value="-117.55">
                <text:p>-117.55</text:p>
              </table:table-cell>
              <table:table-cell office:value-type="float" office:value="172.45">
                <text:p>172.4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-408.5">
                <text:p>-408.5</text:p>
              </table:table-cell>
              <table:table-cell office:value-type="float" office:value="-118.5">
                <text:p>-118.5</text:p>
              </table:table-cell>
              <table:table-cell office:value-type="float" office:value="171.5">
                <text:p>171.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-409.45">
                <text:p>-409.45</text:p>
              </table:table-cell>
              <table:table-cell office:value-type="float" office:value="-119.45">
                <text:p>-119.45</text:p>
              </table:table-cell>
              <table:table-cell office:value-type="float" office:value="170.55">
                <text:p>170.5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-410.4">
                <text:p>-410.4</text:p>
              </table:table-cell>
              <table:table-cell office:value-type="float" office:value="-120.4">
                <text:p>-120.4</text:p>
              </table:table-cell>
              <table:table-cell office:value-type="float" office:value="169.6">
                <text:p>169.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-411.35">
                <text:p>-411.35</text:p>
              </table:table-cell>
              <table:table-cell office:value-type="float" office:value="-121.35">
                <text:p>-121.35</text:p>
              </table:table-cell>
              <table:table-cell office:value-type="float" office:value="168.65">
                <text:p>168.6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-412.3">
                <text:p>-412.3</text:p>
              </table:table-cell>
              <table:table-cell office:value-type="float" office:value="-122.3">
                <text:p>-122.3</text:p>
              </table:table-cell>
              <table:table-cell office:value-type="float" office:value="167.7">
                <text:p>167.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-413.25">
                <text:p>-413.25</text:p>
              </table:table-cell>
              <table:table-cell office:value-type="float" office:value="-123.25">
                <text:p>-123.25</text:p>
              </table:table-cell>
              <table:table-cell office:value-type="float" office:value="166.75">
                <text:p>166.7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-414.2">
                <text:p>-414.2</text:p>
              </table:table-cell>
              <table:table-cell office:value-type="float" office:value="-124.2">
                <text:p>-124.2</text:p>
              </table:table-cell>
              <table:table-cell office:value-type="float" office:value="165.8">
                <text:p>165.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-415.15">
                <text:p>-415.15</text:p>
              </table:table-cell>
              <table:table-cell office:value-type="float" office:value="-125.15">
                <text:p>-125.15</text:p>
              </table:table-cell>
              <table:table-cell office:value-type="float" office:value="164.85">
                <text:p>164.8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-416.1">
                <text:p>-416.1</text:p>
              </table:table-cell>
              <table:table-cell office:value-type="float" office:value="-126.1">
                <text:p>-126.1</text:p>
              </table:table-cell>
              <table:table-cell office:value-type="float" office:value="163.9">
                <text:p>163.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-417.05">
                <text:p>-417.05</text:p>
              </table:table-cell>
              <table:table-cell office:value-type="float" office:value="-127.05">
                <text:p>-127.05</text:p>
              </table:table-cell>
              <table:table-cell office:value-type="float" office:value="162.95">
                <text:p>162.9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-418">
                <text:p>-418</text:p>
              </table:table-cell>
              <table:table-cell office:value-type="float" office:value="-128">
                <text:p>-128</text:p>
              </table:table-cell>
              <table:table-cell office:value-type="float" office:value="162">
                <text:p>16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-418.95">
                <text:p>-418.95</text:p>
              </table:table-cell>
              <table:table-cell office:value-type="float" office:value="-128.95">
                <text:p>-128.95</text:p>
              </table:table-cell>
              <table:table-cell office:value-type="float" office:value="161.05">
                <text:p>161.0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-419.9">
                <text:p>-419.9</text:p>
              </table:table-cell>
              <table:table-cell office:value-type="float" office:value="-129.9">
                <text:p>-129.9</text:p>
              </table:table-cell>
              <table:table-cell office:value-type="float" office:value="160.1">
                <text:p>160.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-420.85">
                <text:p>-420.85</text:p>
              </table:table-cell>
              <table:table-cell office:value-type="float" office:value="-130.85">
                <text:p>-130.85</text:p>
              </table:table-cell>
              <table:table-cell office:value-type="float" office:value="159.15">
                <text:p>159.1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-421.8">
                <text:p>-421.8</text:p>
              </table:table-cell>
              <table:table-cell office:value-type="float" office:value="-131.8">
                <text:p>-131.8</text:p>
              </table:table-cell>
              <table:table-cell office:value-type="float" office:value="158.2">
                <text:p>158.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-422.75">
                <text:p>-422.75</text:p>
              </table:table-cell>
              <table:table-cell office:value-type="float" office:value="-132.75">
                <text:p>-132.75</text:p>
              </table:table-cell>
              <table:table-cell office:value-type="float" office:value="157.25">
                <text:p>157.2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-423.7">
                <text:p>-423.7</text:p>
              </table:table-cell>
              <table:table-cell office:value-type="float" office:value="-133.7">
                <text:p>-133.7</text:p>
              </table:table-cell>
              <table:table-cell office:value-type="float" office:value="156.3">
                <text:p>156.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-424.65">
                <text:p>-424.65</text:p>
              </table:table-cell>
              <table:table-cell office:value-type="float" office:value="-134.65">
                <text:p>-134.65</text:p>
              </table:table-cell>
              <table:table-cell office:value-type="float" office:value="155.35">
                <text:p>155.3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-425.6">
                <text:p>-425.6</text:p>
              </table:table-cell>
              <table:table-cell office:value-type="float" office:value="-135.6">
                <text:p>-135.6</text:p>
              </table:table-cell>
              <table:table-cell office:value-type="float" office:value="154.4">
                <text:p>154.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-426.55">
                <text:p>-426.55</text:p>
              </table:table-cell>
              <table:table-cell office:value-type="float" office:value="-136.55">
                <text:p>-136.55</text:p>
              </table:table-cell>
              <table:table-cell office:value-type="float" office:value="153.45">
                <text:p>153.4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-427.5">
                <text:p>-427.5</text:p>
              </table:table-cell>
              <table:table-cell office:value-type="float" office:value="-137.5">
                <text:p>-137.5</text:p>
              </table:table-cell>
              <table:table-cell office:value-type="float" office:value="152.5">
                <text:p>152.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-428.45">
                <text:p>-428.45</text:p>
              </table:table-cell>
              <table:table-cell office:value-type="float" office:value="-138.45">
                <text:p>-138.45</text:p>
              </table:table-cell>
              <table:table-cell office:value-type="float" office:value="151.55">
                <text:p>151.5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-429.4">
                <text:p>-429.4</text:p>
              </table:table-cell>
              <table:table-cell office:value-type="float" office:value="-139.4">
                <text:p>-139.4</text:p>
              </table:table-cell>
              <table:table-cell office:value-type="float" office:value="150.6">
                <text:p>150.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-430.35">
                <text:p>-430.35</text:p>
              </table:table-cell>
              <table:table-cell office:value-type="float" office:value="-140.35">
                <text:p>-140.35</text:p>
              </table:table-cell>
              <table:table-cell office:value-type="float" office:value="149.65">
                <text:p>149.6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-431.3">
                <text:p>-431.3</text:p>
              </table:table-cell>
              <table:table-cell office:value-type="float" office:value="-141.3">
                <text:p>-141.3</text:p>
              </table:table-cell>
              <table:table-cell office:value-type="float" office:value="148.7">
                <text:p>148.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-432.25">
                <text:p>-432.25</text:p>
              </table:table-cell>
              <table:table-cell office:value-type="float" office:value="-142.25">
                <text:p>-142.25</text:p>
              </table:table-cell>
              <table:table-cell office:value-type="float" office:value="147.75">
                <text:p>147.7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-433.2">
                <text:p>-433.2</text:p>
              </table:table-cell>
              <table:table-cell office:value-type="float" office:value="-143.2">
                <text:p>-143.2</text:p>
              </table:table-cell>
              <table:table-cell office:value-type="float" office:value="146.8">
                <text:p>146.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-434.15">
                <text:p>-434.15</text:p>
              </table:table-cell>
              <table:table-cell office:value-type="float" office:value="-144.15">
                <text:p>-144.15</text:p>
              </table:table-cell>
              <table:table-cell office:value-type="float" office:value="145.85">
                <text:p>145.8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-435.1">
                <text:p>-435.1</text:p>
              </table:table-cell>
              <table:table-cell office:value-type="float" office:value="-145.1">
                <text:p>-145.1</text:p>
              </table:table-cell>
              <table:table-cell office:value-type="float" office:value="144.9">
                <text:p>144.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-436.05">
                <text:p>-436.05</text:p>
              </table:table-cell>
              <table:table-cell office:value-type="float" office:value="-146.05">
                <text:p>-146.05</text:p>
              </table:table-cell>
              <table:table-cell office:value-type="float" office:value="143.95">
                <text:p>143.9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-437">
                <text:p>-437</text:p>
              </table:table-cell>
              <table:table-cell office:value-type="float" office:value="-147">
                <text:p>-147</text:p>
              </table:table-cell>
              <table:table-cell office:value-type="float" office:value="143">
                <text:p>14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-437.95">
                <text:p>-437.95</text:p>
              </table:table-cell>
              <table:table-cell office:value-type="float" office:value="-147.95">
                <text:p>-147.95</text:p>
              </table:table-cell>
              <table:table-cell office:value-type="float" office:value="142.05">
                <text:p>142.0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-438.9">
                <text:p>-438.9</text:p>
              </table:table-cell>
              <table:table-cell office:value-type="float" office:value="-148.9">
                <text:p>-148.9</text:p>
              </table:table-cell>
              <table:table-cell office:value-type="float" office:value="141.1">
                <text:p>141.1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-439.85">
                <text:p>-439.85</text:p>
              </table:table-cell>
              <table:table-cell office:value-type="float" office:value="-149.85">
                <text:p>-149.85</text:p>
              </table:table-cell>
              <table:table-cell office:value-type="float" office:value="140.15">
                <text:p>140.1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-440.8">
                <text:p>-440.8</text:p>
              </table:table-cell>
              <table:table-cell office:value-type="float" office:value="-150.8">
                <text:p>-150.8</text:p>
              </table:table-cell>
              <table:table-cell office:value-type="float" office:value="139.2">
                <text:p>139.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-441.75">
                <text:p>-441.75</text:p>
              </table:table-cell>
              <table:table-cell office:value-type="float" office:value="-151.75">
                <text:p>-151.75</text:p>
              </table:table-cell>
              <table:table-cell office:value-type="float" office:value="138.25">
                <text:p>138.2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-442.7">
                <text:p>-442.7</text:p>
              </table:table-cell>
              <table:table-cell office:value-type="float" office:value="-152.7">
                <text:p>-152.7</text:p>
              </table:table-cell>
              <table:table-cell office:value-type="float" office:value="137.3">
                <text:p>137.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-443.65">
                <text:p>-443.65</text:p>
              </table:table-cell>
              <table:table-cell office:value-type="float" office:value="-153.65">
                <text:p>-153.65</text:p>
              </table:table-cell>
              <table:table-cell office:value-type="float" office:value="136.35">
                <text:p>136.3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-444.6">
                <text:p>-444.6</text:p>
              </table:table-cell>
              <table:table-cell office:value-type="float" office:value="-154.6">
                <text:p>-154.6</text:p>
              </table:table-cell>
              <table:table-cell office:value-type="float" office:value="135.4">
                <text:p>135.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-445.55">
                <text:p>-445.55</text:p>
              </table:table-cell>
              <table:table-cell office:value-type="float" office:value="-155.55">
                <text:p>-155.55</text:p>
              </table:table-cell>
              <table:table-cell office:value-type="float" office:value="134.45">
                <text:p>134.4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-446.5">
                <text:p>-446.5</text:p>
              </table:table-cell>
              <table:table-cell office:value-type="float" office:value="-156.5">
                <text:p>-156.5</text:p>
              </table:table-cell>
              <table:table-cell office:value-type="float" office:value="133.5">
                <text:p>133.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-447.45">
                <text:p>-447.45</text:p>
              </table:table-cell>
              <table:table-cell office:value-type="float" office:value="-157.45">
                <text:p>-157.45</text:p>
              </table:table-cell>
              <table:table-cell office:value-type="float" office:value="132.55">
                <text:p>132.5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-448.4">
                <text:p>-448.4</text:p>
              </table:table-cell>
              <table:table-cell office:value-type="float" office:value="-158.4">
                <text:p>-158.4</text:p>
              </table:table-cell>
              <table:table-cell office:value-type="float" office:value="131.6">
                <text:p>131.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-449.35">
                <text:p>-449.35</text:p>
              </table:table-cell>
              <table:table-cell office:value-type="float" office:value="-159.35">
                <text:p>-159.35</text:p>
              </table:table-cell>
              <table:table-cell office:value-type="float" office:value="130.65">
                <text:p>130.6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-450.3">
                <text:p>-450.3</text:p>
              </table:table-cell>
              <table:table-cell office:value-type="float" office:value="-160.3">
                <text:p>-160.3</text:p>
              </table:table-cell>
              <table:table-cell office:value-type="float" office:value="129.7">
                <text:p>129.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-451.25">
                <text:p>-451.25</text:p>
              </table:table-cell>
              <table:table-cell office:value-type="float" office:value="-161.25">
                <text:p>-161.25</text:p>
              </table:table-cell>
              <table:table-cell office:value-type="float" office:value="128.75">
                <text:p>128.7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-452.2">
                <text:p>-452.2</text:p>
              </table:table-cell>
              <table:table-cell office:value-type="float" office:value="-162.2">
                <text:p>-162.2</text:p>
              </table:table-cell>
              <table:table-cell office:value-type="float" office:value="127.8">
                <text:p>127.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-453.15">
                <text:p>-453.15</text:p>
              </table:table-cell>
              <table:table-cell office:value-type="float" office:value="-163.15">
                <text:p>-163.15</text:p>
              </table:table-cell>
              <table:table-cell office:value-type="float" office:value="126.85">
                <text:p>126.8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-454.1">
                <text:p>-454.1</text:p>
              </table:table-cell>
              <table:table-cell office:value-type="float" office:value="-164.1">
                <text:p>-164.1</text:p>
              </table:table-cell>
              <table:table-cell office:value-type="float" office:value="125.9">
                <text:p>125.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-455.05">
                <text:p>-455.05</text:p>
              </table:table-cell>
              <table:table-cell office:value-type="float" office:value="-165.05">
                <text:p>-165.05</text:p>
              </table:table-cell>
              <table:table-cell office:value-type="float" office:value="124.95">
                <text:p>124.9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-456">
                <text:p>-456</text:p>
              </table:table-cell>
              <table:table-cell office:value-type="float" office:value="-166">
                <text:p>-166</text:p>
              </table:table-cell>
              <table:table-cell office:value-type="float" office:value="124">
                <text:p>1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-456.95">
                <text:p>-456.95</text:p>
              </table:table-cell>
              <table:table-cell office:value-type="float" office:value="-166.95">
                <text:p>-166.95</text:p>
              </table:table-cell>
              <table:table-cell office:value-type="float" office:value="123.05">
                <text:p>123.0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-457.9">
                <text:p>-457.9</text:p>
              </table:table-cell>
              <table:table-cell office:value-type="float" office:value="-167.9">
                <text:p>-167.9</text:p>
              </table:table-cell>
              <table:table-cell office:value-type="float" office:value="122.1">
                <text:p>122.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-458.85">
                <text:p>-458.85</text:p>
              </table:table-cell>
              <table:table-cell office:value-type="float" office:value="-168.85">
                <text:p>-168.85</text:p>
              </table:table-cell>
              <table:table-cell office:value-type="float" office:value="121.15">
                <text:p>121.1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-459.8">
                <text:p>-459.8</text:p>
              </table:table-cell>
              <table:table-cell office:value-type="float" office:value="-169.8">
                <text:p>-169.8</text:p>
              </table:table-cell>
              <table:table-cell office:value-type="float" office:value="120.2">
                <text:p>120.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-460.75">
                <text:p>-460.75</text:p>
              </table:table-cell>
              <table:table-cell office:value-type="float" office:value="-170.75">
                <text:p>-170.75</text:p>
              </table:table-cell>
              <table:table-cell office:value-type="float" office:value="119.25">
                <text:p>119.2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-461.7">
                <text:p>-461.7</text:p>
              </table:table-cell>
              <table:table-cell office:value-type="float" office:value="-171.7">
                <text:p>-171.7</text:p>
              </table:table-cell>
              <table:table-cell office:value-type="float" office:value="118.3">
                <text:p>118.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-462.65">
                <text:p>-462.65</text:p>
              </table:table-cell>
              <table:table-cell office:value-type="float" office:value="-172.65">
                <text:p>-172.65</text:p>
              </table:table-cell>
              <table:table-cell office:value-type="float" office:value="117.35">
                <text:p>117.3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-463.6">
                <text:p>-463.6</text:p>
              </table:table-cell>
              <table:table-cell office:value-type="float" office:value="-173.6">
                <text:p>-173.6</text:p>
              </table:table-cell>
              <table:table-cell office:value-type="float" office:value="116.4">
                <text:p>116.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-464.55">
                <text:p>-464.55</text:p>
              </table:table-cell>
              <table:table-cell office:value-type="float" office:value="-174.55">
                <text:p>-174.55</text:p>
              </table:table-cell>
              <table:table-cell office:value-type="float" office:value="115.45">
                <text:p>115.4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-465.5">
                <text:p>-465.5</text:p>
              </table:table-cell>
              <table:table-cell office:value-type="float" office:value="-175.5">
                <text:p>-175.5</text:p>
              </table:table-cell>
              <table:table-cell office:value-type="float" office:value="114.5">
                <text:p>114.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-466.45">
                <text:p>-466.45</text:p>
              </table:table-cell>
              <table:table-cell office:value-type="float" office:value="-176.45">
                <text:p>-176.45</text:p>
              </table:table-cell>
              <table:table-cell office:value-type="float" office:value="113.55">
                <text:p>113.5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-467.4">
                <text:p>-467.4</text:p>
              </table:table-cell>
              <table:table-cell office:value-type="float" office:value="-177.4">
                <text:p>-177.4</text:p>
              </table:table-cell>
              <table:table-cell office:value-type="float" office:value="112.6">
                <text:p>112.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-468.35">
                <text:p>-468.35</text:p>
              </table:table-cell>
              <table:table-cell office:value-type="float" office:value="-178.35">
                <text:p>-178.35</text:p>
              </table:table-cell>
              <table:table-cell office:value-type="float" office:value="111.65">
                <text:p>111.6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-469.3">
                <text:p>-469.3</text:p>
              </table:table-cell>
              <table:table-cell office:value-type="float" office:value="-179.3">
                <text:p>-179.3</text:p>
              </table:table-cell>
              <table:table-cell office:value-type="float" office:value="110.7">
                <text:p>110.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-470.25">
                <text:p>-470.25</text:p>
              </table:table-cell>
              <table:table-cell office:value-type="float" office:value="-180.25">
                <text:p>-180.25</text:p>
              </table:table-cell>
              <table:table-cell office:value-type="float" office:value="109.75">
                <text:p>109.7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-471.2">
                <text:p>-471.2</text:p>
              </table:table-cell>
              <table:table-cell office:value-type="float" office:value="-181.2">
                <text:p>-181.2</text:p>
              </table:table-cell>
              <table:table-cell office:value-type="float" office:value="108.8">
                <text:p>108.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-472.15">
                <text:p>-472.15</text:p>
              </table:table-cell>
              <table:table-cell office:value-type="float" office:value="-182.15">
                <text:p>-182.15</text:p>
              </table:table-cell>
              <table:table-cell office:value-type="float" office:value="107.85">
                <text:p>107.8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-473.1">
                <text:p>-473.1</text:p>
              </table:table-cell>
              <table:table-cell office:value-type="float" office:value="-183.1">
                <text:p>-183.1</text:p>
              </table:table-cell>
              <table:table-cell office:value-type="float" office:value="106.9">
                <text:p>106.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-474.05">
                <text:p>-474.05</text:p>
              </table:table-cell>
              <table:table-cell office:value-type="float" office:value="-184.05">
                <text:p>-184.05</text:p>
              </table:table-cell>
              <table:table-cell office:value-type="float" office:value="105.95">
                <text:p>105.9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-475">
                <text:p>-475</text:p>
              </table:table-cell>
              <table:table-cell office:value-type="float" office:value="-185">
                <text:p>-185</text:p>
              </table:table-cell>
              <table:table-cell office:value-type="float" office:value="105">
                <text:p>10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-475.95">
                <text:p>-475.95</text:p>
              </table:table-cell>
              <table:table-cell office:value-type="float" office:value="-185.95">
                <text:p>-185.95</text:p>
              </table:table-cell>
              <table:table-cell office:value-type="float" office:value="104.05">
                <text:p>104.0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-476.9">
                <text:p>-476.9</text:p>
              </table:table-cell>
              <table:table-cell office:value-type="float" office:value="-186.9">
                <text:p>-186.9</text:p>
              </table:table-cell>
              <table:table-cell office:value-type="float" office:value="103.1">
                <text:p>103.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-477.85">
                <text:p>-477.85</text:p>
              </table:table-cell>
              <table:table-cell office:value-type="float" office:value="-187.85">
                <text:p>-187.85</text:p>
              </table:table-cell>
              <table:table-cell office:value-type="float" office:value="102.15">
                <text:p>102.1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-478.8">
                <text:p>-478.8</text:p>
              </table:table-cell>
              <table:table-cell office:value-type="float" office:value="-188.8">
                <text:p>-188.8</text:p>
              </table:table-cell>
              <table:table-cell office:value-type="float" office:value="101.2">
                <text:p>101.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-479.75">
                <text:p>-479.75</text:p>
              </table:table-cell>
              <table:table-cell office:value-type="float" office:value="-189.75">
                <text:p>-189.75</text:p>
              </table:table-cell>
              <table:table-cell office:value-type="float" office:value="100.25">
                <text:p>100.2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-480.7">
                <text:p>-480.7</text:p>
              </table:table-cell>
              <table:table-cell office:value-type="float" office:value="-190.7">
                <text:p>-190.7</text:p>
              </table:table-cell>
              <table:table-cell office:value-type="float" office:value="99.3">
                <text:p>99.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-481.65">
                <text:p>-481.65</text:p>
              </table:table-cell>
              <table:table-cell office:value-type="float" office:value="-191.65">
                <text:p>-191.65</text:p>
              </table:table-cell>
              <table:table-cell office:value-type="float" office:value="98.35">
                <text:p>98.3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-482.6">
                <text:p>-482.6</text:p>
              </table:table-cell>
              <table:table-cell office:value-type="float" office:value="-192.6">
                <text:p>-192.6</text:p>
              </table:table-cell>
              <table:table-cell office:value-type="float" office:value="97.4">
                <text:p>97.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-483.55">
                <text:p>-483.55</text:p>
              </table:table-cell>
              <table:table-cell office:value-type="float" office:value="-193.55">
                <text:p>-193.55</text:p>
              </table:table-cell>
              <table:table-cell office:value-type="float" office:value="96.45">
                <text:p>96.4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-484.5">
                <text:p>-484.5</text:p>
              </table:table-cell>
              <table:table-cell office:value-type="float" office:value="-194.5">
                <text:p>-194.5</text:p>
              </table:table-cell>
              <table:table-cell office:value-type="float" office:value="95.5">
                <text:p>95.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-485.45">
                <text:p>-485.45</text:p>
              </table:table-cell>
              <table:table-cell office:value-type="float" office:value="-195.45">
                <text:p>-195.45</text:p>
              </table:table-cell>
              <table:table-cell office:value-type="float" office:value="94.55">
                <text:p>94.5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-486.4">
                <text:p>-486.4</text:p>
              </table:table-cell>
              <table:table-cell office:value-type="float" office:value="-196.4">
                <text:p>-196.4</text:p>
              </table:table-cell>
              <table:table-cell office:value-type="float" office:value="93.6">
                <text:p>93.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-487.35">
                <text:p>-487.35</text:p>
              </table:table-cell>
              <table:table-cell office:value-type="float" office:value="-197.35">
                <text:p>-197.35</text:p>
              </table:table-cell>
              <table:table-cell office:value-type="float" office:value="92.65">
                <text:p>92.6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-488.3">
                <text:p>-488.3</text:p>
              </table:table-cell>
              <table:table-cell office:value-type="float" office:value="-198.3">
                <text:p>-198.3</text:p>
              </table:table-cell>
              <table:table-cell office:value-type="float" office:value="91.7">
                <text:p>91.7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-489.25">
                <text:p>-489.25</text:p>
              </table:table-cell>
              <table:table-cell office:value-type="float" office:value="-199.25">
                <text:p>-199.25</text:p>
              </table:table-cell>
              <table:table-cell office:value-type="float" office:value="90.75">
                <text:p>90.7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-490.2">
                <text:p>-490.2</text:p>
              </table:table-cell>
              <table:table-cell office:value-type="float" office:value="-200.2">
                <text:p>-200.2</text:p>
              </table:table-cell>
              <table:table-cell office:value-type="float" office:value="89.8">
                <text:p>89.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-491.15">
                <text:p>-491.15</text:p>
              </table:table-cell>
              <table:table-cell office:value-type="float" office:value="-201.15">
                <text:p>-201.15</text:p>
              </table:table-cell>
              <table:table-cell office:value-type="float" office:value="88.85">
                <text:p>88.8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-492.1">
                <text:p>-492.1</text:p>
              </table:table-cell>
              <table:table-cell office:value-type="float" office:value="-202.1">
                <text:p>-202.1</text:p>
              </table:table-cell>
              <table:table-cell office:value-type="float" office:value="87.9">
                <text:p>87.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-493.05">
                <text:p>-493.05</text:p>
              </table:table-cell>
              <table:table-cell office:value-type="float" office:value="-203.05">
                <text:p>-203.05</text:p>
              </table:table-cell>
              <table:table-cell office:value-type="float" office:value="86.95">
                <text:p>86.9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-494">
                <text:p>-494</text:p>
              </table:table-cell>
              <table:table-cell office:value-type="float" office:value="-204">
                <text:p>-204</text:p>
              </table:table-cell>
              <table:table-cell office:value-type="float" office:value="86">
                <text:p>8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-494.95">
                <text:p>-494.95</text:p>
              </table:table-cell>
              <table:table-cell office:value-type="float" office:value="-204.95">
                <text:p>-204.95</text:p>
              </table:table-cell>
              <table:table-cell office:value-type="float" office:value="85.05">
                <text:p>85.0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-495.9">
                <text:p>-495.9</text:p>
              </table:table-cell>
              <table:table-cell office:value-type="float" office:value="-205.9">
                <text:p>-205.9</text:p>
              </table:table-cell>
              <table:table-cell office:value-type="float" office:value="84.1">
                <text:p>84.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-496.85">
                <text:p>-496.85</text:p>
              </table:table-cell>
              <table:table-cell office:value-type="float" office:value="-206.85">
                <text:p>-206.85</text:p>
              </table:table-cell>
              <table:table-cell office:value-type="float" office:value="83.15">
                <text:p>83.1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-497.8">
                <text:p>-497.8</text:p>
              </table:table-cell>
              <table:table-cell office:value-type="float" office:value="-207.8">
                <text:p>-207.8</text:p>
              </table:table-cell>
              <table:table-cell office:value-type="float" office:value="82.2">
                <text:p>82.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-498.75">
                <text:p>-498.75</text:p>
              </table:table-cell>
              <table:table-cell office:value-type="float" office:value="-208.75">
                <text:p>-208.75</text:p>
              </table:table-cell>
              <table:table-cell office:value-type="float" office:value="81.25">
                <text:p>81.2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-499.7">
                <text:p>-499.7</text:p>
              </table:table-cell>
              <table:table-cell office:value-type="float" office:value="-209.7">
                <text:p>-209.7</text:p>
              </table:table-cell>
              <table:table-cell office:value-type="float" office:value="80.3">
                <text:p>80.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-500.65">
                <text:p>-500.65</text:p>
              </table:table-cell>
              <table:table-cell office:value-type="float" office:value="-210.65">
                <text:p>-210.65</text:p>
              </table:table-cell>
              <table:table-cell office:value-type="float" office:value="79.35">
                <text:p>79.3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-501.6">
                <text:p>-501.6</text:p>
              </table:table-cell>
              <table:table-cell office:value-type="float" office:value="-211.6">
                <text:p>-211.6</text:p>
              </table:table-cell>
              <table:table-cell office:value-type="float" office:value="78.4">
                <text:p>78.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-502.55">
                <text:p>-502.55</text:p>
              </table:table-cell>
              <table:table-cell office:value-type="float" office:value="-212.55">
                <text:p>-212.55</text:p>
              </table:table-cell>
              <table:table-cell office:value-type="float" office:value="77.45">
                <text:p>77.4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-503.5">
                <text:p>-503.5</text:p>
              </table:table-cell>
              <table:table-cell office:value-type="float" office:value="-213.5">
                <text:p>-213.5</text:p>
              </table:table-cell>
              <table:table-cell office:value-type="float" office:value="76.5">
                <text:p>76.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-504.45">
                <text:p>-504.45</text:p>
              </table:table-cell>
              <table:table-cell office:value-type="float" office:value="-214.45">
                <text:p>-214.45</text:p>
              </table:table-cell>
              <table:table-cell office:value-type="float" office:value="75.55">
                <text:p>75.5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-505.4">
                <text:p>-505.4</text:p>
              </table:table-cell>
              <table:table-cell office:value-type="float" office:value="-215.4">
                <text:p>-215.4</text:p>
              </table:table-cell>
              <table:table-cell office:value-type="float" office:value="74.6">
                <text:p>74.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-506.35">
                <text:p>-506.35</text:p>
              </table:table-cell>
              <table:table-cell office:value-type="float" office:value="-216.35">
                <text:p>-216.35</text:p>
              </table:table-cell>
              <table:table-cell office:value-type="float" office:value="73.65">
                <text:p>73.6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-507.3">
                <text:p>-507.3</text:p>
              </table:table-cell>
              <table:table-cell office:value-type="float" office:value="-217.3">
                <text:p>-217.3</text:p>
              </table:table-cell>
              <table:table-cell office:value-type="float" office:value="72.7">
                <text:p>72.7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-508.25">
                <text:p>-508.25</text:p>
              </table:table-cell>
              <table:table-cell office:value-type="float" office:value="-218.25">
                <text:p>-218.25</text:p>
              </table:table-cell>
              <table:table-cell office:value-type="float" office:value="71.75">
                <text:p>71.7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-509.2">
                <text:p>-509.2</text:p>
              </table:table-cell>
              <table:table-cell office:value-type="float" office:value="-219.2">
                <text:p>-219.2</text:p>
              </table:table-cell>
              <table:table-cell office:value-type="float" office:value="70.8">
                <text:p>70.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-510.15">
                <text:p>-510.15</text:p>
              </table:table-cell>
              <table:table-cell office:value-type="float" office:value="-220.15">
                <text:p>-220.15</text:p>
              </table:table-cell>
              <table:table-cell office:value-type="float" office:value="69.85">
                <text:p>69.8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-511.1">
                <text:p>-511.1</text:p>
              </table:table-cell>
              <table:table-cell office:value-type="float" office:value="-221.1">
                <text:p>-221.1</text:p>
              </table:table-cell>
              <table:table-cell office:value-type="float" office:value="68.9">
                <text:p>68.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-512.05">
                <text:p>-512.05</text:p>
              </table:table-cell>
              <table:table-cell office:value-type="float" office:value="-222.05">
                <text:p>-222.05</text:p>
              </table:table-cell>
              <table:table-cell office:value-type="float" office:value="67.95">
                <text:p>67.9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-513">
                <text:p>-513</text:p>
              </table:table-cell>
              <table:table-cell office:value-type="float" office:value="-223">
                <text:p>-223</text:p>
              </table:table-cell>
              <table:table-cell office:value-type="float" office:value="67">
                <text:p>6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-513.95">
                <text:p>-513.95</text:p>
              </table:table-cell>
              <table:table-cell office:value-type="float" office:value="-223.95">
                <text:p>-223.95</text:p>
              </table:table-cell>
              <table:table-cell office:value-type="float" office:value="66.05">
                <text:p>66.0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-514.9">
                <text:p>-514.9</text:p>
              </table:table-cell>
              <table:table-cell office:value-type="float" office:value="-224.9">
                <text:p>-224.9</text:p>
              </table:table-cell>
              <table:table-cell office:value-type="float" office:value="65.1">
                <text:p>65.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-515.85">
                <text:p>-515.85</text:p>
              </table:table-cell>
              <table:table-cell office:value-type="float" office:value="-225.85">
                <text:p>-225.85</text:p>
              </table:table-cell>
              <table:table-cell office:value-type="float" office:value="64.15">
                <text:p>64.1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-516.8">
                <text:p>-516.8</text:p>
              </table:table-cell>
              <table:table-cell office:value-type="float" office:value="-226.8">
                <text:p>-226.8</text:p>
              </table:table-cell>
              <table:table-cell office:value-type="float" office:value="63.2000000000001">
                <text:p>63.200000000000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-517.75">
                <text:p>-517.75</text:p>
              </table:table-cell>
              <table:table-cell office:value-type="float" office:value="-227.75">
                <text:p>-227.75</text:p>
              </table:table-cell>
              <table:table-cell office:value-type="float" office:value="62.25">
                <text:p>62.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-518.7">
                <text:p>-518.7</text:p>
              </table:table-cell>
              <table:table-cell office:value-type="float" office:value="-228.7">
                <text:p>-228.7</text:p>
              </table:table-cell>
              <table:table-cell office:value-type="float" office:value="61.3">
                <text:p>61.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-519.65">
                <text:p>-519.65</text:p>
              </table:table-cell>
              <table:table-cell office:value-type="float" office:value="-229.65">
                <text:p>-229.65</text:p>
              </table:table-cell>
              <table:table-cell office:value-type="float" office:value="60.35">
                <text:p>60.3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-520.6">
                <text:p>-520.6</text:p>
              </table:table-cell>
              <table:table-cell office:value-type="float" office:value="-230.6">
                <text:p>-230.6</text:p>
              </table:table-cell>
              <table:table-cell office:value-type="float" office:value="59.4">
                <text:p>59.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-521.55">
                <text:p>-521.55</text:p>
              </table:table-cell>
              <table:table-cell office:value-type="float" office:value="-231.55">
                <text:p>-231.55</text:p>
              </table:table-cell>
              <table:table-cell office:value-type="float" office:value="58.45">
                <text:p>58.4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-522.5">
                <text:p>-522.5</text:p>
              </table:table-cell>
              <table:table-cell office:value-type="float" office:value="-232.5">
                <text:p>-232.5</text:p>
              </table:table-cell>
              <table:table-cell office:value-type="float" office:value="57.5">
                <text:p>57.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-523.45">
                <text:p>-523.45</text:p>
              </table:table-cell>
              <table:table-cell office:value-type="float" office:value="-233.45">
                <text:p>-233.45</text:p>
              </table:table-cell>
              <table:table-cell office:value-type="float" office:value="56.55">
                <text:p>56.5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-524.4">
                <text:p>-524.4</text:p>
              </table:table-cell>
              <table:table-cell office:value-type="float" office:value="-234.4">
                <text:p>-234.4</text:p>
              </table:table-cell>
              <table:table-cell office:value-type="float" office:value="55.6">
                <text:p>55.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-525.35">
                <text:p>-525.35</text:p>
              </table:table-cell>
              <table:table-cell office:value-type="float" office:value="-235.35">
                <text:p>-235.35</text:p>
              </table:table-cell>
              <table:table-cell office:value-type="float" office:value="54.65">
                <text:p>54.6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-526.3">
                <text:p>-526.3</text:p>
              </table:table-cell>
              <table:table-cell office:value-type="float" office:value="-236.3">
                <text:p>-236.3</text:p>
              </table:table-cell>
              <table:table-cell office:value-type="float" office:value="53.7">
                <text:p>53.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-527.25">
                <text:p>-527.25</text:p>
              </table:table-cell>
              <table:table-cell office:value-type="float" office:value="-237.25">
                <text:p>-237.25</text:p>
              </table:table-cell>
              <table:table-cell office:value-type="float" office:value="52.75">
                <text:p>52.7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-528.2">
                <text:p>-528.2</text:p>
              </table:table-cell>
              <table:table-cell office:value-type="float" office:value="-238.2">
                <text:p>-238.2</text:p>
              </table:table-cell>
              <table:table-cell office:value-type="float" office:value="51.8">
                <text:p>51.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-529.15">
                <text:p>-529.15</text:p>
              </table:table-cell>
              <table:table-cell office:value-type="float" office:value="-239.15">
                <text:p>-239.15</text:p>
              </table:table-cell>
              <table:table-cell office:value-type="float" office:value="50.85">
                <text:p>50.8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-530.1">
                <text:p>-530.1</text:p>
              </table:table-cell>
              <table:table-cell office:value-type="float" office:value="-240.1">
                <text:p>-240.1</text:p>
              </table:table-cell>
              <table:table-cell office:value-type="float" office:value="49.9">
                <text:p>49.9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-531.05">
                <text:p>-531.05</text:p>
              </table:table-cell>
              <table:table-cell office:value-type="float" office:value="-241.05">
                <text:p>-241.05</text:p>
              </table:table-cell>
              <table:table-cell office:value-type="float" office:value="48.9500000000001">
                <text:p>48.950000000000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-532">
                <text:p>-532</text:p>
              </table:table-cell>
              <table:table-cell office:value-type="float" office:value="-242">
                <text:p>-242</text:p>
              </table:table-cell>
              <table:table-cell office:value-type="float" office:value="48">
                <text:p>4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-532.95">
                <text:p>-532.95</text:p>
              </table:table-cell>
              <table:table-cell office:value-type="float" office:value="-242.95">
                <text:p>-242.95</text:p>
              </table:table-cell>
              <table:table-cell office:value-type="float" office:value="47.05">
                <text:p>47.05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-533.9">
                <text:p>-533.9</text:p>
              </table:table-cell>
              <table:table-cell office:value-type="float" office:value="-243.9">
                <text:p>-243.9</text:p>
              </table:table-cell>
              <table:table-cell office:value-type="float" office:value="46.1">
                <text:p>46.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-534.85">
                <text:p>-534.85</text:p>
              </table:table-cell>
              <table:table-cell office:value-type="float" office:value="-244.85">
                <text:p>-244.85</text:p>
              </table:table-cell>
              <table:table-cell office:value-type="float" office:value="45.15">
                <text:p>45.15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-535.8">
                <text:p>-535.8</text:p>
              </table:table-cell>
              <table:table-cell office:value-type="float" office:value="-245.8">
                <text:p>-245.8</text:p>
              </table:table-cell>
              <table:table-cell office:value-type="float" office:value="44.2">
                <text:p>44.2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-536.75">
                <text:p>-536.75</text:p>
              </table:table-cell>
              <table:table-cell office:value-type="float" office:value="-246.75">
                <text:p>-246.75</text:p>
              </table:table-cell>
              <table:table-cell office:value-type="float" office:value="43.25">
                <text:p>43.2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-537.7">
                <text:p>-537.7</text:p>
              </table:table-cell>
              <table:table-cell office:value-type="float" office:value="-247.7">
                <text:p>-247.7</text:p>
              </table:table-cell>
              <table:table-cell office:value-type="float" office:value="42.3">
                <text:p>42.3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-538.65">
                <text:p>-538.65</text:p>
              </table:table-cell>
              <table:table-cell office:value-type="float" office:value="-248.65">
                <text:p>-248.65</text:p>
              </table:table-cell>
              <table:table-cell office:value-type="float" office:value="41.35">
                <text:p>41.35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-539.6">
                <text:p>-539.6</text:p>
              </table:table-cell>
              <table:table-cell office:value-type="float" office:value="-249.6">
                <text:p>-249.6</text:p>
              </table:table-cell>
              <table:table-cell office:value-type="float" office:value="40.4">
                <text:p>40.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-540.55">
                <text:p>-540.55</text:p>
              </table:table-cell>
              <table:table-cell office:value-type="float" office:value="-250.55">
                <text:p>-250.55</text:p>
              </table:table-cell>
              <table:table-cell office:value-type="float" office:value="39.45">
                <text:p>39.4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-541.5">
                <text:p>-541.5</text:p>
              </table:table-cell>
              <table:table-cell office:value-type="float" office:value="-251.5">
                <text:p>-251.5</text:p>
              </table:table-cell>
              <table:table-cell office:value-type="float" office:value="38.5">
                <text:p>38.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-542.45">
                <text:p>-542.45</text:p>
              </table:table-cell>
              <table:table-cell office:value-type="float" office:value="-252.45">
                <text:p>-252.45</text:p>
              </table:table-cell>
              <table:table-cell office:value-type="float" office:value="37.55">
                <text:p>37.55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-543.4">
                <text:p>-543.4</text:p>
              </table:table-cell>
              <table:table-cell office:value-type="float" office:value="-253.4">
                <text:p>-253.4</text:p>
              </table:table-cell>
              <table:table-cell office:value-type="float" office:value="36.6">
                <text:p>36.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-544.35">
                <text:p>-544.35</text:p>
              </table:table-cell>
              <table:table-cell office:value-type="float" office:value="-254.35">
                <text:p>-254.35</text:p>
              </table:table-cell>
              <table:table-cell office:value-type="float" office:value="35.65">
                <text:p>35.65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-545.3">
                <text:p>-545.3</text:p>
              </table:table-cell>
              <table:table-cell office:value-type="float" office:value="-255.3">
                <text:p>-255.3</text:p>
              </table:table-cell>
              <table:table-cell office:value-type="float" office:value="34.7">
                <text:p>34.7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-546.25">
                <text:p>-546.25</text:p>
              </table:table-cell>
              <table:table-cell office:value-type="float" office:value="-256.25">
                <text:p>-256.25</text:p>
              </table:table-cell>
              <table:table-cell office:value-type="float" office:value="33.75">
                <text:p>33.7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-547.2">
                <text:p>-547.2</text:p>
              </table:table-cell>
              <table:table-cell office:value-type="float" office:value="-257.2">
                <text:p>-257.2</text:p>
              </table:table-cell>
              <table:table-cell office:value-type="float" office:value="32.8">
                <text:p>32.8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-548.15">
                <text:p>-548.15</text:p>
              </table:table-cell>
              <table:table-cell office:value-type="float" office:value="-258.15">
                <text:p>-258.15</text:p>
              </table:table-cell>
              <table:table-cell office:value-type="float" office:value="31.85">
                <text:p>31.8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-549.1">
                <text:p>-549.1</text:p>
              </table:table-cell>
              <table:table-cell office:value-type="float" office:value="-259.1">
                <text:p>-259.1</text:p>
              </table:table-cell>
              <table:table-cell office:value-type="float" office:value="30.9">
                <text:p>30.9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-550.05">
                <text:p>-550.05</text:p>
              </table:table-cell>
              <table:table-cell office:value-type="float" office:value="-260.05">
                <text:p>-260.05</text:p>
              </table:table-cell>
              <table:table-cell office:value-type="float" office:value="29.95">
                <text:p>29.95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-551">
                <text:p>-551</text:p>
              </table:table-cell>
              <table:table-cell office:value-type="float" office:value="-261">
                <text:p>-261</text:p>
              </table:table-cell>
              <table:table-cell office:value-type="float" office:value="29">
                <text:p>29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-551.95">
                <text:p>-551.95</text:p>
              </table:table-cell>
              <table:table-cell office:value-type="float" office:value="-261.95">
                <text:p>-261.95</text:p>
              </table:table-cell>
              <table:table-cell office:value-type="float" office:value="28.05">
                <text:p>28.05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-552.9">
                <text:p>-552.9</text:p>
              </table:table-cell>
              <table:table-cell office:value-type="float" office:value="-262.9">
                <text:p>-262.9</text:p>
              </table:table-cell>
              <table:table-cell office:value-type="float" office:value="27.1">
                <text:p>27.1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-553.85">
                <text:p>-553.85</text:p>
              </table:table-cell>
              <table:table-cell office:value-type="float" office:value="-263.85">
                <text:p>-263.85</text:p>
              </table:table-cell>
              <table:table-cell office:value-type="float" office:value="26.15">
                <text:p>26.15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-554.8">
                <text:p>-554.8</text:p>
              </table:table-cell>
              <table:table-cell office:value-type="float" office:value="-264.8">
                <text:p>-264.8</text:p>
              </table:table-cell>
              <table:table-cell office:value-type="float" office:value="25.2">
                <text:p>25.2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-555.75">
                <text:p>-555.75</text:p>
              </table:table-cell>
              <table:table-cell office:value-type="float" office:value="-265.75">
                <text:p>-265.75</text:p>
              </table:table-cell>
              <table:table-cell office:value-type="float" office:value="24.25">
                <text:p>24.2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-556.7">
                <text:p>-556.7</text:p>
              </table:table-cell>
              <table:table-cell office:value-type="float" office:value="-266.7">
                <text:p>-266.7</text:p>
              </table:table-cell>
              <table:table-cell office:value-type="float" office:value="23.3">
                <text:p>23.3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-557.65">
                <text:p>-557.65</text:p>
              </table:table-cell>
              <table:table-cell office:value-type="float" office:value="-267.65">
                <text:p>-267.65</text:p>
              </table:table-cell>
              <table:table-cell office:value-type="float" office:value="22.35">
                <text:p>22.35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-558.6">
                <text:p>-558.6</text:p>
              </table:table-cell>
              <table:table-cell office:value-type="float" office:value="-268.6">
                <text:p>-268.6</text:p>
              </table:table-cell>
              <table:table-cell office:value-type="float" office:value="21.4">
                <text:p>21.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-559.55">
                <text:p>-559.55</text:p>
              </table:table-cell>
              <table:table-cell office:value-type="float" office:value="-269.55">
                <text:p>-269.55</text:p>
              </table:table-cell>
              <table:table-cell office:value-type="float" office:value="20.45">
                <text:p>20.45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-560.5">
                <text:p>-560.5</text:p>
              </table:table-cell>
              <table:table-cell office:value-type="float" office:value="-270.5">
                <text:p>-270.5</text:p>
              </table:table-cell>
              <table:table-cell office:value-type="float" office:value="19.5">
                <text:p>19.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-561.45">
                <text:p>-561.45</text:p>
              </table:table-cell>
              <table:table-cell office:value-type="float" office:value="-271.45">
                <text:p>-271.45</text:p>
              </table:table-cell>
              <table:table-cell office:value-type="float" office:value="18.55">
                <text:p>18.5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-562.4">
                <text:p>-562.4</text:p>
              </table:table-cell>
              <table:table-cell office:value-type="float" office:value="-272.4">
                <text:p>-272.4</text:p>
              </table:table-cell>
              <table:table-cell office:value-type="float" office:value="17.6">
                <text:p>17.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-563.35">
                <text:p>-563.35</text:p>
              </table:table-cell>
              <table:table-cell office:value-type="float" office:value="-273.35">
                <text:p>-273.35</text:p>
              </table:table-cell>
              <table:table-cell office:value-type="float" office:value="16.65">
                <text:p>16.6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-564.3">
                <text:p>-564.3</text:p>
              </table:table-cell>
              <table:table-cell office:value-type="float" office:value="-274.3">
                <text:p>-274.3</text:p>
              </table:table-cell>
              <table:table-cell office:value-type="float" office:value="15.7">
                <text:p>15.7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-565.25">
                <text:p>-565.25</text:p>
              </table:table-cell>
              <table:table-cell office:value-type="float" office:value="-275.25">
                <text:p>-275.25</text:p>
              </table:table-cell>
              <table:table-cell office:value-type="float" office:value="14.75">
                <text:p>14.7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-566.2">
                <text:p>-566.2</text:p>
              </table:table-cell>
              <table:table-cell office:value-type="float" office:value="-276.2">
                <text:p>-276.2</text:p>
              </table:table-cell>
              <table:table-cell office:value-type="float" office:value="13.8">
                <text:p>13.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-567.15">
                <text:p>-567.15</text:p>
              </table:table-cell>
              <table:table-cell office:value-type="float" office:value="-277.15">
                <text:p>-277.15</text:p>
              </table:table-cell>
              <table:table-cell office:value-type="float" office:value="12.85">
                <text:p>12.8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-568.1">
                <text:p>-568.1</text:p>
              </table:table-cell>
              <table:table-cell office:value-type="float" office:value="-278.1">
                <text:p>-278.1</text:p>
              </table:table-cell>
              <table:table-cell office:value-type="float" office:value="11.9">
                <text:p>11.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-569.05">
                <text:p>-569.05</text:p>
              </table:table-cell>
              <table:table-cell office:value-type="float" office:value="-279.05">
                <text:p>-279.05</text:p>
              </table:table-cell>
              <table:table-cell office:value-type="float" office:value="10.95">
                <text:p>10.9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-570">
                <text:p>-570</text:p>
              </table:table-cell>
              <table:table-cell office:value-type="float" office:value="-280">
                <text:p>-280</text:p>
              </table:table-cell>
              <table:table-cell office:value-type="float" office:value="10">
                <text:p>1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-570.95">
                <text:p>-570.95</text:p>
              </table:table-cell>
              <table:table-cell office:value-type="float" office:value="-280.95">
                <text:p>-280.95</text:p>
              </table:table-cell>
              <table:table-cell office:value-type="float" office:value="9.05000000000001">
                <text:p>9.05000000000001</text:p>
              </table:table-cell>
              <table:table-cell office:value-type="float" office:value="299.05">
                <text:p>299.0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-571.9">
                <text:p>-571.9</text:p>
              </table:table-cell>
              <table:table-cell office:value-type="float" office:value="-281.9">
                <text:p>-281.9</text:p>
              </table:table-cell>
              <table:table-cell office:value-type="float" office:value="8.10000000000002">
                <text:p>8.10000000000002</text:p>
              </table:table-cell>
              <table:table-cell office:value-type="float" office:value="298.1">
                <text:p>298.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-572.85">
                <text:p>-572.85</text:p>
              </table:table-cell>
              <table:table-cell office:value-type="float" office:value="-282.85">
                <text:p>-282.85</text:p>
              </table:table-cell>
              <table:table-cell office:value-type="float" office:value="7.14999999999998">
                <text:p>7.14999999999998</text:p>
              </table:table-cell>
              <table:table-cell office:value-type="float" office:value="297.15">
                <text:p>297.1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-573.8">
                <text:p>-573.8</text:p>
              </table:table-cell>
              <table:table-cell office:value-type="float" office:value="-283.8">
                <text:p>-283.8</text:p>
              </table:table-cell>
              <table:table-cell office:value-type="float" office:value="6.20000000000005">
                <text:p>6.20000000000005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-574.75">
                <text:p>-574.75</text:p>
              </table:table-cell>
              <table:table-cell office:value-type="float" office:value="-284.75">
                <text:p>-284.75</text:p>
              </table:table-cell>
              <table:table-cell office:value-type="float" office:value="5.25">
                <text:p>5.25</text:p>
              </table:table-cell>
              <table:table-cell office:value-type="float" office:value="295.25">
                <text:p>295.2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-575.7">
                <text:p>-575.7</text:p>
              </table:table-cell>
              <table:table-cell office:value-type="float" office:value="-285.7">
                <text:p>-285.7</text:p>
              </table:table-cell>
              <table:table-cell office:value-type="float" office:value="4.30000000000001">
                <text:p>4.30000000000001</text:p>
              </table:table-cell>
              <table:table-cell office:value-type="float" office:value="294.3">
                <text:p>294.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-576.65">
                <text:p>-576.65</text:p>
              </table:table-cell>
              <table:table-cell office:value-type="float" office:value="-286.65">
                <text:p>-286.65</text:p>
              </table:table-cell>
              <table:table-cell office:value-type="float" office:value="3.35000000000002">
                <text:p>3.35000000000002</text:p>
              </table:table-cell>
              <table:table-cell office:value-type="float" office:value="293.35">
                <text:p>293.3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-577.6">
                <text:p>-577.6</text:p>
              </table:table-cell>
              <table:table-cell office:value-type="float" office:value="-287.6">
                <text:p>-287.6</text:p>
              </table:table-cell>
              <table:table-cell office:value-type="float" office:value="2.39999999999998">
                <text:p>2.39999999999998</text:p>
              </table:table-cell>
              <table:table-cell office:value-type="float" office:value="292.4">
                <text:p>292.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-578.55">
                <text:p>-578.55</text:p>
              </table:table-cell>
              <table:table-cell office:value-type="float" office:value="-288.55">
                <text:p>-288.55</text:p>
              </table:table-cell>
              <table:table-cell office:value-type="float" office:value="1.45000000000005">
                <text:p>1.45000000000005</text:p>
              </table:table-cell>
              <table:table-cell office:value-type="float" office:value="291.45">
                <text:p>291.4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-579.5">
                <text:p>-579.5</text:p>
              </table:table-cell>
              <table:table-cell office:value-type="float" office:value="-289.5">
                <text:p>-289.5</text:p>
              </table:table-cell>
              <table:table-cell office:value-type="float" office:value="0.5">
                <text:p>0.5</text:p>
              </table:table-cell>
              <table:table-cell office:value-type="float" office:value="290.5">
                <text:p>290.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-580.45">
                <text:p>-580.45</text:p>
              </table:table-cell>
              <table:table-cell office:value-type="float" office:value="-290.45">
                <text:p>-290.45</text:p>
              </table:table-cell>
              <table:table-cell office:value-type="float" office:value="-0.449999999999989">
                <text:p>-0.449999999999989</text:p>
              </table:table-cell>
              <table:table-cell office:value-type="float" office:value="289.55">
                <text:p>289.5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-581.4">
                <text:p>-581.4</text:p>
              </table:table-cell>
              <table:table-cell office:value-type="float" office:value="-291.4">
                <text:p>-291.4</text:p>
              </table:table-cell>
              <table:table-cell office:value-type="float" office:value="-1.39999999999998">
                <text:p>-1.39999999999998</text:p>
              </table:table-cell>
              <table:table-cell office:value-type="float" office:value="288.6">
                <text:p>288.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-582.35">
                <text:p>-582.35</text:p>
              </table:table-cell>
              <table:table-cell office:value-type="float" office:value="-292.35">
                <text:p>-292.35</text:p>
              </table:table-cell>
              <table:table-cell office:value-type="float" office:value="-2.35000000000002">
                <text:p>-2.35000000000002</text:p>
              </table:table-cell>
              <table:table-cell office:value-type="float" office:value="287.65">
                <text:p>287.6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-583.3">
                <text:p>-583.3</text:p>
              </table:table-cell>
              <table:table-cell office:value-type="float" office:value="-293.3">
                <text:p>-293.3</text:p>
              </table:table-cell>
              <table:table-cell office:value-type="float" office:value="-3.29999999999995">
                <text:p>-3.29999999999995</text:p>
              </table:table-cell>
              <table:table-cell office:value-type="float" office:value="286.7">
                <text:p>286.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-584.25">
                <text:p>-584.25</text:p>
              </table:table-cell>
              <table:table-cell office:value-type="float" office:value="-294.25">
                <text:p>-294.25</text:p>
              </table:table-cell>
              <table:table-cell office:value-type="float" office:value="-4.25">
                <text:p>-4.25</text:p>
              </table:table-cell>
              <table:table-cell office:value-type="float" office:value="285.75">
                <text:p>285.7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-585.2">
                <text:p>-585.2</text:p>
              </table:table-cell>
              <table:table-cell office:value-type="float" office:value="-295.2">
                <text:p>-295.2</text:p>
              </table:table-cell>
              <table:table-cell office:value-type="float" office:value="-5.19999999999999">
                <text:p>-5.19999999999999</text:p>
              </table:table-cell>
              <table:table-cell office:value-type="float" office:value="284.8">
                <text:p>284.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-586.15">
                <text:p>-586.15</text:p>
              </table:table-cell>
              <table:table-cell office:value-type="float" office:value="-296.15">
                <text:p>-296.15</text:p>
              </table:table-cell>
              <table:table-cell office:value-type="float" office:value="-6.14999999999998">
                <text:p>-6.14999999999998</text:p>
              </table:table-cell>
              <table:table-cell office:value-type="float" office:value="283.85">
                <text:p>283.8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-587.1">
                <text:p>-587.1</text:p>
              </table:table-cell>
              <table:table-cell office:value-type="float" office:value="-297.1">
                <text:p>-297.1</text:p>
              </table:table-cell>
              <table:table-cell office:value-type="float" office:value="-7.10000000000002">
                <text:p>-7.10000000000002</text:p>
              </table:table-cell>
              <table:table-cell office:value-type="float" office:value="282.9">
                <text:p>282.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-588.05">
                <text:p>-588.05</text:p>
              </table:table-cell>
              <table:table-cell office:value-type="float" office:value="-298.05">
                <text:p>-298.05</text:p>
              </table:table-cell>
              <table:table-cell office:value-type="float" office:value="-8.04999999999995">
                <text:p>-8.04999999999995</text:p>
              </table:table-cell>
              <table:table-cell office:value-type="float" office:value="281.95">
                <text:p>281.9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-589">
                <text:p>-589</text:p>
              </table:table-cell>
              <table:table-cell office:value-type="float" office:value="-299">
                <text:p>-299</text:p>
              </table:table-cell>
              <table:table-cell office:value-type="float" office:value="-9">
                <text:p>-9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-589.95">
                <text:p>-589.95</text:p>
              </table:table-cell>
              <table:table-cell office:value-type="float" office:value="-299.95">
                <text:p>-299.95</text:p>
              </table:table-cell>
              <table:table-cell office:value-type="float" office:value="-9.94999999999999">
                <text:p>-9.94999999999999</text:p>
              </table:table-cell>
              <table:table-cell office:value-type="float" office:value="280.05">
                <text:p>280.0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-590.9">
                <text:p>-590.9</text:p>
              </table:table-cell>
              <table:table-cell office:value-type="float" office:value="-300.9">
                <text:p>-300.9</text:p>
              </table:table-cell>
              <table:table-cell office:value-type="float" office:value="-10.9">
                <text:p>-10.9</text:p>
              </table:table-cell>
              <table:table-cell office:value-type="float" office:value="279.1">
                <text:p>279.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-591.85">
                <text:p>-591.85</text:p>
              </table:table-cell>
              <table:table-cell office:value-type="float" office:value="-301.85">
                <text:p>-301.85</text:p>
              </table:table-cell>
              <table:table-cell office:value-type="float" office:value="-11.85">
                <text:p>-11.85</text:p>
              </table:table-cell>
              <table:table-cell office:value-type="float" office:value="278.15">
                <text:p>278.1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-592.8">
                <text:p>-592.8</text:p>
              </table:table-cell>
              <table:table-cell office:value-type="float" office:value="-302.8">
                <text:p>-302.8</text:p>
              </table:table-cell>
              <table:table-cell office:value-type="float" office:value="-12.8">
                <text:p>-12.8</text:p>
              </table:table-cell>
              <table:table-cell office:value-type="float" office:value="277.2">
                <text:p>277.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-593.75">
                <text:p>-593.75</text:p>
              </table:table-cell>
              <table:table-cell office:value-type="float" office:value="-303.75">
                <text:p>-303.75</text:p>
              </table:table-cell>
              <table:table-cell office:value-type="float" office:value="-13.75">
                <text:p>-13.75</text:p>
              </table:table-cell>
              <table:table-cell office:value-type="float" office:value="276.25">
                <text:p>276.2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-594.7">
                <text:p>-594.7</text:p>
              </table:table-cell>
              <table:table-cell office:value-type="float" office:value="-304.7">
                <text:p>-304.7</text:p>
              </table:table-cell>
              <table:table-cell office:value-type="float" office:value="-14.7">
                <text:p>-14.7</text:p>
              </table:table-cell>
              <table:table-cell office:value-type="float" office:value="275.3">
                <text:p>275.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-595.65">
                <text:p>-595.65</text:p>
              </table:table-cell>
              <table:table-cell office:value-type="float" office:value="-305.65">
                <text:p>-305.65</text:p>
              </table:table-cell>
              <table:table-cell office:value-type="float" office:value="-15.65">
                <text:p>-15.65</text:p>
              </table:table-cell>
              <table:table-cell office:value-type="float" office:value="274.35">
                <text:p>274.3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-596.6">
                <text:p>-596.6</text:p>
              </table:table-cell>
              <table:table-cell office:value-type="float" office:value="-306.6">
                <text:p>-306.6</text:p>
              </table:table-cell>
              <table:table-cell office:value-type="float" office:value="-16.6">
                <text:p>-16.6</text:p>
              </table:table-cell>
              <table:table-cell office:value-type="float" office:value="273.4">
                <text:p>273.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-597.55">
                <text:p>-597.55</text:p>
              </table:table-cell>
              <table:table-cell office:value-type="float" office:value="-307.55">
                <text:p>-307.55</text:p>
              </table:table-cell>
              <table:table-cell office:value-type="float" office:value="-17.55">
                <text:p>-17.55</text:p>
              </table:table-cell>
              <table:table-cell office:value-type="float" office:value="272.45">
                <text:p>272.4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-598.5">
                <text:p>-598.5</text:p>
              </table:table-cell>
              <table:table-cell office:value-type="float" office:value="-308.5">
                <text:p>-308.5</text:p>
              </table:table-cell>
              <table:table-cell office:value-type="float" office:value="-18.5">
                <text:p>-18.5</text:p>
              </table:table-cell>
              <table:table-cell office:value-type="float" office:value="271.5">
                <text:p>271.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-599.45">
                <text:p>-599.45</text:p>
              </table:table-cell>
              <table:table-cell office:value-type="float" office:value="-309.45">
                <text:p>-309.45</text:p>
              </table:table-cell>
              <table:table-cell office:value-type="float" office:value="-19.45">
                <text:p>-19.45</text:p>
              </table:table-cell>
              <table:table-cell office:value-type="float" office:value="270.55">
                <text:p>270.5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-600.4">
                <text:p>-600.4</text:p>
              </table:table-cell>
              <table:table-cell office:value-type="float" office:value="-310.4">
                <text:p>-310.4</text:p>
              </table:table-cell>
              <table:table-cell office:value-type="float" office:value="-20.4">
                <text:p>-20.4</text:p>
              </table:table-cell>
              <table:table-cell office:value-type="float" office:value="269.6">
                <text:p>269.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-601.35">
                <text:p>-601.35</text:p>
              </table:table-cell>
              <table:table-cell office:value-type="float" office:value="-311.35">
                <text:p>-311.35</text:p>
              </table:table-cell>
              <table:table-cell office:value-type="float" office:value="-21.35">
                <text:p>-21.35</text:p>
              </table:table-cell>
              <table:table-cell office:value-type="float" office:value="268.65">
                <text:p>268.6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-602.3">
                <text:p>-602.3</text:p>
              </table:table-cell>
              <table:table-cell office:value-type="float" office:value="-312.3">
                <text:p>-312.3</text:p>
              </table:table-cell>
              <table:table-cell office:value-type="float" office:value="-22.3">
                <text:p>-22.3</text:p>
              </table:table-cell>
              <table:table-cell office:value-type="float" office:value="267.7">
                <text:p>267.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-603.25">
                <text:p>-603.25</text:p>
              </table:table-cell>
              <table:table-cell office:value-type="float" office:value="-313.25">
                <text:p>-313.25</text:p>
              </table:table-cell>
              <table:table-cell office:value-type="float" office:value="-23.25">
                <text:p>-23.25</text:p>
              </table:table-cell>
              <table:table-cell office:value-type="float" office:value="266.75">
                <text:p>266.7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-604.2">
                <text:p>-604.2</text:p>
              </table:table-cell>
              <table:table-cell office:value-type="float" office:value="-314.2">
                <text:p>-314.2</text:p>
              </table:table-cell>
              <table:table-cell office:value-type="float" office:value="-24.2">
                <text:p>-24.2</text:p>
              </table:table-cell>
              <table:table-cell office:value-type="float" office:value="265.8">
                <text:p>265.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-605.15">
                <text:p>-605.15</text:p>
              </table:table-cell>
              <table:table-cell office:value-type="float" office:value="-315.15">
                <text:p>-315.15</text:p>
              </table:table-cell>
              <table:table-cell office:value-type="float" office:value="-25.15">
                <text:p>-25.15</text:p>
              </table:table-cell>
              <table:table-cell office:value-type="float" office:value="264.85">
                <text:p>264.8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-606.1">
                <text:p>-606.1</text:p>
              </table:table-cell>
              <table:table-cell office:value-type="float" office:value="-316.1">
                <text:p>-316.1</text:p>
              </table:table-cell>
              <table:table-cell office:value-type="float" office:value="-26.1">
                <text:p>-26.1</text:p>
              </table:table-cell>
              <table:table-cell office:value-type="float" office:value="263.9">
                <text:p>263.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-607.05">
                <text:p>-607.05</text:p>
              </table:table-cell>
              <table:table-cell office:value-type="float" office:value="-317.05">
                <text:p>-317.05</text:p>
              </table:table-cell>
              <table:table-cell office:value-type="float" office:value="-27.05">
                <text:p>-27.05</text:p>
              </table:table-cell>
              <table:table-cell office:value-type="float" office:value="262.95">
                <text:p>262.9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-608">
                <text:p>-608</text:p>
              </table:table-cell>
              <table:table-cell office:value-type="float" office:value="-318">
                <text:p>-318</text:p>
              </table:table-cell>
              <table:table-cell office:value-type="float" office:value="-28">
                <text:p>-2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-608.95">
                <text:p>-608.95</text:p>
              </table:table-cell>
              <table:table-cell office:value-type="float" office:value="-318.95">
                <text:p>-318.95</text:p>
              </table:table-cell>
              <table:table-cell office:value-type="float" office:value="-28.95">
                <text:p>-28.95</text:p>
              </table:table-cell>
              <table:table-cell office:value-type="float" office:value="261.05">
                <text:p>261.0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-609.9">
                <text:p>-609.9</text:p>
              </table:table-cell>
              <table:table-cell office:value-type="float" office:value="-319.9">
                <text:p>-319.9</text:p>
              </table:table-cell>
              <table:table-cell office:value-type="float" office:value="-29.9">
                <text:p>-29.9</text:p>
              </table:table-cell>
              <table:table-cell office:value-type="float" office:value="260.1">
                <text:p>260.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-610.85">
                <text:p>-610.85</text:p>
              </table:table-cell>
              <table:table-cell office:value-type="float" office:value="-320.85">
                <text:p>-320.85</text:p>
              </table:table-cell>
              <table:table-cell office:value-type="float" office:value="-30.85">
                <text:p>-30.85</text:p>
              </table:table-cell>
              <table:table-cell office:value-type="float" office:value="259.15">
                <text:p>259.1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-611.8">
                <text:p>-611.8</text:p>
              </table:table-cell>
              <table:table-cell office:value-type="float" office:value="-321.8">
                <text:p>-321.8</text:p>
              </table:table-cell>
              <table:table-cell office:value-type="float" office:value="-31.8">
                <text:p>-31.8</text:p>
              </table:table-cell>
              <table:table-cell office:value-type="float" office:value="258.2">
                <text:p>258.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-612.75">
                <text:p>-612.75</text:p>
              </table:table-cell>
              <table:table-cell office:value-type="float" office:value="-322.75">
                <text:p>-322.75</text:p>
              </table:table-cell>
              <table:table-cell office:value-type="float" office:value="-32.75">
                <text:p>-32.75</text:p>
              </table:table-cell>
              <table:table-cell office:value-type="float" office:value="257.25">
                <text:p>257.2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-613.7">
                <text:p>-613.7</text:p>
              </table:table-cell>
              <table:table-cell office:value-type="float" office:value="-323.7">
                <text:p>-323.7</text:p>
              </table:table-cell>
              <table:table-cell office:value-type="float" office:value="-33.7">
                <text:p>-33.7</text:p>
              </table:table-cell>
              <table:table-cell office:value-type="float" office:value="256.3">
                <text:p>256.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-614.65">
                <text:p>-614.65</text:p>
              </table:table-cell>
              <table:table-cell office:value-type="float" office:value="-324.65">
                <text:p>-324.65</text:p>
              </table:table-cell>
              <table:table-cell office:value-type="float" office:value="-34.65">
                <text:p>-34.65</text:p>
              </table:table-cell>
              <table:table-cell office:value-type="float" office:value="255.35">
                <text:p>255.3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-615.6">
                <text:p>-615.6</text:p>
              </table:table-cell>
              <table:table-cell office:value-type="float" office:value="-325.6">
                <text:p>-325.6</text:p>
              </table:table-cell>
              <table:table-cell office:value-type="float" office:value="-35.6">
                <text:p>-35.6</text:p>
              </table:table-cell>
              <table:table-cell office:value-type="float" office:value="254.4">
                <text:p>254.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-616.55">
                <text:p>-616.55</text:p>
              </table:table-cell>
              <table:table-cell office:value-type="float" office:value="-326.55">
                <text:p>-326.55</text:p>
              </table:table-cell>
              <table:table-cell office:value-type="float" office:value="-36.55">
                <text:p>-36.55</text:p>
              </table:table-cell>
              <table:table-cell office:value-type="float" office:value="253.45">
                <text:p>253.4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-617.5">
                <text:p>-617.5</text:p>
              </table:table-cell>
              <table:table-cell office:value-type="float" office:value="-327.5">
                <text:p>-327.5</text:p>
              </table:table-cell>
              <table:table-cell office:value-type="float" office:value="-37.5">
                <text:p>-37.5</text:p>
              </table:table-cell>
              <table:table-cell office:value-type="float" office:value="252.5">
                <text:p>252.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-618.45">
                <text:p>-618.45</text:p>
              </table:table-cell>
              <table:table-cell office:value-type="float" office:value="-328.45">
                <text:p>-328.45</text:p>
              </table:table-cell>
              <table:table-cell office:value-type="float" office:value="-38.45">
                <text:p>-38.45</text:p>
              </table:table-cell>
              <table:table-cell office:value-type="float" office:value="251.55">
                <text:p>251.5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-619.4">
                <text:p>-619.4</text:p>
              </table:table-cell>
              <table:table-cell office:value-type="float" office:value="-329.4">
                <text:p>-329.4</text:p>
              </table:table-cell>
              <table:table-cell office:value-type="float" office:value="-39.4">
                <text:p>-39.4</text:p>
              </table:table-cell>
              <table:table-cell office:value-type="float" office:value="250.6">
                <text:p>250.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-620.35">
                <text:p>-620.35</text:p>
              </table:table-cell>
              <table:table-cell office:value-type="float" office:value="-330.35">
                <text:p>-330.35</text:p>
              </table:table-cell>
              <table:table-cell office:value-type="float" office:value="-40.35">
                <text:p>-40.35</text:p>
              </table:table-cell>
              <table:table-cell office:value-type="float" office:value="249.65">
                <text:p>249.6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-621.3">
                <text:p>-621.3</text:p>
              </table:table-cell>
              <table:table-cell office:value-type="float" office:value="-331.3">
                <text:p>-331.3</text:p>
              </table:table-cell>
              <table:table-cell office:value-type="float" office:value="-41.3">
                <text:p>-41.3</text:p>
              </table:table-cell>
              <table:table-cell office:value-type="float" office:value="248.7">
                <text:p>248.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-622.25">
                <text:p>-622.25</text:p>
              </table:table-cell>
              <table:table-cell office:value-type="float" office:value="-332.25">
                <text:p>-332.25</text:p>
              </table:table-cell>
              <table:table-cell office:value-type="float" office:value="-42.25">
                <text:p>-42.25</text:p>
              </table:table-cell>
              <table:table-cell office:value-type="float" office:value="247.75">
                <text:p>247.7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-623.2">
                <text:p>-623.2</text:p>
              </table:table-cell>
              <table:table-cell office:value-type="float" office:value="-333.2">
                <text:p>-333.2</text:p>
              </table:table-cell>
              <table:table-cell office:value-type="float" office:value="-43.2">
                <text:p>-43.2</text:p>
              </table:table-cell>
              <table:table-cell office:value-type="float" office:value="246.8">
                <text:p>246.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-624.15">
                <text:p>-624.15</text:p>
              </table:table-cell>
              <table:table-cell office:value-type="float" office:value="-334.15">
                <text:p>-334.15</text:p>
              </table:table-cell>
              <table:table-cell office:value-type="float" office:value="-44.15">
                <text:p>-44.15</text:p>
              </table:table-cell>
              <table:table-cell office:value-type="float" office:value="245.85">
                <text:p>245.8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-625.1">
                <text:p>-625.1</text:p>
              </table:table-cell>
              <table:table-cell office:value-type="float" office:value="-335.1">
                <text:p>-335.1</text:p>
              </table:table-cell>
              <table:table-cell office:value-type="float" office:value="-45.1">
                <text:p>-45.1</text:p>
              </table:table-cell>
              <table:table-cell office:value-type="float" office:value="244.9">
                <text:p>244.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-626.05">
                <text:p>-626.05</text:p>
              </table:table-cell>
              <table:table-cell office:value-type="float" office:value="-336.05">
                <text:p>-336.05</text:p>
              </table:table-cell>
              <table:table-cell office:value-type="float" office:value="-46.05">
                <text:p>-46.05</text:p>
              </table:table-cell>
              <table:table-cell office:value-type="float" office:value="243.95">
                <text:p>243.9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-627">
                <text:p>-627</text:p>
              </table:table-cell>
              <table:table-cell office:value-type="float" office:value="-337">
                <text:p>-337</text:p>
              </table:table-cell>
              <table:table-cell office:value-type="float" office:value="-47">
                <text:p>-47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-627.95">
                <text:p>-627.95</text:p>
              </table:table-cell>
              <table:table-cell office:value-type="float" office:value="-337.95">
                <text:p>-337.95</text:p>
              </table:table-cell>
              <table:table-cell office:value-type="float" office:value="-47.95">
                <text:p>-47.95</text:p>
              </table:table-cell>
              <table:table-cell office:value-type="float" office:value="242.05">
                <text:p>242.0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-628.9">
                <text:p>-628.9</text:p>
              </table:table-cell>
              <table:table-cell office:value-type="float" office:value="-338.9">
                <text:p>-338.9</text:p>
              </table:table-cell>
              <table:table-cell office:value-type="float" office:value="-48.9">
                <text:p>-48.9</text:p>
              </table:table-cell>
              <table:table-cell office:value-type="float" office:value="241.1">
                <text:p>241.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-629.85">
                <text:p>-629.85</text:p>
              </table:table-cell>
              <table:table-cell office:value-type="float" office:value="-339.85">
                <text:p>-339.85</text:p>
              </table:table-cell>
              <table:table-cell office:value-type="float" office:value="-49.85">
                <text:p>-49.85</text:p>
              </table:table-cell>
              <table:table-cell office:value-type="float" office:value="240.15">
                <text:p>240.1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-630.8">
                <text:p>-630.8</text:p>
              </table:table-cell>
              <table:table-cell office:value-type="float" office:value="-340.8">
                <text:p>-340.8</text:p>
              </table:table-cell>
              <table:table-cell office:value-type="float" office:value="-50.8">
                <text:p>-50.8</text:p>
              </table:table-cell>
              <table:table-cell office:value-type="float" office:value="239.2">
                <text:p>239.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-631.75">
                <text:p>-631.75</text:p>
              </table:table-cell>
              <table:table-cell office:value-type="float" office:value="-341.75">
                <text:p>-341.75</text:p>
              </table:table-cell>
              <table:table-cell office:value-type="float" office:value="-51.75">
                <text:p>-51.75</text:p>
              </table:table-cell>
              <table:table-cell office:value-type="float" office:value="238.25">
                <text:p>238.2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-632.7">
                <text:p>-632.7</text:p>
              </table:table-cell>
              <table:table-cell office:value-type="float" office:value="-342.7">
                <text:p>-342.7</text:p>
              </table:table-cell>
              <table:table-cell office:value-type="float" office:value="-52.7">
                <text:p>-52.7</text:p>
              </table:table-cell>
              <table:table-cell office:value-type="float" office:value="237.3">
                <text:p>237.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-633.65">
                <text:p>-633.65</text:p>
              </table:table-cell>
              <table:table-cell office:value-type="float" office:value="-343.65">
                <text:p>-343.65</text:p>
              </table:table-cell>
              <table:table-cell office:value-type="float" office:value="-53.65">
                <text:p>-53.65</text:p>
              </table:table-cell>
              <table:table-cell office:value-type="float" office:value="236.35">
                <text:p>236.3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-634.6">
                <text:p>-634.6</text:p>
              </table:table-cell>
              <table:table-cell office:value-type="float" office:value="-344.6">
                <text:p>-344.6</text:p>
              </table:table-cell>
              <table:table-cell office:value-type="float" office:value="-54.6">
                <text:p>-54.6</text:p>
              </table:table-cell>
              <table:table-cell office:value-type="float" office:value="235.4">
                <text:p>235.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-635.55">
                <text:p>-635.55</text:p>
              </table:table-cell>
              <table:table-cell office:value-type="float" office:value="-345.55">
                <text:p>-345.55</text:p>
              </table:table-cell>
              <table:table-cell office:value-type="float" office:value="-55.55">
                <text:p>-55.55</text:p>
              </table:table-cell>
              <table:table-cell office:value-type="float" office:value="234.45">
                <text:p>234.4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-636.5">
                <text:p>-636.5</text:p>
              </table:table-cell>
              <table:table-cell office:value-type="float" office:value="-346.5">
                <text:p>-346.5</text:p>
              </table:table-cell>
              <table:table-cell office:value-type="float" office:value="-56.5">
                <text:p>-56.5</text:p>
              </table:table-cell>
              <table:table-cell office:value-type="float" office:value="233.5">
                <text:p>233.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-637.45">
                <text:p>-637.45</text:p>
              </table:table-cell>
              <table:table-cell office:value-type="float" office:value="-347.45">
                <text:p>-347.45</text:p>
              </table:table-cell>
              <table:table-cell office:value-type="float" office:value="-57.45">
                <text:p>-57.45</text:p>
              </table:table-cell>
              <table:table-cell office:value-type="float" office:value="232.55">
                <text:p>232.5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-638.4">
                <text:p>-638.4</text:p>
              </table:table-cell>
              <table:table-cell office:value-type="float" office:value="-348.4">
                <text:p>-348.4</text:p>
              </table:table-cell>
              <table:table-cell office:value-type="float" office:value="-58.4">
                <text:p>-58.4</text:p>
              </table:table-cell>
              <table:table-cell office:value-type="float" office:value="231.6">
                <text:p>231.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-639.35">
                <text:p>-639.35</text:p>
              </table:table-cell>
              <table:table-cell office:value-type="float" office:value="-349.35">
                <text:p>-349.35</text:p>
              </table:table-cell>
              <table:table-cell office:value-type="float" office:value="-59.35">
                <text:p>-59.35</text:p>
              </table:table-cell>
              <table:table-cell office:value-type="float" office:value="230.65">
                <text:p>230.6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-640.3">
                <text:p>-640.3</text:p>
              </table:table-cell>
              <table:table-cell office:value-type="float" office:value="-350.3">
                <text:p>-350.3</text:p>
              </table:table-cell>
              <table:table-cell office:value-type="float" office:value="-60.3">
                <text:p>-60.3</text:p>
              </table:table-cell>
              <table:table-cell office:value-type="float" office:value="229.7">
                <text:p>229.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-641.25">
                <text:p>-641.25</text:p>
              </table:table-cell>
              <table:table-cell office:value-type="float" office:value="-351.25">
                <text:p>-351.25</text:p>
              </table:table-cell>
              <table:table-cell office:value-type="float" office:value="-61.25">
                <text:p>-61.25</text:p>
              </table:table-cell>
              <table:table-cell office:value-type="float" office:value="228.75">
                <text:p>228.7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-642.2">
                <text:p>-642.2</text:p>
              </table:table-cell>
              <table:table-cell office:value-type="float" office:value="-352.2">
                <text:p>-352.2</text:p>
              </table:table-cell>
              <table:table-cell office:value-type="float" office:value="-62.2">
                <text:p>-62.2</text:p>
              </table:table-cell>
              <table:table-cell office:value-type="float" office:value="227.8">
                <text:p>227.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-643.15">
                <text:p>-643.15</text:p>
              </table:table-cell>
              <table:table-cell office:value-type="float" office:value="-353.15">
                <text:p>-353.15</text:p>
              </table:table-cell>
              <table:table-cell office:value-type="float" office:value="-63.15">
                <text:p>-63.15</text:p>
              </table:table-cell>
              <table:table-cell office:value-type="float" office:value="226.85">
                <text:p>226.8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-644.1">
                <text:p>-644.1</text:p>
              </table:table-cell>
              <table:table-cell office:value-type="float" office:value="-354.1">
                <text:p>-354.1</text:p>
              </table:table-cell>
              <table:table-cell office:value-type="float" office:value="-64.1">
                <text:p>-64.1</text:p>
              </table:table-cell>
              <table:table-cell office:value-type="float" office:value="225.9">
                <text:p>225.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-645.05">
                <text:p>-645.05</text:p>
              </table:table-cell>
              <table:table-cell office:value-type="float" office:value="-355.05">
                <text:p>-355.05</text:p>
              </table:table-cell>
              <table:table-cell office:value-type="float" office:value="-65.05">
                <text:p>-65.05</text:p>
              </table:table-cell>
              <table:table-cell office:value-type="float" office:value="224.95">
                <text:p>224.9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-646">
                <text:p>-646</text:p>
              </table:table-cell>
              <table:table-cell office:value-type="float" office:value="-356">
                <text:p>-356</text:p>
              </table:table-cell>
              <table:table-cell office:value-type="float" office:value="-66">
                <text:p>-6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-646.95">
                <text:p>-646.95</text:p>
              </table:table-cell>
              <table:table-cell office:value-type="float" office:value="-356.95">
                <text:p>-356.95</text:p>
              </table:table-cell>
              <table:table-cell office:value-type="float" office:value="-66.95">
                <text:p>-66.95</text:p>
              </table:table-cell>
              <table:table-cell office:value-type="float" office:value="223.05">
                <text:p>223.0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-647.9">
                <text:p>-647.9</text:p>
              </table:table-cell>
              <table:table-cell office:value-type="float" office:value="-357.9">
                <text:p>-357.9</text:p>
              </table:table-cell>
              <table:table-cell office:value-type="float" office:value="-67.9">
                <text:p>-67.9</text:p>
              </table:table-cell>
              <table:table-cell office:value-type="float" office:value="222.1">
                <text:p>222.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-648.85">
                <text:p>-648.85</text:p>
              </table:table-cell>
              <table:table-cell office:value-type="float" office:value="-358.85">
                <text:p>-358.85</text:p>
              </table:table-cell>
              <table:table-cell office:value-type="float" office:value="-68.85">
                <text:p>-68.85</text:p>
              </table:table-cell>
              <table:table-cell office:value-type="float" office:value="221.15">
                <text:p>221.1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-649.8">
                <text:p>-649.8</text:p>
              </table:table-cell>
              <table:table-cell office:value-type="float" office:value="-359.8">
                <text:p>-359.8</text:p>
              </table:table-cell>
              <table:table-cell office:value-type="float" office:value="-69.8">
                <text:p>-69.8</text:p>
              </table:table-cell>
              <table:table-cell office:value-type="float" office:value="220.2">
                <text:p>220.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-650.75">
                <text:p>-650.75</text:p>
              </table:table-cell>
              <table:table-cell office:value-type="float" office:value="-360.75">
                <text:p>-360.75</text:p>
              </table:table-cell>
              <table:table-cell office:value-type="float" office:value="-70.75">
                <text:p>-70.75</text:p>
              </table:table-cell>
              <table:table-cell office:value-type="float" office:value="219.25">
                <text:p>219.2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-651.7">
                <text:p>-651.7</text:p>
              </table:table-cell>
              <table:table-cell office:value-type="float" office:value="-361.7">
                <text:p>-361.7</text:p>
              </table:table-cell>
              <table:table-cell office:value-type="float" office:value="-71.7">
                <text:p>-71.7</text:p>
              </table:table-cell>
              <table:table-cell office:value-type="float" office:value="218.3">
                <text:p>218.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-652.65">
                <text:p>-652.65</text:p>
              </table:table-cell>
              <table:table-cell office:value-type="float" office:value="-362.65">
                <text:p>-362.65</text:p>
              </table:table-cell>
              <table:table-cell office:value-type="float" office:value="-72.65">
                <text:p>-72.65</text:p>
              </table:table-cell>
              <table:table-cell office:value-type="float" office:value="217.35">
                <text:p>217.3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-653.6">
                <text:p>-653.6</text:p>
              </table:table-cell>
              <table:table-cell office:value-type="float" office:value="-363.6">
                <text:p>-363.6</text:p>
              </table:table-cell>
              <table:table-cell office:value-type="float" office:value="-73.6">
                <text:p>-73.6</text:p>
              </table:table-cell>
              <table:table-cell office:value-type="float" office:value="216.4">
                <text:p>216.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-654.55">
                <text:p>-654.55</text:p>
              </table:table-cell>
              <table:table-cell office:value-type="float" office:value="-364.55">
                <text:p>-364.55</text:p>
              </table:table-cell>
              <table:table-cell office:value-type="float" office:value="-74.55">
                <text:p>-74.55</text:p>
              </table:table-cell>
              <table:table-cell office:value-type="float" office:value="215.45">
                <text:p>215.4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-655.5">
                <text:p>-655.5</text:p>
              </table:table-cell>
              <table:table-cell office:value-type="float" office:value="-365.5">
                <text:p>-365.5</text:p>
              </table:table-cell>
              <table:table-cell office:value-type="float" office:value="-75.5">
                <text:p>-75.5</text:p>
              </table:table-cell>
              <table:table-cell office:value-type="float" office:value="214.5">
                <text:p>214.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-656.45">
                <text:p>-656.45</text:p>
              </table:table-cell>
              <table:table-cell office:value-type="float" office:value="-366.45">
                <text:p>-366.45</text:p>
              </table:table-cell>
              <table:table-cell office:value-type="float" office:value="-76.45">
                <text:p>-76.45</text:p>
              </table:table-cell>
              <table:table-cell office:value-type="float" office:value="213.55">
                <text:p>213.5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-657.4">
                <text:p>-657.4</text:p>
              </table:table-cell>
              <table:table-cell office:value-type="float" office:value="-367.4">
                <text:p>-367.4</text:p>
              </table:table-cell>
              <table:table-cell office:value-type="float" office:value="-77.4">
                <text:p>-77.4</text:p>
              </table:table-cell>
              <table:table-cell office:value-type="float" office:value="212.6">
                <text:p>212.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-658.35">
                <text:p>-658.35</text:p>
              </table:table-cell>
              <table:table-cell office:value-type="float" office:value="-368.35">
                <text:p>-368.35</text:p>
              </table:table-cell>
              <table:table-cell office:value-type="float" office:value="-78.35">
                <text:p>-78.35</text:p>
              </table:table-cell>
              <table:table-cell office:value-type="float" office:value="211.65">
                <text:p>211.6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-659.3">
                <text:p>-659.3</text:p>
              </table:table-cell>
              <table:table-cell office:value-type="float" office:value="-369.3">
                <text:p>-369.3</text:p>
              </table:table-cell>
              <table:table-cell office:value-type="float" office:value="-79.3">
                <text:p>-79.3</text:p>
              </table:table-cell>
              <table:table-cell office:value-type="float" office:value="210.7">
                <text:p>210.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-660.25">
                <text:p>-660.25</text:p>
              </table:table-cell>
              <table:table-cell office:value-type="float" office:value="-370.25">
                <text:p>-370.25</text:p>
              </table:table-cell>
              <table:table-cell office:value-type="float" office:value="-80.25">
                <text:p>-80.25</text:p>
              </table:table-cell>
              <table:table-cell office:value-type="float" office:value="209.75">
                <text:p>209.7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-661.2">
                <text:p>-661.2</text:p>
              </table:table-cell>
              <table:table-cell office:value-type="float" office:value="-371.2">
                <text:p>-371.2</text:p>
              </table:table-cell>
              <table:table-cell office:value-type="float" office:value="-81.2">
                <text:p>-81.2</text:p>
              </table:table-cell>
              <table:table-cell office:value-type="float" office:value="208.8">
                <text:p>208.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-662.15">
                <text:p>-662.15</text:p>
              </table:table-cell>
              <table:table-cell office:value-type="float" office:value="-372.15">
                <text:p>-372.15</text:p>
              </table:table-cell>
              <table:table-cell office:value-type="float" office:value="-82.15">
                <text:p>-82.15</text:p>
              </table:table-cell>
              <table:table-cell office:value-type="float" office:value="207.85">
                <text:p>207.8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-663.1">
                <text:p>-663.1</text:p>
              </table:table-cell>
              <table:table-cell office:value-type="float" office:value="-373.1">
                <text:p>-373.1</text:p>
              </table:table-cell>
              <table:table-cell office:value-type="float" office:value="-83.1">
                <text:p>-83.1</text:p>
              </table:table-cell>
              <table:table-cell office:value-type="float" office:value="206.9">
                <text:p>206.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-664.05">
                <text:p>-664.05</text:p>
              </table:table-cell>
              <table:table-cell office:value-type="float" office:value="-374.05">
                <text:p>-374.05</text:p>
              </table:table-cell>
              <table:table-cell office:value-type="float" office:value="-84.05">
                <text:p>-84.05</text:p>
              </table:table-cell>
              <table:table-cell office:value-type="float" office:value="205.95">
                <text:p>205.9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-665">
                <text:p>-665</text:p>
              </table:table-cell>
              <table:table-cell office:value-type="float" office:value="-375">
                <text:p>-375</text:p>
              </table:table-cell>
              <table:table-cell office:value-type="float" office:value="-85">
                <text:p>-8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-665.95">
                <text:p>-665.95</text:p>
              </table:table-cell>
              <table:table-cell office:value-type="float" office:value="-375.95">
                <text:p>-375.95</text:p>
              </table:table-cell>
              <table:table-cell office:value-type="float" office:value="-85.95">
                <text:p>-85.95</text:p>
              </table:table-cell>
              <table:table-cell office:value-type="float" office:value="204.05">
                <text:p>204.0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-666.9">
                <text:p>-666.9</text:p>
              </table:table-cell>
              <table:table-cell office:value-type="float" office:value="-376.9">
                <text:p>-376.9</text:p>
              </table:table-cell>
              <table:table-cell office:value-type="float" office:value="-86.9">
                <text:p>-86.9</text:p>
              </table:table-cell>
              <table:table-cell office:value-type="float" office:value="203.1">
                <text:p>203.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-667.85">
                <text:p>-667.85</text:p>
              </table:table-cell>
              <table:table-cell office:value-type="float" office:value="-377.85">
                <text:p>-377.85</text:p>
              </table:table-cell>
              <table:table-cell office:value-type="float" office:value="-87.85">
                <text:p>-87.85</text:p>
              </table:table-cell>
              <table:table-cell office:value-type="float" office:value="202.15">
                <text:p>202.1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-668.8">
                <text:p>-668.8</text:p>
              </table:table-cell>
              <table:table-cell office:value-type="float" office:value="-378.8">
                <text:p>-378.8</text:p>
              </table:table-cell>
              <table:table-cell office:value-type="float" office:value="-88.8">
                <text:p>-88.8</text:p>
              </table:table-cell>
              <table:table-cell office:value-type="float" office:value="201.2">
                <text:p>201.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-669.75">
                <text:p>-669.75</text:p>
              </table:table-cell>
              <table:table-cell office:value-type="float" office:value="-379.75">
                <text:p>-379.75</text:p>
              </table:table-cell>
              <table:table-cell office:value-type="float" office:value="-89.75">
                <text:p>-89.75</text:p>
              </table:table-cell>
              <table:table-cell office:value-type="float" office:value="200.25">
                <text:p>200.2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-670.7">
                <text:p>-670.7</text:p>
              </table:table-cell>
              <table:table-cell office:value-type="float" office:value="-380.7">
                <text:p>-380.7</text:p>
              </table:table-cell>
              <table:table-cell office:value-type="float" office:value="-90.7">
                <text:p>-90.7</text:p>
              </table:table-cell>
              <table:table-cell office:value-type="float" office:value="199.3">
                <text:p>199.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-671.65">
                <text:p>-671.65</text:p>
              </table:table-cell>
              <table:table-cell office:value-type="float" office:value="-381.65">
                <text:p>-381.65</text:p>
              </table:table-cell>
              <table:table-cell office:value-type="float" office:value="-91.65">
                <text:p>-91.65</text:p>
              </table:table-cell>
              <table:table-cell office:value-type="float" office:value="198.35">
                <text:p>198.3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-672.6">
                <text:p>-672.6</text:p>
              </table:table-cell>
              <table:table-cell office:value-type="float" office:value="-382.6">
                <text:p>-382.6</text:p>
              </table:table-cell>
              <table:table-cell office:value-type="float" office:value="-92.6">
                <text:p>-92.6</text:p>
              </table:table-cell>
              <table:table-cell office:value-type="float" office:value="197.4">
                <text:p>197.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-673.55">
                <text:p>-673.55</text:p>
              </table:table-cell>
              <table:table-cell office:value-type="float" office:value="-383.55">
                <text:p>-383.55</text:p>
              </table:table-cell>
              <table:table-cell office:value-type="float" office:value="-93.55">
                <text:p>-93.55</text:p>
              </table:table-cell>
              <table:table-cell office:value-type="float" office:value="196.45">
                <text:p>196.4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-674.5">
                <text:p>-674.5</text:p>
              </table:table-cell>
              <table:table-cell office:value-type="float" office:value="-384.5">
                <text:p>-384.5</text:p>
              </table:table-cell>
              <table:table-cell office:value-type="float" office:value="-94.5">
                <text:p>-94.5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-675.45">
                <text:p>-675.45</text:p>
              </table:table-cell>
              <table:table-cell office:value-type="float" office:value="-385.45">
                <text:p>-385.45</text:p>
              </table:table-cell>
              <table:table-cell office:value-type="float" office:value="-95.45">
                <text:p>-95.45</text:p>
              </table:table-cell>
              <table:table-cell office:value-type="float" office:value="194.55">
                <text:p>194.5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-676.4">
                <text:p>-676.4</text:p>
              </table:table-cell>
              <table:table-cell office:value-type="float" office:value="-386.4">
                <text:p>-386.4</text:p>
              </table:table-cell>
              <table:table-cell office:value-type="float" office:value="-96.4">
                <text:p>-96.4</text:p>
              </table:table-cell>
              <table:table-cell office:value-type="float" office:value="193.6">
                <text:p>193.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-677.35">
                <text:p>-677.35</text:p>
              </table:table-cell>
              <table:table-cell office:value-type="float" office:value="-387.35">
                <text:p>-387.35</text:p>
              </table:table-cell>
              <table:table-cell office:value-type="float" office:value="-97.35">
                <text:p>-97.35</text:p>
              </table:table-cell>
              <table:table-cell office:value-type="float" office:value="192.65">
                <text:p>192.6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-678.3">
                <text:p>-678.3</text:p>
              </table:table-cell>
              <table:table-cell office:value-type="float" office:value="-388.3">
                <text:p>-388.3</text:p>
              </table:table-cell>
              <table:table-cell office:value-type="float" office:value="-98.3">
                <text:p>-98.3</text:p>
              </table:table-cell>
              <table:table-cell office:value-type="float" office:value="191.7">
                <text:p>191.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-679.25">
                <text:p>-679.25</text:p>
              </table:table-cell>
              <table:table-cell office:value-type="float" office:value="-389.25">
                <text:p>-389.25</text:p>
              </table:table-cell>
              <table:table-cell office:value-type="float" office:value="-99.25">
                <text:p>-99.25</text:p>
              </table:table-cell>
              <table:table-cell office:value-type="float" office:value="190.75">
                <text:p>190.7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-680.2">
                <text:p>-680.2</text:p>
              </table:table-cell>
              <table:table-cell office:value-type="float" office:value="-390.2">
                <text:p>-390.2</text:p>
              </table:table-cell>
              <table:table-cell office:value-type="float" office:value="-100.2">
                <text:p>-100.2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-681.15">
                <text:p>-681.15</text:p>
              </table:table-cell>
              <table:table-cell office:value-type="float" office:value="-391.15">
                <text:p>-391.15</text:p>
              </table:table-cell>
              <table:table-cell office:value-type="float" office:value="-101.15">
                <text:p>-101.15</text:p>
              </table:table-cell>
              <table:table-cell office:value-type="float" office:value="188.85">
                <text:p>188.8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-682.1">
                <text:p>-682.1</text:p>
              </table:table-cell>
              <table:table-cell office:value-type="float" office:value="-392.1">
                <text:p>-392.1</text:p>
              </table:table-cell>
              <table:table-cell office:value-type="float" office:value="-102.1">
                <text:p>-102.1</text:p>
              </table:table-cell>
              <table:table-cell office:value-type="float" office:value="187.9">
                <text:p>187.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-683.05">
                <text:p>-683.05</text:p>
              </table:table-cell>
              <table:table-cell office:value-type="float" office:value="-393.05">
                <text:p>-393.05</text:p>
              </table:table-cell>
              <table:table-cell office:value-type="float" office:value="-103.05">
                <text:p>-103.05</text:p>
              </table:table-cell>
              <table:table-cell office:value-type="float" office:value="186.95">
                <text:p>186.9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-684">
                <text:p>-684</text:p>
              </table:table-cell>
              <table:table-cell office:value-type="float" office:value="-394">
                <text:p>-394</text:p>
              </table:table-cell>
              <table:table-cell office:value-type="float" office:value="-104">
                <text:p>-10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-684.95">
                <text:p>-684.95</text:p>
              </table:table-cell>
              <table:table-cell office:value-type="float" office:value="-394.95">
                <text:p>-394.95</text:p>
              </table:table-cell>
              <table:table-cell office:value-type="float" office:value="-104.95">
                <text:p>-104.95</text:p>
              </table:table-cell>
              <table:table-cell office:value-type="float" office:value="185.05">
                <text:p>185.0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-685.9">
                <text:p>-685.9</text:p>
              </table:table-cell>
              <table:table-cell office:value-type="float" office:value="-395.9">
                <text:p>-395.9</text:p>
              </table:table-cell>
              <table:table-cell office:value-type="float" office:value="-105.9">
                <text:p>-105.9</text:p>
              </table:table-cell>
              <table:table-cell office:value-type="float" office:value="184.1">
                <text:p>184.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-686.85">
                <text:p>-686.85</text:p>
              </table:table-cell>
              <table:table-cell office:value-type="float" office:value="-396.85">
                <text:p>-396.85</text:p>
              </table:table-cell>
              <table:table-cell office:value-type="float" office:value="-106.85">
                <text:p>-106.85</text:p>
              </table:table-cell>
              <table:table-cell office:value-type="float" office:value="183.15">
                <text:p>183.1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-687.8">
                <text:p>-687.8</text:p>
              </table:table-cell>
              <table:table-cell office:value-type="float" office:value="-397.8">
                <text:p>-397.8</text:p>
              </table:table-cell>
              <table:table-cell office:value-type="float" office:value="-107.8">
                <text:p>-107.8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-688.75">
                <text:p>-688.75</text:p>
              </table:table-cell>
              <table:table-cell office:value-type="float" office:value="-398.75">
                <text:p>-398.75</text:p>
              </table:table-cell>
              <table:table-cell office:value-type="float" office:value="-108.75">
                <text:p>-108.75</text:p>
              </table:table-cell>
              <table:table-cell office:value-type="float" office:value="181.25">
                <text:p>181.2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-689.7">
                <text:p>-689.7</text:p>
              </table:table-cell>
              <table:table-cell office:value-type="float" office:value="-399.7">
                <text:p>-399.7</text:p>
              </table:table-cell>
              <table:table-cell office:value-type="float" office:value="-109.7">
                <text:p>-109.7</text:p>
              </table:table-cell>
              <table:table-cell office:value-type="float" office:value="180.3">
                <text:p>180.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-690.65">
                <text:p>-690.65</text:p>
              </table:table-cell>
              <table:table-cell office:value-type="float" office:value="-400.65">
                <text:p>-400.65</text:p>
              </table:table-cell>
              <table:table-cell office:value-type="float" office:value="-110.65">
                <text:p>-110.65</text:p>
              </table:table-cell>
              <table:table-cell office:value-type="float" office:value="179.35">
                <text:p>179.3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-691.6">
                <text:p>-691.6</text:p>
              </table:table-cell>
              <table:table-cell office:value-type="float" office:value="-401.6">
                <text:p>-401.6</text:p>
              </table:table-cell>
              <table:table-cell office:value-type="float" office:value="-111.6">
                <text:p>-111.6</text:p>
              </table:table-cell>
              <table:table-cell office:value-type="float" office:value="178.4">
                <text:p>178.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-692.55">
                <text:p>-692.55</text:p>
              </table:table-cell>
              <table:table-cell office:value-type="float" office:value="-402.55">
                <text:p>-402.55</text:p>
              </table:table-cell>
              <table:table-cell office:value-type="float" office:value="-112.55">
                <text:p>-112.55</text:p>
              </table:table-cell>
              <table:table-cell office:value-type="float" office:value="177.45">
                <text:p>177.4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-693.5">
                <text:p>-693.5</text:p>
              </table:table-cell>
              <table:table-cell office:value-type="float" office:value="-403.5">
                <text:p>-403.5</text:p>
              </table:table-cell>
              <table:table-cell office:value-type="float" office:value="-113.5">
                <text:p>-113.5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-694.45">
                <text:p>-694.45</text:p>
              </table:table-cell>
              <table:table-cell office:value-type="float" office:value="-404.45">
                <text:p>-404.45</text:p>
              </table:table-cell>
              <table:table-cell office:value-type="float" office:value="-114.45">
                <text:p>-114.45</text:p>
              </table:table-cell>
              <table:table-cell office:value-type="float" office:value="175.55">
                <text:p>175.5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-695.4">
                <text:p>-695.4</text:p>
              </table:table-cell>
              <table:table-cell office:value-type="float" office:value="-405.4">
                <text:p>-405.4</text:p>
              </table:table-cell>
              <table:table-cell office:value-type="float" office:value="-115.4">
                <text:p>-115.4</text:p>
              </table:table-cell>
              <table:table-cell office:value-type="float" office:value="174.6">
                <text:p>174.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-696.35">
                <text:p>-696.35</text:p>
              </table:table-cell>
              <table:table-cell office:value-type="float" office:value="-406.35">
                <text:p>-406.35</text:p>
              </table:table-cell>
              <table:table-cell office:value-type="float" office:value="-116.35">
                <text:p>-116.35</text:p>
              </table:table-cell>
              <table:table-cell office:value-type="float" office:value="173.65">
                <text:p>173.6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-697.3">
                <text:p>-697.3</text:p>
              </table:table-cell>
              <table:table-cell office:value-type="float" office:value="-407.3">
                <text:p>-407.3</text:p>
              </table:table-cell>
              <table:table-cell office:value-type="float" office:value="-117.3">
                <text:p>-117.3</text:p>
              </table:table-cell>
              <table:table-cell office:value-type="float" office:value="172.7">
                <text:p>172.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-698.25">
                <text:p>-698.25</text:p>
              </table:table-cell>
              <table:table-cell office:value-type="float" office:value="-408.25">
                <text:p>-408.25</text:p>
              </table:table-cell>
              <table:table-cell office:value-type="float" office:value="-118.25">
                <text:p>-118.25</text:p>
              </table:table-cell>
              <table:table-cell office:value-type="float" office:value="171.75">
                <text:p>171.7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-699.2">
                <text:p>-699.2</text:p>
              </table:table-cell>
              <table:table-cell office:value-type="float" office:value="-409.2">
                <text:p>-409.2</text:p>
              </table:table-cell>
              <table:table-cell office:value-type="float" office:value="-119.2">
                <text:p>-119.2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-700.15">
                <text:p>-700.15</text:p>
              </table:table-cell>
              <table:table-cell office:value-type="float" office:value="-410.15">
                <text:p>-410.15</text:p>
              </table:table-cell>
              <table:table-cell office:value-type="float" office:value="-120.15">
                <text:p>-120.15</text:p>
              </table:table-cell>
              <table:table-cell office:value-type="float" office:value="169.85">
                <text:p>169.8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-701.1">
                <text:p>-701.1</text:p>
              </table:table-cell>
              <table:table-cell office:value-type="float" office:value="-411.1">
                <text:p>-411.1</text:p>
              </table:table-cell>
              <table:table-cell office:value-type="float" office:value="-121.1">
                <text:p>-121.1</text:p>
              </table:table-cell>
              <table:table-cell office:value-type="float" office:value="168.9">
                <text:p>168.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-702.05">
                <text:p>-702.05</text:p>
              </table:table-cell>
              <table:table-cell office:value-type="float" office:value="-412.05">
                <text:p>-412.05</text:p>
              </table:table-cell>
              <table:table-cell office:value-type="float" office:value="-122.05">
                <text:p>-122.05</text:p>
              </table:table-cell>
              <table:table-cell office:value-type="float" office:value="167.95">
                <text:p>167.9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-703">
                <text:p>-703</text:p>
              </table:table-cell>
              <table:table-cell office:value-type="float" office:value="-413">
                <text:p>-413</text:p>
              </table:table-cell>
              <table:table-cell office:value-type="float" office:value="-123">
                <text:p>-1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-703.95">
                <text:p>-703.95</text:p>
              </table:table-cell>
              <table:table-cell office:value-type="float" office:value="-413.95">
                <text:p>-413.95</text:p>
              </table:table-cell>
              <table:table-cell office:value-type="float" office:value="-123.95">
                <text:p>-123.95</text:p>
              </table:table-cell>
              <table:table-cell office:value-type="float" office:value="166.05">
                <text:p>166.0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-704.9">
                <text:p>-704.9</text:p>
              </table:table-cell>
              <table:table-cell office:value-type="float" office:value="-414.9">
                <text:p>-414.9</text:p>
              </table:table-cell>
              <table:table-cell office:value-type="float" office:value="-124.9">
                <text:p>-124.9</text:p>
              </table:table-cell>
              <table:table-cell office:value-type="float" office:value="165.1">
                <text:p>165.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-705.85">
                <text:p>-705.85</text:p>
              </table:table-cell>
              <table:table-cell office:value-type="float" office:value="-415.85">
                <text:p>-415.85</text:p>
              </table:table-cell>
              <table:table-cell office:value-type="float" office:value="-125.85">
                <text:p>-125.85</text:p>
              </table:table-cell>
              <table:table-cell office:value-type="float" office:value="164.15">
                <text:p>164.1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-706.8">
                <text:p>-706.8</text:p>
              </table:table-cell>
              <table:table-cell office:value-type="float" office:value="-416.8">
                <text:p>-416.8</text:p>
              </table:table-cell>
              <table:table-cell office:value-type="float" office:value="-126.8">
                <text:p>-126.8</text:p>
              </table:table-cell>
              <table:table-cell office:value-type="float" office:value="163.2">
                <text:p>163.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-707.75">
                <text:p>-707.75</text:p>
              </table:table-cell>
              <table:table-cell office:value-type="float" office:value="-417.75">
                <text:p>-417.75</text:p>
              </table:table-cell>
              <table:table-cell office:value-type="float" office:value="-127.75">
                <text:p>-127.75</text:p>
              </table:table-cell>
              <table:table-cell office:value-type="float" office:value="162.25">
                <text:p>162.2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-708.7">
                <text:p>-708.7</text:p>
              </table:table-cell>
              <table:table-cell office:value-type="float" office:value="-418.7">
                <text:p>-418.7</text:p>
              </table:table-cell>
              <table:table-cell office:value-type="float" office:value="-128.7">
                <text:p>-128.7</text:p>
              </table:table-cell>
              <table:table-cell office:value-type="float" office:value="161.3">
                <text:p>161.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-709.65">
                <text:p>-709.65</text:p>
              </table:table-cell>
              <table:table-cell office:value-type="float" office:value="-419.65">
                <text:p>-419.65</text:p>
              </table:table-cell>
              <table:table-cell office:value-type="float" office:value="-129.65">
                <text:p>-129.65</text:p>
              </table:table-cell>
              <table:table-cell office:value-type="float" office:value="160.35">
                <text:p>160.3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-710.6">
                <text:p>-710.6</text:p>
              </table:table-cell>
              <table:table-cell office:value-type="float" office:value="-420.6">
                <text:p>-420.6</text:p>
              </table:table-cell>
              <table:table-cell office:value-type="float" office:value="-130.6">
                <text:p>-130.6</text:p>
              </table:table-cell>
              <table:table-cell office:value-type="float" office:value="159.4">
                <text:p>159.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-711.55">
                <text:p>-711.55</text:p>
              </table:table-cell>
              <table:table-cell office:value-type="float" office:value="-421.55">
                <text:p>-421.55</text:p>
              </table:table-cell>
              <table:table-cell office:value-type="float" office:value="-131.55">
                <text:p>-131.55</text:p>
              </table:table-cell>
              <table:table-cell office:value-type="float" office:value="158.45">
                <text:p>158.4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-712.5">
                <text:p>-712.5</text:p>
              </table:table-cell>
              <table:table-cell office:value-type="float" office:value="-422.5">
                <text:p>-422.5</text:p>
              </table:table-cell>
              <table:table-cell office:value-type="float" office:value="-132.5">
                <text:p>-132.5</text:p>
              </table:table-cell>
              <table:table-cell office:value-type="float" office:value="157.5">
                <text:p>157.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-713.45">
                <text:p>-713.45</text:p>
              </table:table-cell>
              <table:table-cell office:value-type="float" office:value="-423.45">
                <text:p>-423.45</text:p>
              </table:table-cell>
              <table:table-cell office:value-type="float" office:value="-133.45">
                <text:p>-133.45</text:p>
              </table:table-cell>
              <table:table-cell office:value-type="float" office:value="156.55">
                <text:p>156.5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-714.4">
                <text:p>-714.4</text:p>
              </table:table-cell>
              <table:table-cell office:value-type="float" office:value="-424.4">
                <text:p>-424.4</text:p>
              </table:table-cell>
              <table:table-cell office:value-type="float" office:value="-134.4">
                <text:p>-134.4</text:p>
              </table:table-cell>
              <table:table-cell office:value-type="float" office:value="155.6">
                <text:p>155.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-715.35">
                <text:p>-715.35</text:p>
              </table:table-cell>
              <table:table-cell office:value-type="float" office:value="-425.35">
                <text:p>-425.35</text:p>
              </table:table-cell>
              <table:table-cell office:value-type="float" office:value="-135.35">
                <text:p>-135.35</text:p>
              </table:table-cell>
              <table:table-cell office:value-type="float" office:value="154.65">
                <text:p>154.6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-716.3">
                <text:p>-716.3</text:p>
              </table:table-cell>
              <table:table-cell office:value-type="float" office:value="-426.3">
                <text:p>-426.3</text:p>
              </table:table-cell>
              <table:table-cell office:value-type="float" office:value="-136.3">
                <text:p>-136.3</text:p>
              </table:table-cell>
              <table:table-cell office:value-type="float" office:value="153.7">
                <text:p>153.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-717.25">
                <text:p>-717.25</text:p>
              </table:table-cell>
              <table:table-cell office:value-type="float" office:value="-427.25">
                <text:p>-427.25</text:p>
              </table:table-cell>
              <table:table-cell office:value-type="float" office:value="-137.25">
                <text:p>-137.25</text:p>
              </table:table-cell>
              <table:table-cell office:value-type="float" office:value="152.75">
                <text:p>152.7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-718.2">
                <text:p>-718.2</text:p>
              </table:table-cell>
              <table:table-cell office:value-type="float" office:value="-428.2">
                <text:p>-428.2</text:p>
              </table:table-cell>
              <table:table-cell office:value-type="float" office:value="-138.2">
                <text:p>-138.2</text:p>
              </table:table-cell>
              <table:table-cell office:value-type="float" office:value="151.8">
                <text:p>151.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-719.15">
                <text:p>-719.15</text:p>
              </table:table-cell>
              <table:table-cell office:value-type="float" office:value="-429.15">
                <text:p>-429.15</text:p>
              </table:table-cell>
              <table:table-cell office:value-type="float" office:value="-139.15">
                <text:p>-139.15</text:p>
              </table:table-cell>
              <table:table-cell office:value-type="float" office:value="150.85">
                <text:p>150.8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-720.1">
                <text:p>-720.1</text:p>
              </table:table-cell>
              <table:table-cell office:value-type="float" office:value="-430.1">
                <text:p>-430.1</text:p>
              </table:table-cell>
              <table:table-cell office:value-type="float" office:value="-140.1">
                <text:p>-140.1</text:p>
              </table:table-cell>
              <table:table-cell office:value-type="float" office:value="149.9">
                <text:p>149.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-721.05">
                <text:p>-721.05</text:p>
              </table:table-cell>
              <table:table-cell office:value-type="float" office:value="-431.05">
                <text:p>-431.05</text:p>
              </table:table-cell>
              <table:table-cell office:value-type="float" office:value="-141.05">
                <text:p>-141.05</text:p>
              </table:table-cell>
              <table:table-cell office:value-type="float" office:value="148.95">
                <text:p>148.9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-722">
                <text:p>-722</text:p>
              </table:table-cell>
              <table:table-cell office:value-type="float" office:value="-432">
                <text:p>-432</text:p>
              </table:table-cell>
              <table:table-cell office:value-type="float" office:value="-142">
                <text:p>-14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-722.95">
                <text:p>-722.95</text:p>
              </table:table-cell>
              <table:table-cell office:value-type="float" office:value="-432.95">
                <text:p>-432.95</text:p>
              </table:table-cell>
              <table:table-cell office:value-type="float" office:value="-142.95">
                <text:p>-142.95</text:p>
              </table:table-cell>
              <table:table-cell office:value-type="float" office:value="147.05">
                <text:p>147.0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-723.9">
                <text:p>-723.9</text:p>
              </table:table-cell>
              <table:table-cell office:value-type="float" office:value="-433.9">
                <text:p>-433.9</text:p>
              </table:table-cell>
              <table:table-cell office:value-type="float" office:value="-143.9">
                <text:p>-143.9</text:p>
              </table:table-cell>
              <table:table-cell office:value-type="float" office:value="146.1">
                <text:p>146.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-724.85">
                <text:p>-724.85</text:p>
              </table:table-cell>
              <table:table-cell office:value-type="float" office:value="-434.85">
                <text:p>-434.85</text:p>
              </table:table-cell>
              <table:table-cell office:value-type="float" office:value="-144.85">
                <text:p>-144.85</text:p>
              </table:table-cell>
              <table:table-cell office:value-type="float" office:value="145.15">
                <text:p>145.1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-725.8">
                <text:p>-725.8</text:p>
              </table:table-cell>
              <table:table-cell office:value-type="float" office:value="-435.8">
                <text:p>-435.8</text:p>
              </table:table-cell>
              <table:table-cell office:value-type="float" office:value="-145.8">
                <text:p>-145.8</text:p>
              </table:table-cell>
              <table:table-cell office:value-type="float" office:value="144.2">
                <text:p>144.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-726.75">
                <text:p>-726.75</text:p>
              </table:table-cell>
              <table:table-cell office:value-type="float" office:value="-436.75">
                <text:p>-436.75</text:p>
              </table:table-cell>
              <table:table-cell office:value-type="float" office:value="-146.75">
                <text:p>-146.75</text:p>
              </table:table-cell>
              <table:table-cell office:value-type="float" office:value="143.25">
                <text:p>143.2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-727.7">
                <text:p>-727.7</text:p>
              </table:table-cell>
              <table:table-cell office:value-type="float" office:value="-437.7">
                <text:p>-437.7</text:p>
              </table:table-cell>
              <table:table-cell office:value-type="float" office:value="-147.7">
                <text:p>-147.7</text:p>
              </table:table-cell>
              <table:table-cell office:value-type="float" office:value="142.3">
                <text:p>142.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-728.65">
                <text:p>-728.65</text:p>
              </table:table-cell>
              <table:table-cell office:value-type="float" office:value="-438.65">
                <text:p>-438.65</text:p>
              </table:table-cell>
              <table:table-cell office:value-type="float" office:value="-148.65">
                <text:p>-148.65</text:p>
              </table:table-cell>
              <table:table-cell office:value-type="float" office:value="141.35">
                <text:p>141.3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-729.6">
                <text:p>-729.6</text:p>
              </table:table-cell>
              <table:table-cell office:value-type="float" office:value="-439.6">
                <text:p>-439.6</text:p>
              </table:table-cell>
              <table:table-cell office:value-type="float" office:value="-149.6">
                <text:p>-149.6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-730.55">
                <text:p>-730.55</text:p>
              </table:table-cell>
              <table:table-cell office:value-type="float" office:value="-440.55">
                <text:p>-440.55</text:p>
              </table:table-cell>
              <table:table-cell office:value-type="float" office:value="-150.55">
                <text:p>-150.55</text:p>
              </table:table-cell>
              <table:table-cell office:value-type="float" office:value="139.45">
                <text:p>139.4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-731.5">
                <text:p>-731.5</text:p>
              </table:table-cell>
              <table:table-cell office:value-type="float" office:value="-441.5">
                <text:p>-441.5</text:p>
              </table:table-cell>
              <table:table-cell office:value-type="float" office:value="-151.5">
                <text:p>-151.5</text:p>
              </table:table-cell>
              <table:table-cell office:value-type="float" office:value="138.5">
                <text:p>138.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-732.45">
                <text:p>-732.45</text:p>
              </table:table-cell>
              <table:table-cell office:value-type="float" office:value="-442.45">
                <text:p>-442.45</text:p>
              </table:table-cell>
              <table:table-cell office:value-type="float" office:value="-152.45">
                <text:p>-152.45</text:p>
              </table:table-cell>
              <table:table-cell office:value-type="float" office:value="137.55">
                <text:p>137.5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-733.4">
                <text:p>-733.4</text:p>
              </table:table-cell>
              <table:table-cell office:value-type="float" office:value="-443.4">
                <text:p>-443.4</text:p>
              </table:table-cell>
              <table:table-cell office:value-type="float" office:value="-153.4">
                <text:p>-153.4</text:p>
              </table:table-cell>
              <table:table-cell office:value-type="float" office:value="136.6">
                <text:p>136.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-734.35">
                <text:p>-734.35</text:p>
              </table:table-cell>
              <table:table-cell office:value-type="float" office:value="-444.35">
                <text:p>-444.35</text:p>
              </table:table-cell>
              <table:table-cell office:value-type="float" office:value="-154.35">
                <text:p>-154.35</text:p>
              </table:table-cell>
              <table:table-cell office:value-type="float" office:value="135.65">
                <text:p>135.6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-735.3">
                <text:p>-735.3</text:p>
              </table:table-cell>
              <table:table-cell office:value-type="float" office:value="-445.3">
                <text:p>-445.3</text:p>
              </table:table-cell>
              <table:table-cell office:value-type="float" office:value="-155.3">
                <text:p>-155.3</text:p>
              </table:table-cell>
              <table:table-cell office:value-type="float" office:value="134.7">
                <text:p>134.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-736.25">
                <text:p>-736.25</text:p>
              </table:table-cell>
              <table:table-cell office:value-type="float" office:value="-446.25">
                <text:p>-446.25</text:p>
              </table:table-cell>
              <table:table-cell office:value-type="float" office:value="-156.25">
                <text:p>-156.25</text:p>
              </table:table-cell>
              <table:table-cell office:value-type="float" office:value="133.75">
                <text:p>133.7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-737.2">
                <text:p>-737.2</text:p>
              </table:table-cell>
              <table:table-cell office:value-type="float" office:value="-447.2">
                <text:p>-447.2</text:p>
              </table:table-cell>
              <table:table-cell office:value-type="float" office:value="-157.2">
                <text:p>-157.2</text:p>
              </table:table-cell>
              <table:table-cell office:value-type="float" office:value="132.8">
                <text:p>132.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-738.15">
                <text:p>-738.15</text:p>
              </table:table-cell>
              <table:table-cell office:value-type="float" office:value="-448.15">
                <text:p>-448.15</text:p>
              </table:table-cell>
              <table:table-cell office:value-type="float" office:value="-158.15">
                <text:p>-158.15</text:p>
              </table:table-cell>
              <table:table-cell office:value-type="float" office:value="131.85">
                <text:p>131.8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-739.1">
                <text:p>-739.1</text:p>
              </table:table-cell>
              <table:table-cell office:value-type="float" office:value="-449.1">
                <text:p>-449.1</text:p>
              </table:table-cell>
              <table:table-cell office:value-type="float" office:value="-159.1">
                <text:p>-159.1</text:p>
              </table:table-cell>
              <table:table-cell office:value-type="float" office:value="130.9">
                <text:p>130.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-740.05">
                <text:p>-740.05</text:p>
              </table:table-cell>
              <table:table-cell office:value-type="float" office:value="-450.05">
                <text:p>-450.05</text:p>
              </table:table-cell>
              <table:table-cell office:value-type="float" office:value="-160.05">
                <text:p>-160.05</text:p>
              </table:table-cell>
              <table:table-cell office:value-type="float" office:value="129.95">
                <text:p>129.9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-741">
                <text:p>-741</text:p>
              </table:table-cell>
              <table:table-cell office:value-type="float" office:value="-451">
                <text:p>-451</text:p>
              </table:table-cell>
              <table:table-cell office:value-type="float" office:value="-161">
                <text:p>-16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-741.95">
                <text:p>-741.95</text:p>
              </table:table-cell>
              <table:table-cell office:value-type="float" office:value="-451.95">
                <text:p>-451.95</text:p>
              </table:table-cell>
              <table:table-cell office:value-type="float" office:value="-161.95">
                <text:p>-161.95</text:p>
              </table:table-cell>
              <table:table-cell office:value-type="float" office:value="128.05">
                <text:p>128.0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-742.9">
                <text:p>-742.9</text:p>
              </table:table-cell>
              <table:table-cell office:value-type="float" office:value="-452.9">
                <text:p>-452.9</text:p>
              </table:table-cell>
              <table:table-cell office:value-type="float" office:value="-162.9">
                <text:p>-162.9</text:p>
              </table:table-cell>
              <table:table-cell office:value-type="float" office:value="127.1">
                <text:p>127.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-743.85">
                <text:p>-743.85</text:p>
              </table:table-cell>
              <table:table-cell office:value-type="float" office:value="-453.85">
                <text:p>-453.85</text:p>
              </table:table-cell>
              <table:table-cell office:value-type="float" office:value="-163.85">
                <text:p>-163.85</text:p>
              </table:table-cell>
              <table:table-cell office:value-type="float" office:value="126.15">
                <text:p>126.1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-744.8">
                <text:p>-744.8</text:p>
              </table:table-cell>
              <table:table-cell office:value-type="float" office:value="-454.8">
                <text:p>-454.8</text:p>
              </table:table-cell>
              <table:table-cell office:value-type="float" office:value="-164.8">
                <text:p>-164.8</text:p>
              </table:table-cell>
              <table:table-cell office:value-type="float" office:value="125.2">
                <text:p>125.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-745.75">
                <text:p>-745.75</text:p>
              </table:table-cell>
              <table:table-cell office:value-type="float" office:value="-455.75">
                <text:p>-455.75</text:p>
              </table:table-cell>
              <table:table-cell office:value-type="float" office:value="-165.75">
                <text:p>-165.75</text:p>
              </table:table-cell>
              <table:table-cell office:value-type="float" office:value="124.25">
                <text:p>124.2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-746.7">
                <text:p>-746.7</text:p>
              </table:table-cell>
              <table:table-cell office:value-type="float" office:value="-456.7">
                <text:p>-456.7</text:p>
              </table:table-cell>
              <table:table-cell office:value-type="float" office:value="-166.7">
                <text:p>-166.7</text:p>
              </table:table-cell>
              <table:table-cell office:value-type="float" office:value="123.3">
                <text:p>123.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-747.65">
                <text:p>-747.65</text:p>
              </table:table-cell>
              <table:table-cell office:value-type="float" office:value="-457.65">
                <text:p>-457.65</text:p>
              </table:table-cell>
              <table:table-cell office:value-type="float" office:value="-167.65">
                <text:p>-167.65</text:p>
              </table:table-cell>
              <table:table-cell office:value-type="float" office:value="122.35">
                <text:p>122.3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-748.6">
                <text:p>-748.6</text:p>
              </table:table-cell>
              <table:table-cell office:value-type="float" office:value="-458.6">
                <text:p>-458.6</text:p>
              </table:table-cell>
              <table:table-cell office:value-type="float" office:value="-168.6">
                <text:p>-168.6</text:p>
              </table:table-cell>
              <table:table-cell office:value-type="float" office:value="121.4">
                <text:p>121.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-749.55">
                <text:p>-749.55</text:p>
              </table:table-cell>
              <table:table-cell office:value-type="float" office:value="-459.55">
                <text:p>-459.55</text:p>
              </table:table-cell>
              <table:table-cell office:value-type="float" office:value="-169.55">
                <text:p>-169.55</text:p>
              </table:table-cell>
              <table:table-cell office:value-type="float" office:value="120.45">
                <text:p>120.4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-750.5">
                <text:p>-750.5</text:p>
              </table:table-cell>
              <table:table-cell office:value-type="float" office:value="-460.5">
                <text:p>-460.5</text:p>
              </table:table-cell>
              <table:table-cell office:value-type="float" office:value="-170.5">
                <text:p>-170.5</text:p>
              </table:table-cell>
              <table:table-cell office:value-type="float" office:value="119.5">
                <text:p>119.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-751.45">
                <text:p>-751.45</text:p>
              </table:table-cell>
              <table:table-cell office:value-type="float" office:value="-461.45">
                <text:p>-461.45</text:p>
              </table:table-cell>
              <table:table-cell office:value-type="float" office:value="-171.45">
                <text:p>-171.45</text:p>
              </table:table-cell>
              <table:table-cell office:value-type="float" office:value="118.55">
                <text:p>118.5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-752.4">
                <text:p>-752.4</text:p>
              </table:table-cell>
              <table:table-cell office:value-type="float" office:value="-462.4">
                <text:p>-462.4</text:p>
              </table:table-cell>
              <table:table-cell office:value-type="float" office:value="-172.4">
                <text:p>-172.4</text:p>
              </table:table-cell>
              <table:table-cell office:value-type="float" office:value="117.6">
                <text:p>117.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-753.35">
                <text:p>-753.35</text:p>
              </table:table-cell>
              <table:table-cell office:value-type="float" office:value="-463.35">
                <text:p>-463.35</text:p>
              </table:table-cell>
              <table:table-cell office:value-type="float" office:value="-173.35">
                <text:p>-173.35</text:p>
              </table:table-cell>
              <table:table-cell office:value-type="float" office:value="116.65">
                <text:p>116.6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-754.3">
                <text:p>-754.3</text:p>
              </table:table-cell>
              <table:table-cell office:value-type="float" office:value="-464.3">
                <text:p>-464.3</text:p>
              </table:table-cell>
              <table:table-cell office:value-type="float" office:value="-174.3">
                <text:p>-174.3</text:p>
              </table:table-cell>
              <table:table-cell office:value-type="float" office:value="115.7">
                <text:p>115.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-755.25">
                <text:p>-755.25</text:p>
              </table:table-cell>
              <table:table-cell office:value-type="float" office:value="-465.25">
                <text:p>-465.25</text:p>
              </table:table-cell>
              <table:table-cell office:value-type="float" office:value="-175.25">
                <text:p>-175.25</text:p>
              </table:table-cell>
              <table:table-cell office:value-type="float" office:value="114.75">
                <text:p>114.7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-756.2">
                <text:p>-756.2</text:p>
              </table:table-cell>
              <table:table-cell office:value-type="float" office:value="-466.2">
                <text:p>-466.2</text:p>
              </table:table-cell>
              <table:table-cell office:value-type="float" office:value="-176.2">
                <text:p>-176.2</text:p>
              </table:table-cell>
              <table:table-cell office:value-type="float" office:value="113.8">
                <text:p>113.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-757.15">
                <text:p>-757.15</text:p>
              </table:table-cell>
              <table:table-cell office:value-type="float" office:value="-467.15">
                <text:p>-467.15</text:p>
              </table:table-cell>
              <table:table-cell office:value-type="float" office:value="-177.15">
                <text:p>-177.15</text:p>
              </table:table-cell>
              <table:table-cell office:value-type="float" office:value="112.85">
                <text:p>112.8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-758.1">
                <text:p>-758.1</text:p>
              </table:table-cell>
              <table:table-cell office:value-type="float" office:value="-468.1">
                <text:p>-468.1</text:p>
              </table:table-cell>
              <table:table-cell office:value-type="float" office:value="-178.1">
                <text:p>-178.1</text:p>
              </table:table-cell>
              <table:table-cell office:value-type="float" office:value="111.9">
                <text:p>111.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-759.05">
                <text:p>-759.05</text:p>
              </table:table-cell>
              <table:table-cell office:value-type="float" office:value="-469.05">
                <text:p>-469.05</text:p>
              </table:table-cell>
              <table:table-cell office:value-type="float" office:value="-179.05">
                <text:p>-179.05</text:p>
              </table:table-cell>
              <table:table-cell office:value-type="float" office:value="110.95">
                <text:p>110.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888cm" svg:height="9.191cm" xlink:href=".." xlink:type="simple" chart:class="chart:scatter" chart:style-name="ch1">
        <chart:legend chart:legend-position="end" svg:x="14.062cm" svg:y="4.296cm" style:legend-expansion="high" chart:style-name="ch2"/>
        <chart:plot-area chart:style-name="ch3" table:cell-range-address="graph.A1:graph.A800 graph.F1:graph.F800" svg:x="0.337cm" svg:y="0.183cm" svg:width="13.388cm" svg:height="8.825cm">
          <chartooo:coordinate-region svg:x="1.249cm" svg:y="0.375cm" svg:width="12.196cm" svg:height="8.4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raph.F1:graph.F800" chart:class="chart:scatter">
            <chart:domain table:cell-range-address="graph.A1:graph.A800"/>
            <chart:data-point chart:repeated="8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aph.A1:graph.A800</svg:desc>
                </draw:g>
              </table:table-cell>
              <table:table-cell office:value-type="float" office:value="0">
                <text:p>0</text:p>
                <draw:g>
                  <svg:desc>graph.F1:graph.F8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.85">
                <text:p>-2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3.8">
                <text:p>-3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4.75">
                <text:p>-4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6.65">
                <text:p>-6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7.6">
                <text:p>-7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8.55">
                <text:p>-8.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10.45">
                <text:p>-10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11.4">
                <text:p>-11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12.35">
                <text:p>-12.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13.3">
                <text:p>-13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14.25">
                <text:p>-14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15.2">
                <text:p>-15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16.15">
                <text:p>-16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7.1">
                <text:p>-17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18.05">
                <text:p>-18.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19.95">
                <text:p>-19.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20.9">
                <text:p>-20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21.85">
                <text:p>-21.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22.8">
                <text:p>-22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23.75">
                <text:p>-23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24.7">
                <text:p>-24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25.65">
                <text:p>-25.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26.6">
                <text:p>-26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27.55">
                <text:p>-27.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29.45">
                <text:p>-29.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30.4">
                <text:p>-30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31.35">
                <text:p>-31.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32.3">
                <text:p>-32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33.25">
                <text:p>-33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34.2">
                <text:p>-34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35.15">
                <text:p>-35.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36.1">
                <text:p>-36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37.05">
                <text:p>-37.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38.95">
                <text:p>-38.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39.9">
                <text:p>-39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40.85">
                <text:p>-40.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41.8">
                <text:p>-41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42.75">
                <text:p>-42.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43.7">
                <text:p>-43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44.65">
                <text:p>-44.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45.6">
                <text:p>-45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46.55">
                <text:p>-46.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47.5">
                <text:p>-47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48.45">
                <text:p>-48.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99.05">
                <text:p>99.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98.1">
                <text:p>98.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97.15">
                <text:p>97.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96.2">
                <text:p>96.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95.25">
                <text:p>95.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93.35">
                <text:p>93.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92.4">
                <text:p>92.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91.45">
                <text:p>91.4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89.55">
                <text:p>89.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87.65">
                <text:p>87.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85.75">
                <text:p>85.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84.8">
                <text:p>84.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83.85">
                <text:p>83.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81.95">
                <text:p>81.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80.05">
                <text:p>80.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78.15">
                <text:p>78.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76.25">
                <text:p>76.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75.3">
                <text:p>75.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74.35">
                <text:p>74.3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72.45">
                <text:p>72.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70.55">
                <text:p>70.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68.65">
                <text:p>68.6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66.75">
                <text:p>66.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64.85">
                <text:p>64.8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62.95">
                <text:p>62.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61.05">
                <text:p>61.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59.15">
                <text:p>59.1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57.25">
                <text:p>57.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55.35">
                <text:p>55.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53.45">
                <text:p>53.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51.55">
                <text:p>51.5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199.05">
                <text:p>199.0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198.1">
                <text:p>198.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197.15">
                <text:p>197.1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196.2">
                <text:p>196.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195.25">
                <text:p>195.2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194.3">
                <text:p>194.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193.35">
                <text:p>193.3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192.4">
                <text:p>192.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191.45">
                <text:p>191.4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190.5">
                <text:p>190.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189.55">
                <text:p>189.5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188.6">
                <text:p>188.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187.65">
                <text:p>187.6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186.7">
                <text:p>186.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185.75">
                <text:p>185.7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184.8">
                <text:p>184.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183.85">
                <text:p>183.8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182.9">
                <text:p>182.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181.95">
                <text:p>181.9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180.05">
                <text:p>180.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179.1">
                <text:p>179.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178.15">
                <text:p>178.1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177.2">
                <text:p>177.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176.25">
                <text:p>176.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175.3">
                <text:p>175.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174.35">
                <text:p>174.3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173.4">
                <text:p>173.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172.45">
                <text:p>172.4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171.5">
                <text:p>171.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170.55">
                <text:p>170.5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169.6">
                <text:p>169.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168.65">
                <text:p>168.6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167.7">
                <text:p>167.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166.75">
                <text:p>166.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165.8">
                <text:p>165.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164.85">
                <text:p>164.8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163.9">
                <text:p>163.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162.95">
                <text:p>162.9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161.05">
                <text:p>161.0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160.1">
                <text:p>160.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159.15">
                <text:p>159.1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158.2">
                <text:p>158.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157.25">
                <text:p>157.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156.3">
                <text:p>156.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155.35">
                <text:p>155.3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154.4">
                <text:p>154.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153.45">
                <text:p>153.4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152.5">
                <text:p>152.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151.55">
                <text:p>151.5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299.05">
                <text:p>299.0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298.1">
                <text:p>298.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297.15">
                <text:p>297.1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295.25">
                <text:p>295.2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294.3">
                <text:p>294.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293.35">
                <text:p>293.3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292.4">
                <text:p>292.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291.45">
                <text:p>291.4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290.5">
                <text:p>290.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289.55">
                <text:p>289.5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288.6">
                <text:p>288.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287.65">
                <text:p>287.6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286.7">
                <text:p>286.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285.75">
                <text:p>285.7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284.8">
                <text:p>284.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283.85">
                <text:p>283.8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282.9">
                <text:p>282.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281.95">
                <text:p>281.9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280.05">
                <text:p>280.0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279.1">
                <text:p>279.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278.15">
                <text:p>278.1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277.2">
                <text:p>277.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276.25">
                <text:p>276.2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275.3">
                <text:p>275.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274.35">
                <text:p>274.3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273.4">
                <text:p>273.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272.45">
                <text:p>272.4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271.5">
                <text:p>271.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270.55">
                <text:p>270.5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269.6">
                <text:p>269.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268.65">
                <text:p>268.6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267.7">
                <text:p>267.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266.75">
                <text:p>266.7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265.8">
                <text:p>265.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264.85">
                <text:p>264.8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263.9">
                <text:p>263.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262.95">
                <text:p>262.9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261.05">
                <text:p>261.0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260.1">
                <text:p>260.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259.15">
                <text:p>259.1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258.2">
                <text:p>258.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257.25">
                <text:p>257.2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256.3">
                <text:p>256.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255.35">
                <text:p>255.3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254.4">
                <text:p>254.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253.45">
                <text:p>253.4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252.5">
                <text:p>252.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251.55">
                <text:p>251.5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250.6">
                <text:p>250.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249.65">
                <text:p>249.6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248.7">
                <text:p>248.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247.75">
                <text:p>247.7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246.8">
                <text:p>246.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245.85">
                <text:p>245.8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244.9">
                <text:p>244.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243.95">
                <text:p>243.9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242.05">
                <text:p>242.0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241.1">
                <text:p>241.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240.15">
                <text:p>240.1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239.2">
                <text:p>239.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238.25">
                <text:p>238.2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237.3">
                <text:p>237.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236.35">
                <text:p>236.3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235.4">
                <text:p>235.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234.45">
                <text:p>234.4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233.5">
                <text:p>233.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232.55">
                <text:p>232.5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231.6">
                <text:p>231.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230.65">
                <text:p>230.6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229.7">
                <text:p>229.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228.75">
                <text:p>228.7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227.8">
                <text:p>227.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226.85">
                <text:p>226.8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225.9">
                <text:p>225.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224.95">
                <text:p>224.9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223.05">
                <text:p>223.0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222.1">
                <text:p>222.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221.15">
                <text:p>221.1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220.2">
                <text:p>220.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219.25">
                <text:p>219.2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218.3">
                <text:p>218.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217.35">
                <text:p>217.3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216.4">
                <text:p>216.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215.45">
                <text:p>215.4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214.5">
                <text:p>214.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213.55">
                <text:p>213.5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212.6">
                <text:p>212.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211.65">
                <text:p>211.6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210.7">
                <text:p>210.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209.75">
                <text:p>209.7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208.8">
                <text:p>208.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207.85">
                <text:p>207.8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206.9">
                <text:p>206.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205.95">
                <text:p>205.9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204.05">
                <text:p>204.0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203.1">
                <text:p>203.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202.15">
                <text:p>202.1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201.2">
                <text:p>201.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200.25">
                <text:p>200.2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199.3">
                <text:p>199.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198.35">
                <text:p>198.3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197.4">
                <text:p>197.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196.45">
                <text:p>196.4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194.55">
                <text:p>194.5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193.6">
                <text:p>193.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192.65">
                <text:p>192.6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191.7">
                <text:p>191.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190.75">
                <text:p>190.7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188.85">
                <text:p>188.8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187.9">
                <text:p>187.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186.95">
                <text:p>186.9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185.05">
                <text:p>185.0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184.1">
                <text:p>184.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183.15">
                <text:p>183.1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181.25">
                <text:p>181.2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180.3">
                <text:p>180.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179.35">
                <text:p>179.3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178.4">
                <text:p>178.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177.45">
                <text:p>177.4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175.55">
                <text:p>175.5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174.6">
                <text:p>174.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173.65">
                <text:p>173.6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172.7">
                <text:p>172.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171.75">
                <text:p>171.7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169.85">
                <text:p>169.8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168.9">
                <text:p>168.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167.95">
                <text:p>167.9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166.05">
                <text:p>166.0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165.1">
                <text:p>165.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164.15">
                <text:p>164.1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163.2">
                <text:p>163.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162.25">
                <text:p>162.2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161.3">
                <text:p>161.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160.35">
                <text:p>160.3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159.4">
                <text:p>159.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158.45">
                <text:p>158.4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157.5">
                <text:p>157.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156.55">
                <text:p>156.5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155.6">
                <text:p>155.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154.65">
                <text:p>154.6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153.7">
                <text:p>153.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152.75">
                <text:p>152.7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151.8">
                <text:p>151.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150.85">
                <text:p>150.8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149.9">
                <text:p>149.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148.95">
                <text:p>148.9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147.05">
                <text:p>147.0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146.1">
                <text:p>146.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145.15">
                <text:p>145.1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144.2">
                <text:p>144.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143.25">
                <text:p>143.2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142.3">
                <text:p>142.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141.35">
                <text:p>141.3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139.45">
                <text:p>139.4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138.5">
                <text:p>138.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137.55">
                <text:p>137.5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136.6">
                <text:p>136.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135.65">
                <text:p>135.6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134.7">
                <text:p>134.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133.75">
                <text:p>133.7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132.8">
                <text:p>132.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131.85">
                <text:p>131.8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130.9">
                <text:p>130.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129.95">
                <text:p>129.9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128.05">
                <text:p>128.0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127.1">
                <text:p>127.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126.15">
                <text:p>126.1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125.2">
                <text:p>125.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124.25">
                <text:p>124.2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123.3">
                <text:p>123.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122.35">
                <text:p>122.3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121.4">
                <text:p>121.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120.45">
                <text:p>120.4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119.5">
                <text:p>119.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118.55">
                <text:p>118.5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117.6">
                <text:p>117.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116.65">
                <text:p>116.6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115.7">
                <text:p>115.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114.75">
                <text:p>114.7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113.8">
                <text:p>113.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112.85">
                <text:p>112.8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111.9">
                <text:p>111.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110.95">
                <text:p>110.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